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plain" manifest:full-path="Dialogs/Standard/DialogStrings_ru_RU.properties"/>
  <manifest:file-entry manifest:media-type="" manifest:full-path="Dialogs/Standard/DialogStrings_ru_RU.default"/>
  <manifest:file-entry manifest:media-type="text/xml" manifest:full-path="Dialogs/Standard/Dialog_KOLESA.xml"/>
  <manifest:file-entry manifest:media-type="text/xml" manifest:full-path="Dialogs/Standard/dialog-lb.xml"/>
  <manifest:file-entry manifest:media-type="text/plain" manifest:full-path="Dialogs/Standard/DialogStrings_en_GB.properties"/>
  <manifest:file-entry manifest:media-type="" manifest:full-path="Dialogs/Standard/"/>
  <manifest:file-entry manifest:media-type="" manifest:full-path="Dialogs/"/>
  <manifest:file-entry manifest:media-type="text/xml" manifest:full-path="content.xml"/>
  <manifest:file-entry manifest:media-type="text/xml" manifest:full-path="Basic/Standard/RUNGE_KUTTA_MODULE.xml"/>
  <manifest:file-entry manifest:media-type="text/xml" manifest:full-path="Basic/Standard/TRASSA_MODULE.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 manifest:full-path="ObjectReplacements/"/>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159cm"/>
    </style:style>
    <style:style style:name="co3" style:family="table-column">
      <style:table-column-properties fo:break-before="auto" style:column-width="2.327cm"/>
    </style:style>
    <style:style style:name="co4" style:family="table-column">
      <style:table-column-properties fo:break-before="auto" style:column-width="1.605cm"/>
    </style:style>
    <style:style style:name="co1" style:family="table-column">
      <style:table-column-properties fo:break-before="auto" style:column-width="2.267cm"/>
    </style:style>
    <style:style style:name="co24" style:family="table-column">
      <style:table-column-properties fo:break-before="auto" style:column-width="1.141cm"/>
    </style:style>
    <style:style style:name="co25" style:family="table-column">
      <style:table-column-properties fo:break-before="auto" style:column-width="0.884cm"/>
    </style:style>
    <style:style style:name="co26" style:family="table-column">
      <style:table-column-properties fo:break-before="auto" style:column-width="1.609cm"/>
    </style:style>
    <style:style style:name="co21" style:family="table-column">
      <style:table-column-properties fo:break-before="auto" style:column-width="0.476cm"/>
    </style:style>
    <style:style style:name="co27" style:family="table-column">
      <style:table-column-properties fo:break-before="auto" style:column-width="0.679cm"/>
    </style:style>
    <style:style style:name="co28" style:family="table-column">
      <style:table-column-properties fo:break-before="auto" style:column-width="2.011cm"/>
    </style:style>
    <style:style style:name="co29" style:family="table-column">
      <style:table-column-properties fo:break-before="auto" style:column-width="6.951cm"/>
    </style:style>
    <style:style style:name="co30" style:family="table-column">
      <style:table-column-properties fo:break-before="auto" style:column-width="7.579cm"/>
    </style:style>
    <style:style style:name="co31" style:family="table-column">
      <style:table-column-properties fo:break-before="auto" style:column-width="3.935cm"/>
    </style:style>
    <style:style style:name="co32" style:family="table-column">
      <style:table-column-properties fo:break-before="auto" style:column-width="6.211cm"/>
    </style:style>
    <style:style style:name="co33" style:family="table-column">
      <style:table-column-properties fo:break-before="auto" style:column-width="2.122cm"/>
    </style:style>
    <style:style style:name="co34" style:family="table-column">
      <style:table-column-properties fo:break-before="auto" style:column-width="6.747cm"/>
    </style:style>
    <style:style style:name="co35" style:family="table-column">
      <style:table-column-properties fo:break-before="auto" style:column-width="3.436cm"/>
    </style:style>
    <style:style style:name="co36" style:family="table-column">
      <style:table-column-properties fo:break-before="auto" style:column-width="2.826cm"/>
    </style:style>
    <style:style style:name="co20" style:family="table-column">
      <style:table-column-properties fo:break-before="auto" style:column-width="1.072cm"/>
    </style:style>
    <style:style style:name="co22" style:family="table-column">
      <style:table-column-properties fo:break-before="auto" style:column-width="1.572cm"/>
    </style:style>
    <style:style style:name="co23" style:family="table-column">
      <style:table-column-properties fo:break-before="auto" style:column-width="0.868cm"/>
    </style:style>
    <style:style style:name="co37" style:family="table-column">
      <style:table-column-properties fo:break-before="auto" style:column-width="0.699cm"/>
    </style:style>
    <style:style style:name="co38" style:family="table-column">
      <style:table-column-properties fo:break-before="auto" style:column-width="0.864cm"/>
    </style:style>
    <style:style style:name="co39" style:family="table-column">
      <style:table-column-properties fo:break-before="auto" style:column-width="0.591cm"/>
    </style:style>
    <style:style style:name="co40" style:family="table-column">
      <style:table-column-properties fo:break-before="auto" style:column-width="0.573cm"/>
    </style:style>
    <style:style style:name="co41" style:family="table-column">
      <style:table-column-properties fo:break-before="auto" style:column-width="0.61cm"/>
    </style:style>
    <style:style style:name="co42" style:family="table-column">
      <style:table-column-properties fo:break-before="auto" style:column-width="0.684cm"/>
    </style:style>
    <style:style style:name="co43" style:family="table-column">
      <style:table-column-properties fo:break-before="auto" style:column-width="0.628cm"/>
    </style:style>
    <style:style style:name="co44" style:family="table-column">
      <style:table-column-properties fo:break-before="auto" style:column-width="0.85cm"/>
    </style:style>
    <style:style style:name="co45" style:family="table-column">
      <style:table-column-properties fo:break-before="auto" style:column-width="0.993cm"/>
    </style:style>
    <style:style style:name="co46" style:family="table-column">
      <style:table-column-properties fo:break-before="auto" style:column-width="0.661cm"/>
    </style:style>
    <style:style style:name="co47" style:family="table-column">
      <style:table-column-properties fo:break-before="auto" style:column-width="0.716cm"/>
    </style:style>
    <style:style style:name="co48" style:family="table-column">
      <style:table-column-properties fo:break-before="auto" style:column-width="0.81cm"/>
    </style:style>
    <style:style style:name="co49" style:family="table-column">
      <style:table-column-properties fo:break-before="auto" style:column-width="0.813cm"/>
    </style:style>
    <style:style style:name="co50" style:family="table-column">
      <style:table-column-properties fo:break-before="auto" style:column-width="0.587cm"/>
    </style:style>
    <style:style style:name="co51" style:family="table-column">
      <style:table-column-properties fo:break-before="auto" style:column-width="1.016cm"/>
    </style:style>
    <style:style style:name="ro1"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0.473cm" fo:break-before="auto" style:use-optimal-row-height="true"/>
    </style:style>
    <style:style style:name="ro5" style:family="table-row">
      <style:table-row-properties style:row-height="0.579cm" fo:break-before="auto" style:use-optimal-row-height="tru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2" style:family="table-cell" style:parent-style-name="Default" style:data-style-name="N109">
      <style:table-cell-properties fo:border="0.002cm solid #000000"/>
    </style:style>
    <style:style style:name="ce27" style:family="table-cell" style:parent-style-name="Default">
      <style:table-cell-properties fo:background-color="#ccffff" fo:border="0.002cm solid #000000"/>
    </style:style>
    <style:style style:name="ce28" style:family="table-cell" style:parent-style-name="Default">
      <style:table-cell-properties fo:background-color="#83caff" fo:border="0.002cm solid #000000"/>
    </style:style>
    <style:style style:name="ce3" style:family="table-cell" style:parent-style-name="Default">
      <style:table-cell-properties fo:border="0.002cm solid #000000"/>
    </style:style>
    <style:style style:name="ce29" style:family="table-cell" style:parent-style-name="Default">
      <style:table-cell-properties fo:background-color="#ffcc99" fo:border="0.002cm solid #000000"/>
    </style:style>
    <style:style style:name="ce30" style:family="table-cell" style:parent-style-name="Default">
      <style:table-cell-properties fo:background-color="#99ccff" style:text-align-source="fix" style:repeat-content="false" fo:border="0.002cm solid #000000"/>
      <style:paragraph-properties fo:text-align="center" fo:margin-left="0cm"/>
    </style:style>
    <style:style style:name="ce31" style:family="table-cell" style:parent-style-name="Default">
      <style:table-cell-properties fo:background-color="#ffff99" fo:border="0.002cm solid #000000"/>
    </style:style>
    <style:style style:name="ce32" style:family="table-cell" style:parent-style-name="Default">
      <style:table-cell-properties fo:background-color="#99ccff" fo:border="0.002cm solid #000000"/>
    </style:style>
    <style:style style:name="ce33" style:family="table-cell" style:parent-style-name="Default">
      <style:table-cell-properties fo:background-color="#3deb3d" fo:border="0.002cm solid #000000"/>
    </style:style>
    <style:style style:name="ce34" style:family="table-cell" style:parent-style-name="Default">
      <style:table-cell-properties fo:background-color="#23ff23" fo:border="0.002cm solid #000000"/>
    </style:style>
    <style:style style:name="ce35" style:family="table-cell" style:parent-style-name="Default" style:data-style-name="N100">
      <style:table-cell-properties fo:border="0.002cm solid #000000"/>
    </style:style>
    <style:style style:name="ce36" style:family="table-cell" style:parent-style-name="Default" style:data-style-name="N100">
      <style:table-cell-properties fo:background-color="#cccccc" fo:border="0.002cm solid #000000"/>
    </style:style>
    <style:style style:name="ce37" style:family="table-cell" style:parent-style-name="Default" style:data-style-name="N100">
      <style:table-cell-properties fo:background-color="#cccccc" fo:border="0.002cm solid #000000"/>
      <style:text-properties style:font-name="Arial1"/>
    </style:style>
    <style:style style:name="ce38" style:family="table-cell" style:parent-style-name="Default" style:data-style-name="N100">
      <style:table-cell-properties fo:background-color="transparent" fo:border="0.002cm solid #000000"/>
    </style:style>
    <style:style style:name="ce39" style:family="table-cell" style:parent-style-name="Default" style:data-style-name="N100">
      <style:table-cell-properties fo:border="0.002cm solid #000000"/>
      <style:text-properties style:font-name="Arial1"/>
    </style:style>
    <style:style style:name="ce40" style:family="table-cell" style:parent-style-name="Default">
      <style:table-cell-properties fo:background-color="#cccccc" fo:border="0.002cm solid #000000"/>
    </style:style>
    <style:style style:name="ce41" style:family="table-cell" style:parent-style-name="Default">
      <style:table-cell-properties fo:background-color="transparent" fo:border="0.002cm solid #000000"/>
    </style:style>
    <style:style style:name="ce42" style:family="table-cell" style:parent-style-name="Default" style:data-style-name="N100">
      <style:table-cell-properties style:text-align-source="fix" style:repeat-content="false" fo:border="0.002cm solid #000000"/>
      <style:paragraph-properties fo:text-align="center" fo:margin-left="0cm"/>
    </style:style>
    <style:style style:name="ce43" style:family="table-cell" style:parent-style-name="Default" style:data-style-name="N100">
      <style:table-cell-properties fo:background-color="#cccccc" style:text-align-source="fix" style:repeat-content="false" fo:border="0.002cm solid #000000"/>
      <style:paragraph-properties fo:text-align="center" fo:margin-left="0cm"/>
    </style:style>
    <style:style style:name="ce44" style:family="table-cell" style:parent-style-name="Default" style:data-style-name="N100">
      <style:table-cell-properties style:text-align-source="fix" style:repeat-content="false" fo:background-color="transparent" fo:border="0.002cm solid #000000"/>
      <style:paragraph-properties fo:text-align="center" fo:margin-left="0cm"/>
    </style:style>
    <style:style style:name="ce45" style:family="table-cell" style:parent-style-name="Default" style:data-style-name="N100">
      <style:table-cell-properties fo:background-color="transparent" fo:border="0.002cm solid #000000"/>
      <style:text-properties style:font-name="Arial1"/>
    </style:style>
    <style:style style:name="ce46" style:family="table-cell" style:parent-style-name="Default">
      <style:table-cell-properties fo:border="0.002cm solid #000000"/>
      <style:text-properties style:font-name="Arial1"/>
    </style:style>
    <style:style style:name="ce24" style:family="table-cell" style:parent-style-name="Default" style:data-style-name="N100">
      <style:table-cell-properties fo:background-color="#000000" fo:border="0.002cm solid #ffffff"/>
      <style:text-properties fo:color="#ffffff"/>
    </style:style>
    <style:style style:name="ce25" style:family="table-cell" style:parent-style-name="Default" style:data-style-name="N0">
      <style:table-cell-properties fo:background-color="#000000" fo:border="0.002cm solid #ffffff"/>
      <style:text-properties fo:color="#ffffff"/>
    </style:style>
    <style:style style:name="ce26" style:family="table-cell" style:parent-style-name="Default" style:data-style-name="N109">
      <style:table-cell-properties fo:background-color="#000000" fo:border="0.002cm solid #ffffff"/>
      <style:text-properties fo:color="#ffffff"/>
    </style:style>
    <style:style style:name="ce47" style:family="table-cell" style:parent-style-name="Default" style:data-style-name="N100">
      <style:table-cell-properties fo:background-color="#000080" fo:border="0.002cm solid #ffffff"/>
      <style:text-properties fo:color="#ffffff"/>
    </style:style>
    <style:style style:name="ce48" style:family="table-cell" style:parent-style-name="Default" style:data-style-name="N111">
      <style:table-cell-properties fo:background-color="#000080" fo:border="0.002cm solid #ffffff"/>
      <style:text-properties fo:color="#ffffff"/>
    </style:style>
    <style:style style:name="ce49" style:family="table-cell" style:parent-style-name="Default">
      <style:table-cell-properties fo:background-color="#000000" fo:border="0.002cm solid #ffffff"/>
      <style:text-properties fo:color="#ffffff"/>
    </style:style>
    <style:style style:name="ce50" style:family="table-cell" style:parent-style-name="Default">
      <style:table-cell-properties fo:background-color="#000080" style:text-align-source="fix" style:repeat-content="false"/>
      <style:paragraph-properties fo:text-align="center"/>
      <style:text-properties fo:color="#ffffff"/>
    </style:style>
    <style:style style:name="ce51" style:family="table-cell" style:parent-style-name="Default" style:data-style-name="N100">
      <style:table-cell-properties fo:background-color="#c0c0c0" fo:border="0.002cm solid #000000"/>
      <style:text-properties fo:color="#000000"/>
    </style:style>
    <style:style style:name="ce52" style:family="table-cell" style:parent-style-name="Default" style:data-style-name="N109">
      <style:table-cell-properties fo:background-color="#c0c0c0" fo:border="0.002cm solid #000000"/>
      <style:text-properties fo:color="#000000"/>
    </style:style>
    <style:style style:name="ce53" style:family="table-cell" style:parent-style-name="Default" style:data-style-name="N109">
      <style:table-cell-properties fo:background-color="#c0c0c0" fo:border="0.035cm solid #000000"/>
      <style:text-properties fo:color="#000000"/>
    </style:style>
    <style:style style:name="ce54" style:family="table-cell" style:parent-style-name="Default" style:data-style-name="N0">
      <style:table-cell-properties fo:background-color="#83caff" style:text-align-source="fix" style:repeat-content="false" fo:border="0.002cm solid #c0c0c0"/>
      <style:paragraph-properties fo:text-align="end" fo:margin-left="0cm"/>
    </style:style>
    <style:style style:name="ce55" style:family="table-cell" style:parent-style-name="Default" style:data-style-name="N0">
      <style:table-cell-properties fo:background-color="#ccffff" style:text-align-source="fix" style:repeat-content="false" fo:border="0.002cm solid #c0c0c0"/>
      <style:paragraph-properties fo:text-align="end" fo:margin-left="0cm"/>
    </style:style>
    <style:style style:name="ce56" style:family="table-cell" style:parent-style-name="Default" style:data-style-name="N0">
      <style:table-cell-properties fo:background-color="#ccffff" style:text-align-source="fix" style:repeat-content="false" fo:border="0.002cm solid #c0c0c0"/>
      <style:paragraph-properties fo:text-align="center" fo:margin-left="0cm"/>
    </style:style>
    <style:style style:name="ce57" style:family="table-cell" style:parent-style-name="Default">
      <style:table-cell-properties fo:border="0.002cm solid #c0c0c0"/>
    </style:style>
    <style:style style:name="ce58" style:family="table-cell" style:parent-style-name="Default" style:data-style-name="N0">
      <style:table-cell-properties fo:border="0.002cm solid #c0c0c0"/>
    </style:style>
    <style:style style:name="ce59" style:family="table-cell" style:parent-style-name="Default" style:data-style-name="N0">
      <style:table-cell-properties style:text-align-source="fix" style:repeat-content="false" fo:background-color="transparent" fo:border="0.002cm solid #c0c0c0"/>
      <style:paragraph-properties fo:text-align="end" fo:margin-left="0cm"/>
    </style:style>
    <style:style style:name="ce60" style:family="table-cell" style:parent-style-name="Default" style:data-style-name="N0">
      <style:table-cell-properties fo:background-color="#83caff" fo:border="0.002cm solid #c0c0c0"/>
    </style:style>
    <style:style style:name="ce61" style:family="table-cell" style:parent-style-name="Default" style:data-style-name="N0">
      <style:table-cell-properties fo:background-color="#ccffff" fo:border="0.002cm solid #c0c0c0"/>
    </style:style>
    <style:style style:name="ce62" style:family="table-cell" style:parent-style-name="Default" style:data-style-name="N0">
      <style:table-cell-properties fo:background-color="transparent" fo:border="0.002cm solid #c0c0c0"/>
    </style:style>
    <style:style style:name="ce63" style:family="table-cell" style:parent-style-name="Default" style:data-style-name="N0">
      <style:table-cell-properties fo:background-color="#83caff" style:text-align-source="fix" style:repeat-content="false" fo:border="0.002cm solid #c0c0c0"/>
      <style:paragraph-properties fo:text-align="center" fo:margin-left="0cm"/>
    </style:style>
    <style:style style:name="ce64" style:family="table-cell" style:parent-style-name="Default" style:data-style-name="N0">
      <style:table-cell-properties fo:background-color="#83caff" fo:border="0.002cm solid #c0c0c0"/>
      <style:text-properties style:font-name="Arial1"/>
    </style:style>
    <style:style style:name="ce65" style:family="table-cell" style:parent-style-name="Default" style:data-style-name="N2">
      <style:table-cell-properties fo:background-color="#83caff" fo:border="0.002cm solid #c0c0c0"/>
    </style:style>
    <style:style style:name="ce66" style:family="table-cell" style:parent-style-name="Default" style:data-style-name="N2">
      <style:table-cell-properties fo:border="0.002cm solid #c0c0c0"/>
    </style:style>
    <style:style style:name="ce67" style:family="table-cell" style:parent-style-name="Default" style:data-style-name="N0">
      <style:table-cell-properties fo:background-color="#ccffff" style:text-align-source="fix" style:repeat-content="false" fo:border="0.002cm solid #c0c0c0"/>
      <style:paragraph-properties fo:text-align="center" fo:margin-left="0cm"/>
      <style:text-properties style:font-name="Arial1" style:font-name-asian="Arial1" style:font-name-complex="Arial1"/>
    </style:style>
    <style:style style:name="gr6" style:family="graphic">
      <style:graphic-properties draw:marker-start="Стили_20_стрелок_20_1" draw:marker-start-width="0.2cm" draw:marker-start-center="false" draw:fill="solid" draw:fill-color="#ffffc0" draw:auto-grow-height="true" draw:auto-grow-width="false" fo:min-height="0.396cm" fo:padding-top="0.1cm" fo:padding-bottom="0.1cm" fo:padding-left="0.1cm" fo:padding-right="0.1cm" draw:shadow="hidden" draw:shadow-offset-x="0.1cm" draw:shadow-offset-y="0.1cm" draw:caption-escape-direction="auto"/>
    </style:style>
    <style:style style:name="gr4" style:family="graphic">
      <style:graphic-properties draw:marker-start="Стили_20_стрелок_20_1" draw:marker-start-width="0.2cm" draw:marker-start-center="false" draw:fill="solid" draw:fill-color="#ffffc0" draw:auto-grow-height="true" draw:auto-grow-width="false" fo:min-height="0.791cm" fo:padding-top="0.1cm" fo:padding-bottom="0.1cm" fo:padding-left="0.1cm" fo:padding-right="0.1cm" draw:shadow="hidden" draw:shadow-offset-x="0.1cm" draw:shadow-offset-y="0.1cm" draw:caption-escape-direction="auto"/>
    </style:style>
    <style:style style:name="gr3" style:family="graphic">
      <style:graphic-properties fo:background-color="#808000"/>
    </style:style>
    <style:style style:name="gr5" style:family="graphic">
      <style:graphic-properties draw:ole-draw-aspect="1"/>
    </style:style>
    <style:style style:name="gr7" style:family="graphic">
      <style:graphic-properties style:protect="position size"/>
    </style:style>
    <style:style style:name="gr8" style:family="graphic">
      <style:graphic-properties draw:marker-start="Стили_20_стрелок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9" style:family="graphic">
      <style:graphic-properties draw:marker-start="Стили_20_стрелок_20_1" draw:marker-start-width="0.2cm" draw:marker-start-center="false" draw:fill="solid" draw:fill-color="#ffffc0" draw:auto-grow-height="true" draw:auto-grow-width="false" fo:min-height="1.976cm" fo:padding-top="0.1cm" fo:padding-bottom="0.1cm" fo:padding-left="0.1cm" fo:padding-right="0.1cm" draw:shadow="hidden" draw:shadow-offset-x="0.1cm" draw:shadow-offset-y="0.1cm" draw:caption-escape-direction="auto"/>
    </style:style>
    <style:style style:name="gr10" style:family="graphic">
      <style:graphic-properties draw:marker-start="Стили_20_стрелок_20_1" draw:marker-start-width="0.2cm" draw:marker-start-center="false" draw:fill="solid" draw:fill-color="#ffffc0" draw:auto-grow-height="true" draw:auto-grow-width="false" fo:min-height="1.186cm"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4" style:family="paragraph">
      <style:paragraph-properties style:text-autospace="none" style:line-break="normal" style:writing-mode="page"/>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P2" style:family="paragraph">
      <style:paragraph-properties fo:text-align="center"/>
      <style:text-properties fo:color="#ffffff" fo:font-family="Verdana" style:font-style-name="Обычный" style:font-family-generic="swiss" fo:font-size="10pt" style:font-relief="embossed"/>
    </style:style>
    <style:style style:name="P3" style:family="paragraph">
      <style:paragraph-properties fo:text-align="center"/>
      <style:text-properties fo:color="#ffffff" fo:font-family="Verdana" style:font-style-name="Обычный" style:font-family-generic="swiss" fo:font-size="10pt"/>
    </style:style>
    <style:style style:name="P5" style:family="paragraph">
      <style:paragraph-properties fo:text-align="center"/>
    </style:style>
    <style:style style:name="T1" style:family="text">
      <style:text-properties style:text-outline="false" style:text-line-through-style="none"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style:style style:name="T4" style:family="text">
      <style:text-properties style:text-position="-33% 58%"/>
    </style:style>
    <style:style style:name="T8" style:family="text">
      <style:text-properties style:text-position="0% 100%" style:font-name="Arial1" style:font-name-asian="Arial1" style:font-name-complex="Arial1"/>
    </style:style>
    <style:style style:name="T5" style:family="text">
      <style:text-properties style:text-position="0% 100%"/>
    </style:style>
    <style:style style:name="T9" style:family="text">
      <style:text-properties style:font-name="Arial1" style:font-name-complex="Arial1"/>
    </style:style>
    <style:style style:name="T10" style:family="text">
      <style:text-properties style:text-position="33% 58%"/>
    </style:style>
    <style:style style:name="T7" style:family="text">
      <style:text-properties style:text-position="-33% 58%" style:font-name="Arial1"/>
    </style:style>
    <style:style style:name="T3" style:family="text">
      <style:text-properties style:font-name="Arial1"/>
    </style:style>
    <style:style style:name="T11" style:family="text">
      <style:text-properties style:font-name="Arial1" style:font-name-asian="Arial1" style:font-name-complex="Arial1"/>
    </style:style>
    <style:style style:name="T12" style:family="text">
      <style:text-properties style:text-position="33% 58%" style:font-name="Arial1"/>
    </style:style>
    <style:style style:name="T6" style:family="text">
      <style:text-properties style:text-position="0% 100%" style:font-name="Arial1"/>
    </style:style>
    <style:style style:name="T13" style:family="text">
      <style:text-properties style:text-position="-33% 58%" style:font-name="Arial1" style:font-name-asian="Arial1" style:font-name-complex="Arial1"/>
    </style:style>
    <style:style style:name="T14" style:family="text">
      <style:text-properties style:text-position="33% 58%" style:font-name="Arial1" style:font-name-asian="Arial1" style:font-name-complex="Arial1"/>
    </style:style>
    <style:style style:name="T18" style:family="text">
      <style:text-properties style:text-outline="false" style:text-line-through-style="none" style:text-position="0% 100%" style:font-name="Arial" fo:font-size="10pt" fo:language="ru" fo:country="RU" fo:font-style="normal" fo:text-shadow="none" style:text-underline-style="none" fo:font-weight="normal" style:text-underline-mode="continuous" style:text-overline-mode="continuous" style:text-line-through-mode="continuous" style:font-name-asian="Lucida Sans Unicode" style:font-size-asian="10pt" style:language-asian="zxx" style:country-asian="none" style:font-style-asian="normal" style:font-weight-asian="normal" style:font-name-complex="Tahoma"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decimal-number() and cell-content()&gt;=0" table:allow-empty-cell="false" table:base-cell-address="ВХОДНЫЕ_ДАННЫЕ.A5">
          <table:help-message table:title="нижняя граница интегрирования" table:display="true">
            <text:p>должна быть не отрицательной</text:p>
          </table:help-message>
          <table:error-message table:message-type="stop" table:title="ошибка" table:display="true">
            <text:p><text:s/>число отрицательное!!!</text:p>
          </table:error-message>
        </table:content-validation>
        <table:content-validation table:name="val2" table:condition="of:cell-content-is-decimal-number() and cell-content()&gt;0" table:allow-empty-cell="false" table:base-cell-address="ВХОДНЫЕ_ДАННЫЕ.A8">
          <table:help-message table:title="верхняя граница интегрирования" table:display="true">
            <text:p>должна быть положительной</text:p>
            <text:p>и больше xmin</text:p>
          </table:help-message>
          <table:error-message table:message-type="information" table:title="ошибка" table:display="true">
            <text:p>значение должно быть </text:p>
            <text:p>положительным</text:p>
          </table:error-message>
        </table:content-validation>
        <table:content-validation table:name="val3" table:condition="of:cell-content-is-whole-number() and cell-content()&gt;2" table:allow-empty-cell="false" table:base-cell-address="ВХОДНЫЕ_ДАННЫЕ.A11">
          <table:help-message table:title="n больше 10" table:display="true">
            <text:p>число делений отрезка</text:p>
            <text:p>интегрирования на</text:p>
            <text:p>промежуточные</text:p>
          </table:help-message>
          <table:error-message table:message-type="stop" table:title="ошибка" table:display="true">
            <text:p>увеличьте n</text:p>
          </table:error-message>
        </table:content-validation>
        <table:content-validation table:name="val4" table:condition="of:cell-content-is-in-list(&quot;0&quot;;&quot;1&quot;)" table:allow-empty-cell="false" table:display-list="sorted-ascending" table:base-cell-address="ВХОДНЫЕ_ДАННЫЕ.A17">
          <table:help-message table:title="вкл/выкл автовыбор шага интегрирования" table:display="true">
            <text:p>0 - выкл. автовыбор шага интегрирования</text:p>
            <text:p>1- вкл. автовыбор шага интегрирования</text:p>
          </table:help-message>
          <table:error-message table:message-type="stop" table:title="выбирать из списка" table:display="true"/>
        </table:content-validation>
      </table:content-validations>
      <table:table table:name="ВХОДНЫЕ_ДАННЫЕ" table:style-name="ta1" table:print="false">
        <office:forms form:automatic-focus="false" form:apply-design-mode="false">
          <form:form form:name="Standard" form:apply-filter="true" form:command-type="table" form:control-implementation="ooo:com.sun.star.form.component.Form" office:target-frame="" xlink:href="">
            <form:button form:name="PushButton" form:control-implementation="ooo:com.sun.star.form.component.CommandButton" form:id="control1" form:label="интегрировать дифференциальные уравнения" form:printable="false" office:target-frame="" xlink:href="" form:image-data="" form:default-button="true"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RUNGE_KUTTA_MODULE.RUNGE_KUTTA_SYSTEM?language=Basic&amp;location=document"/>
              </office:event-listeners>
            </form:button>
            <form:button form:name="PushButton1" form:control-implementation="ooo:com.sun.star.form.component.CommandButton" form:id="control2" form:label="показать результат расчета на листе" form:tab-index="1"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dom:mouseup" xlink:href="vnd.sun.star.script:Standard.RUNGE_KUTTA_MODULE.vblvod_dannblx_cell?language=Basic&amp;location=document"/>
              </office:event-listeners>
            </form:button>
            <form:button form:name="PushButton2" form:control-implementation="ooo:com.sun.star.form.component.CommandButton" form:id="control3" form:label="записать результат расчета в файл" form:tab-index="2" office:target-frame="" xlink:href="" form:image-data="" form:delay-for-repeat="PT0.50S" form:image-position="center">
              <form:properties>
                <form:property form:property-name="DefaultControl" office:value-type="string" office:string-value="com.sun.star.form.control.CommandButton"/>
                <form:property form:property-name="MultiLine" office:value-type="boolean" office:boolean-value="true"/>
              </form:properties>
            </form:button>
          </form:form>
        </office:forms>
        <table:table-column table:style-name="co1" table:number-columns-repeated="1024" table:default-cell-style-name="ce3"/>
        <table:table-row table:style-name="ro1">
          <table:table-cell table:style-name="ce24" office:value-type="string">
            <text:p>число Y(x,Yi)</text:p>
          </table:table-cell>
          <table:table-cell table:style-name="ce51" office:value-type="string">
            <text:p>н.у. Yi(xmin)</text:p>
          </table:table-cell>
          <table:table-cell>
            <draw:control table:end-cell-address="ВХОДНЫЕ_ДАННЫЕ.C6" table:end-x="2.184cm" table:end-y="0.218cm" draw:z-index="0" draw:style-name="gr3" draw:text-style-name="P2" svg:width="2.147cm" svg:height="2.368cm" svg:x="0.037cm" svg:y="0.108cm" draw:control="control1"/>
          </table:table-cell>
          <table:table-cell table:number-columns-repeated="1021"/>
        </table:table-row>
        <table:table-row table:style-name="ro1">
          <table:table-cell table:style-name="ce25" office:value-type="float" office:value="3">
            <text:p>3</text:p>
          </table:table-cell>
          <table:table-cell table:style-name="ce52" office:value-type="float" office:value="1">
            <text:p>1,0000</text:p>
          </table:table-cell>
          <table:table-cell table:number-columns-repeated="1022"/>
        </table:table-row>
        <table:table-row table:style-name="ro1">
          <table:table-cell/>
          <table:table-cell table:style-name="ce53" office:value-type="float" office:value="2">
            <text:p>2,0000</text:p>
          </table:table-cell>
          <table:table-cell table:number-columns-repeated="1022"/>
        </table:table-row>
        <table:table-row table:style-name="ro1">
          <table:table-cell table:style-name="ce24" office:value-type="string">
            <text:p>xmin</text:p>
          </table:table-cell>
          <table:table-cell table:style-name="ce53" office:value-type="float" office:value="3">
            <text:p>3,0000</text:p>
          </table:table-cell>
          <table:table-cell table:number-columns-repeated="1022"/>
        </table:table-row>
        <table:table-row table:style-name="ro1">
          <table:table-cell table:style-name="ce26" table:content-validation-name="val1" office:value-type="float" office:value="1">
            <text:p>1,000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1">
          <table:table-cell table:style-name="ce24" office:value-type="string">
            <text:p>xmax</text:p>
          </table:table-cell>
          <table:table-cell table:style-name="ce53"/>
          <table:table-cell table:number-columns-repeated="1022"/>
        </table:table-row>
        <table:table-row table:style-name="ro1">
          <table:table-cell table:style-name="ce26" table:content-validation-name="val2" office:value-type="float" office:value="2">
            <text:p>2,0000</text:p>
          </table:table-cell>
          <table:table-cell table:style-name="ce53"/>
          <table:table-cell>
            <draw:control table:end-cell-address="ВХОДНЫЕ_ДАННЫЕ.C12" table:end-x="2.166cm" table:end-y="0.121cm" draw:z-index="1" draw:style-name="gr3" draw:text-style-name="P3" svg:width="2.111cm" svg:height="1.826cm" svg:x="0.055cm" svg:y="0.101cm" draw:control="control2"/>
          </table:table-cell>
          <table:table-cell table:number-columns-repeated="1021"/>
        </table:table-row>
        <table:table-row table:style-name="ro1">
          <table:table-cell/>
          <table:table-cell table:style-name="ce53"/>
          <table:table-cell table:number-columns-repeated="1022"/>
        </table:table-row>
        <table:table-row table:style-name="ro1">
          <table:table-cell table:style-name="ce24" office:value-type="string">
            <text:p>n-разбиений</text:p>
          </table:table-cell>
          <table:table-cell table:style-name="ce53"/>
          <table:table-cell table:number-columns-repeated="1022"/>
        </table:table-row>
        <table:table-row table:style-name="ro1">
          <table:table-cell table:style-name="ce25" table:content-validation-name="val3" office:value-type="float" office:value="100">
            <text:p>10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4">
          <table:table-cell table:style-name="ce47" office:value-type="string">
            <text:p>точность <text:span text:style-name="T3">ε</text:span></text:p>
          </table:table-cell>
          <table:table-cell table:style-name="ce53"/>
          <table:table-cell>
            <draw:control table:end-cell-address="ВХОДНЫЕ_ДАННЫЕ.C17" table:end-x="2.166cm" table:end-y="0.363cm" draw:z-index="2" draw:style-name="gr3" draw:text-style-name="P3" svg:width="2.111cm" svg:height="1.824cm" svg:x="0.055cm" svg:y="0.384cm" draw:control="control3"/>
          </table:table-cell>
          <table:table-cell table:number-columns-repeated="1021"/>
        </table:table-row>
        <table:table-row table:style-name="ro1">
          <table:table-cell table:style-name="ce48" table:formula="of:=([.A8]-[.A5])/[.A16]*[.A11]/100" office:value-type="float" office:value="0.0001">
            <text:p>0,00010</text:p>
          </table:table-cell>
          <table:table-cell table:style-name="ce53"/>
          <table:table-cell table:number-columns-repeated="1022"/>
        </table:table-row>
        <table:table-row table:style-name="ro4">
          <table:table-cell table:style-name="ce24" office:value-type="string">
            <text:p>делитель <text:span text:style-name="T3">ε</text:span></text:p>
          </table:table-cell>
          <table:table-cell table:style-name="ce53"/>
          <table:table-cell table:number-columns-repeated="1022"/>
        </table:table-row>
        <table:table-row table:style-name="ro1">
          <table:table-cell table:style-name="ce49" office:value-type="float" office:value="10000">
            <text:p>10000</text:p>
          </table:table-cell>
          <table:table-cell table:style-name="ce53"/>
          <table:table-cell table:number-columns-repeated="1022"/>
        </table:table-row>
        <table:table-row table:style-name="ro1">
          <table:table-cell table:style-name="ce50" table:content-validation-name="val4" office:value-type="float" office:value="0">
            <text:p>0</text:p>
          </table:table-cell>
          <table:table-cell table:style-name="ce53"/>
          <table:table-cell table:number-columns-repeated="1022"/>
        </table:table-row>
        <table:table-row table:style-name="ro1">
          <table:table-cell/>
          <table:table-cell table:style-name="ce53"/>
          <table:table-cell table:number-columns-repeated="1022"/>
        </table:table-row>
        <table:table-row table:style-name="ro1" table:number-rows-repeated="2">
          <table:table-cell table:style-name="Default"/>
          <table:table-cell table:style-name="ce53"/>
          <table:table-cell table:number-columns-repeated="1022"/>
        </table:table-row>
        <table:table-row table:style-name="ro1">
          <table:table-cell/>
          <table:table-cell table:style-name="ce53"/>
          <table:table-cell table:number-columns-repeated="1022"/>
        </table:table-row>
        <table:table-row table:style-name="ro1" table:number-rows-repeated="65514">
          <table:table-cell table:number-columns-repeated="1024"/>
        </table:table-row>
        <table:table-row table:style-name="ro1">
          <table:table-cell table:number-columns-repeated="1024"/>
        </table:table-row>
      </table:table>
      <table:table table:name="РЕЗУЛЬТАТЫ_РАСЧЕТОВ" table:style-name="ta1" table:print="false">
        <table:table-column table:style-name="co2" table:default-cell-style-name="ce12"/>
        <table:table-column table:style-name="co3" table:default-cell-style-name="ce12"/>
        <table:table-column table:style-name="co4" table:number-columns-repeated="2" table:default-cell-style-name="ce12"/>
        <table:table-column table:style-name="co1" table:number-columns-repeated="1020" table:default-cell-style-name="ce12"/>
        <table:table-row table:style-name="ro1">
          <table:table-cell office:value-type="string">
            <text:p>xtek</text:p>
          </table:table-cell>
          <table:table-cell office:value-type="string">
            <text:p>y1</text:p>
          </table:table-cell>
          <table:table-cell office:value-type="string">
            <text:p>y2</text:p>
          </table:table-cell>
          <table:table-cell office:value-type="string">
            <text:p>y3</text:p>
          </table:table-cell>
          <table:table-cell table:number-columns-repeated="1020"/>
        </table:table-row>
        <table:table-row table:style-name="ro1">
          <table:table-cell table:number-columns-repeated="2" office:value-type="float" office:value="1">
            <text:p>1,0000</text:p>
          </table:table-cell>
          <table:table-cell office:value-type="float" office:value="2">
            <text:p>2,0000</text:p>
          </table:table-cell>
          <table:table-cell office:value-type="float" office:value="3">
            <text:p>3,0000</text:p>
          </table:table-cell>
          <table:table-cell table:number-columns-repeated="1020"/>
        </table:table-row>
        <table:table-row table:style-name="ro1">
          <table:table-cell office:value-type="float" office:value="1.01">
            <text:p>1,0100</text:p>
          </table:table-cell>
          <table:table-cell office:value-type="float" office:value="1.01010067085424">
            <text:p>1,0101</text:p>
          </table:table-cell>
          <table:table-cell office:value-type="float" office:value="2.03960780556154">
            <text:p>2,0396</text:p>
          </table:table-cell>
          <table:table-cell office:value-type="float" office:value="3.09043635459041">
            <text:p>3,0904</text:p>
          </table:table-cell>
          <table:table-cell table:number-columns-repeated="1020"/>
        </table:table-row>
        <table:table-row table:style-name="ro1">
          <table:table-cell office:value-type="float" office:value="1.02">
            <text:p>1,0200</text:p>
          </table:table-cell>
          <table:table-cell office:value-type="float" office:value="1.02020429215971">
            <text:p>1,0202</text:p>
          </table:table-cell>
          <table:table-cell office:value-type="float" office:value="2.07962102734527">
            <text:p>2,0796</text:p>
          </table:table-cell>
          <table:table-cell office:value-type="float" office:value="3.18266268449608">
            <text:p>3,1827</text:p>
          </table:table-cell>
          <table:table-cell table:number-columns-repeated="1020"/>
        </table:table-row>
        <table:table-row table:style-name="ro1">
          <table:table-cell office:value-type="float" office:value="1.03">
            <text:p>1,0300</text:p>
          </table:table-cell>
          <table:table-cell office:value-type="float" office:value="1.0303107530822">
            <text:p>1,0303</text:p>
          </table:table-cell>
          <table:table-cell office:value-type="float" office:value="2.12003914393895">
            <text:p>2,1200</text:p>
          </table:table-cell>
          <table:table-cell office:value-type="float" office:value="3.27669599129182">
            <text:p>3,2767</text:p>
          </table:table-cell>
          <table:table-cell table:number-columns-repeated="1020"/>
        </table:table-row>
        <table:table-row table:style-name="ro1">
          <table:table-cell office:value-type="float" office:value="1.04">
            <text:p>1,0400</text:p>
          </table:table-cell>
          <table:table-cell office:value-type="float" office:value="1.04041994950789">
            <text:p>1,0404</text:p>
          </table:table-cell>
          <table:table-cell office:value-type="float" office:value="2.16086173458067">
            <text:p>2,1609</text:p>
          </table:table-cell>
          <table:table-cell office:value-type="float" office:value="3.37255326597687">
            <text:p>3,3726</text:p>
          </table:table-cell>
          <table:table-cell table:number-columns-repeated="1020"/>
        </table:table-row>
        <table:table-row table:style-name="ro1">
          <table:table-cell office:value-type="float" office:value="1.05">
            <text:p>1,0500</text:p>
          </table:table-cell>
          <table:table-cell office:value-type="float" office:value="1.05053178339273">
            <text:p>1,0505</text:p>
          </table:table-cell>
          <table:table-cell office:value-type="float" office:value="2.20208839243233">
            <text:p>2,2021</text:p>
          </table:table-cell>
          <table:table-cell office:value-type="float" office:value="3.47025148896966">
            <text:p>3,4703</text:p>
          </table:table-cell>
          <table:table-cell table:number-columns-repeated="1020"/>
        </table:table-row>
        <table:table-row table:style-name="ro1">
          <table:table-cell office:value-type="float" office:value="1.06">
            <text:p>1,0600</text:p>
          </table:table-cell>
          <table:table-cell office:value-type="float" office:value="1.06064616238036">
            <text:p>1,0606</text:p>
          </table:table-cell>
          <table:table-cell office:value-type="float" office:value="2.24371872392027">
            <text:p>2,2437</text:p>
          </table:table-cell>
          <table:table-cell office:value-type="float" office:value="3.56980763010225">
            <text:p>3,5698</text:p>
          </table:table-cell>
          <table:table-cell table:number-columns-repeated="1020"/>
        </table:table-row>
        <table:table-row table:style-name="ro1">
          <table:table-cell office:value-type="float" office:value="1.07">
            <text:p>1,0700</text:p>
          </table:table-cell>
          <table:table-cell office:value-type="float" office:value="1.07076299944632">
            <text:p>1,0708</text:p>
          </table:table-cell>
          <table:table-cell office:value-type="float" office:value="2.28575234811097">
            <text:p>2,2858</text:p>
          </table:table-cell>
          <table:table-cell office:value-type="float" office:value="3.67123864861461">
            <text:p>3,6712</text:p>
          </table:table-cell>
          <table:table-cell table:number-columns-repeated="1020"/>
        </table:table-row>
        <table:table-row table:style-name="ro1">
          <table:table-cell office:value-type="float" office:value="1.08">
            <text:p>1,0800</text:p>
          </table:table-cell>
          <table:table-cell office:value-type="float" office:value="1.08088221256671">
            <text:p>1,0809</text:p>
          </table:table-cell>
          <table:table-cell office:value-type="float" office:value="2.32818889611981">
            <text:p>2,3282</text:p>
          </table:table-cell>
          <table:table-cell office:value-type="float" office:value="3.77456149314884">
            <text:p>3,7746</text:p>
          </table:table-cell>
          <table:table-cell table:number-columns-repeated="1020"/>
        </table:table-row>
        <table:table-row table:style-name="ro1">
          <table:table-cell office:value-type="float" office:value="1.09">
            <text:p>1,0900</text:p>
          </table:table-cell>
          <table:table-cell office:value-type="float" office:value="1.0910037244094">
            <text:p>1,0910</text:p>
          </table:table-cell>
          <table:table-cell office:value-type="float" office:value="2.37102801055106">
            <text:p>2,3710</text:p>
          </table:table-cell>
          <table:table-cell office:value-type="float" office:value="3.87979310174312">
            <text:p>3,8798</text:p>
          </table:table-cell>
          <table:table-cell table:number-columns-repeated="1020"/>
        </table:table-row>
        <table:table-row table:style-name="ro1">
          <table:table-cell office:value-type="float" office:value="1.1">
            <text:p>1,1000</text:p>
          </table:table-cell>
          <table:table-cell office:value-type="float" office:value="1.10112746204606">
            <text:p>1,1011</text:p>
          </table:table-cell>
          <table:table-cell office:value-type="float" office:value="2.41426934496718">
            <text:p>2,4143</text:p>
          </table:table-cell>
          <table:table-cell office:value-type="float" office:value="3.9869504018258">
            <text:p>3,9870</text:p>
          </table:table-cell>
          <table:table-cell table:number-columns-repeated="1020"/>
        </table:table-row>
        <table:table-row table:style-name="ro1">
          <table:table-cell office:value-type="float" office:value="1.11">
            <text:p>1,1100</text:p>
          </table:table-cell>
          <table:table-cell office:value-type="float" office:value="1.11125335668365">
            <text:p>1,1113</text:p>
          </table:table-cell>
          <table:table-cell office:value-type="float" office:value="2.45791256338599">
            <text:p>2,4579</text:p>
          </table:table-cell>
          <table:table-cell office:value-type="float" office:value="4.0960503102093">
            <text:p>4,0961</text:p>
          </table:table-cell>
          <table:table-cell table:number-columns-repeated="1020"/>
        </table:table-row>
        <table:table-row table:style-name="ro1">
          <table:table-cell office:value-type="float" office:value="1.12">
            <text:p>1,1200</text:p>
          </table:table-cell>
          <table:table-cell office:value-type="float" office:value="1.12138134341375">
            <text:p>1,1214</text:p>
          </table:table-cell>
          <table:table-cell office:value-type="float" office:value="2.50195733980389">
            <text:p>2,5020</text:p>
          </table:table-cell>
          <table:table-cell office:value-type="float" office:value="4.20710973308417">
            <text:p>4,2071</text:p>
          </table:table-cell>
          <table:table-cell table:number-columns-repeated="1020"/>
        </table:table-row>
        <table:table-row table:style-name="ro1">
          <table:table-cell office:value-type="float" office:value="1.13">
            <text:p>1,1300</text:p>
          </table:table-cell>
          <table:table-cell office:value-type="float" office:value="1.13151136097858">
            <text:p>1,1315</text:p>
          </table:table-cell>
          <table:table-cell office:value-type="float" office:value="2.54640335774381">
            <text:p>2,5464</text:p>
          </table:table-cell>
          <table:table-cell office:value-type="float" office:value="4.32014556601311">
            <text:p>4,3201</text:p>
          </table:table-cell>
          <table:table-cell table:number-columns-repeated="1020"/>
        </table:table-row>
        <table:table-row table:style-name="ro1">
          <table:table-cell office:value-type="float" office:value="1.14">
            <text:p>1,1400</text:p>
          </table:table-cell>
          <table:table-cell office:value-type="float" office:value="1.14164335155245">
            <text:p>1,1416</text:p>
          </table:table-cell>
          <table:table-cell office:value-type="float" office:value="2.5912503098265">
            <text:p>2,5913</text:p>
          </table:table-cell>
          <table:table-cell office:value-type="float" office:value="4.43517469392504">
            <text:p>4,4352</text:p>
          </table:table-cell>
          <table:table-cell table:number-columns-repeated="1020"/>
        </table:table-row>
        <table:table-row table:style-name="ro1">
          <table:table-cell office:value-type="float" office:value="1.15">
            <text:p>1,1500</text:p>
          </table:table-cell>
          <table:table-cell office:value-type="float" office:value="1.1517772605375">
            <text:p>1,1518</text:p>
          </table:table-cell>
          <table:table-cell office:value-type="float" office:value="2.63649789736367">
            <text:p>2,6365</text:p>
          </table:table-cell>
          <table:table-cell office:value-type="float" office:value="4.55221399110927">
            <text:p>4,5522</text:p>
          </table:table-cell>
          <table:table-cell table:number-columns-repeated="1020"/>
        </table:table-row>
        <table:table-row table:style-name="ro1">
          <table:table-cell office:value-type="float" office:value="1.16">
            <text:p>1,1600</text:p>
          </table:table-cell>
          <table:table-cell office:value-type="float" office:value="1.16191303637279">
            <text:p>1,1619</text:p>
          </table:table-cell>
          <table:table-cell office:value-type="float" office:value="2.68214582997198">
            <text:p>2,6821</text:p>
          </table:table-cell>
          <table:table-cell office:value-type="float" office:value="4.67128032120979">
            <text:p>4,6713</text:p>
          </table:table-cell>
          <table:table-cell table:number-columns-repeated="1020"/>
        </table:table-row>
        <table:table-row table:style-name="ro1">
          <table:table-cell office:value-type="float" office:value="1.17">
            <text:p>1,1700</text:p>
          </table:table-cell>
          <table:table-cell office:value-type="float" office:value="1.1720506303557">
            <text:p>1,1721</text:p>
          </table:table-cell>
          <table:table-cell office:value-type="float" office:value="2.72819382520658">
            <text:p>2,7282</text:p>
          </table:table-cell>
          <table:table-cell office:value-type="float" office:value="4.79239053721964">
            <text:p>4,7924</text:p>
          </table:table-cell>
          <table:table-cell table:number-columns-repeated="1020"/>
        </table:table-row>
        <table:table-row table:style-name="ro1">
          <table:table-cell office:value-type="float" office:value="1.18">
            <text:p>1,1800</text:p>
          </table:table-cell>
          <table:table-cell office:value-type="float" office:value="1.18218999647483">
            <text:p>1,1822</text:p>
          </table:table-cell>
          <table:table-cell office:value-type="float" office:value="2.7746416082131">
            <text:p>2,7746</text:p>
          </table:table-cell>
          <table:table-cell office:value-type="float" office:value="4.91556148147534">
            <text:p>4,9156</text:p>
          </table:table-cell>
          <table:table-cell table:number-columns-repeated="1020"/>
        </table:table-row>
        <table:table-row table:style-name="ro1">
          <table:table-cell office:value-type="float" office:value="1.19">
            <text:p>1,1900</text:p>
          </table:table-cell>
          <table:table-cell office:value-type="float" office:value="1.1923310912536">
            <text:p>1,1923</text:p>
          </table:table-cell>
          <table:table-cell office:value-type="float" office:value="2.82148891139713">
            <text:p>2,8215</text:p>
          </table:table-cell>
          <table:table-cell office:value-type="float" office:value="5.04080998565156">
            <text:p>5,0408</text:p>
          </table:table-cell>
          <table:table-cell table:number-columns-repeated="1020"/>
        </table:table-row>
        <table:table-row table:style-name="ro1">
          <table:table-cell office:value-type="float" office:value="1.2">
            <text:p>1,2000</text:p>
          </table:table-cell>
          <table:table-cell office:value-type="float" office:value="1.20247387360375">
            <text:p>1,2025</text:p>
          </table:table-cell>
          <table:table-cell office:value-type="float" office:value="2.86873547411016">
            <text:p>2,8687</text:p>
          </table:table-cell>
          <table:table-cell office:value-type="float" office:value="5.1681528707558">
            <text:p>5,1682</text:p>
          </table:table-cell>
          <table:table-cell table:number-columns-repeated="1020"/>
        </table:table-row>
        <table:table-row table:style-name="ro1">
          <table:table-cell office:value-type="float" office:value="1.21">
            <text:p>1,2100</text:p>
          </table:table-cell>
          <table:table-cell office:value-type="float" office:value="1.21261830468811">
            <text:p>1,2126</text:p>
          </table:table-cell>
          <table:table-cell office:value-type="float" office:value="2.91638104235116">
            <text:p>2,9164</text:p>
          </table:table-cell>
          <table:table-cell office:value-type="float" office:value="5.29760694712329">
            <text:p>5,2976</text:p>
          </table:table-cell>
          <table:table-cell table:number-columns-repeated="1020"/>
        </table:table-row>
        <table:table-row table:style-name="ro1">
          <table:table-cell office:value-type="float" office:value="1.22">
            <text:p>1,2200</text:p>
          </table:table-cell>
          <table:table-cell office:value-type="float" office:value="1.22276434779198">
            <text:p>1,2228</text:p>
          </table:table-cell>
          <table:table-cell office:value-type="float" office:value="2.9644253684828">
            <text:p>2,9644</text:p>
          </table:table-cell>
          <table:table-cell office:value-type="float" office:value="5.42918901441198">
            <text:p>5,4292</text:p>
          </table:table-cell>
          <table:table-cell table:number-columns-repeated="1020"/>
        </table:table-row>
        <table:table-row table:style-name="ro1">
          <table:table-cell office:value-type="float" office:value="1.23">
            <text:p>1,2300</text:p>
          </table:table-cell>
          <table:table-cell office:value-type="float" office:value="1.23291196820252">
            <text:p>1,2329</text:p>
          </table:table-cell>
          <table:table-cell office:value-type="float" office:value="3.01286821096161">
            <text:p>3,0129</text:p>
          </table:table-cell>
          <table:table-cell office:value-type="float" office:value="5.5629158615977">
            <text:p>5,5629</text:p>
          </table:table-cell>
          <table:table-cell table:number-columns-repeated="1020"/>
        </table:table-row>
        <table:table-row table:style-name="ro1">
          <table:table-cell office:value-type="float" office:value="1.24">
            <text:p>1,2400</text:p>
          </table:table-cell>
          <table:table-cell office:value-type="float" office:value="1.24306113309562">
            <text:p>1,2431</text:p>
          </table:table-cell>
          <table:table-cell office:value-type="float" office:value="3.06170933408137">
            <text:p>3,0617</text:p>
          </table:table-cell>
          <table:table-cell office:value-type="float" office:value="5.69880426696941">
            <text:p>5,6988</text:p>
          </table:table-cell>
          <table:table-cell table:number-columns-repeated="1020"/>
        </table:table-row>
        <table:table-row table:style-name="ro1">
          <table:table-cell office:value-type="float" office:value="1.25">
            <text:p>1,2500</text:p>
          </table:table-cell>
          <table:table-cell office:value-type="float" office:value="1.25321181142974">
            <text:p>1,2532</text:p>
          </table:table-cell>
          <table:table-cell office:value-type="float" office:value="3.11094850772882">
            <text:p>3,1109</text:p>
          </table:table-cell>
          <table:table-cell office:value-type="float" office:value="5.83687099812465">
            <text:p>5,8369</text:p>
          </table:table-cell>
          <table:table-cell table:number-columns-repeated="1020"/>
        </table:table-row>
        <table:table-row table:style-name="ro1">
          <table:table-cell office:value-type="float" office:value="1.26">
            <text:p>1,2600</text:p>
          </table:table-cell>
          <table:table-cell office:value-type="float" office:value="1.26336397384622">
            <text:p>1,2634</text:p>
          </table:table-cell>
          <table:table-cell office:value-type="float" office:value="3.16058550715123">
            <text:p>3,1606</text:p>
          </table:table-cell>
          <table:table-cell office:value-type="float" office:value="5.97713281196513">
            <text:p>5,9771</text:p>
          </table:table-cell>
          <table:table-cell table:number-columns-repeated="1020"/>
        </table:table-row>
        <table:table-row table:style-name="ro1">
          <table:table-cell office:value-type="float" office:value="1.27">
            <text:p>1,2700</text:p>
          </table:table-cell>
          <table:table-cell office:value-type="float" office:value="1.27351759257576">
            <text:p>1,2735</text:p>
          </table:table-cell>
          <table:table-cell office:value-type="float" office:value="3.21062011273507">
            <text:p>3,2106</text:p>
          </table:table-cell>
          <table:table-cell office:value-type="float" office:value="6.11960645469239">
            <text:p>6,1196</text:p>
          </table:table-cell>
          <table:table-cell table:number-columns-repeated="1020"/>
        </table:table-row>
        <table:table-row table:style-name="ro1">
          <table:table-cell office:value-type="float" office:value="1.28">
            <text:p>1,2800</text:p>
          </table:table-cell>
          <table:table-cell office:value-type="float" office:value="1.28367264135038">
            <text:p>1,2837</text:p>
          </table:table-cell>
          <table:table-cell office:value-type="float" office:value="3.26105210979522">
            <text:p>3,2611</text:p>
          </table:table-cell>
          <table:table-cell office:value-type="float" office:value="6.26430866180368">
            <text:p>6,2643</text:p>
          </table:table-cell>
          <table:table-cell table:number-columns-repeated="1020"/>
        </table:table-row>
        <table:table-row table:style-name="ro1">
          <table:table-cell office:value-type="float" office:value="1.29">
            <text:p>1,2900</text:p>
          </table:table-cell>
          <table:table-cell office:value-type="float" office:value="1.2938290953209">
            <text:p>1,2938</text:p>
          </table:table-cell>
          <table:table-cell office:value-type="float" office:value="3.31188128837422">
            <text:p>3,3119</text:p>
          </table:table-cell>
          <table:table-cell office:value-type="float" office:value="6.41125615808796">
            <text:p>6,4113</text:p>
          </table:table-cell>
          <table:table-cell table:number-columns-repeated="1020"/>
        </table:table-row>
        <table:table-row table:style-name="ro1">
          <table:table-cell office:value-type="float" office:value="1.3">
            <text:p>1,3000</text:p>
          </table:table-cell>
          <table:table-cell office:value-type="float" office:value="1.30398693097913">
            <text:p>1,3040</text:p>
          </table:table-cell>
          <table:table-cell office:value-type="float" office:value="3.36310744305083">
            <text:p>3,3631</text:p>
          </table:table-cell>
          <table:table-cell office:value-type="float" office:value="6.56046565762199">
            <text:p>6,5605</text:p>
          </table:table-cell>
          <table:table-cell table:number-columns-repeated="1020"/>
        </table:table-row>
        <table:table-row table:style-name="ro1">
          <table:table-cell office:value-type="float" office:value="1.31">
            <text:p>1,3100</text:p>
          </table:table-cell>
          <table:table-cell office:value-type="float" office:value="1.31414612608486">
            <text:p>1,3141</text:p>
          </table:table-cell>
          <table:table-cell office:value-type="float" office:value="3.41473037275771">
            <text:p>3,4147</text:p>
          </table:table-cell>
          <table:table-cell office:value-type="float" office:value="6.71195386376663">
            <text:p>6,7120</text:p>
          </table:table-cell>
          <table:table-cell table:number-columns-repeated="1020"/>
        </table:table-row>
        <table:table-row table:style-name="ro1">
          <table:table-cell office:value-type="float" office:value="1.32">
            <text:p>1,3200</text:p>
          </table:table-cell>
          <table:table-cell office:value-type="float" office:value="1.32430665959708">
            <text:p>1,3243</text:p>
          </table:table-cell>
          <table:table-cell office:value-type="float" office:value="3.46674988060746">
            <text:p>3,4667</text:p>
          </table:table-cell>
          <table:table-cell office:value-type="float" office:value="6.86573746916321">
            <text:p>6,8657</text:p>
          </table:table-cell>
          <table:table-cell table:number-columns-repeated="1020"/>
        </table:table-row>
        <table:table-row table:style-name="ro1">
          <table:table-cell office:value-type="float" office:value="1.33">
            <text:p>1,3300</text:p>
          </table:table-cell>
          <table:table-cell office:value-type="float" office:value="1.33446851160926">
            <text:p>1,3345</text:p>
          </table:table-cell>
          <table:table-cell office:value-type="float" office:value="3.51916577372676">
            <text:p>3,5192</text:p>
          </table:table-cell>
          <table:table-cell office:value-type="float" office:value="7.02183315573003">
            <text:p>7,0218</text:p>
          </table:table-cell>
          <table:table-cell table:number-columns-repeated="1020"/>
        </table:table-row>
        <table:table-row table:style-name="ro1">
          <table:table-cell office:value-type="float" office:value="1.34">
            <text:p>1,3400</text:p>
          </table:table-cell>
          <table:table-cell office:value-type="float" office:value="1.3446316632884">
            <text:p>1,3446</text:p>
          </table:table-cell>
          <table:table-cell office:value-type="float" office:value="3.5719778630981">
            <text:p>3,5720</text:p>
          </table:table-cell>
          <table:table-cell office:value-type="float" office:value="7.18025759465908">
            <text:p>7,1803</text:p>
          </table:table-cell>
          <table:table-cell table:number-columns-repeated="1020"/>
        </table:table-row>
        <table:table-row table:style-name="ro1">
          <table:table-cell office:value-type="float" office:value="1.35">
            <text:p>1,3500</text:p>
          </table:table-cell>
          <table:table-cell office:value-type="float" office:value="1.35479609681767">
            <text:p>1,3548</text:p>
          </table:table-cell>
          <table:table-cell office:value-type="float" office:value="3.62518596340877">
            <text:p>3,6252</text:p>
          </table:table-cell>
          <table:table-cell office:value-type="float" office:value="7.34102744641275">
            <text:p>7,3410</text:p>
          </table:table-cell>
          <table:table-cell table:number-columns-repeated="1020"/>
        </table:table-row>
        <table:table-row table:style-name="ro1">
          <table:table-cell office:value-type="float" office:value="1.36">
            <text:p>1,3600</text:p>
          </table:table-cell>
          <table:table-cell office:value-type="float" office:value="1.36496179534231">
            <text:p>1,3650</text:p>
          </table:table-cell>
          <table:table-cell office:value-type="float" office:value="3.67878989290667">
            <text:p>3,6788</text:p>
          </table:table-cell>
          <table:table-cell office:value-type="float" office:value="7.50415936072075">
            <text:p>7,5042</text:p>
          </table:table-cell>
          <table:table-cell table:number-columns-repeated="1020"/>
        </table:table-row>
        <table:table-row table:style-name="ro1">
          <table:table-cell office:value-type="float" office:value="1.37">
            <text:p>1,3700</text:p>
          </table:table-cell>
          <table:table-cell office:value-type="float" office:value="1.37512874291866">
            <text:p>1,3751</text:p>
          </table:table-cell>
          <table:table-cell office:value-type="float" office:value="3.73278947326265">
            <text:p>3,7328</text:p>
          </table:table-cell>
          <table:table-cell office:value-type="float" office:value="7.66966997657712">
            <text:p>7,6697</text:p>
          </table:table-cell>
          <table:table-cell table:number-columns-repeated="1020"/>
        </table:table-row>
        <table:table-row table:style-name="ro1">
          <table:table-cell office:value-type="float" office:value="1.38">
            <text:p>1,3800</text:p>
          </table:table-cell>
          <table:table-cell office:value-type="float" office:value="1.38529692446612">
            <text:p>1,3853</text:p>
          </table:table-cell>
          <table:table-cell office:value-type="float" office:value="3.78718452943904">
            <text:p>3,7872</text:p>
          </table:table-cell>
          <table:table-cell office:value-type="float" office:value="7.83757592223739">
            <text:p>7,8376</text:p>
          </table:table-cell>
          <table:table-cell table:number-columns-repeated="1020"/>
        </table:table-row>
        <table:table-row table:style-name="ro1">
          <table:table-cell office:value-type="float" office:value="1.39">
            <text:p>1,3900</text:p>
          </table:table-cell>
          <table:table-cell office:value-type="float" office:value="1.39546632572179">
            <text:p>1,3955</text:p>
          </table:table-cell>
          <table:table-cell office:value-type="float" office:value="3.84197488956399">
            <text:p>3,8420</text:p>
          </table:table-cell>
          <table:table-cell office:value-type="float" office:value="8.00789381521579">
            <text:p>8,0079</text:p>
          </table:table-cell>
          <table:table-cell table:number-columns-repeated="1020"/>
        </table:table-row>
        <table:table-row table:style-name="ro1">
          <table:table-cell office:value-type="float" office:value="1.4">
            <text:p>1,4000</text:p>
          </table:table-cell>
          <table:table-cell office:value-type="float" office:value="1.40563693319777">
            <text:p>1,4056</text:p>
          </table:table-cell>
          <table:table-cell office:value-type="float" office:value="3.8971603848114">
            <text:p>3,8972</text:p>
          </table:table-cell>
          <table:table-cell office:value-type="float" office:value="8.1806402622826">
            <text:p>8,1806</text:p>
          </table:table-cell>
          <table:table-cell table:number-columns-repeated="1020"/>
        </table:table-row>
        <table:table-row table:style-name="ro1">
          <table:table-cell office:value-type="float" office:value="1.41">
            <text:p>1,4100</text:p>
          </table:table-cell>
          <table:table-cell office:value-type="float" office:value="1.41580873414073">
            <text:p>1,4158</text:p>
          </table:table-cell>
          <table:table-cell office:value-type="float" office:value="3.95274084928622">
            <text:p>3,9527</text:p>
          </table:table-cell>
          <table:table-cell office:value-type="float" office:value="8.35583185946165">
            <text:p>8,3558</text:p>
          </table:table-cell>
          <table:table-cell table:number-columns-repeated="1020"/>
        </table:table-row>
        <table:table-row table:style-name="ro1">
          <table:table-cell office:value-type="float" office:value="1.42">
            <text:p>1,4200</text:p>
          </table:table-cell>
          <table:table-cell office:value-type="float" office:value="1.42598171649389">
            <text:p>1,4260</text:p>
          </table:table-cell>
          <table:table-cell office:value-type="float" office:value="4.0087161199146">
            <text:p>4,0087</text:p>
          </table:table-cell>
          <table:table-cell office:value-type="float" office:value="8.53348519202785">
            <text:p>8,5335</text:p>
          </table:table-cell>
          <table:table-cell table:number-columns-repeated="1020"/>
        </table:table-row>
        <table:table-row table:style-name="ro1">
          <table:table-cell office:value-type="float" office:value="1.43">
            <text:p>1,4300</text:p>
          </table:table-cell>
          <table:table-cell office:value-type="float" office:value="1.43615586886096">
            <text:p>1,4362</text:p>
          </table:table-cell>
          <table:table-cell office:value-type="float" office:value="4.06508603633901">
            <text:p>4,0651</text:p>
          </table:table-cell>
          <table:table-cell office:value-type="float" office:value="8.71361683450489">
            <text:p>8,7136</text:p>
          </table:table-cell>
          <table:table-cell table:number-columns-repeated="1020"/>
        </table:table-row>
        <table:table-row table:style-name="ro1">
          <table:table-cell office:value-type="float" office:value="1.44">
            <text:p>1,4400</text:p>
          </table:table-cell>
          <table:table-cell office:value-type="float" office:value="1.44633118047221">
            <text:p>1,4463</text:p>
          </table:table-cell>
          <table:table-cell office:value-type="float" office:value="4.12185044081777">
            <text:p>4,1219</text:p>
          </table:table-cell>
          <table:table-cell office:value-type="float" office:value="8.89624335066295">
            <text:p>8,8962</text:p>
          </table:table-cell>
          <table:table-cell table:number-columns-repeated="1020"/>
        </table:table-row>
        <table:table-row table:style-name="ro1">
          <table:table-cell office:value-type="float" office:value="1.45">
            <text:p>1,4500</text:p>
          </table:table-cell>
          <table:table-cell office:value-type="float" office:value="1.45650764115236">
            <text:p>1,4565</text:p>
          </table:table-cell>
          <table:table-cell office:value-type="float" office:value="4.17900917812893">
            <text:p>4,1790</text:p>
          </table:table-cell>
          <table:table-cell office:value-type="float" office:value="9.08138129351665">
            <text:p>9,0814</text:p>
          </table:table-cell>
          <table:table-cell table:number-columns-repeated="1020"/>
        </table:table-row>
        <table:table-row table:style-name="ro1">
          <table:table-cell office:value-type="float" office:value="1.46">
            <text:p>1,4600</text:p>
          </table:table-cell>
          <table:table-cell office:value-type="float" office:value="1.46668524129018">
            <text:p>1,4667</text:p>
          </table:table-cell>
          <table:table-cell office:value-type="float" office:value="4.2365620954783">
            <text:p>4,2366</text:p>
          </table:table-cell>
          <table:table-cell office:value-type="float" office:value="9.2690472053229">
            <text:p>9,2690</text:p>
          </table:table-cell>
          <table:table-cell table:number-columns-repeated="1020"/>
        </table:table-row>
        <table:table-row table:style-name="ro1">
          <table:table-cell office:value-type="float" office:value="1.47">
            <text:p>1,4700</text:p>
          </table:table-cell>
          <table:table-cell office:value-type="float" office:value="1.47686397180981">
            <text:p>1,4769</text:p>
          </table:table-cell>
          <table:table-cell office:value-type="float" office:value="4.29450904241136">
            <text:p>4,2945</text:p>
          </table:table-cell>
          <table:table-cell office:value-type="float" office:value="9.45925761757902">
            <text:p>9,4593</text:p>
          </table:table-cell>
          <table:table-cell table:number-columns-repeated="1020"/>
        </table:table-row>
        <table:table-row table:style-name="ro1">
          <table:table-cell office:value-type="float" office:value="1.48">
            <text:p>1,4800</text:p>
          </table:table-cell>
          <table:table-cell office:value-type="float" office:value="1.48704382414364">
            <text:p>1,4870</text:p>
          </table:table-cell>
          <table:table-cell office:value-type="float" office:value="4.35284987072885">
            <text:p>4,3528</text:p>
          </table:table-cell>
          <table:table-cell office:value-type="float" office:value="9.65202905102085">
            <text:p>9,6520</text:p>
          </table:table-cell>
          <table:table-cell table:number-columns-repeated="1020"/>
        </table:table-row>
        <table:table-row table:style-name="ro1">
          <table:table-cell office:value-type="float" office:value="1.49">
            <text:p>1,4900</text:p>
          </table:table-cell>
          <table:table-cell office:value-type="float" office:value="1.49722479020661">
            <text:p>1,4972</text:p>
          </table:table-cell>
          <table:table-cell office:value-type="float" office:value="4.411584434406">
            <text:p>4,4116</text:p>
          </table:table-cell>
          <table:table-cell office:value-type="float" office:value="9.84737801562095">
            <text:p>9,8474</text:p>
          </table:table-cell>
          <table:table-cell table:number-columns-repeated="1020"/>
        </table:table-row>
        <table:table-row table:style-name="ro1">
          <table:table-cell office:value-type="float" office:value="1.5">
            <text:p>1,5000</text:p>
          </table:table-cell>
          <table:table-cell office:value-type="float" office:value="1.5074068623719">
            <text:p>1,5074</text:p>
          </table:table-cell>
          <table:table-cell office:value-type="float" office:value="4.47071258951503">
            <text:p>4,4707</text:p>
          </table:table-cell>
          <table:table-cell office:value-type="float" office:value="10.0453210105869">
            <text:p>10,0453</text:p>
          </table:table-cell>
          <table:table-cell table:number-columns-repeated="1020"/>
        </table:table-row>
        <table:table-row table:style-name="ro1">
          <table:table-cell office:value-type="float" office:value="1.51">
            <text:p>1,5100</text:p>
          </table:table-cell>
          <table:table-cell office:value-type="float" office:value="1.51759003344796">
            <text:p>1,5176</text:p>
          </table:table-cell>
          <table:table-cell office:value-type="float" office:value="4.53023419415095">
            <text:p>4,5302</text:p>
          </table:table-cell>
          <table:table-cell office:value-type="float" office:value="10.2458745243598">
            <text:p>10,2459</text:p>
          </table:table-cell>
          <table:table-cell table:number-columns-repeated="1020"/>
        </table:table-row>
        <table:table-row table:style-name="ro1">
          <table:table-cell office:value-type="float" office:value="1.52">
            <text:p>1,5200</text:p>
          </table:table-cell>
          <table:table-cell office:value-type="float" office:value="1.52777429665671">
            <text:p>1,5278</text:p>
          </table:table-cell>
          <table:table-cell office:value-type="float" office:value="4.59014910836038">
            <text:p>4,5901</text:p>
          </table:table-cell>
          <table:table-cell office:value-type="float" office:value="10.4490550346124">
            <text:p>10,4491</text:p>
          </table:table-cell>
          <table:table-cell table:number-columns-repeated="1020"/>
        </table:table-row>
        <table:table-row table:style-name="ro1">
          <table:table-cell office:value-type="float" office:value="1.53">
            <text:p>1,5300</text:p>
          </table:table-cell>
          <table:table-cell office:value-type="float" office:value="1.53795964561293">
            <text:p>1,5380</text:p>
          </table:table-cell>
          <table:table-cell office:value-type="float" office:value="4.65045719407327">
            <text:p>4,6505</text:p>
          </table:table-cell>
          <table:table-cell office:value-type="float" office:value="10.6548790082482">
            <text:p>10,6549</text:p>
          </table:table-cell>
          <table:table-cell table:number-columns-repeated="1020"/>
        </table:table-row>
        <table:table-row table:style-name="ro1">
          <table:table-cell office:value-type="float" office:value="1.54">
            <text:p>1,5400</text:p>
          </table:table-cell>
          <table:table-cell office:value-type="float" office:value="1.54814607430471">
            <text:p>1,5481</text:p>
          </table:table-cell>
          <table:table-cell office:value-type="float" office:value="4.71115831503744">
            <text:p>4,7112</text:p>
          </table:table-cell>
          <table:table-cell office:value-type="float" office:value="10.8633629013992">
            <text:p>10,8634</text:p>
          </table:table-cell>
          <table:table-cell table:number-columns-repeated="1020"/>
        </table:table-row>
        <table:table-row table:style-name="ro1">
          <table:table-cell office:value-type="float" office:value="1.55">
            <text:p>1,5500</text:p>
          </table:table-cell>
          <table:table-cell office:value-type="float" office:value="1.55833357707497">
            <text:p>1,5583</text:p>
          </table:table-cell>
          <table:table-cell office:value-type="float" office:value="4.7722523367558">
            <text:p>4,7723</text:p>
          </table:table-cell>
          <table:table-cell office:value-type="float" office:value="11.0745231594256">
            <text:p>11,0745</text:p>
          </table:table-cell>
          <table:table-cell table:number-columns-repeated="1020"/>
        </table:table-row>
        <table:table-row table:style-name="ro1">
          <table:table-cell office:value-type="float" office:value="1.56">
            <text:p>1,5600</text:p>
          </table:table-cell>
          <table:table-cell office:value-type="float" office:value="1.56852214860386">
            <text:p>1,5685</text:p>
          </table:table-cell>
          <table:table-cell office:value-type="float" office:value="4.83373912642602">
            <text:p>4,8337</text:p>
          </table:table-cell>
          <table:table-cell office:value-type="float" office:value="11.2883762169138">
            <text:p>11,2884</text:p>
          </table:table-cell>
          <table:table-cell table:number-columns-repeated="1020"/>
        </table:table-row>
        <table:table-row table:style-name="ro1">
          <table:table-cell office:value-type="float" office:value="1.57">
            <text:p>1,5700</text:p>
          </table:table-cell>
          <table:table-cell office:value-type="float" office:value="1.57871178389218">
            <text:p>1,5787</text:p>
          </table:table-cell>
          <table:table-cell office:value-type="float" office:value="4.89561855288267">
            <text:p>4,8956</text:p>
          </table:table-cell>
          <table:table-cell office:value-type="float" office:value="11.5049384976754">
            <text:p>11,5049</text:p>
          </table:table-cell>
          <table:table-cell table:number-columns-repeated="1020"/>
        </table:table-row>
        <table:table-row table:style-name="ro1">
          <table:table-cell office:value-type="float" office:value="1.58">
            <text:p>1,5800</text:p>
          </table:table-cell>
          <table:table-cell office:value-type="float" office:value="1.58890247824558">
            <text:p>1,5889</text:p>
          </table:table-cell>
          <table:table-cell office:value-type="float" office:value="4.95789048654166">
            <text:p>4,9579</text:p>
          </table:table-cell>
          <table:table-cell office:value-type="float" office:value="11.7242264147463">
            <text:p>11,7242</text:p>
          </table:table-cell>
          <table:table-cell table:number-columns-repeated="1020"/>
        </table:table-row>
        <table:table-row table:style-name="ro1">
          <table:table-cell office:value-type="float" office:value="1.59">
            <text:p>1,5900</text:p>
          </table:table-cell>
          <table:table-cell office:value-type="float" office:value="1.59909422725962">
            <text:p>1,5991</text:p>
          </table:table-cell>
          <table:table-cell office:value-type="float" office:value="5.02055479934691">
            <text:p>5,0206</text:p>
          </table:table-cell>
          <table:table-cell office:value-type="float" office:value="11.9462563703852">
            <text:p>11,9463</text:p>
          </table:table-cell>
          <table:table-cell table:number-columns-repeated="1020"/>
        </table:table-row>
        <table:table-row table:style-name="ro1">
          <table:table-cell office:value-type="float" office:value="1.6">
            <text:p>1,6000</text:p>
          </table:table-cell>
          <table:table-cell office:value-type="float" office:value="1.60928702680555">
            <text:p>1,6093</text:p>
          </table:table-cell>
          <table:table-cell office:value-type="float" office:value="5.08361136471902">
            <text:p>5,0836</text:p>
          </table:table-cell>
          <table:table-cell office:value-type="float" office:value="12.1710447560731">
            <text:p>12,1710</text:p>
          </table:table-cell>
          <table:table-cell table:number-columns-repeated="1020"/>
        </table:table-row>
        <table:table-row table:style-name="ro1">
          <table:table-cell office:value-type="float" office:value="1.61">
            <text:p>1,6100</text:p>
          </table:table-cell>
          <table:table-cell office:value-type="float" office:value="1.61948087301686">
            <text:p>1,6195</text:p>
          </table:table-cell>
          <table:table-cell office:value-type="float" office:value="5.1470600575061">
            <text:p>5,1471</text:p>
          </table:table-cell>
          <table:table-cell office:value-type="float" office:value="12.3986079525121">
            <text:p>12,3986</text:p>
          </table:table-cell>
          <table:table-cell table:number-columns-repeated="1020"/>
        </table:table-row>
        <table:table-row table:style-name="ro1">
          <table:table-cell office:value-type="float" office:value="1.62">
            <text:p>1,6200</text:p>
          </table:table-cell>
          <table:table-cell office:value-type="float" office:value="1.62967576227649">
            <text:p>1,6297</text:p>
          </table:table-cell>
          <table:table-cell office:value-type="float" office:value="5.21090075393634">
            <text:p>5,2109</text:p>
          </table:table-cell>
          <table:table-cell office:value-type="float" office:value="12.6289623296246">
            <text:p>12,6290</text:p>
          </table:table-cell>
          <table:table-cell table:number-columns-repeated="1020"/>
        </table:table-row>
        <table:table-row table:style-name="ro1">
          <table:table-cell office:value-type="float" office:value="1.63">
            <text:p>1,6300</text:p>
          </table:table-cell>
          <table:table-cell office:value-type="float" office:value="1.63987169120472">
            <text:p>1,6399</text:p>
          </table:table-cell>
          <table:table-cell office:value-type="float" office:value="5.27513333157262">
            <text:p>5,2751</text:p>
          </table:table-cell>
          <table:table-cell office:value-type="float" office:value="12.8621242465522">
            <text:p>12,8621</text:p>
          </table:table-cell>
          <table:table-cell table:number-columns-repeated="1020"/>
        </table:table-row>
        <table:table-row table:style-name="ro1">
          <table:table-cell office:value-type="float" office:value="1.64">
            <text:p>1,6400</text:p>
          </table:table-cell>
          <table:table-cell office:value-type="float" office:value="1.6500686566476">
            <text:p>1,6501</text:p>
          </table:table-cell>
          <table:table-cell office:value-type="float" office:value="5.33975766926865">
            <text:p>5,3398</text:p>
          </table:table-cell>
          <table:table-cell office:value-type="float" office:value="13.0981100516554">
            <text:p>13,0981</text:p>
          </table:table-cell>
          <table:table-cell table:number-columns-repeated="1020"/>
        </table:table-row>
        <table:table-row table:style-name="ro1">
          <table:table-cell office:value-type="float" office:value="1.65">
            <text:p>1,6500</text:p>
          </table:table-cell>
          <table:table-cell office:value-type="float" office:value="1.66026665566605">
            <text:p>1,6603</text:p>
          </table:table-cell>
          <table:table-cell office:value-type="float" office:value="5.40477364712698">
            <text:p>5,4048</text:p>
          </table:table-cell>
          <table:table-cell office:value-type="float" office:value="13.3369360825127">
            <text:p>13,3369</text:p>
          </table:table-cell>
          <table:table-cell table:number-columns-repeated="1020"/>
        </table:table-row>
        <table:table-row table:style-name="ro1">
          <table:table-cell office:value-type="float" office:value="1.66">
            <text:p>1,6600</text:p>
          </table:table-cell>
          <table:table-cell office:value-type="float" office:value="1.67046568552543">
            <text:p>1,6705</text:p>
          </table:table-cell>
          <table:table-cell office:value-type="float" office:value="5.47018114645845">
            <text:p>5,4702</text:p>
          </table:table-cell>
          <table:table-cell office:value-type="float" office:value="13.5786186659196">
            <text:p>13,5786</text:p>
          </table:table-cell>
          <table:table-cell table:number-columns-repeated="1020"/>
        </table:table-row>
        <table:table-row table:style-name="ro1">
          <table:table-cell office:value-type="float" office:value="1.67">
            <text:p>1,6700</text:p>
          </table:table-cell>
          <table:table-cell office:value-type="float" office:value="1.68066574368569">
            <text:p>1,6807</text:p>
          </table:table-cell>
          <table:table-cell office:value-type="float" office:value="5.53598004974334">
            <text:p>5,5360</text:p>
          </table:table-cell>
          <table:table-cell office:value-type="float" office:value="13.8231741178886">
            <text:p>13,8232</text:p>
          </table:table-cell>
          <table:table-cell table:number-columns-repeated="1020"/>
        </table:table-row>
        <table:table-row table:style-name="ro1">
          <table:table-cell office:value-type="float" office:value="1.68">
            <text:p>1,6800</text:p>
          </table:table-cell>
          <table:table-cell office:value-type="float" office:value="1.69086682779195">
            <text:p>1,6909</text:p>
          </table:table-cell>
          <table:table-cell office:value-type="float" office:value="5.60217024059381">
            <text:p>5,6022</text:p>
          </table:table-cell>
          <table:table-cell office:value-type="float" office:value="14.0706187436481">
            <text:p>14,0706</text:p>
          </table:table-cell>
          <table:table-cell table:number-columns-repeated="1020"/>
        </table:table-row>
        <table:table-row table:style-name="ro1">
          <table:table-cell office:value-type="float" office:value="1.69">
            <text:p>1,6900</text:p>
          </table:table-cell>
          <table:table-cell office:value-type="float" office:value="1.7010689356656">
            <text:p>1,7011</text:p>
          </table:table-cell>
          <table:table-cell office:value-type="float" office:value="5.66875160371786">
            <text:p>5,6688</text:p>
          </table:table-cell>
          <table:table-cell office:value-type="float" office:value="14.3209688376423">
            <text:p>14,3210</text:p>
          </table:table-cell>
          <table:table-cell table:number-columns-repeated="1020"/>
        </table:table-row>
        <table:table-row table:style-name="ro1">
          <table:table-cell office:value-type="float" office:value="1.7">
            <text:p>1,7000</text:p>
          </table:table-cell>
          <table:table-cell office:value-type="float" office:value="1.71127206529582">
            <text:p>1,7113</text:p>
          </table:table-cell>
          <table:table-cell office:value-type="float" office:value="5.73572402488463">
            <text:p>5,7357</text:p>
          </table:table-cell>
          <table:table-cell office:value-type="float" office:value="14.5742406835304">
            <text:p>14,5742</text:p>
          </table:table-cell>
          <table:table-cell table:number-columns-repeated="1020"/>
        </table:table-row>
        <table:table-row table:style-name="ro1">
          <table:table-cell office:value-type="float" office:value="1.71">
            <text:p>1,7100</text:p>
          </table:table-cell>
          <table:table-cell office:value-type="float" office:value="1.72147621483147">
            <text:p>1,7215</text:p>
          </table:table-cell>
          <table:table-cell office:value-type="float" office:value="5.8030873908909">
            <text:p>5,8031</text:p>
          </table:table-cell>
          <table:table-cell office:value-type="float" office:value="14.8304505541863">
            <text:p>14,8305</text:p>
          </table:table-cell>
          <table:table-cell table:number-columns-repeated="1020"/>
        </table:table-row>
        <table:table-row table:style-name="ro1">
          <table:table-cell office:value-type="float" office:value="1.72">
            <text:p>1,7200</text:p>
          </table:table-cell>
          <table:table-cell office:value-type="float" office:value="1.73168138257346">
            <text:p>1,7317</text:p>
          </table:table-cell>
          <table:table-cell office:value-type="float" office:value="5.87084158952893">
            <text:p>5,8708</text:p>
          </table:table-cell>
          <table:table-cell office:value-type="float" office:value="15.0896147116984">
            <text:p>15,0896</text:p>
          </table:table-cell>
          <table:table-cell table:number-columns-repeated="1020"/>
        </table:table-row>
        <table:table-row table:style-name="ro1">
          <table:table-cell office:value-type="float" office:value="1.73">
            <text:p>1,7300</text:p>
          </table:table-cell>
          <table:table-cell office:value-type="float" office:value="1.74188756696743">
            <text:p>1,7419</text:p>
          </table:table-cell>
          <table:table-cell office:value-type="float" office:value="5.93898650955539">
            <text:p>5,9390</text:p>
          </table:table-cell>
          <table:table-cell office:value-type="float" office:value="15.3517494073689">
            <text:p>15,3517</text:p>
          </table:table-cell>
          <table:table-cell table:number-columns-repeated="1020"/>
        </table:table-row>
        <table:table-row table:style-name="ro1">
          <table:table-cell office:value-type="float" office:value="1.74">
            <text:p>1,7400</text:p>
          </table:table-cell>
          <table:table-cell office:value-type="float" office:value="1.75209476659681">
            <text:p>1,7521</text:p>
          </table:table-cell>
          <table:table-cell office:value-type="float" office:value="6.00752204066148">
            <text:p>6,0075</text:p>
          </table:table-cell>
          <table:table-cell office:value-type="float" office:value="15.6168708817139">
            <text:p>15,6169</text:p>
          </table:table-cell>
          <table:table-cell table:number-columns-repeated="1020"/>
        </table:table-row>
        <table:table-row table:style-name="ro1">
          <table:table-cell office:value-type="float" office:value="1.75">
            <text:p>1,7500</text:p>
          </table:table-cell>
          <table:table-cell office:value-type="float" office:value="1.7623029801762">
            <text:p>1,7623</text:p>
          </table:table-cell>
          <table:table-cell office:value-type="float" office:value="6.07644807344412">
            <text:p>6,0764</text:p>
          </table:table-cell>
          <table:table-cell office:value-type="float" office:value="15.8849953644629">
            <text:p>15,8850</text:p>
          </table:table-cell>
          <table:table-cell table:number-columns-repeated="1020"/>
        </table:table-row>
        <table:table-row table:style-name="ro1">
          <table:table-cell office:value-type="float" office:value="1.76">
            <text:p>1,7600</text:p>
          </table:table-cell>
          <table:table-cell office:value-type="float" office:value="1.77251220654509">
            <text:p>1,7725</text:p>
          </table:table-cell>
          <table:table-cell office:value-type="float" office:value="6.14576449937815">
            <text:p>6,1458</text:p>
          </table:table-cell>
          <table:table-cell office:value-type="float" office:value="16.1561390745587">
            <text:p>16,1561</text:p>
          </table:table-cell>
          <table:table-cell table:number-columns-repeated="1020"/>
        </table:table-row>
        <table:table-row table:style-name="ro1">
          <table:table-cell office:value-type="float" office:value="1.77">
            <text:p>1,7700</text:p>
          </table:table-cell>
          <table:table-cell office:value-type="float" office:value="1.78272244466185">
            <text:p>1,7827</text:p>
          </table:table-cell>
          <table:table-cell office:value-type="float" office:value="6.21547121078954">
            <text:p>6,2155</text:p>
          </table:table-cell>
          <table:table-cell office:value-type="float" office:value="16.4303182201569">
            <text:p>16,4303</text:p>
          </table:table-cell>
          <table:table-cell table:number-columns-repeated="1020"/>
        </table:table-row>
        <table:table-row table:style-name="ro1">
          <table:table-cell office:value-type="float" office:value="1.78">
            <text:p>1,7800</text:p>
          </table:table-cell>
          <table:table-cell office:value-type="float" office:value="1.79293369359808">
            <text:p>1,7929</text:p>
          </table:table-cell>
          <table:table-cell office:value-type="float" office:value="6.2855681008296">
            <text:p>6,2856</text:p>
          </table:table-cell>
          <table:table-cell office:value-type="float" office:value="16.7075489986265">
            <text:p>16,7075</text:p>
          </table:table-cell>
          <table:table-cell table:number-columns-repeated="1020"/>
        </table:table-row>
        <table:table-row table:style-name="ro1">
          <table:table-cell office:value-type="float" office:value="1.79">
            <text:p>1,7900</text:p>
          </table:table-cell>
          <table:table-cell office:value-type="float" office:value="1.8031459525331">
            <text:p>1,8031</text:p>
          </table:table-cell>
          <table:table-cell office:value-type="float" office:value="6.35605506345003">
            <text:p>6,3561</text:p>
          </table:table-cell>
          <table:table-cell office:value-type="float" office:value="16.9878475965491">
            <text:p>16,9878</text:p>
          </table:table-cell>
          <table:table-cell table:number-columns-repeated="1020"/>
        </table:table-row>
        <table:table-row table:style-name="ro1">
          <table:table-cell office:value-type="float" office:value="1.8">
            <text:p>1,8000</text:p>
          </table:table-cell>
          <table:table-cell office:value-type="float" office:value="1.81335922074883">
            <text:p>1,8134</text:p>
          </table:table-cell>
          <table:table-cell office:value-type="float" office:value="6.42693199337889">
            <text:p>6,4269</text:p>
          </table:table-cell>
          <table:table-cell office:value-type="float" office:value="17.271230189719">
            <text:p>17,2712</text:p>
          </table:table-cell>
          <table:table-cell table:number-columns-repeated="1020"/>
        </table:table-row>
        <table:table-row table:style-name="ro1">
          <table:table-cell office:value-type="float" office:value="1.81">
            <text:p>1,8100</text:p>
          </table:table-cell>
          <table:table-cell office:value-type="float" office:value="1.82357349762486">
            <text:p>1,8236</text:p>
          </table:table-cell>
          <table:table-cell office:value-type="float" office:value="6.49819878609744">
            <text:p>6,4982</text:p>
          </table:table-cell>
          <table:table-cell office:value-type="float" office:value="17.5577129431434">
            <text:p>17,5577</text:p>
          </table:table-cell>
          <table:table-cell table:number-columns-repeated="1020"/>
        </table:table-row>
        <table:table-row table:style-name="ro1">
          <table:table-cell office:value-type="float" office:value="1.82">
            <text:p>1,8200</text:p>
          </table:table-cell>
          <table:table-cell office:value-type="float" office:value="1.83378878263375">
            <text:p>1,8338</text:p>
          </table:table-cell>
          <table:table-cell office:value-type="float" office:value="6.56985533781773">
            <text:p>6,5699</text:p>
          </table:table-cell>
          <table:table-cell office:value-type="float" office:value="17.8473120110424">
            <text:p>17,8473</text:p>
          </table:table-cell>
          <table:table-cell table:number-columns-repeated="1020"/>
        </table:table-row>
        <table:table-row table:style-name="ro1">
          <table:table-cell office:value-type="float" office:value="1.83">
            <text:p>1,8300</text:p>
          </table:table-cell>
          <table:table-cell office:value-type="float" office:value="1.84400507533654">
            <text:p>1,8440</text:p>
          </table:table-cell>
          <table:table-cell office:value-type="float" office:value="6.64190154546099">
            <text:p>6,6419</text:p>
          </table:table-cell>
          <table:table-cell office:value-type="float" office:value="18.1400435368486">
            <text:p>18,1400</text:p>
          </table:table-cell>
          <table:table-cell table:number-columns-repeated="1020"/>
        </table:table-row>
        <table:table-row table:style-name="ro1">
          <table:table-cell office:value-type="float" office:value="1.84">
            <text:p>1,8400</text:p>
          </table:table-cell>
          <table:table-cell office:value-type="float" office:value="1.85422237537852">
            <text:p>1,8542</text:p>
          </table:table-cell>
          <table:table-cell office:value-type="float" office:value="6.7143373066368">
            <text:p>6,7143</text:p>
          </table:table-cell>
          <table:table-cell office:value-type="float" office:value="18.4359236532077">
            <text:p>18,4359</text:p>
          </table:table-cell>
          <table:table-cell table:number-columns-repeated="1020"/>
        </table:table-row>
        <table:table-row table:style-name="ro1">
          <table:table-cell office:value-type="float" office:value="1.85">
            <text:p>1,8500</text:p>
          </table:table-cell>
          <table:table-cell office:value-type="float" office:value="1.86444068248513">
            <text:p>1,8644</text:p>
          </table:table-cell>
          <table:table-cell office:value-type="float" office:value="6.78716251962293">
            <text:p>6,7872</text:p>
          </table:table-cell>
          <table:table-cell office:value-type="float" office:value="18.7349684819785">
            <text:p>18,7350</text:p>
          </table:table-cell>
          <table:table-cell table:number-columns-repeated="1020"/>
        </table:table-row>
        <table:table-row table:style-name="ro1">
          <table:table-cell office:value-type="float" office:value="1.86">
            <text:p>1,8600</text:p>
          </table:table-cell>
          <table:table-cell office:value-type="float" office:value="1.87465999645811">
            <text:p>1,8747</text:p>
          </table:table-cell>
          <table:table-cell office:value-type="float" office:value="6.8603770833459">
            <text:p>6,8604</text:p>
          </table:table-cell>
          <table:table-cell office:value-type="float" office:value="19.0371941342327">
            <text:p>19,0372</text:p>
          </table:table-cell>
          <table:table-cell table:number-columns-repeated="1020"/>
        </table:table-row>
        <table:table-row table:style-name="ro1">
          <table:table-cell office:value-type="float" office:value="1.87">
            <text:p>1,8700</text:p>
          </table:table-cell>
          <table:table-cell office:value-type="float" office:value="1.88488031717181">
            <text:p>1,8849</text:p>
          </table:table-cell>
          <table:table-cell office:value-type="float" office:value="6.93398089736218">
            <text:p>6,9340</text:p>
          </table:table-cell>
          <table:table-cell office:value-type="float" office:value="19.3426167102555">
            <text:p>19,3426</text:p>
          </table:table-cell>
          <table:table-cell table:number-columns-repeated="1020"/>
        </table:table-row>
        <table:table-row table:style-name="ro1">
          <table:table-cell office:value-type="float" office:value="1.88">
            <text:p>1,8800</text:p>
          </table:table-cell>
          <table:table-cell office:value-type="float" office:value="1.89510164456966">
            <text:p>1,8951</text:p>
          </table:table-cell>
          <table:table-cell office:value-type="float" office:value="7.00797386184003">
            <text:p>7,0080</text:p>
          </table:table-cell>
          <table:table-cell office:value-type="float" office:value="19.6512522995455">
            <text:p>19,6513</text:p>
          </table:table-cell>
          <table:table-cell table:number-columns-repeated="1020"/>
        </table:table-row>
        <table:table-row table:style-name="ro1">
          <table:table-cell office:value-type="float" office:value="1.89">
            <text:p>1,8900</text:p>
          </table:table-cell>
          <table:table-cell office:value-type="float" office:value="1.9053239786608">
            <text:p>1,9053</text:p>
          </table:table-cell>
          <table:table-cell office:value-type="float" office:value="7.08235587754198">
            <text:p>7,0824</text:p>
          </table:table-cell>
          <table:table-cell office:value-type="float" office:value="19.9631169808152">
            <text:p>19,9631</text:p>
          </table:table-cell>
          <table:table-cell table:number-columns-repeated="1020"/>
        </table:table-row>
        <table:table-row table:style-name="ro1">
          <table:table-cell office:value-type="float" office:value="1.9">
            <text:p>1,9000</text:p>
          </table:table-cell>
          <table:table-cell office:value-type="float" office:value="1.9155473195169">
            <text:p>1,9155</text:p>
          </table:table-cell>
          <table:table-cell office:value-type="float" office:value="7.15712684580785">
            <text:p>7,1571</text:p>
          </table:table-cell>
          <table:table-cell office:value-type="float" office:value="20.2782268219911">
            <text:p>20,2782</text:p>
          </table:table-cell>
          <table:table-cell table:number-columns-repeated="1020"/>
        </table:table-row>
        <table:table-row table:style-name="ro1">
          <table:table-cell office:value-type="float" office:value="1.91">
            <text:p>1,9100</text:p>
          </table:table-cell>
          <table:table-cell office:value-type="float" office:value="1.92577166726909">
            <text:p>1,9258</text:p>
          </table:table-cell>
          <table:table-cell office:value-type="float" office:value="7.23228666853837">
            <text:p>7,2323</text:p>
          </table:table-cell>
          <table:table-cell office:value-type="float" office:value="20.5965978802137">
            <text:p>20,5966</text:p>
          </table:table-cell>
          <table:table-cell table:number-columns-repeated="1020"/>
        </table:table-row>
        <table:table-row table:style-name="ro1">
          <table:table-cell office:value-type="float" office:value="1.92">
            <text:p>1,9200</text:p>
          </table:table-cell>
          <table:table-cell office:value-type="float" office:value="1.93599702210506">
            <text:p>1,9360</text:p>
          </table:table-cell>
          <table:table-cell office:value-type="float" office:value="7.30783524817934">
            <text:p>7,3078</text:p>
          </table:table-cell>
          <table:table-cell office:value-type="float" office:value="20.9182462018386">
            <text:p>20,9182</text:p>
          </table:table-cell>
          <table:table-cell table:number-columns-repeated="1020"/>
        </table:table-row>
        <table:table-row table:style-name="ro1">
          <table:table-cell office:value-type="float" office:value="1.93">
            <text:p>1,9300</text:p>
          </table:table-cell>
          <table:table-cell office:value-type="float" office:value="1.94622338426625">
            <text:p>1,9462</text:p>
          </table:table-cell>
          <table:table-cell office:value-type="float" office:value="7.3837724877063">
            <text:p>7,3838</text:p>
          </table:table-cell>
          <table:table-cell office:value-type="float" office:value="21.2431878224361">
            <text:p>21,2432</text:p>
          </table:table-cell>
          <table:table-cell table:number-columns-repeated="1020"/>
        </table:table-row>
        <table:table-row table:style-name="ro1">
          <table:table-cell office:value-type="float" office:value="1.94">
            <text:p>1,9400</text:p>
          </table:table-cell>
          <table:table-cell office:value-type="float" office:value="1.95645075404523">
            <text:p>1,9565</text:p>
          </table:table-cell>
          <table:table-cell office:value-type="float" office:value="7.46009829060969">
            <text:p>7,4601</text:p>
          </table:table-cell>
          <table:table-cell office:value-type="float" office:value="21.5714387667918">
            <text:p>21,5714</text:p>
          </table:table-cell>
          <table:table-cell table:number-columns-repeated="1020"/>
        </table:table-row>
        <table:table-row table:style-name="ro1">
          <table:table-cell office:value-type="float" office:value="1.95">
            <text:p>1,9500</text:p>
          </table:table-cell>
          <table:table-cell office:value-type="float" office:value="1.96667913178315">
            <text:p>1,9667</text:p>
          </table:table-cell>
          <table:table-cell office:value-type="float" office:value="7.53681256088056">
            <text:p>7,5368</text:p>
          </table:table-cell>
          <table:table-cell office:value-type="float" office:value="21.9030150489072">
            <text:p>21,9030</text:p>
          </table:table-cell>
          <table:table-cell table:number-columns-repeated="1020"/>
        </table:table-row>
        <table:table-row table:style-name="ro1">
          <table:table-cell office:value-type="float" office:value="1.96">
            <text:p>1,9600</text:p>
          </table:table-cell>
          <table:table-cell office:value-type="float" office:value="1.97690851786733">
            <text:p>1,9769</text:p>
          </table:table-cell>
          <table:table-cell office:value-type="float" office:value="7.61391520299664">
            <text:p>7,6139</text:p>
          </table:table-cell>
          <table:table-cell office:value-type="float" office:value="22.2379326719999">
            <text:p>22,2379</text:p>
          </table:table-cell>
          <table:table-cell table:number-columns-repeated="1020"/>
        </table:table-row>
        <table:table-row table:style-name="ro1">
          <table:table-cell office:value-type="float" office:value="1.97">
            <text:p>1,9700</text:p>
          </table:table-cell>
          <table:table-cell office:value-type="float" office:value="1.98713891272893">
            <text:p>1,9871</text:p>
          </table:table-cell>
          <table:table-cell office:value-type="float" office:value="7.69140612190898">
            <text:p>7,6914</text:p>
          </table:table-cell>
          <table:table-cell office:value-type="float" office:value="22.5762076285042">
            <text:p>22,5762</text:p>
          </table:table-cell>
          <table:table-cell table:number-columns-repeated="1020"/>
        </table:table-row>
        <table:table-row table:style-name="ro1">
          <table:table-cell office:value-type="float" office:value="1.98">
            <text:p>1,9800</text:p>
          </table:table-cell>
          <table:table-cell office:value-type="float" office:value="1.99737031684079">
            <text:p>1,9974</text:p>
          </table:table-cell>
          <table:table-cell office:value-type="float" office:value="7.76928522302891">
            <text:p>7,7693</text:p>
          </table:table-cell>
          <table:table-cell office:value-type="float" office:value="22.9178559000714">
            <text:p>22,9179</text:p>
          </table:table-cell>
          <table:table-cell table:number-columns-repeated="1020"/>
        </table:table-row>
        <table:table-row table:style-name="ro1">
          <table:table-cell office:value-type="float" office:value="1.99">
            <text:p>1,9900</text:p>
          </table:table-cell>
          <table:table-cell office:value-type="float" office:value="2.00760273071528">
            <text:p>2,0076</text:p>
          </table:table-cell>
          <table:table-cell office:value-type="float" office:value="7.8475524122155">
            <text:p>7,8476</text:p>
          </table:table-cell>
          <table:table-cell office:value-type="float" office:value="23.2628934575703">
            <text:p>23,2629</text:p>
          </table:table-cell>
          <table:table-cell table:number-columns-repeated="1020"/>
        </table:table-row>
        <table:table-row table:style-name="ro1">
          <table:table-cell office:value-type="float" office:value="2">
            <text:p>2,0000</text:p>
          </table:table-cell>
          <table:table-cell office:value-type="float" office:value="2.01783615490236">
            <text:p>2,0178</text:p>
          </table:table-cell>
          <table:table-cell office:value-type="float" office:value="7.92620759576336">
            <text:p>7,9262</text:p>
          </table:table-cell>
          <table:table-cell office:value-type="float" office:value="23.6113362610882">
            <text:p>23,6113</text:p>
          </table:table-cell>
          <table:table-cell table:number-columns-repeated="1020"/>
        </table:table-row>
        <table:table-row table:style-name="ro1" table:number-rows-repeated="65433">
          <table:table-cell table:number-columns-repeated="1024"/>
        </table:table-row>
        <table:table-row table:style-name="ro1">
          <table:table-cell table:number-columns-repeated="1024"/>
        </table:table-row>
      </table:table>
      <table:table table:name="ГРАФИКИ_Yn(X)" table:style-name="ta1" table:print="false">
        <table:table-column table:style-name="co1" table:default-cell-style-name="Default"/>
        <table:table-row table:style-name="ro1">
          <table:table-cell/>
        </table:table-row>
        <table:table-row table:style-name="ro1">
          <table:table-cell>
            <draw:frame table:end-cell-address="'ГРАФИКИ_Yn(X)'.H21" table:end-x="1.945cm" table:end-y="0.254cm" draw:z-index="0" draw:style-name="gr5" svg:width="17.28cm" svg:height="8.825cm" svg:x="0.471cm" svg:y="0.01cm">
              <draw:object draw:notify-on-update-of-ranges="РЕЗУЛЬТАТЫ_РАСЧЕТОВ.A2:РЕЗУЛЬТАТЫ_РАСЧЕТОВ.A102 РЕЗУЛЬТАТЫ_РАСЧЕТОВ.B1:РЕЗУЛЬТАТЫ_РАСЧЕТОВ.B1 РЕЗУЛЬТАТЫ_РАСЧЕТОВ.B2:РЕЗУЛЬТАТЫ_РАСЧЕТОВ.B102 РЕЗУЛЬТАТЫ_РАСЧЕТОВ.A2:РЕЗУЛЬТАТЫ_РАСЧЕТОВ.A102 РЕЗУЛЬТАТЫ_РАСЧЕТОВ.C1:РЕЗУЛЬТАТЫ_РАСЧЕТОВ.C1 РЕЗУЛЬТАТЫ_РАСЧЕТОВ.C2:РЕЗУЛЬТАТЫ_РАСЧЕТОВ.C102 РЕЗУЛЬТАТЫ_РАСЧЕТОВ.A2:РЕЗУЛЬТАТЫ_РАСЧЕТОВ.A102 РЕЗУЛЬТАТЫ_РАСЧЕТОВ.D1:РЕЗУЛЬТАТЫ_РАСЧЕТОВ.D1 РЕЗУЛЬТАТЫ_РАСЧЕТОВ.D2:РЕЗУЛЬТАТЫ_РАСЧЕТОВ.D102" xlink:href="./Object 1" xlink:type="simple" xlink:show="embed" xlink:actuate="onLoad"/>
              <draw:image xlink:href="./ObjectReplacements/Object 1" xlink:type="simple" xlink:show="embed" xlink:actuate="onLoad"/>
            </draw:frame>
          </table:table-cell>
        </table:table-row>
      </table:table>
      <table:table table:name="ГЕОМЕТРИЯ" table:style-name="ta1" table:print="false">
        <office:forms form:automatic-focus="false" form:apply-design-mode="false">
          <form:form form:name="Standart" form:apply-filter="true" form:command-type="table" form:control-implementation="ooo:com.sun.star.form.component.Form" office:target-frame="" xlink:href="">
            <form:button form:name="PushButton" form:control-implementation="ooo:com.sun.star.form.component.CommandButton" form:id="control4" form:label="Кнопка"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TRASSA_MODULE.TRASSA?language=Basic&amp;location=document"/>
              </office:event-listeners>
            </form:button>
            <form:button form:name="KOLESA_Button" form:control-implementation="ooo:com.sun.star.form.component.CommandButton" form:id="control5" form:label="KO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КОЛЕСА. РАСЧЕТ ПАРАМЕТРОВ"/>
              </form:properties>
            </form:button>
            <form:button form:name="RULEVOE_Button" form:control-implementation="ooo:com.sun.star.form.component.CommandButton" form:id="control6" form:label="RUL" office:target-frame="" xlink:href="" form:image-data="" form:delay-for-repeat="PT0.50S" form:image-position="center">
              <form:properties>
                <form:property form:property-name="DefaultControl" office:value-type="string" office:string-value="com.sun.star.form.control.CommandButton"/>
                <form:property form:property-name="HelpText" office:value-type="string" office:string-value="РУЛЕВОЕ УПРАВЛЕНИЕ. РАСЧЕТ ПАРАМЕТРОВ"/>
              </form:properties>
            </form:button>
          </form:form>
        </office:forms>
        <table:table-column table:style-name="co20" table:default-cell-style-name="ce58"/>
        <table:table-column table:style-name="co22" table:default-cell-style-name="ce58"/>
        <table:table-column table:style-name="co23" table:default-cell-style-name="ce58"/>
        <table:table-column table:style-name="co37" table:default-cell-style-name="ce58"/>
        <table:table-column table:style-name="co38" table:number-columns-repeated="9" table:default-cell-style-name="ce58"/>
        <table:table-column table:style-name="co39" table:default-cell-style-name="ce58"/>
        <table:table-column table:style-name="co40" table:default-cell-style-name="ce58"/>
        <table:table-column table:style-name="co41" table:default-cell-style-name="ce58"/>
        <table:table-column table:style-name="co42" table:default-cell-style-name="ce58"/>
        <table:table-column table:style-name="co43" table:default-cell-style-name="ce58"/>
        <table:table-column table:style-name="co42" table:default-cell-style-name="ce58"/>
        <table:table-column table:style-name="co44" table:default-cell-style-name="ce58"/>
        <table:table-column table:style-name="co37" table:number-columns-repeated="2" table:default-cell-style-name="ce58"/>
        <table:table-column table:style-name="co45" table:number-columns-repeated="2" table:default-cell-style-name="ce58"/>
        <table:table-column table:style-name="co37" table:number-columns-repeated="2" table:default-cell-style-name="ce58"/>
        <table:table-column table:style-name="co46" table:number-columns-repeated="2" table:default-cell-style-name="ce58"/>
        <table:table-column table:style-name="co47" table:default-cell-style-name="ce58"/>
        <table:table-column table:style-name="co46" table:default-cell-style-name="ce58"/>
        <table:table-column table:style-name="co37" table:default-cell-style-name="ce58"/>
        <table:table-column table:style-name="co48" table:number-columns-repeated="3" table:default-cell-style-name="ce58"/>
        <table:table-column table:style-name="co49" table:default-cell-style-name="ce58"/>
        <table:table-column table:style-name="co46" table:default-cell-style-name="ce58"/>
        <table:table-column table:style-name="co21" table:default-cell-style-name="ce58"/>
        <table:table-column table:style-name="co50" table:default-cell-style-name="ce58"/>
        <table:table-column table:style-name="co51" table:default-cell-style-name="ce58"/>
        <table:table-column table:style-name="co1" table:number-columns-repeated="983" table:default-cell-style-name="ce58"/>
        <table:table-column table:style-name="co1" table:number-columns-repeated="2" table:default-cell-style-name="ce57"/>
        <table:table-row table:style-name="ro5">
          <table:table-cell table:style-name="ce54" office:value-type="string">
            <office:annotation draw:style-name="gr4" draw:text-style-name="P4" svg:width="3.724cm" svg:height="0.991cm" svg:x="1.668cm" svg:y="0cm" draw:caption-point-x="-0.61cm" draw:caption-point-y="0.01cm">
              <dc:date>2010-01-26T00:00:00</dc:date>
              <text:p text:style-name="P4"><text:span text:style-name="T1">Размерность координат точек [мм]</text:span></text:p>
            </office:annotation>
            <text:p>n<text:span text:style-name="T4">os</text:span><text:span text:style-name="T5">=</text:span></text:p>
          </table:table-cell>
          <table:table-cell table:style-name="ce59" office:value-type="float" office:value="2">
            <office:annotation draw:style-name="gr8" draw:text-style-name="P4" svg:width="2.885cm" svg:height="0.991cm" svg:x="3.234cm" svg:y="0cm" draw:caption-point-x="-0.61cm" draw:caption-point-y="0.01cm">
              <dc:date>2010-01-25T00:00:00</dc:date>
              <text:p text:style-name="P4"><text:span text:style-name="T1">Число осей автомобиля</text:span></text:p>
            </office:annotation>
            <text:p>2</text:p>
          </table:table-cell>
          <table:table-cell table:style-name="ce63" office:value-type="string">
            <text:p>k<text:span text:style-name="T4">no</text:span></text:p>
            <draw:control table:end-cell-address="ГЕОМЕТРИЯ.C1" table:end-x="0.801cm" table:end-y="0.48cm" draw:z-index="1" draw:name="KOLESA" draw:style-name="gr7" draw:text-style-name="P5" svg:width="0.731cm" svg:height="0.426cm" svg:x="0.07cm" svg:y="0.054cm" draw:control="control5"/>
          </table:table-cell>
          <table:table-cell table:style-name="ce60" office:value-type="string">
            <office:annotation draw:style-name="gr4" draw:text-style-name="P4" svg:width="3.615cm" svg:height="0.991cm" svg:x="4.794cm" svg:y="0cm" draw:caption-point-x="-0.61cm" draw:caption-point-y="0.01cm">
              <dc:date>2010-05-28T00:00:00</dc:date>
              <text:p text:style-name="P4"><text:span text:style-name="T1">[м], радиус накачанной шины</text:span></text:p>
            </office:annotation>
            <text:p>R<text:span text:style-name="T4">ш</text:span></text:p>
          </table:table-cell>
          <table:table-cell table:style-name="ce60" office:value-type="string">
            <text:p>kol<text:span text:style-name="T4">0</text:span></text:p>
          </table:table-cell>
          <table:table-cell table:style-name="ce60" office:value-type="string">
            <text:p>kol<text:span text:style-name="T4">1</text:span></text:p>
          </table:table-cell>
          <table:table-cell table:style-name="ce60" office:value-type="string">
            <text:p>kol<text:span text:style-name="T4">2</text:span></text:p>
          </table:table-cell>
          <table:table-cell table:style-name="ce60" office:value-type="string">
            <text:p>kol<text:span text:style-name="T4">3</text:span></text:p>
          </table:table-cell>
          <table:table-cell table:style-name="ce60" office:value-type="string">
            <text:p>kol<text:span text:style-name="T4">4</text:span></text:p>
          </table:table-cell>
          <table:table-cell table:style-name="ce60" office:value-type="string">
            <text:p>kol<text:span text:style-name="T4">5</text:span></text:p>
          </table:table-cell>
          <table:table-cell table:style-name="ce60" office:value-type="string">
            <text:p>kol<text:span text:style-name="T4">6</text:span></text:p>
          </table:table-cell>
          <table:table-cell table:style-name="ce60" office:value-type="string">
            <text:p>kol<text:span text:style-name="T4">7</text:span></text:p>
          </table:table-cell>
          <table:table-cell table:style-name="ce60" office:value-type="string">
            <text:p>kol<text:span text:style-name="T4">8</text:span></text:p>
          </table:table-cell>
          <table:table-cell table:style-name="ce60" office:value-type="string">
            <office:annotation draw:style-name="gr8" draw:text-style-name="P4" svg:width="2.885cm" svg:height="0.991cm" svg:x="13.133cm" svg:y="0cm" draw:caption-point-x="-0.61cm" draw:caption-point-y="0.01cm">
              <dc:date>2010-01-26T00:00:00</dc:date>
              <text:p text:style-name="P4"><text:span text:style-name="T1">[м], радиус ступицы колеса</text:span></text:p>
            </office:annotation>
            <text:p>R<text:span text:style-name="T4">s</text:span></text:p>
          </table:table-cell>
          <table:table-cell table:style-name="ce64" office:value-type="string">
            <office:annotation draw:style-name="gr4" draw:text-style-name="P4" svg:width="3.378cm" svg:height="0.991cm" svg:x="13.704cm" svg:y="0cm" draw:caption-point-x="-0.61cm" draw:caption-point-y="0.01cm">
              <dc:date>2010-02-03T00:00:00</dc:date>
              <text:p text:style-name="P4"><text:span text:style-name="T1">[кг/м</text:span><text:span text:style-name="T18">^3</text:span><text:span text:style-name="T1">], плотность материала шины</text:span></text:p>
            </office:annotation>
            <text:p>ρ<text:span text:style-name="T4">ш</text:span></text:p>
          </table:table-cell>
          <table:table-cell table:style-name="ce64" office:value-type="string">
            <office:annotation draw:style-name="gr4" draw:text-style-name="P4" svg:width="3.473cm" svg:height="0.991cm" svg:x="14.312cm" svg:y="0cm" draw:caption-point-x="-0.61cm" draw:caption-point-y="0.01cm">
              <dc:date>2010-02-03T00:00:00</dc:date>
              <text:p text:style-name="P4"><text:span text:style-name="T1">[кг/м</text:span><text:span text:style-name="T18">^3</text:span><text:span text:style-name="T1">], плотность материала ступицы</text:span></text:p>
            </office:annotation>
            <text:p>ρ<text:span text:style-name="T4">s</text:span></text:p>
          </table:table-cell>
          <table:table-cell table:style-name="ce60" office:value-type="string">
            <office:annotation draw:style-name="gr4" draw:text-style-name="P4" svg:width="2.885cm" svg:height="0.991cm" svg:x="14.994cm" svg:y="0cm" draw:caption-point-x="-0.61cm" draw:caption-point-y="0.01cm">
              <dc:date>2010-01-26T00:00:00</dc:date>
              <text:p text:style-name="P4"><text:span text:style-name="T1">[кг], масса шины</text:span></text:p>
            </office:annotation>
            <text:p>m<text:span text:style-name="T4">ш</text:span></text:p>
          </table:table-cell>
          <table:table-cell table:style-name="ce60" office:value-type="string">
            <office:annotation draw:style-name="gr8" draw:text-style-name="P4" svg:width="2.885cm" svg:height="0.991cm" svg:x="15.619cm" svg:y="0cm" draw:caption-point-x="-0.61cm" draw:caption-point-y="0.01cm">
              <dc:date>2010-01-26T00:00:00</dc:date>
              <text:p text:style-name="P4"><text:span text:style-name="T1">[кг], масса ступицы колеса</text:span></text:p>
            </office:annotation>
            <text:p>m<text:span text:style-name="T4">s</text:span></text:p>
          </table:table-cell>
          <table:table-cell table:style-name="ce60" office:value-type="string">
            <office:annotation draw:style-name="gr8" draw:text-style-name="P4" svg:width="3.591cm" svg:height="1.386cm" svg:x="16.301cm" svg:y="0cm" draw:caption-point-x="-0.61cm" draw:caption-point-y="0.01cm">
              <dc:date>2010-01-26T00:00:00</dc:date>
              <text:p text:style-name="P4"><text:span text:style-name="T1">[кг], дополнительная масса колеса</text:span></text:p>
            </office:annotation>
            <text:p>m<text:span text:style-name="T4">ko+</text:span></text:p>
          </table:table-cell>
          <table:table-cell table:style-name="ce60" office:value-type="string">
            <office:annotation draw:style-name="gr6" draw:text-style-name="P4" svg:width="3.191cm" svg:height="0.596cm" svg:x="17.148cm" svg:y="0cm" draw:caption-point-x="-0.61cm" draw:caption-point-y="0.01cm">
              <dc:date>2010-02-03T00:00:00</dc:date>
              <text:p text:style-name="P4"><text:span text:style-name="T1">[кг], <text:s/>масса колеса</text:span></text:p>
            </office:annotation>
            <text:p>m<text:span text:style-name="T4">ko</text:span></text:p>
          </table:table-cell>
          <table:table-cell table:style-name="ce60" office:value-type="string">
            <office:annotation draw:style-name="gr8" draw:text-style-name="P4" svg:width="2.895cm" svg:height="0.991cm" svg:x="17.844cm" svg:y="0cm" draw:caption-point-x="-0.61cm" draw:caption-point-y="0.01cm">
              <dc:date>2010-02-03T00:00:00</dc:date>
              <text:p text:style-name="P4"><text:span text:style-name="T1">[кг*м^2], момент инерции шины</text:span></text:p>
            </office:annotation>
            <text:p>J<text:span text:style-name="T4">ш</text:span></text:p>
          </table:table-cell>
          <table:table-cell table:style-name="ce60" office:value-type="string">
            <office:annotation draw:style-name="gr4" draw:text-style-name="P4" svg:width="3.134cm" svg:height="0.991cm" svg:x="18.54cm" svg:y="0cm" draw:caption-point-x="-0.61cm" draw:caption-point-y="0.01cm">
              <dc:date>2010-02-03T00:00:00</dc:date>
              <text:p text:style-name="P4"><text:span text:style-name="T1">[кг*м^2], момент инерции ступицы</text:span></text:p>
            </office:annotation>
            <text:p>J<text:span text:style-name="T4">s</text:span></text:p>
          </table:table-cell>
          <table:table-cell table:style-name="ce60" office:value-type="string">
            <office:annotation draw:style-name="gr4" draw:text-style-name="P4" svg:width="4.388cm" svg:height="0.991cm" svg:x="19.529cm" svg:y="0cm" draw:caption-point-x="-0.61cm" draw:caption-point-y="0.01cm">
              <dc:date>2010-02-03T00:00:00</dc:date>
              <text:p text:style-name="P4"><text:span text:style-name="T1">[кг*м^2], момент инерции колеса, дополнительный</text:span></text:p>
            </office:annotation>
            <text:p>J<text:span text:style-name="T4">ko+</text:span></text:p>
          </table:table-cell>
          <table:table-cell table:style-name="ce60" office:value-type="string">
            <office:annotation draw:style-name="gr8" draw:text-style-name="P4" svg:width="2.895cm" svg:height="0.991cm" svg:x="20.518cm" svg:y="0cm" draw:caption-point-x="-0.61cm" draw:caption-point-y="0.01cm">
              <dc:date>2010-02-03T00:00:00</dc:date>
              <text:p text:style-name="P4"><text:span text:style-name="T1">[кг*м^2], момент инерции колеса</text:span></text:p>
            </office:annotation>
            <text:p>J<text:span text:style-name="T4">ko</text:span></text:p>
          </table:table-cell>
          <table:table-cell table:style-name="ce60" office:value-type="string">
            <office:annotation draw:style-name="gr4" draw:text-style-name="P4" svg:width="3.231cm" svg:height="0.991cm" svg:x="21.214cm" svg:y="0cm" draw:caption-point-x="-0.61cm" draw:caption-point-y="0.01cm">
              <dc:date>2010-01-26T00:00:00</dc:date>
              <text:p text:style-name="P4"><text:span text:style-name="T1">[Н/м], жесткость шины (начальная)</text:span></text:p>
            </office:annotation>
            <text:p>C<text:span text:style-name="T4">ш</text:span></text:p>
          </table:table-cell>
          <table:table-cell table:style-name="ce60" office:value-type="string">
            <office:annotation draw:style-name="gr4" draw:text-style-name="P4" svg:width="3.057cm" svg:height="0.991cm" svg:x="21.91cm" svg:y="0cm" draw:caption-point-x="-0.61cm" draw:caption-point-y="0.01cm">
              <dc:date>2010-01-26T00:00:00</dc:date>
              <text:p text:style-name="P4"><text:span text:style-name="T1">[Н/м], жесткость шины (конечная)</text:span></text:p>
            </office:annotation>
            <text:p>C<text:span text:style-name="T4">ш</text:span></text:p>
          </table:table-cell>
          <table:table-cell table:style-name="ce60" office:value-type="string">
            <office:annotation draw:style-name="gr4" draw:text-style-name="P4" svg:width="4.936cm" svg:height="0.991cm" svg:x="22.569cm" svg:y="0cm" draw:caption-point-x="-0.61cm" draw:caption-point-y="0.01cm">
              <dc:date>2010-01-26T00:00:00</dc:date>
              <text:p text:style-name="P4"><text:span text:style-name="T1">[Н/м], жесткость шины (после полной деформации)</text:span></text:p>
            </office:annotation>
            <text:p>C<text:span text:style-name="T4">ш</text:span></text:p>
          </table:table-cell>
          <table:table-cell table:style-name="ce60" office:value-type="string">
            <office:annotation draw:style-name="gr8" draw:text-style-name="P4" svg:width="2.885cm" svg:height="0.991cm" svg:x="23.228cm" svg:y="0cm" draw:caption-point-x="-0.61cm" draw:caption-point-y="0.01cm">
              <dc:date>2010-01-25T00:00:00</dc:date>
              <text:p text:style-name="P4"><text:span text:style-name="T1">Координата X центра колеса</text:span></text:p>
            </office:annotation>
            <text:p>X<text:span text:style-name="T4">ko</text:span></text:p>
          </table:table-cell>
          <table:table-cell table:style-name="ce60" office:value-type="string">
            <office:annotation draw:style-name="gr8" draw:text-style-name="P4" svg:width="2.885cm" svg:height="0.991cm" svg:x="23.942cm" svg:y="0cm" draw:caption-point-x="-0.61cm" draw:caption-point-y="0.01cm">
              <dc:date>2010-01-25T00:00:00</dc:date>
              <text:p text:style-name="P4"><text:span text:style-name="T1">Координата Y центра колеса</text:span></text:p>
            </office:annotation>
            <text:p>Y<text:span text:style-name="T4">ko</text:span></text:p>
          </table:table-cell>
          <table:table-cell table:style-name="ce60" office:value-type="string">
            <office:annotation draw:style-name="gr8" draw:text-style-name="P4" svg:width="2.885cm" svg:height="0.991cm" svg:x="24.601cm" svg:y="0cm" draw:caption-point-x="-0.61cm" draw:caption-point-y="0.01cm">
              <dc:date>2010-01-25T00:00:00</dc:date>
              <text:p text:style-name="P4"><text:span text:style-name="T1">Координата Z центра колеса</text:span></text:p>
            </office:annotation>
            <text:p>Z<text:span text:style-name="T4">ko</text:span></text:p>
          </table:table-cell>
          <table:table-cell table:style-name="ce61" office:value-type="string">
            <text:p>Z<text:span text:style-name="T4">op</text:span></text:p>
          </table:table-cell>
          <table:table-cell table:style-name="ce61" office:value-type="string">
            <text:p>S<text:span text:style-name="T4">amo</text:span></text:p>
          </table:table-cell>
          <table:table-cell table:style-name="ce61" office:value-type="string">
            <office:annotation draw:style-name="gr8" draw:text-style-name="P4" svg:width="4.425cm" svg:height="1.386cm" svg:x="26.91cm" svg:y="0cm" draw:caption-point-x="-0.61cm" draw:caption-point-y="0.01cm">
              <dc:date>2010-01-26T00:00:00</dc:date>
              <text:p text:style-name="P4"><text:span text:style-name="T1">[Н/м], жесткость амортизатора <text:s/>(начальная)</text:span></text:p>
            </office:annotation>
            <text:p>C<text:span text:style-name="T4">amo</text:span></text:p>
          </table:table-cell>
          <table:table-cell table:style-name="ce61" office:value-type="string">
            <office:annotation draw:style-name="gr8" draw:text-style-name="P4" svg:width="4.425cm" svg:height="1.386cm" svg:x="27.716cm" svg:y="0cm" draw:caption-point-x="-0.61cm" draw:caption-point-y="0.01cm">
              <dc:date>2010-01-26T00:00:00</dc:date>
              <text:p text:style-name="P4"><text:span text:style-name="T1">[Н/м], жесткость амортизатора <text:s/>(конечная)</text:span></text:p>
            </office:annotation>
            <text:p>C<text:span text:style-name="T4">amo</text:span></text:p>
          </table:table-cell>
          <table:table-cell table:style-name="ce61" office:value-type="string">
            <text:p>C<text:span text:style-name="T4">amo</text:span></text:p>
          </table:table-cell>
          <table:table-cell table:style-name="ce61" office:value-type="string">
            <text:p>M<text:span text:style-name="T4">k</text:span></text:p>
          </table:table-cell>
          <table:table-cell table:style-name="ce67" office:value-type="string">
            <office:annotation draw:style-name="gr4" draw:text-style-name="P4" svg:width="3.314cm" svg:height="0.991cm" svg:x="29.66cm" svg:y="0cm" draw:caption-point-x="-0.61cm" draw:caption-point-y="0.01cm">
              <dc:date>2010-01-26T00:00:00</dc:date>
              <text:p text:style-name="P4"><text:span text:style-name="T1">1-поворачиваемое</text:span></text:p>
              <text:p text:style-name="P4"><text:span text:style-name="T1">0-неуправляемое</text:span></text:p>
            </office:annotation>
            <text:p>≈</text:p>
          </table:table-cell>
          <table:table-cell table:style-name="ce60" office:value-type="string">
            <office:annotation draw:style-name="gr8" draw:text-style-name="P4" svg:width="2.312cm" svg:height="0.991cm" svg:x="30.245cm" svg:y="0cm" draw:caption-point-x="-0.61cm" draw:caption-point-y="0.01cm">
              <dc:date>2010-01-26T00:00:00</dc:date>
              <text:p text:style-name="P4"><text:span text:style-name="T1">Номер неровностей</text:span></text:p>
            </office:annotation>
            <text:p>n<text:span text:style-name="T4">n</text:span></text:p>
          </table:table-cell>
          <table:table-cell table:number-columns-repeated="986"/>
        </table:table-row>
        <table:table-row table:style-name="ro5">
          <table:table-cell table:style-name="ce54" office:value-type="string">
            <office:annotation draw:style-name="gr8" draw:text-style-name="P4" svg:width="2.885cm" svg:height="0.596cm" svg:x="1.668cm" svg:y="1.52cm" draw:caption-point-x="-0.61cm" draw:caption-point-y="-0.934cm">
              <dc:date>2010-01-25T00:00:00</dc:date>
              <text:p text:style-name="P4"><text:span text:style-name="T1">Число колес</text:span></text:p>
            </office:annotation>
            <text:p>n<text:span text:style-name="T4">k</text:span><text:span text:style-name="T5">=</text:span></text:p>
          </table:table-cell>
          <table:table-cell table:style-name="ce60" table:formula="of:=[.B1]*2" office:value-type="float" office:value="4">
            <text:p>4</text:p>
          </table:table-cell>
          <table:table-cell table:style-name="ce57"/>
          <table:table-cell office:value-type="float" office:value="0.5">
            <text:p>0,5</text:p>
          </table:table-cell>
          <table:table-cell office:value-type="float" office:value="0.3">
            <text:p>0,3</text:p>
          </table:table-cell>
          <table:table-cell office:value-type="float" office:value="0.1">
            <text:p>0,1</text:p>
          </table:table-cell>
          <table:table-cell table:number-columns-repeated="5" office:value-type="float" office:value="0.01">
            <text:p>0,01</text:p>
          </table:table-cell>
          <table:table-cell table:number-columns-repeated="2" office:value-type="float" office:value="0.5">
            <text:p>0,5</text:p>
          </table:table-cell>
          <table:table-cell table:style-name="ce60" table:formula="of:=[.D2]*[.E2]" office:value-type="float" office:value="0.15">
            <text:p>0,15</text:p>
          </table:table-cell>
          <table:table-cell office:value-type="float" office:value="100">
            <text:p>100</text:p>
          </table:table-cell>
          <table:table-cell office:value-type="float" office:value="2500">
            <text:p>2500</text:p>
          </table:table-cell>
          <table:table-cell table:style-name="ce65" table:formula="of:=[.O2]*(PI()*[.D2]*[.L2]*([.D2]^2-([.D2]-[.D2]*[.F2])^2)+PI()*([.N2]+[.D2]*[.H2])^2*[.D2]*[.L2]-PI()*[.N2]^2*[.D2]*[.L2]+2*(PI()*([.D2]-[.D2]*[.F2])^2*[.D2]*[.G2]-PI()*([.N2]+[.D2]*[.H2])^2*[.D2]*[.G2]))" office:value-type="float" office:value="4.41111024490543">
            <text:p>4,41</text:p>
          </table:table-cell>
          <table:table-cell table:style-name="ce65" table:formula="of:=[.P2]*(PI()*[.N2]^2*[.D2]*[.J2]+PI()*[.N2]^2*[.D2]*[.K2]+PI()*[.D2]*[.M2]*([.N2]^2-([.N2]-[.D2]*[.I2])^2))" office:value-type="float" office:value="4.66330159517235">
            <text:p>4,66</text:p>
          </table:table-cell>
          <table:table-cell table:style-name="ce66" office:value-type="float" office:value="3">
            <text:p>3,00</text:p>
          </table:table-cell>
          <table:table-cell table:style-name="ce65" table:formula="of:=[.Q2]+[.R2]+[.S2]" office:value-type="float" office:value="12.0744118400778">
            <text:p>12,07</text:p>
          </table:table-cell>
          <table:table-cell table:style-name="ce65" table:formula="of:=[.O2]/2*(PI()*[.D2]*[.L2]*([.D2]^2-([.D2]-[.D2]*[.F2])^2)*([.D2]^2+([.D2]-[.D2]*[.F2])^2)+2*PI()*[.D2]*[.G2]*(([.D2]-[.D2]*[.F2])^2-([.N2]+[.D2]*[.H2])^2)*([.D2]^2+[.N2]^2)+PI()*[.D2]*[.L2]*(([.N2]+[.D2]*[.H2])^2-[.N2]^2))" office:value-type="float" office:value="0.980338994465986">
            <text:p>0,98</text:p>
          </table:table-cell>
          <table:table-cell table:style-name="ce65" table:formula="of:=[.P2]/2*(PI()*[.N2]^2*[.D2]*[.J2]*([.N2]-[.D2]*[.I2])^2+PI()*[.D2]*[.M2]*([.N2]^2-([.N2]-[.D2]*[.I2])^2)*([.N2]^2+([.N2]-[.D2]*[.I2])^2)+PI()*[.N2]^2*[.D2]*[.K2]*([.N2]-[.D2]*[.I2])^2)" office:value-type="float" office:value="0.0816047099539404">
            <text:p>0,08</text:p>
          </table:table-cell>
          <table:table-cell table:style-name="ce66" office:value-type="float" office:value="2">
            <text:p>2,00</text:p>
          </table:table-cell>
          <table:table-cell table:style-name="ce65" table:formula="of:=[.U2]+[.V2]+[.W2]" office:value-type="float" office:value="3.06194370441993">
            <text:p>3,06</text:p>
          </table:table-cell>
          <table:table-cell table:number-columns-repeated="3"/>
          <table:table-cell table:style-name="ce62" office:value-type="float" office:value="1">
            <text:p>1</text:p>
          </table:table-cell>
          <table:table-cell table:style-name="ce62" office:value-type="float" office:value="1">
            <text:p>1</text:p>
          </table:table-cell>
          <table:table-cell office:value-type="float" office:value="2">
            <text:p>2</text:p>
          </table:table-cell>
          <table:table-cell office:value-type="float" office:value="9">
            <text:p>9</text:p>
          </table:table-cell>
          <table:table-cell table:style-name="ce61" table:formula="of:=[.AE2]-[.AD2]" office:value-type="float" office:value="7">
            <text:p>7</text:p>
          </table:table-cell>
          <table:table-cell table:number-columns-repeated="5"/>
          <table:table-cell office:value-type="float" office:value="1">
            <text:p>1</text:p>
          </table:table-cell>
          <table:table-cell table:number-columns-repeated="986"/>
        </table:table-row>
        <table:table-row table:style-name="ro5">
          <table:table-cell table:style-name="ce54" office:value-type="string">
            <office:annotation draw:style-name="gr8" draw:text-style-name="P4" svg:width="2.514cm" svg:height="0.596cm" svg:x="1.668cm" svg:y="3.35cm" draw:caption-point-x="-0.61cm" draw:caption-point-y="-2.188cm">
              <dc:date>2010-01-26T00:00:00</dc:date>
              <text:p text:style-name="P4"><text:span text:style-name="T1">Номер дороги</text:span></text:p>
            </office:annotation>
            <text:p>n<text:span text:style-name="T4">d</text:span><text:span text:style-name="T5">=</text:span></text:p>
          </table:table-cell>
          <table:table-cell office:value-type="float" office:value="1">
            <text:p>1</text:p>
          </table:table-cell>
          <table:table-cell table:number-columns-repeated="35"/>
          <table:table-cell office:value-type="float" office:value="3">
            <text:p>3</text:p>
          </table:table-cell>
          <table:table-cell table:number-columns-repeated="986"/>
        </table:table-row>
        <table:table-row table:style-name="ro5">
          <table:table-cell table:style-name="ce55" office:value-type="string">
            <office:annotation draw:style-name="gr6" draw:text-style-name="P4" svg:width="3.332cm" svg:height="0.596cm" svg:x="1.894cm" svg:y="2.54cm" draw:caption-point-x="-0.836cm" draw:caption-point-y="-0.801cm">
              <dc:date>2010-05-28T00:00:00</dc:date>
              <text:p text:style-name="P4"><text:span text:style-name="T1">[кг], масса корпуса</text:span></text:p>
            </office:annotation>
            <text:p>m<text:span text:style-name="T4">k</text:span><text:span text:style-name="T5">=</text:span></text:p>
          </table:table-cell>
          <table:table-cell office:value-type="float" office:value="1000">
            <text:p>1000</text:p>
          </table:table-cell>
          <table:table-cell table:number-columns-repeated="35"/>
          <table:table-cell office:value-type="float" office:value="1">
            <text:p>1</text:p>
          </table:table-cell>
          <table:table-cell>
            <draw:control table:end-cell-address="ГЕОМЕТРИЯ.AN20" table:end-x="0.56cm" table:end-y="0.23cm" draw:z-index="0" draw:text-style-name="P5" svg:width="1.461cm" svg:height="8.946cm" svg:x="0.111cm" svg:y="0.506cm" draw:control="control4"/>
          </table:table-cell>
          <table:table-cell table:number-columns-repeated="985"/>
        </table:table-row>
        <table:table-row table:style-name="ro5">
          <table:table-cell table:style-name="ce55" office:value-type="string">
            <office:annotation draw:style-name="gr8" draw:text-style-name="P4" svg:width="2.899cm" svg:height="2.176cm" svg:x="1.668cm" svg:y="0.803cm" draw:caption-point-x="-0.61cm" draw:caption-point-y="1.512cm">
              <dc:date>2010-07-09T00:00:00</dc:date>
              <text:p text:style-name="P4"><text:span text:style-name="T1">[кг*м^2], момент инерции корпуса относительно оси</text:span></text:p>
            </office:annotation>
            <text:p>J<text:span text:style-name="T4">vert</text:span><text:span text:style-name="T5">=</text:span></text:p>
          </table:table-cell>
          <table:table-cell table:style-name="ce61" table:formula="of:=1/24*[.B4]*(([.B10]^2+[.B11]^2)^2+([.B12]^2+[.B13]^2)^2)^0.5" office:value-type="float" office:value="32.7368506256923">
            <text:p>32,7369</text:p>
          </table:table-cell>
          <table:table-cell table:number-columns-repeated="1022"/>
        </table:table-row>
        <table:table-row table:style-name="ro5">
          <table:table-cell table:style-name="ce55" office:value-type="string">
            <text:p>J<text:span text:style-name="T4">pop</text:span><text:span text:style-name="T5">=</text:span></text:p>
          </table:table-cell>
          <table:table-cell table:style-name="ce61" table:formula="of:=1/24*[.B4]*(([.B8]^2+[.B9]^2)^2+([.B12]^2+[.B13]^2)^2)^0.5" office:value-type="float" office:value="50.3460248899774">
            <text:p>50,346</text:p>
          </table:table-cell>
          <table:table-cell table:number-columns-repeated="1022"/>
        </table:table-row>
        <table:table-row table:style-name="ro5">
          <table:table-cell table:style-name="ce55" office:value-type="string">
            <text:p>J<text:span text:style-name="T4">prod</text:span><text:span text:style-name="T5">=</text:span></text:p>
          </table:table-cell>
          <table:table-cell table:style-name="ce61" table:formula="of:=1/24*[.B4]*(([.B8]^2+[.B9]^2)^2+([.B10]^2+[.B11]^2)^2)^0.5" office:value-type="float" office:value="49.3798345031204">
            <text:p>49,3798</text:p>
          </table:table-cell>
          <table:table-cell table:number-columns-repeated="1022"/>
        </table:table-row>
        <table:table-row table:style-name="ro5">
          <table:table-cell table:style-name="ce54" office:value-type="string">
            <office:annotation draw:style-name="gr8" draw:text-style-name="P4" svg:width="2.899cm" svg:height="1.386cm" svg:x="1.668cm" svg:y="2.532cm" draw:caption-point-x="-0.61cm" draw:caption-point-y="1.512cm">
              <dc:date>2010-07-09T00:00:00</dc:date>
              <text:p text:style-name="P4"><text:span text:style-name="T1">[м], дистанция от центра масс корпуса до края</text:span></text:p>
            </office:annotation>
            <text:p>D<text:span text:style-name="T4">vert1</text:span><text:span text:style-name="T5">=</text:span></text:p>
          </table:table-cell>
          <table:table-cell office:value-type="float" office:value="0.5">
            <text:p>0,5</text:p>
          </table:table-cell>
          <table:table-cell table:number-columns-repeated="1022"/>
        </table:table-row>
        <table:table-row table:style-name="ro5">
          <table:table-cell table:style-name="ce54" office:value-type="string">
            <text:p>D<text:span text:style-name="T4">vert2</text:span><text:span text:style-name="T5">=</text:span></text:p>
          </table:table-cell>
          <table:table-cell office:value-type="float" office:value="0.9">
            <text:p>0,9</text:p>
          </table:table-cell>
          <table:table-cell table:number-columns-repeated="1022"/>
        </table:table-row>
        <table:table-row table:style-name="ro5">
          <table:table-cell table:style-name="ce54" office:value-type="string">
            <text:p>D<text:span text:style-name="T4">pop1</text:span><text:span text:style-name="T5">=</text:span></text:p>
          </table:table-cell>
          <table:table-cell office:value-type="float" office:value="0.2">
            <text:p>0,2</text:p>
          </table:table-cell>
          <table:table-cell table:number-columns-repeated="1022"/>
        </table:table-row>
        <table:table-row table:style-name="ro5">
          <table:table-cell table:style-name="ce54" office:value-type="string">
            <text:p>D<text:span text:style-name="T4">pop2</text:span><text:span text:style-name="T5">=</text:span></text:p>
          </table:table-cell>
          <table:table-cell office:value-type="float" office:value="0.7">
            <text:p>0,7</text:p>
          </table:table-cell>
          <table:table-cell table:number-columns-repeated="1022"/>
        </table:table-row>
        <table:table-row table:style-name="ro5">
          <table:table-cell table:style-name="ce54" office:value-type="string">
            <text:p>D<text:span text:style-name="T4">prod1</text:span><text:span text:style-name="T5">=</text:span></text:p>
          </table:table-cell>
          <table:table-cell office:value-type="float" office:value="0.7">
            <text:p>0,7</text:p>
          </table:table-cell>
          <table:table-cell table:number-columns-repeated="1022"/>
        </table:table-row>
        <table:table-row table:style-name="ro5">
          <table:table-cell table:style-name="ce54" office:value-type="string">
            <text:p>D<text:span text:style-name="T4">prod2</text:span><text:span text:style-name="T5">=</text:span></text:p>
          </table:table-cell>
          <table:table-cell office:value-type="float" office:value="0.3">
            <text:p>0,3</text:p>
          </table:table-cell>
          <table:table-cell table:number-columns-repeated="1022"/>
        </table:table-row>
        <table:table-row table:style-name="ro5">
          <table:table-cell table:style-name="ce55" office:value-type="string">
            <office:annotation draw:style-name="gr9" draw:text-style-name="P4" svg:width="4.46cm" svg:height="2.176cm" svg:x="1.668cm" svg:y="5.99cm" draw:caption-point-x="-0.61cm" draw:caption-point-y="1.513cm">
              <dc:date>2010-07-09T00:00:00</dc:date>
              <text:p text:style-name="P4"><text:span text:style-name="T1">[мм], смещение на продольной оси точки плоскости нулевой пововачиваемости колес от точки центра масс</text:span></text:p>
            </office:annotation>
            <text:p><text:span text:style-name="T6">Δ</text:span><text:span text:style-name="T7">rul0</text:span><text:span text:style-name="T5">=</text:span></text:p>
          </table:table-cell>
          <table:table-cell office:value-type="float" office:value="20">
            <text:p>20</text:p>
          </table:table-cell>
          <table:table-cell table:number-columns-repeated="35"/>
          <table:table-cell office:value-type="float" office:value="3">
            <text:p>3</text:p>
          </table:table-cell>
          <table:table-cell table:number-columns-repeated="986"/>
        </table:table-row>
        <table:table-row table:style-name="ro5">
          <table:table-cell table:style-name="ce56" office:value-type="string">
            <text:p>k<text:span text:style-name="T4">no</text:span></text:p>
            <draw:control table:end-cell-address="ГЕОМЕТРИЯ.A15" table:end-x="0.945cm" table:end-y="0.44cm" draw:z-index="2" draw:name="RULEVOE" draw:style-name="gr7" draw:text-style-name="P5" svg:width="0.731cm" svg:height="0.426cm" svg:x="0.214cm" svg:y="0.014cm" draw:control="control6"/>
          </table:table-cell>
          <table:table-cell table:number-columns-repeated="1023"/>
        </table:table-row>
        <table:table-row table:style-name="ro5">
          <table:table-cell table:style-name="ce55" office:value-type="string">
            <text:p>A<text:span text:style-name="T4">rul</text:span>=</text:p>
          </table:table-cell>
          <table:table-cell office:value-type="float" office:value="7">
            <text:p>7</text:p>
          </table:table-cell>
          <table:table-cell table:number-columns-repeated="1022"/>
        </table:table-row>
        <table:table-row table:style-name="ro5">
          <table:table-cell table:style-name="ce55" office:value-type="string">
            <office:annotation draw:style-name="gr10" draw:text-style-name="P4" svg:width="3.444cm" svg:height="1.386cm" svg:x="1.668cm" svg:y="8.677cm" draw:caption-point-x="-0.61cm" draw:caption-point-y="0.555cm">
              <dc:date>2010-02-06T00:00:00</dc:date>
              <text:p text:style-name="P4"><text:span text:style-name="T1">[м], длина вершины рулевой трапеции</text:span></text:p>
            </office:annotation>
            <text:p>B<text:span text:style-name="T4">rul</text:span>=</text:p>
          </table:table-cell>
          <table:table-cell office:value-type="float" office:value="6">
            <text:p>6</text:p>
          </table:table-cell>
          <table:table-cell table:number-columns-repeated="1022"/>
        </table:table-row>
        <table:table-row table:style-name="ro5">
          <table:table-cell table:style-name="ce55" office:value-type="string">
            <text:p>C<text:span text:style-name="T4">rul</text:span>=</text:p>
          </table:table-cell>
          <table:table-cell office:value-type="float" office:value="3">
            <text:p>3</text:p>
          </table:table-cell>
          <table:table-cell table:number-columns-repeated="1022"/>
        </table:table-row>
        <table:table-row table:style-name="ro5">
          <table:table-cell table:style-name="ce55" office:value-type="string">
            <office:annotation draw:style-name="gr8" draw:text-style-name="P4" svg:width="2.899cm" svg:height="2.571cm" svg:x="1.668cm" svg:y="8.872cm" draw:caption-point-x="-0.61cm" draw:caption-point-y="1.513cm">
              <dc:date>2010-07-09T00:00:00</dc:date>
              <text:p text:style-name="P4"><text:span text:style-name="T1">градус, максимальный конструктивный угол поворота внутреннего колеса</text:span></text:p>
            </office:annotation>
            <text:p><text:span text:style-name="T6">φ</text:span><text:span text:style-name="T7">vmax</text:span><text:span text:style-name="T5">=</text:span></text:p>
          </table:table-cell>
          <table:table-cell table:style-name="ce61" table:formula="of:=(DEGREES(ASIN([.B18]/(([.B18])^2+(([.B16]-[.B17])/2)^2)^0.5))-(DEGREES(ACOS((([.B17]+(([.B18])^2+(([.B16]-[.B17])/2)^2)^0.5)^2+([.B16])^2-((([.B18])^2+(([.B16]-[.B17])/2)^2)^0.5)^2)/(2*([.B17]+(([.B18])^2+(([.B16]-[.B17])/2)^2)^0.5)*([.B16]))))))" office:value-type="float" office:value="64.2458354751729">
            <text:p>64,2458</text:p>
          </table:table-cell>
          <table:table-cell table:number-columns-repeated="1022"/>
        </table:table-row>
        <table:table-row table:style-name="ro5">
          <table:table-cell table:style-name="ce55" office:value-type="string">
            <text:p><text:span text:style-name="T6">φ</text:span><text:span text:style-name="T7">nmax</text:span><text:span text:style-name="T5">=</text:span></text:p>
          </table:table-cell>
          <table:table-cell table:style-name="ce61" table:formula="of:=(DEGREES(ACOS((([.B16])^2+((([.B18])^2+(([.B16]-[.B17])/2)^2)^0.5)^2-([.B17]+(([.B18])^2+(([.B16]-[.B17])/2)^2)^0.5)^2)/(2*([.B16])*((([.B18])^2+(([.B16]-[.B17])/2)^2)^0.5))))-(DEGREES(ASIN([.B18]/(([.B18])^2+(([.B16]-[.B17])/2)^2)^0.5))))" office:value-type="float" office:value="42.9550026895362">
            <text:p>42,955</text:p>
          </table:table-cell>
          <table:table-cell table:number-columns-repeated="1022"/>
        </table:table-row>
        <table:table-row table:style-name="ro5">
          <table:table-cell table:style-name="ce54" office:value-type="string">
            <office:annotation draw:style-name="gr8" draw:text-style-name="P4" svg:width="2.899cm" svg:height="1.386cm" svg:x="1.668cm" svg:y="10.018cm" draw:caption-point-x="-0.61cm" draw:caption-point-y="1.519cm">
              <dc:date>2010-02-07T00:00:00</dc:date>
              <text:p text:style-name="P4"><text:span text:style-name="T1">Координата X центра масс корпуса</text:span></text:p>
            </office:annotation>
            <text:p>X<text:span text:style-name="T4">cm</text:span><text:span text:style-name="T5">=</text:span></text:p>
          </table:table-cell>
          <table:table-cell table:style-name="ce62" office:value-type="float" office:value="100">
            <text:p>100</text:p>
          </table:table-cell>
          <table:table-cell table:number-columns-repeated="1022"/>
        </table:table-row>
        <table:table-row table:style-name="ro5">
          <table:table-cell table:style-name="ce54" office:value-type="string">
            <text:p>Y<text:span text:style-name="T4">cm</text:span><text:span text:style-name="T5">=</text:span></text:p>
          </table:table-cell>
          <table:table-cell table:style-name="ce62" office:value-type="float" office:value="100">
            <text:p>100</text:p>
          </table:table-cell>
          <table:table-cell table:number-columns-repeated="1022"/>
        </table:table-row>
        <table:table-row table:style-name="ro5">
          <table:table-cell table:style-name="ce54" office:value-type="string">
            <office:annotation draw:style-name="gr8" draw:text-style-name="P4" svg:width="2.885cm" svg:height="1.386cm" svg:x="1.668cm" svg:y="19.632cm" draw:caption-point-x="-0.61cm" draw:caption-point-y="-6.942cm">
              <dc:date>2010-01-25T00:00:00</dc:date>
              <text:p text:style-name="P4"><text:span text:style-name="T1">Координата Z центра масс корпуса</text:span></text:p>
            </office:annotation>
            <text:p>Z<text:span text:style-name="T4">cm</text:span><text:span text:style-name="T5">=</text:span></text:p>
          </table:table-cell>
          <table:table-cell table:style-name="ce62" office:value-type="float" office:value="1000">
            <text:p>1000</text:p>
          </table:table-cell>
          <table:table-cell table:number-columns-repeated="1022"/>
        </table:table-row>
        <table:table-row table:style-name="ro5">
          <table:table-cell table:style-name="ce54" office:value-type="string">
            <text:p>X<text:span text:style-name="T4">vert</text:span>=</text:p>
          </table:table-cell>
          <table:table-cell table:style-name="ce60" table:formula="of:=[.B21]" office:value-type="float" office:value="100">
            <text:p>100</text:p>
          </table:table-cell>
          <table:table-cell table:number-columns-repeated="1022"/>
        </table:table-row>
        <table:table-row table:style-name="ro5">
          <table:table-cell table:style-name="ce54" office:value-type="string">
            <text:p><text:span text:style-name="T5">Y</text:span><text:span text:style-name="T4">vert</text:span>=</text:p>
          </table:table-cell>
          <table:table-cell table:style-name="ce60" table:formula="of:=[.B22]" office:value-type="float" office:value="100">
            <text:p>100</text:p>
          </table:table-cell>
          <table:table-cell table:number-columns-repeated="1022"/>
        </table:table-row>
        <table:table-row table:style-name="ro5">
          <table:table-cell table:style-name="ce54" office:value-type="string">
            <text:p><text:span text:style-name="T5">Z</text:span><text:span text:style-name="T4">vert</text:span>=</text:p>
          </table:table-cell>
          <table:table-cell table:style-name="ce60" table:formula="of:=[.B23]+1000" office:value-type="float" office:value="2000">
            <text:p>2000</text:p>
          </table:table-cell>
          <table:table-cell table:number-columns-repeated="1022"/>
        </table:table-row>
        <table:table-row table:style-name="ro5">
          <table:table-cell table:style-name="ce54" office:value-type="string">
            <text:p>X<text:span text:style-name="T4">pop</text:span>=</text:p>
          </table:table-cell>
          <table:table-cell table:style-name="ce60" table:formula="of:=[.B21]" office:value-type="float" office:value="100">
            <text:p>100</text:p>
          </table:table-cell>
          <table:table-cell table:number-columns-repeated="1022"/>
        </table:table-row>
        <table:table-row table:style-name="ro5">
          <table:table-cell table:style-name="ce54" office:value-type="string">
            <text:p><text:span text:style-name="T5">Y</text:span><text:span text:style-name="T4">pop</text:span>=</text:p>
          </table:table-cell>
          <table:table-cell table:style-name="ce60" table:formula="of:=[.B22]+1000" office:value-type="float" office:value="1100">
            <text:p>1100</text:p>
          </table:table-cell>
          <table:table-cell table:number-columns-repeated="1022"/>
        </table:table-row>
        <table:table-row table:style-name="ro5">
          <table:table-cell table:style-name="ce54" office:value-type="string">
            <text:p><text:span text:style-name="T5">Z</text:span><text:span text:style-name="T4">pop</text:span>=</text:p>
          </table:table-cell>
          <table:table-cell table:style-name="ce60" table:formula="of:=[.B23]" office:value-type="float" office:value="1000">
            <text:p>1000</text:p>
          </table:table-cell>
          <table:table-cell table:number-columns-repeated="1022"/>
        </table:table-row>
        <table:table-row table:style-name="ro5">
          <table:table-cell table:style-name="ce54" office:value-type="string">
            <text:p>X<text:span text:style-name="T4">prod</text:span>=</text:p>
          </table:table-cell>
          <table:table-cell table:style-name="ce60" table:formula="of:=[.B21]+1000" office:value-type="float" office:value="1100">
            <text:p>1100</text:p>
          </table:table-cell>
          <table:table-cell table:number-columns-repeated="1022"/>
        </table:table-row>
        <table:table-row table:style-name="ro5">
          <table:table-cell table:style-name="ce54" office:value-type="string">
            <text:p><text:span text:style-name="T5">Y</text:span><text:span text:style-name="T4">prod</text:span>=</text:p>
          </table:table-cell>
          <table:table-cell table:style-name="ce60" table:formula="of:=[.B22]" office:value-type="float" office:value="100">
            <text:p>100</text:p>
          </table:table-cell>
          <table:table-cell table:number-columns-repeated="1022"/>
        </table:table-row>
        <table:table-row table:style-name="ro5">
          <table:table-cell table:style-name="ce54" office:value-type="string">
            <text:p><text:span text:style-name="T5">Z</text:span><text:span text:style-name="T4">prod</text:span>=</text:p>
          </table:table-cell>
          <table:table-cell table:style-name="ce60" table:formula="of:=[.B23]" office:value-type="float" office:value="1000">
            <text:p>1000</text:p>
          </table:table-cell>
          <table:table-cell table:number-columns-repeated="1022"/>
        </table:table-row>
        <table:table-row table:style-name="ro1" table:number-rows-repeated="18">
          <table:table-cell table:style-name="ce57"/>
          <table:table-cell table:number-columns-repeated="1023"/>
        </table:table-row>
        <table:table-row table:style-name="ro1" table:number-rows-repeated="65485">
          <table:table-cell table:number-columns-repeated="1024"/>
        </table:table-row>
        <table:table-row table:style-name="ro1">
          <table:table-cell table:number-columns-repeated="1024"/>
        </table:table-row>
      </table:table>
      <table:table table:name="ДОРОГА" table:style-name="ta1" table:print="false">
        <table:table-column table:style-name="co24" table:default-cell-style-name="ce3"/>
        <table:table-column table:style-name="co25" table:number-columns-repeated="2" table:default-cell-style-name="ce28"/>
        <table:table-column table:style-name="co25" table:number-columns-repeated="2" table:default-cell-style-name="ce27"/>
        <table:table-column table:style-name="co1" table:number-columns-repeated="1019" table:default-cell-style-name="ce3"/>
        <table:table-row table:style-name="ro3">
          <table:table-cell table:style-name="ce27" office:value-type="string">
            <office:annotation draw:style-name="gr6" draw:text-style-name="P4" svg:width="3.497cm" svg:height="0.596cm" svg:x="1.736cm" svg:y="0cm" draw:caption-point-x="-0.61cm" draw:caption-point-y="0.011cm">
              <dc:date>2010-01-26T00:00:00</dc:date>
              <text:p text:style-name="P4"><text:span text:style-name="T1">Номер дороги</text:span></text:p>
            </office:annotation>
            <text:p>n<text:span text:style-name="T4">d</text:span><text:span text:style-name="T8">→</text:span></text:p>
          </table:table-cell>
          <table:table-cell office:value-type="float" office:value="1">
            <text:p>1</text:p>
          </table:table-cell>
          <table:table-cell/>
          <table:table-cell office:value-type="float" office:value="3">
            <text:p>3</text:p>
          </table:table-cell>
          <table:table-cell/>
          <table:table-cell table:style-name="ce27" table:number-columns-repeated="1019"/>
        </table:table-row>
        <table:table-row table:style-name="ro3">
          <table:table-cell office:value-type="string">
            <office:annotation draw:style-name="gr4" draw:text-style-name="P4" svg:width="3.087cm" svg:height="0.991cm" svg:x="1.736cm" svg:y="1.327cm" draw:caption-point-x="-0.61cm" draw:caption-point-y="-0.766cm">
              <dc:date>2010-01-26T00:00:00</dc:date>
              <text:p text:style-name="P4"><text:span text:style-name="T1">[мм], координаты профиля дороги</text:span></text:p>
            </office:annotation>
            <text:p>X<text:span text:style-name="T4">1 </text:span><text:span text:style-name="T5">| Z</text:span><text:span text:style-name="T4">1</text:span></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2">
            <text:p>2</text:p>
          </table:table-cell>
          <table:table-cell table:number-columns-repeated="1019"/>
        </table:table-row>
        <table:table-row table:style-name="ro3">
          <table:table-cell office:value-type="string">
            <office:annotation draw:style-name="gr4" draw:text-style-name="P4" svg:width="3.087cm" svg:height="0.991cm" svg:x="1.736cm" svg:y="3.053cm" draw:caption-point-x="-0.61cm" draw:caption-point-y="-1.942cm">
              <dc:date>2010-01-26T00:00:00</dc:date>
              <text:p text:style-name="P4"><text:span text:style-name="T1">[мм], координаты профиля дороги</text:span></text:p>
            </office:annotation>
            <text:p>X<text:span text:style-name="T4">2 </text:span><text:span text:style-name="T5">| Z</text:span><text:span text:style-name="T4">2</text:span></text:p>
          </table:table-cell>
          <table:table-cell office:value-type="float" office:value="3">
            <text:p>3</text:p>
          </table:table-cell>
          <table:table-cell office:value-type="float" office:value="50">
            <text:p>50</text:p>
          </table:table-cell>
          <table:table-cell office:value-type="float" office:value="8">
            <text:p>8</text:p>
          </table:table-cell>
          <table:table-cell office:value-type="float" office:value="40">
            <text:p>40</text:p>
          </table:table-cell>
          <table:table-cell table:number-columns-repeated="1019"/>
        </table:table-row>
        <table:table-row table:style-name="ro1">
          <table:table-cell/>
          <table:table-cell office:value-type="float" office:value="6">
            <text:p>6</text:p>
          </table:table-cell>
          <table:table-cell office:value-type="float" office:value="95">
            <text:p>95</text:p>
          </table:table-cell>
          <table:table-cell office:value-type="float" office:value="9">
            <text:p>9</text:p>
          </table:table-cell>
          <table:table-cell office:value-type="float" office:value="78">
            <text:p>78</text:p>
          </table:table-cell>
          <table:table-cell table:number-columns-repeated="1019"/>
        </table:table-row>
        <table:table-row table:style-name="ro1">
          <table:table-cell/>
          <table:table-cell office:value-type="float" office:value="9">
            <text:p>9</text:p>
          </table:table-cell>
          <table:table-cell office:value-type="float" office:value="140">
            <text:p>140</text:p>
          </table:table-cell>
          <table:table-cell office:value-type="float" office:value="10">
            <text:p>10</text:p>
          </table:table-cell>
          <table:table-cell office:value-type="float" office:value="116">
            <text:p>116</text:p>
          </table:table-cell>
          <table:table-cell table:number-columns-repeated="1019"/>
        </table:table-row>
        <table:table-row table:style-name="ro1">
          <table:table-cell/>
          <table:table-cell office:value-type="float" office:value="12">
            <text:p>12</text:p>
          </table:table-cell>
          <table:table-cell office:value-type="float" office:value="185">
            <text:p>185</text:p>
          </table:table-cell>
          <table:table-cell office:value-type="float" office:value="11">
            <text:p>11</text:p>
          </table:table-cell>
          <table:table-cell office:value-type="float" office:value="154">
            <text:p>154</text:p>
          </table:table-cell>
          <table:table-cell table:number-columns-repeated="1019"/>
        </table:table-row>
        <table:table-row table:style-name="ro1">
          <table:table-cell/>
          <table:table-cell office:value-type="float" office:value="15">
            <text:p>15</text:p>
          </table:table-cell>
          <table:table-cell office:value-type="float" office:value="230">
            <text:p>230</text:p>
          </table:table-cell>
          <table:table-cell office:value-type="float" office:value="12">
            <text:p>12</text:p>
          </table:table-cell>
          <table:table-cell office:value-type="float" office:value="192">
            <text:p>192</text:p>
          </table:table-cell>
          <table:table-cell table:number-columns-repeated="1019"/>
        </table:table-row>
        <table:table-row table:style-name="ro1">
          <table:table-cell/>
          <table:table-cell office:value-type="float" office:value="18">
            <text:p>18</text:p>
          </table:table-cell>
          <table:table-cell office:value-type="float" office:value="275">
            <text:p>275</text:p>
          </table:table-cell>
          <table:table-cell office:value-type="float" office:value="13">
            <text:p>13</text:p>
          </table:table-cell>
          <table:table-cell office:value-type="float" office:value="230">
            <text:p>230</text:p>
          </table:table-cell>
          <table:table-cell table:number-columns-repeated="1019"/>
        </table:table-row>
        <table:table-row table:style-name="ro1">
          <table:table-cell/>
          <table:table-cell office:value-type="float" office:value="21">
            <text:p>21</text:p>
          </table:table-cell>
          <table:table-cell office:value-type="float" office:value="320">
            <text:p>320</text:p>
          </table:table-cell>
          <table:table-cell office:value-type="float" office:value="14">
            <text:p>14</text:p>
          </table:table-cell>
          <table:table-cell office:value-type="float" office:value="268">
            <text:p>268</text:p>
          </table:table-cell>
          <table:table-cell table:number-columns-repeated="1019"/>
        </table:table-row>
        <table:table-row table:style-name="ro1">
          <table:table-cell/>
          <table:table-cell office:value-type="float" office:value="24">
            <text:p>24</text:p>
          </table:table-cell>
          <table:table-cell office:value-type="float" office:value="365">
            <text:p>365</text:p>
          </table:table-cell>
          <table:table-cell office:value-type="float" office:value="15">
            <text:p>15</text:p>
          </table:table-cell>
          <table:table-cell office:value-type="float" office:value="306">
            <text:p>306</text:p>
          </table:table-cell>
          <table:table-cell table:number-columns-repeated="1019"/>
        </table:table-row>
        <table:table-row table:style-name="ro1">
          <table:table-cell/>
          <table:table-cell office:value-type="float" office:value="27">
            <text:p>27</text:p>
          </table:table-cell>
          <table:table-cell office:value-type="float" office:value="410">
            <text:p>410</text:p>
          </table:table-cell>
          <table:table-cell office:value-type="float" office:value="16">
            <text:p>16</text:p>
          </table:table-cell>
          <table:table-cell office:value-type="float" office:value="344">
            <text:p>344</text:p>
          </table:table-cell>
          <table:table-cell table:number-columns-repeated="1019"/>
        </table:table-row>
        <table:table-row table:style-name="ro1">
          <table:table-cell/>
          <table:table-cell office:value-type="float" office:value="30">
            <text:p>30</text:p>
          </table:table-cell>
          <table:table-cell office:value-type="float" office:value="455">
            <text:p>455</text:p>
          </table:table-cell>
          <table:table-cell office:value-type="float" office:value="17">
            <text:p>17</text:p>
          </table:table-cell>
          <table:table-cell office:value-type="float" office:value="382">
            <text:p>382</text:p>
          </table:table-cell>
          <table:table-cell table:number-columns-repeated="1019"/>
        </table:table-row>
        <table:table-row table:style-name="ro1">
          <table:table-cell/>
          <table:table-cell office:value-type="float" office:value="33">
            <text:p>33</text:p>
          </table:table-cell>
          <table:table-cell office:value-type="float" office:value="500">
            <text:p>500</text:p>
          </table:table-cell>
          <table:table-cell office:value-type="float" office:value="18">
            <text:p>18</text:p>
          </table:table-cell>
          <table:table-cell office:value-type="float" office:value="420">
            <text:p>420</text:p>
          </table:table-cell>
          <table:table-cell table:number-columns-repeated="1019"/>
        </table:table-row>
        <table:table-row table:style-name="ro1">
          <table:table-cell/>
          <table:table-cell office:value-type="float" office:value="36">
            <text:p>36</text:p>
          </table:table-cell>
          <table:table-cell office:value-type="float" office:value="545">
            <text:p>545</text:p>
          </table:table-cell>
          <table:table-cell office:value-type="float" office:value="19">
            <text:p>19</text:p>
          </table:table-cell>
          <table:table-cell office:value-type="float" office:value="458">
            <text:p>458</text:p>
          </table:table-cell>
          <table:table-cell table:number-columns-repeated="1019"/>
        </table:table-row>
        <table:table-row table:style-name="ro1">
          <table:table-cell/>
          <table:table-cell office:value-type="float" office:value="39">
            <text:p>39</text:p>
          </table:table-cell>
          <table:table-cell office:value-type="float" office:value="590">
            <text:p>590</text:p>
          </table:table-cell>
          <table:table-cell office:value-type="float" office:value="20">
            <text:p>20</text:p>
          </table:table-cell>
          <table:table-cell office:value-type="float" office:value="496">
            <text:p>496</text:p>
          </table:table-cell>
          <table:table-cell table:number-columns-repeated="1019"/>
        </table:table-row>
        <table:table-row table:style-name="ro1">
          <table:table-cell/>
          <table:table-cell office:value-type="float" office:value="42">
            <text:p>42</text:p>
          </table:table-cell>
          <table:table-cell office:value-type="float" office:value="635">
            <text:p>635</text:p>
          </table:table-cell>
          <table:table-cell office:value-type="float" office:value="21">
            <text:p>21</text:p>
          </table:table-cell>
          <table:table-cell office:value-type="float" office:value="534">
            <text:p>534</text:p>
          </table:table-cell>
          <table:table-cell table:number-columns-repeated="1019"/>
        </table:table-row>
        <table:table-row table:style-name="ro1">
          <table:table-cell/>
          <table:table-cell office:value-type="float" office:value="45">
            <text:p>45</text:p>
          </table:table-cell>
          <table:table-cell office:value-type="float" office:value="680">
            <text:p>680</text:p>
          </table:table-cell>
          <table:table-cell office:value-type="float" office:value="22">
            <text:p>22</text:p>
          </table:table-cell>
          <table:table-cell office:value-type="float" office:value="572">
            <text:p>572</text:p>
          </table:table-cell>
          <table:table-cell table:number-columns-repeated="1019"/>
        </table:table-row>
        <table:table-row table:style-name="ro1">
          <table:table-cell/>
          <table:table-cell office:value-type="float" office:value="48">
            <text:p>48</text:p>
          </table:table-cell>
          <table:table-cell office:value-type="float" office:value="725">
            <text:p>725</text:p>
          </table:table-cell>
          <table:table-cell office:value-type="float" office:value="23">
            <text:p>23</text:p>
          </table:table-cell>
          <table:table-cell office:value-type="float" office:value="610">
            <text:p>610</text:p>
          </table:table-cell>
          <table:table-cell table:number-columns-repeated="1019"/>
        </table:table-row>
        <table:table-row table:style-name="ro1">
          <table:table-cell/>
          <table:table-cell office:value-type="float" office:value="51">
            <text:p>51</text:p>
          </table:table-cell>
          <table:table-cell office:value-type="float" office:value="770">
            <text:p>770</text:p>
          </table:table-cell>
          <table:table-cell office:value-type="float" office:value="24">
            <text:p>24</text:p>
          </table:table-cell>
          <table:table-cell office:value-type="float" office:value="648">
            <text:p>648</text:p>
          </table:table-cell>
          <table:table-cell table:number-columns-repeated="1019"/>
        </table:table-row>
        <table:table-row table:style-name="ro1">
          <table:table-cell/>
          <table:table-cell office:value-type="float" office:value="54">
            <text:p>54</text:p>
          </table:table-cell>
          <table:table-cell office:value-type="float" office:value="815">
            <text:p>815</text:p>
          </table:table-cell>
          <table:table-cell office:value-type="float" office:value="25">
            <text:p>25</text:p>
          </table:table-cell>
          <table:table-cell office:value-type="float" office:value="686">
            <text:p>686</text:p>
          </table:table-cell>
          <table:table-cell table:number-columns-repeated="1019"/>
        </table:table-row>
        <table:table-row table:style-name="ro1">
          <table:table-cell/>
          <table:table-cell office:value-type="string">
            <text:p>stop</text:p>
          </table:table-cell>
          <table:table-cell/>
          <table:table-cell office:value-type="string">
            <text:p>stop</text:p>
          </table:table-cell>
          <table:table-cell table:number-columns-repeated="1020"/>
        </table:table-row>
        <table:table-row table:style-name="ro1" table:number-rows-repeated="65514">
          <table:table-cell table:number-columns-repeated="1024"/>
        </table:table-row>
        <table:table-row table:style-name="ro1">
          <table:table-cell table:number-columns-repeated="1024"/>
        </table:table-row>
      </table:table>
      <table:table table:name="НЕРОВНОСТИ" table:style-name="ta1" table:print="false">
        <table:table-column table:style-name="co26" table:default-cell-style-name="ce3"/>
        <table:table-column table:style-name="co25" table:number-columns-repeated="2" table:default-cell-style-name="ce28"/>
        <table:table-column table:style-name="co25" table:number-columns-repeated="2" table:default-cell-style-name="ce27"/>
        <table:table-column table:style-name="co1" table:number-columns-repeated="1019" table:default-cell-style-name="ce3"/>
        <table:table-row table:style-name="ro3">
          <table:table-cell table:style-name="ce27" office:value-type="string">
            <office:annotation draw:style-name="gr6" draw:text-style-name="P4" svg:width="3.497cm" svg:height="0.596cm" svg:x="2.202cm" svg:y="0cm" draw:caption-point-x="-0.61cm" draw:caption-point-y="0.011cm">
              <dc:date>2010-01-26T00:00:00</dc:date>
              <text:p text:style-name="P4"><text:span text:style-name="T1">Номер неровностей</text:span></text:p>
            </office:annotation>
            <text:p>n<text:span text:style-name="T4">n</text:span><text:span text:style-name="T8">→</text:span></text:p>
          </table:table-cell>
          <table:table-cell office:value-type="float" office:value="1">
            <text:p>1</text:p>
          </table:table-cell>
          <table:table-cell/>
          <table:table-cell office:value-type="float" office:value="3">
            <text:p>3</text:p>
          </table:table-cell>
          <table:table-cell table:number-columns-repeated="1020"/>
        </table:table-row>
        <table:table-row table:style-name="ro3">
          <table:table-cell office:value-type="string">
            <office:annotation draw:style-name="gr4" draw:text-style-name="P4" svg:width="3.923cm" svg:height="0.991cm" svg:x="2.202cm" svg:y="1.327cm" draw:caption-point-x="-0.61cm" draw:caption-point-y="-0.766cm">
              <dc:date>2010-01-26T00:00:00</dc:date>
              <text:p text:style-name="P4"><text:span text:style-name="T1">[мм], координаты профиля неровностей</text:span></text:p>
            </office:annotation>
            <text:p>X<text:span text:style-name="T4">1 </text:span><text:span text:style-name="T5">| Z</text:span><text:span text:style-name="T4">1</text:span></text:p>
          </table:table-cell>
          <table:table-cell office:value-type="float" office:value="0">
            <text:p>0</text:p>
          </table:table-cell>
          <table:table-cell office:value-type="float" office:value="5">
            <text:p>5</text:p>
          </table:table-cell>
          <table:table-cell office:value-type="float" office:value="0">
            <text:p>0</text:p>
          </table:table-cell>
          <table:table-cell office:value-type="float" office:value="6">
            <text:p>6</text:p>
          </table:table-cell>
          <table:table-cell table:number-columns-repeated="1019"/>
        </table:table-row>
        <table:table-row table:style-name="ro3">
          <table:table-cell office:value-type="string">
            <office:annotation draw:style-name="gr4" draw:text-style-name="P4" svg:width="3.923cm" svg:height="0.991cm" svg:x="2.202cm" svg:y="3.079cm" draw:caption-point-x="-0.61cm" draw:caption-point-y="-1.968cm">
              <dc:date>2010-01-26T00:00:00</dc:date>
              <text:p text:style-name="P4"><text:span text:style-name="T1">[мм], координаты профиля неровностей</text:span></text:p>
            </office:annotation>
            <text:p>X<text:span text:style-name="T4">2 </text:span><text:span text:style-name="T5">| Z</text:span><text:span text:style-name="T4">2</text:span></text:p>
          </table:table-cell>
          <table:table-cell office:value-type="float" office:value="10">
            <text:p>10</text:p>
          </table:table-cell>
          <table:table-cell office:value-type="float" office:value="7">
            <text:p>7</text:p>
          </table:table-cell>
          <table:table-cell office:value-type="float" office:value="8">
            <text:p>8</text:p>
          </table:table-cell>
          <table:table-cell office:value-type="float" office:value="10">
            <text:p>10</text:p>
          </table:table-cell>
          <table:table-cell table:number-columns-repeated="1019"/>
        </table:table-row>
        <table:table-row table:style-name="ro1">
          <table:table-cell/>
          <table:table-cell office:value-type="float" office:value="20">
            <text:p>20</text:p>
          </table:table-cell>
          <table:table-cell office:value-type="float" office:value="9">
            <text:p>9</text:p>
          </table:table-cell>
          <table:table-cell office:value-type="float" office:value="16">
            <text:p>16</text:p>
          </table:table-cell>
          <table:table-cell office:value-type="float" office:value="14">
            <text:p>14</text:p>
          </table:table-cell>
          <table:table-cell table:number-columns-repeated="1019"/>
        </table:table-row>
        <table:table-row table:style-name="ro1">
          <table:table-cell/>
          <table:table-cell office:value-type="float" office:value="30">
            <text:p>30</text:p>
          </table:table-cell>
          <table:table-cell office:value-type="float" office:value="11">
            <text:p>11</text:p>
          </table:table-cell>
          <table:table-cell office:value-type="float" office:value="24">
            <text:p>24</text:p>
          </table:table-cell>
          <table:table-cell office:value-type="float" office:value="18">
            <text:p>18</text:p>
          </table:table-cell>
          <table:table-cell table:number-columns-repeated="1019"/>
        </table:table-row>
        <table:table-row table:style-name="ro1">
          <table:table-cell/>
          <table:table-cell office:value-type="float" office:value="40">
            <text:p>40</text:p>
          </table:table-cell>
          <table:table-cell office:value-type="float" office:value="13">
            <text:p>13</text:p>
          </table:table-cell>
          <table:table-cell office:value-type="float" office:value="32">
            <text:p>32</text:p>
          </table:table-cell>
          <table:table-cell office:value-type="float" office:value="22">
            <text:p>22</text:p>
          </table:table-cell>
          <table:table-cell table:number-columns-repeated="1019"/>
        </table:table-row>
        <table:table-row table:style-name="ro1">
          <table:table-cell/>
          <table:table-cell office:value-type="float" office:value="50">
            <text:p>50</text:p>
          </table:table-cell>
          <table:table-cell office:value-type="float" office:value="15">
            <text:p>15</text:p>
          </table:table-cell>
          <table:table-cell office:value-type="float" office:value="40">
            <text:p>40</text:p>
          </table:table-cell>
          <table:table-cell office:value-type="float" office:value="26">
            <text:p>26</text:p>
          </table:table-cell>
          <table:table-cell table:number-columns-repeated="1019"/>
        </table:table-row>
        <table:table-row table:style-name="ro1">
          <table:table-cell/>
          <table:table-cell office:value-type="float" office:value="60">
            <text:p>60</text:p>
          </table:table-cell>
          <table:table-cell office:value-type="float" office:value="17">
            <text:p>17</text:p>
          </table:table-cell>
          <table:table-cell office:value-type="float" office:value="48">
            <text:p>48</text:p>
          </table:table-cell>
          <table:table-cell office:value-type="float" office:value="30">
            <text:p>30</text:p>
          </table:table-cell>
          <table:table-cell table:number-columns-repeated="1019"/>
        </table:table-row>
        <table:table-row table:style-name="ro1">
          <table:table-cell/>
          <table:table-cell office:value-type="float" office:value="70">
            <text:p>70</text:p>
          </table:table-cell>
          <table:table-cell office:value-type="float" office:value="19">
            <text:p>19</text:p>
          </table:table-cell>
          <table:table-cell office:value-type="float" office:value="56">
            <text:p>56</text:p>
          </table:table-cell>
          <table:table-cell office:value-type="float" office:value="34">
            <text:p>34</text:p>
          </table:table-cell>
          <table:table-cell table:number-columns-repeated="1019"/>
        </table:table-row>
        <table:table-row table:style-name="ro1">
          <table:table-cell/>
          <table:table-cell office:value-type="float" office:value="80">
            <text:p>80</text:p>
          </table:table-cell>
          <table:table-cell office:value-type="float" office:value="21">
            <text:p>21</text:p>
          </table:table-cell>
          <table:table-cell office:value-type="float" office:value="64">
            <text:p>64</text:p>
          </table:table-cell>
          <table:table-cell office:value-type="float" office:value="38">
            <text:p>38</text:p>
          </table:table-cell>
          <table:table-cell table:number-columns-repeated="1019"/>
        </table:table-row>
        <table:table-row table:style-name="ro1">
          <table:table-cell/>
          <table:table-cell office:value-type="float" office:value="90">
            <text:p>90</text:p>
          </table:table-cell>
          <table:table-cell office:value-type="float" office:value="23">
            <text:p>23</text:p>
          </table:table-cell>
          <table:table-cell office:value-type="float" office:value="72">
            <text:p>72</text:p>
          </table:table-cell>
          <table:table-cell office:value-type="float" office:value="42">
            <text:p>42</text:p>
          </table:table-cell>
          <table:table-cell table:number-columns-repeated="1019"/>
        </table:table-row>
        <table:table-row table:style-name="ro1">
          <table:table-cell/>
          <table:table-cell office:value-type="string">
            <text:p>stop</text:p>
          </table:table-cell>
          <table:table-cell/>
          <table:table-cell office:value-type="float" office:value="80">
            <text:p>80</text:p>
          </table:table-cell>
          <table:table-cell office:value-type="float" office:value="46">
            <text:p>46</text:p>
          </table:table-cell>
          <table:table-cell table:number-columns-repeated="1019"/>
        </table:table-row>
        <table:table-row table:style-name="ro1">
          <table:table-cell table:number-columns-repeated="3"/>
          <table:table-cell office:value-type="float" office:value="88">
            <text:p>88</text:p>
          </table:table-cell>
          <table:table-cell office:value-type="float" office:value="50">
            <text:p>50</text:p>
          </table:table-cell>
          <table:table-cell table:number-columns-repeated="1019"/>
        </table:table-row>
        <table:table-row table:style-name="ro1">
          <table:table-cell table:number-columns-repeated="3"/>
          <table:table-cell office:value-type="string">
            <text:p>stop</text:p>
          </table:table-cell>
          <table:table-cell table:number-columns-repeated="1020"/>
        </table:table-row>
        <table:table-row table:style-name="ro1" table:number-rows-repeated="65521">
          <table:table-cell table:number-columns-repeated="1024"/>
        </table:table-row>
        <table:table-row table:style-name="ro1">
          <table:table-cell table:number-columns-repeated="1024"/>
        </table:table-row>
      </table:table>
      <table:table table:name="ТРАССА" table:style-name="ta1" table:print="false">
        <table:table-column table:style-name="co1" table:number-columns-repeated="1024" table:default-cell-style-name="ce3"/>
        <table:table-row table:style-name="ro1">
          <table:table-cell table:number-columns-repeated="1024"/>
        </table:table-row>
        <table:table-row table:style-name="ro1">
          <table:table-cell office:value-type="float" office:value="1">
            <text:p>1</text:p>
          </table:table-cell>
          <table:table-cell office:value-type="float" office:value="15.2">
            <text:p>15,2</text:p>
          </table:table-cell>
          <table:table-cell office:value-type="float" office:value="15.5">
            <text:p>15,5</text:p>
          </table:table-cell>
          <table:table-cell office:value-type="float" office:value="15.2">
            <text:p>15,2</text:p>
          </table:table-cell>
          <table:table-cell office:value-type="float" office:value="15.5">
            <text:p>15,5</text:p>
          </table:table-cell>
          <table:table-cell table:number-columns-repeated="1019"/>
        </table:table-row>
        <table:table-row table:style-name="ro1">
          <table:table-cell office:value-type="float" office:value="2">
            <text:p>2</text:p>
          </table:table-cell>
          <table:table-cell office:value-type="float" office:value="30.4">
            <text:p>30,4</text:p>
          </table:table-cell>
          <table:table-cell office:value-type="float" office:value="31">
            <text:p>31</text:p>
          </table:table-cell>
          <table:table-cell office:value-type="float" office:value="30.4">
            <text:p>30,4</text:p>
          </table:table-cell>
          <table:table-cell office:value-type="float" office:value="31">
            <text:p>31</text:p>
          </table:table-cell>
          <table:table-cell table:number-columns-repeated="1019"/>
        </table:table-row>
        <table:table-row table:style-name="ro1">
          <table:table-cell office:value-type="float" office:value="3">
            <text:p>3</text:p>
          </table:table-cell>
          <table:table-cell office:value-type="float" office:value="45.6">
            <text:p>45,6</text:p>
          </table:table-cell>
          <table:table-cell office:value-type="float" office:value="46.5">
            <text:p>46,5</text:p>
          </table:table-cell>
          <table:table-cell office:value-type="float" office:value="45.6">
            <text:p>45,6</text:p>
          </table:table-cell>
          <table:table-cell office:value-type="float" office:value="46.5">
            <text:p>46,5</text:p>
          </table:table-cell>
          <table:table-cell table:number-columns-repeated="1019"/>
        </table:table-row>
        <table:table-row table:style-name="ro1">
          <table:table-cell office:value-type="float" office:value="4">
            <text:p>4</text:p>
          </table:table-cell>
          <table:table-cell office:value-type="float" office:value="60.8">
            <text:p>60,8</text:p>
          </table:table-cell>
          <table:table-cell office:value-type="float" office:value="62">
            <text:p>62</text:p>
          </table:table-cell>
          <table:table-cell office:value-type="float" office:value="60.8">
            <text:p>60,8</text:p>
          </table:table-cell>
          <table:table-cell office:value-type="float" office:value="62">
            <text:p>62</text:p>
          </table:table-cell>
          <table:table-cell table:number-columns-repeated="1019"/>
        </table:table-row>
        <table:table-row table:style-name="ro1">
          <table:table-cell office:value-type="float" office:value="5">
            <text:p>5</text:p>
          </table:table-cell>
          <table:table-cell office:value-type="float" office:value="76">
            <text:p>76</text:p>
          </table:table-cell>
          <table:table-cell office:value-type="float" office:value="77.5">
            <text:p>77,5</text:p>
          </table:table-cell>
          <table:table-cell office:value-type="float" office:value="76">
            <text:p>76</text:p>
          </table:table-cell>
          <table:table-cell office:value-type="float" office:value="77.5">
            <text:p>77,5</text:p>
          </table:table-cell>
          <table:table-cell table:number-columns-repeated="1019"/>
        </table:table-row>
        <table:table-row table:style-name="ro1">
          <table:table-cell office:value-type="float" office:value="6">
            <text:p>6</text:p>
          </table:table-cell>
          <table:table-cell office:value-type="float" office:value="91.2">
            <text:p>91,2</text:p>
          </table:table-cell>
          <table:table-cell office:value-type="float" office:value="93">
            <text:p>93</text:p>
          </table:table-cell>
          <table:table-cell office:value-type="float" office:value="91.2">
            <text:p>91,2</text:p>
          </table:table-cell>
          <table:table-cell office:value-type="float" office:value="93">
            <text:p>93</text:p>
          </table:table-cell>
          <table:table-cell table:number-columns-repeated="1019"/>
        </table:table-row>
        <table:table-row table:style-name="ro1">
          <table:table-cell office:value-type="float" office:value="7">
            <text:p>7</text:p>
          </table:table-cell>
          <table:table-cell office:value-type="float" office:value="106.4">
            <text:p>106,4</text:p>
          </table:table-cell>
          <table:table-cell office:value-type="float" office:value="108.5">
            <text:p>108,5</text:p>
          </table:table-cell>
          <table:table-cell office:value-type="float" office:value="106.4">
            <text:p>106,4</text:p>
          </table:table-cell>
          <table:table-cell office:value-type="float" office:value="108.5">
            <text:p>108,5</text:p>
          </table:table-cell>
          <table:table-cell table:number-columns-repeated="1019"/>
        </table:table-row>
        <table:table-row table:style-name="ro1">
          <table:table-cell office:value-type="float" office:value="8">
            <text:p>8</text:p>
          </table:table-cell>
          <table:table-cell office:value-type="float" office:value="121.6">
            <text:p>121,6</text:p>
          </table:table-cell>
          <table:table-cell office:value-type="float" office:value="124">
            <text:p>124</text:p>
          </table:table-cell>
          <table:table-cell office:value-type="float" office:value="121.6">
            <text:p>121,6</text:p>
          </table:table-cell>
          <table:table-cell office:value-type="float" office:value="124">
            <text:p>124</text:p>
          </table:table-cell>
          <table:table-cell table:number-columns-repeated="1019"/>
        </table:table-row>
        <table:table-row table:style-name="ro1">
          <table:table-cell office:value-type="float" office:value="9">
            <text:p>9</text:p>
          </table:table-cell>
          <table:table-cell office:value-type="float" office:value="136.8">
            <text:p>136,8</text:p>
          </table:table-cell>
          <table:table-cell office:value-type="float" office:value="139.5">
            <text:p>139,5</text:p>
          </table:table-cell>
          <table:table-cell office:value-type="float" office:value="136.8">
            <text:p>136,8</text:p>
          </table:table-cell>
          <table:table-cell office:value-type="float" office:value="139.5">
            <text:p>139,5</text:p>
          </table:table-cell>
          <table:table-cell table:number-columns-repeated="1019"/>
        </table:table-row>
        <table:table-row table:style-name="ro1">
          <table:table-cell office:value-type="float" office:value="10">
            <text:p>10</text:p>
          </table:table-cell>
          <table:table-cell office:value-type="float" office:value="152">
            <text:p>152</text:p>
          </table:table-cell>
          <table:table-cell office:value-type="float" office:value="155">
            <text:p>155</text:p>
          </table:table-cell>
          <table:table-cell office:value-type="float" office:value="152">
            <text:p>152</text:p>
          </table:table-cell>
          <table:table-cell office:value-type="float" office:value="155">
            <text:p>155</text:p>
          </table:table-cell>
          <table:table-cell table:number-columns-repeated="1019"/>
        </table:table-row>
        <table:table-row table:style-name="ro1">
          <table:table-cell office:value-type="float" office:value="11">
            <text:p>11</text:p>
          </table:table-cell>
          <table:table-cell office:value-type="float" office:value="167.2">
            <text:p>167,2</text:p>
          </table:table-cell>
          <table:table-cell office:value-type="float" office:value="170.5">
            <text:p>170,5</text:p>
          </table:table-cell>
          <table:table-cell office:value-type="float" office:value="167.2">
            <text:p>167,2</text:p>
          </table:table-cell>
          <table:table-cell office:value-type="float" office:value="170.5">
            <text:p>170,5</text:p>
          </table:table-cell>
          <table:table-cell table:number-columns-repeated="1019"/>
        </table:table-row>
        <table:table-row table:style-name="ro1">
          <table:table-cell office:value-type="float" office:value="12">
            <text:p>12</text:p>
          </table:table-cell>
          <table:table-cell office:value-type="float" office:value="182.4">
            <text:p>182,4</text:p>
          </table:table-cell>
          <table:table-cell office:value-type="float" office:value="186">
            <text:p>186</text:p>
          </table:table-cell>
          <table:table-cell office:value-type="float" office:value="182.4">
            <text:p>182,4</text:p>
          </table:table-cell>
          <table:table-cell office:value-type="float" office:value="186">
            <text:p>186</text:p>
          </table:table-cell>
          <table:table-cell table:number-columns-repeated="1019"/>
        </table:table-row>
        <table:table-row table:style-name="ro1">
          <table:table-cell office:value-type="float" office:value="13">
            <text:p>13</text:p>
          </table:table-cell>
          <table:table-cell office:value-type="float" office:value="197.6">
            <text:p>197,6</text:p>
          </table:table-cell>
          <table:table-cell office:value-type="float" office:value="201.5">
            <text:p>201,5</text:p>
          </table:table-cell>
          <table:table-cell office:value-type="float" office:value="197.6">
            <text:p>197,6</text:p>
          </table:table-cell>
          <table:table-cell office:value-type="float" office:value="201.5">
            <text:p>201,5</text:p>
          </table:table-cell>
          <table:table-cell table:number-columns-repeated="1019"/>
        </table:table-row>
        <table:table-row table:style-name="ro1">
          <table:table-cell office:value-type="float" office:value="14">
            <text:p>14</text:p>
          </table:table-cell>
          <table:table-cell office:value-type="float" office:value="212.8">
            <text:p>212,8</text:p>
          </table:table-cell>
          <table:table-cell office:value-type="float" office:value="217">
            <text:p>217</text:p>
          </table:table-cell>
          <table:table-cell office:value-type="float" office:value="212.8">
            <text:p>212,8</text:p>
          </table:table-cell>
          <table:table-cell office:value-type="float" office:value="217">
            <text:p>217</text:p>
          </table:table-cell>
          <table:table-cell table:number-columns-repeated="1019"/>
        </table:table-row>
        <table:table-row table:style-name="ro1">
          <table:table-cell office:value-type="float" office:value="15">
            <text:p>15</text:p>
          </table:table-cell>
          <table:table-cell office:value-type="float" office:value="228">
            <text:p>228</text:p>
          </table:table-cell>
          <table:table-cell office:value-type="float" office:value="232.5">
            <text:p>232,5</text:p>
          </table:table-cell>
          <table:table-cell office:value-type="float" office:value="228">
            <text:p>228</text:p>
          </table:table-cell>
          <table:table-cell office:value-type="float" office:value="232.5">
            <text:p>232,5</text:p>
          </table:table-cell>
          <table:table-cell table:number-columns-repeated="1019"/>
        </table:table-row>
        <table:table-row table:style-name="ro1">
          <table:table-cell office:value-type="float" office:value="16">
            <text:p>16</text:p>
          </table:table-cell>
          <table:table-cell office:value-type="float" office:value="243.2">
            <text:p>243,2</text:p>
          </table:table-cell>
          <table:table-cell office:value-type="float" office:value="248">
            <text:p>248</text:p>
          </table:table-cell>
          <table:table-cell office:value-type="float" office:value="243.2">
            <text:p>243,2</text:p>
          </table:table-cell>
          <table:table-cell office:value-type="float" office:value="248">
            <text:p>248</text:p>
          </table:table-cell>
          <table:table-cell table:number-columns-repeated="1019"/>
        </table:table-row>
        <table:table-row table:style-name="ro1">
          <table:table-cell office:value-type="float" office:value="17">
            <text:p>17</text:p>
          </table:table-cell>
          <table:table-cell office:value-type="float" office:value="258.4">
            <text:p>258,4</text:p>
          </table:table-cell>
          <table:table-cell office:value-type="float" office:value="263.5">
            <text:p>263,5</text:p>
          </table:table-cell>
          <table:table-cell office:value-type="float" office:value="258.4">
            <text:p>258,4</text:p>
          </table:table-cell>
          <table:table-cell office:value-type="float" office:value="263.5">
            <text:p>263,5</text:p>
          </table:table-cell>
          <table:table-cell table:number-columns-repeated="1019"/>
        </table:table-row>
        <table:table-row table:style-name="ro1">
          <table:table-cell office:value-type="float" office:value="18">
            <text:p>18</text:p>
          </table:table-cell>
          <table:table-cell office:value-type="float" office:value="273.6">
            <text:p>273,6</text:p>
          </table:table-cell>
          <table:table-cell office:value-type="float" office:value="279">
            <text:p>279</text:p>
          </table:table-cell>
          <table:table-cell office:value-type="float" office:value="273.6">
            <text:p>273,6</text:p>
          </table:table-cell>
          <table:table-cell office:value-type="float" office:value="279">
            <text:p>279</text:p>
          </table:table-cell>
          <table:table-cell table:number-columns-repeated="1019"/>
        </table:table-row>
        <table:table-row table:style-name="ro1">
          <table:table-cell office:value-type="float" office:value="19">
            <text:p>19</text:p>
          </table:table-cell>
          <table:table-cell office:value-type="float" office:value="288.8">
            <text:p>288,8</text:p>
          </table:table-cell>
          <table:table-cell office:value-type="float" office:value="294.5">
            <text:p>294,5</text:p>
          </table:table-cell>
          <table:table-cell office:value-type="float" office:value="288.8">
            <text:p>288,8</text:p>
          </table:table-cell>
          <table:table-cell office:value-type="float" office:value="294.5">
            <text:p>294,5</text:p>
          </table:table-cell>
          <table:table-cell table:number-columns-repeated="1019"/>
        </table:table-row>
        <table:table-row table:style-name="ro1">
          <table:table-cell office:value-type="float" office:value="20">
            <text:p>20</text:p>
          </table:table-cell>
          <table:table-cell office:value-type="float" office:value="304">
            <text:p>304</text:p>
          </table:table-cell>
          <table:table-cell office:value-type="float" office:value="310">
            <text:p>310</text:p>
          </table:table-cell>
          <table:table-cell office:value-type="float" office:value="304">
            <text:p>304</text:p>
          </table:table-cell>
          <table:table-cell office:value-type="float" office:value="310">
            <text:p>310</text:p>
          </table:table-cell>
          <table:table-cell table:number-columns-repeated="1019"/>
        </table:table-row>
        <table:table-row table:style-name="ro1">
          <table:table-cell office:value-type="float" office:value="21">
            <text:p>21</text:p>
          </table:table-cell>
          <table:table-cell office:value-type="float" office:value="319.2">
            <text:p>319,2</text:p>
          </table:table-cell>
          <table:table-cell office:value-type="float" office:value="325.5">
            <text:p>325,5</text:p>
          </table:table-cell>
          <table:table-cell office:value-type="float" office:value="319.2">
            <text:p>319,2</text:p>
          </table:table-cell>
          <table:table-cell office:value-type="float" office:value="325.5">
            <text:p>325,5</text:p>
          </table:table-cell>
          <table:table-cell table:number-columns-repeated="1019"/>
        </table:table-row>
        <table:table-row table:style-name="ro1">
          <table:table-cell office:value-type="float" office:value="22">
            <text:p>22</text:p>
          </table:table-cell>
          <table:table-cell office:value-type="float" office:value="334.4">
            <text:p>334,4</text:p>
          </table:table-cell>
          <table:table-cell office:value-type="float" office:value="341">
            <text:p>341</text:p>
          </table:table-cell>
          <table:table-cell office:value-type="float" office:value="334.4">
            <text:p>334,4</text:p>
          </table:table-cell>
          <table:table-cell office:value-type="float" office:value="341">
            <text:p>341</text:p>
          </table:table-cell>
          <table:table-cell table:number-columns-repeated="1019"/>
        </table:table-row>
        <table:table-row table:style-name="ro1">
          <table:table-cell office:value-type="float" office:value="23">
            <text:p>23</text:p>
          </table:table-cell>
          <table:table-cell office:value-type="float" office:value="349.6">
            <text:p>349,6</text:p>
          </table:table-cell>
          <table:table-cell office:value-type="float" office:value="356.5">
            <text:p>356,5</text:p>
          </table:table-cell>
          <table:table-cell office:value-type="float" office:value="349.6">
            <text:p>349,6</text:p>
          </table:table-cell>
          <table:table-cell office:value-type="float" office:value="356.5">
            <text:p>356,5</text:p>
          </table:table-cell>
          <table:table-cell table:number-columns-repeated="1019"/>
        </table:table-row>
        <table:table-row table:style-name="ro1">
          <table:table-cell office:value-type="float" office:value="24">
            <text:p>24</text:p>
          </table:table-cell>
          <table:table-cell office:value-type="float" office:value="364.8">
            <text:p>364,8</text:p>
          </table:table-cell>
          <table:table-cell office:value-type="float" office:value="372">
            <text:p>372</text:p>
          </table:table-cell>
          <table:table-cell office:value-type="float" office:value="364.8">
            <text:p>364,8</text:p>
          </table:table-cell>
          <table:table-cell office:value-type="float" office:value="372">
            <text:p>372</text:p>
          </table:table-cell>
          <table:table-cell table:number-columns-repeated="1019"/>
        </table:table-row>
        <table:table-row table:style-name="ro1">
          <table:table-cell office:value-type="float" office:value="25">
            <text:p>25</text:p>
          </table:table-cell>
          <table:table-cell office:value-type="float" office:value="380">
            <text:p>380</text:p>
          </table:table-cell>
          <table:table-cell office:value-type="float" office:value="387.5">
            <text:p>387,5</text:p>
          </table:table-cell>
          <table:table-cell office:value-type="float" office:value="380">
            <text:p>380</text:p>
          </table:table-cell>
          <table:table-cell office:value-type="float" office:value="387.5">
            <text:p>387,5</text:p>
          </table:table-cell>
          <table:table-cell table:number-columns-repeated="1019"/>
        </table:table-row>
        <table:table-row table:style-name="ro1">
          <table:table-cell office:value-type="float" office:value="26">
            <text:p>26</text:p>
          </table:table-cell>
          <table:table-cell office:value-type="float" office:value="395.2">
            <text:p>395,2</text:p>
          </table:table-cell>
          <table:table-cell office:value-type="float" office:value="403">
            <text:p>403</text:p>
          </table:table-cell>
          <table:table-cell office:value-type="float" office:value="395.2">
            <text:p>395,2</text:p>
          </table:table-cell>
          <table:table-cell office:value-type="float" office:value="403">
            <text:p>403</text:p>
          </table:table-cell>
          <table:table-cell table:number-columns-repeated="1019"/>
        </table:table-row>
        <table:table-row table:style-name="ro1">
          <table:table-cell office:value-type="float" office:value="27">
            <text:p>27</text:p>
          </table:table-cell>
          <table:table-cell office:value-type="float" office:value="410.4">
            <text:p>410,4</text:p>
          </table:table-cell>
          <table:table-cell office:value-type="float" office:value="418.5">
            <text:p>418,5</text:p>
          </table:table-cell>
          <table:table-cell office:value-type="float" office:value="410.4">
            <text:p>410,4</text:p>
          </table:table-cell>
          <table:table-cell office:value-type="float" office:value="418.5">
            <text:p>418,5</text:p>
          </table:table-cell>
          <table:table-cell table:number-columns-repeated="1019"/>
        </table:table-row>
        <table:table-row table:style-name="ro1">
          <table:table-cell office:value-type="float" office:value="28">
            <text:p>28</text:p>
          </table:table-cell>
          <table:table-cell office:value-type="float" office:value="425.6">
            <text:p>425,6</text:p>
          </table:table-cell>
          <table:table-cell office:value-type="float" office:value="434">
            <text:p>434</text:p>
          </table:table-cell>
          <table:table-cell office:value-type="float" office:value="425.6">
            <text:p>425,6</text:p>
          </table:table-cell>
          <table:table-cell office:value-type="float" office:value="434">
            <text:p>434</text:p>
          </table:table-cell>
          <table:table-cell table:number-columns-repeated="1019"/>
        </table:table-row>
        <table:table-row table:style-name="ro1">
          <table:table-cell office:value-type="float" office:value="29">
            <text:p>29</text:p>
          </table:table-cell>
          <table:table-cell office:value-type="float" office:value="440.8">
            <text:p>440,8</text:p>
          </table:table-cell>
          <table:table-cell office:value-type="float" office:value="449.5">
            <text:p>449,5</text:p>
          </table:table-cell>
          <table:table-cell office:value-type="float" office:value="440.8">
            <text:p>440,8</text:p>
          </table:table-cell>
          <table:table-cell office:value-type="float" office:value="449.5">
            <text:p>449,5</text:p>
          </table:table-cell>
          <table:table-cell table:number-columns-repeated="1019"/>
        </table:table-row>
        <table:table-row table:style-name="ro1">
          <table:table-cell office:value-type="float" office:value="30">
            <text:p>30</text:p>
          </table:table-cell>
          <table:table-cell office:value-type="float" office:value="456">
            <text:p>456</text:p>
          </table:table-cell>
          <table:table-cell office:value-type="float" office:value="465">
            <text:p>465</text:p>
          </table:table-cell>
          <table:table-cell office:value-type="float" office:value="456">
            <text:p>456</text:p>
          </table:table-cell>
          <table:table-cell office:value-type="float" office:value="465">
            <text:p>465</text:p>
          </table:table-cell>
          <table:table-cell table:number-columns-repeated="1019"/>
        </table:table-row>
        <table:table-row table:style-name="ro1">
          <table:table-cell office:value-type="float" office:value="31">
            <text:p>31</text:p>
          </table:table-cell>
          <table:table-cell office:value-type="float" office:value="471.2">
            <text:p>471,2</text:p>
          </table:table-cell>
          <table:table-cell office:value-type="float" office:value="480.5">
            <text:p>480,5</text:p>
          </table:table-cell>
          <table:table-cell office:value-type="float" office:value="471.2">
            <text:p>471,2</text:p>
          </table:table-cell>
          <table:table-cell office:value-type="float" office:value="480.5">
            <text:p>480,5</text:p>
          </table:table-cell>
          <table:table-cell table:number-columns-repeated="1019"/>
        </table:table-row>
        <table:table-row table:style-name="ro1">
          <table:table-cell office:value-type="float" office:value="32">
            <text:p>32</text:p>
          </table:table-cell>
          <table:table-cell office:value-type="float" office:value="486.4">
            <text:p>486,4</text:p>
          </table:table-cell>
          <table:table-cell office:value-type="float" office:value="496">
            <text:p>496</text:p>
          </table:table-cell>
          <table:table-cell office:value-type="float" office:value="486.4">
            <text:p>486,4</text:p>
          </table:table-cell>
          <table:table-cell office:value-type="float" office:value="496">
            <text:p>496</text:p>
          </table:table-cell>
          <table:table-cell table:number-columns-repeated="1019"/>
        </table:table-row>
        <table:table-row table:style-name="ro1">
          <table:table-cell office:value-type="float" office:value="33">
            <text:p>33</text:p>
          </table:table-cell>
          <table:table-cell office:value-type="float" office:value="501.6">
            <text:p>501,6</text:p>
          </table:table-cell>
          <table:table-cell office:value-type="float" office:value="511.5">
            <text:p>511,5</text:p>
          </table:table-cell>
          <table:table-cell office:value-type="float" office:value="501.6">
            <text:p>501,6</text:p>
          </table:table-cell>
          <table:table-cell office:value-type="float" office:value="511.5">
            <text:p>511,5</text:p>
          </table:table-cell>
          <table:table-cell table:number-columns-repeated="1019"/>
        </table:table-row>
        <table:table-row table:style-name="ro1">
          <table:table-cell office:value-type="float" office:value="34">
            <text:p>34</text:p>
          </table:table-cell>
          <table:table-cell office:value-type="float" office:value="516.8">
            <text:p>516,8</text:p>
          </table:table-cell>
          <table:table-cell office:value-type="float" office:value="527">
            <text:p>527</text:p>
          </table:table-cell>
          <table:table-cell office:value-type="float" office:value="516.8">
            <text:p>516,8</text:p>
          </table:table-cell>
          <table:table-cell office:value-type="float" office:value="527">
            <text:p>527</text:p>
          </table:table-cell>
          <table:table-cell table:number-columns-repeated="1019"/>
        </table:table-row>
        <table:table-row table:style-name="ro1">
          <table:table-cell office:value-type="float" office:value="35">
            <text:p>35</text:p>
          </table:table-cell>
          <table:table-cell office:value-type="float" office:value="532">
            <text:p>532</text:p>
          </table:table-cell>
          <table:table-cell office:value-type="float" office:value="542.5">
            <text:p>542,5</text:p>
          </table:table-cell>
          <table:table-cell office:value-type="float" office:value="532">
            <text:p>532</text:p>
          </table:table-cell>
          <table:table-cell office:value-type="float" office:value="542.5">
            <text:p>542,5</text:p>
          </table:table-cell>
          <table:table-cell table:number-columns-repeated="1019"/>
        </table:table-row>
        <table:table-row table:style-name="ro1">
          <table:table-cell office:value-type="float" office:value="36">
            <text:p>36</text:p>
          </table:table-cell>
          <table:table-cell office:value-type="float" office:value="547.2">
            <text:p>547,2</text:p>
          </table:table-cell>
          <table:table-cell office:value-type="float" office:value="558">
            <text:p>558</text:p>
          </table:table-cell>
          <table:table-cell office:value-type="float" office:value="547.2">
            <text:p>547,2</text:p>
          </table:table-cell>
          <table:table-cell office:value-type="float" office:value="558">
            <text:p>558</text:p>
          </table:table-cell>
          <table:table-cell table:number-columns-repeated="1019"/>
        </table:table-row>
        <table:table-row table:style-name="ro1">
          <table:table-cell office:value-type="float" office:value="37">
            <text:p>37</text:p>
          </table:table-cell>
          <table:table-cell office:value-type="float" office:value="562.4">
            <text:p>562,4</text:p>
          </table:table-cell>
          <table:table-cell office:value-type="float" office:value="573.5">
            <text:p>573,5</text:p>
          </table:table-cell>
          <table:table-cell office:value-type="float" office:value="562.4">
            <text:p>562,4</text:p>
          </table:table-cell>
          <table:table-cell office:value-type="float" office:value="573.5">
            <text:p>573,5</text:p>
          </table:table-cell>
          <table:table-cell table:number-columns-repeated="1019"/>
        </table:table-row>
        <table:table-row table:style-name="ro1">
          <table:table-cell office:value-type="float" office:value="38">
            <text:p>38</text:p>
          </table:table-cell>
          <table:table-cell office:value-type="float" office:value="577.6">
            <text:p>577,6</text:p>
          </table:table-cell>
          <table:table-cell office:value-type="float" office:value="589">
            <text:p>589</text:p>
          </table:table-cell>
          <table:table-cell office:value-type="float" office:value="577.6">
            <text:p>577,6</text:p>
          </table:table-cell>
          <table:table-cell office:value-type="float" office:value="589">
            <text:p>589</text:p>
          </table:table-cell>
          <table:table-cell table:number-columns-repeated="1019"/>
        </table:table-row>
        <table:table-row table:style-name="ro1">
          <table:table-cell office:value-type="float" office:value="39">
            <text:p>39</text:p>
          </table:table-cell>
          <table:table-cell office:value-type="float" office:value="592.8">
            <text:p>592,8</text:p>
          </table:table-cell>
          <table:table-cell office:value-type="float" office:value="604.5">
            <text:p>604,5</text:p>
          </table:table-cell>
          <table:table-cell office:value-type="float" office:value="592.8">
            <text:p>592,8</text:p>
          </table:table-cell>
          <table:table-cell office:value-type="float" office:value="604.5">
            <text:p>604,5</text:p>
          </table:table-cell>
          <table:table-cell table:number-columns-repeated="1019"/>
        </table:table-row>
        <table:table-row table:style-name="ro1">
          <table:table-cell office:value-type="float" office:value="40">
            <text:p>40</text:p>
          </table:table-cell>
          <table:table-cell office:value-type="float" office:value="608">
            <text:p>608</text:p>
          </table:table-cell>
          <table:table-cell office:value-type="float" office:value="620">
            <text:p>620</text:p>
          </table:table-cell>
          <table:table-cell office:value-type="float" office:value="608">
            <text:p>608</text:p>
          </table:table-cell>
          <table:table-cell office:value-type="float" office:value="620">
            <text:p>620</text:p>
          </table:table-cell>
          <table:table-cell table:number-columns-repeated="1019"/>
        </table:table-row>
        <table:table-row table:style-name="ro1">
          <table:table-cell office:value-type="float" office:value="41">
            <text:p>41</text:p>
          </table:table-cell>
          <table:table-cell office:value-type="float" office:value="623.2">
            <text:p>623,2</text:p>
          </table:table-cell>
          <table:table-cell office:value-type="float" office:value="635.5">
            <text:p>635,5</text:p>
          </table:table-cell>
          <table:table-cell office:value-type="float" office:value="623.2">
            <text:p>623,2</text:p>
          </table:table-cell>
          <table:table-cell office:value-type="float" office:value="635.5">
            <text:p>635,5</text:p>
          </table:table-cell>
          <table:table-cell table:number-columns-repeated="1019"/>
        </table:table-row>
        <table:table-row table:style-name="ro1">
          <table:table-cell office:value-type="float" office:value="42">
            <text:p>42</text:p>
          </table:table-cell>
          <table:table-cell office:value-type="float" office:value="638.4">
            <text:p>638,4</text:p>
          </table:table-cell>
          <table:table-cell office:value-type="float" office:value="651">
            <text:p>651</text:p>
          </table:table-cell>
          <table:table-cell office:value-type="float" office:value="638.4">
            <text:p>638,4</text:p>
          </table:table-cell>
          <table:table-cell office:value-type="float" office:value="651">
            <text:p>651</text:p>
          </table:table-cell>
          <table:table-cell table:number-columns-repeated="1019"/>
        </table:table-row>
        <table:table-row table:style-name="ro1">
          <table:table-cell office:value-type="float" office:value="43">
            <text:p>43</text:p>
          </table:table-cell>
          <table:table-cell office:value-type="float" office:value="653.6">
            <text:p>653,6</text:p>
          </table:table-cell>
          <table:table-cell office:value-type="float" office:value="666.5">
            <text:p>666,5</text:p>
          </table:table-cell>
          <table:table-cell office:value-type="float" office:value="653.6">
            <text:p>653,6</text:p>
          </table:table-cell>
          <table:table-cell office:value-type="float" office:value="666.5">
            <text:p>666,5</text:p>
          </table:table-cell>
          <table:table-cell table:number-columns-repeated="1019"/>
        </table:table-row>
        <table:table-row table:style-name="ro1">
          <table:table-cell office:value-type="float" office:value="44">
            <text:p>44</text:p>
          </table:table-cell>
          <table:table-cell office:value-type="float" office:value="668.8">
            <text:p>668,8</text:p>
          </table:table-cell>
          <table:table-cell office:value-type="float" office:value="682">
            <text:p>682</text:p>
          </table:table-cell>
          <table:table-cell office:value-type="float" office:value="668.8">
            <text:p>668,8</text:p>
          </table:table-cell>
          <table:table-cell office:value-type="float" office:value="682">
            <text:p>682</text:p>
          </table:table-cell>
          <table:table-cell table:number-columns-repeated="1019"/>
        </table:table-row>
        <table:table-row table:style-name="ro1">
          <table:table-cell office:value-type="float" office:value="45">
            <text:p>45</text:p>
          </table:table-cell>
          <table:table-cell office:value-type="float" office:value="684">
            <text:p>684</text:p>
          </table:table-cell>
          <table:table-cell office:value-type="float" office:value="697.5">
            <text:p>697,5</text:p>
          </table:table-cell>
          <table:table-cell office:value-type="float" office:value="684">
            <text:p>684</text:p>
          </table:table-cell>
          <table:table-cell office:value-type="float" office:value="697.5">
            <text:p>697,5</text:p>
          </table:table-cell>
          <table:table-cell table:number-columns-repeated="1019"/>
        </table:table-row>
        <table:table-row table:style-name="ro1">
          <table:table-cell office:value-type="float" office:value="46">
            <text:p>46</text:p>
          </table:table-cell>
          <table:table-cell office:value-type="float" office:value="699.2">
            <text:p>699,2</text:p>
          </table:table-cell>
          <table:table-cell office:value-type="float" office:value="713">
            <text:p>713</text:p>
          </table:table-cell>
          <table:table-cell office:value-type="float" office:value="699.2">
            <text:p>699,2</text:p>
          </table:table-cell>
          <table:table-cell office:value-type="float" office:value="713">
            <text:p>713</text:p>
          </table:table-cell>
          <table:table-cell table:number-columns-repeated="1019"/>
        </table:table-row>
        <table:table-row table:style-name="ro1">
          <table:table-cell office:value-type="float" office:value="47">
            <text:p>47</text:p>
          </table:table-cell>
          <table:table-cell office:value-type="float" office:value="714.4">
            <text:p>714,4</text:p>
          </table:table-cell>
          <table:table-cell office:value-type="float" office:value="728.5">
            <text:p>728,5</text:p>
          </table:table-cell>
          <table:table-cell office:value-type="float" office:value="714.4">
            <text:p>714,4</text:p>
          </table:table-cell>
          <table:table-cell office:value-type="float" office:value="728.5">
            <text:p>728,5</text:p>
          </table:table-cell>
          <table:table-cell table:number-columns-repeated="1019"/>
        </table:table-row>
        <table:table-row table:style-name="ro1">
          <table:table-cell office:value-type="float" office:value="48">
            <text:p>48</text:p>
          </table:table-cell>
          <table:table-cell office:value-type="float" office:value="729.6">
            <text:p>729,6</text:p>
          </table:table-cell>
          <table:table-cell office:value-type="float" office:value="744">
            <text:p>744</text:p>
          </table:table-cell>
          <table:table-cell office:value-type="float" office:value="729.6">
            <text:p>729,6</text:p>
          </table:table-cell>
          <table:table-cell office:value-type="float" office:value="744">
            <text:p>744</text:p>
          </table:table-cell>
          <table:table-cell table:number-columns-repeated="1019"/>
        </table:table-row>
        <table:table-row table:style-name="ro1">
          <table:table-cell office:value-type="float" office:value="49">
            <text:p>49</text:p>
          </table:table-cell>
          <table:table-cell office:value-type="float" office:value="744.8">
            <text:p>744,8</text:p>
          </table:table-cell>
          <table:table-cell office:value-type="float" office:value="759.5">
            <text:p>759,5</text:p>
          </table:table-cell>
          <table:table-cell office:value-type="float" office:value="744.8">
            <text:p>744,8</text:p>
          </table:table-cell>
          <table:table-cell office:value-type="float" office:value="759.5">
            <text:p>759,5</text:p>
          </table:table-cell>
          <table:table-cell table:number-columns-repeated="1019"/>
        </table:table-row>
        <table:table-row table:style-name="ro1">
          <table:table-cell office:value-type="float" office:value="50">
            <text:p>50</text:p>
          </table:table-cell>
          <table:table-cell office:value-type="float" office:value="760">
            <text:p>760</text:p>
          </table:table-cell>
          <table:table-cell office:value-type="float" office:value="775">
            <text:p>775</text:p>
          </table:table-cell>
          <table:table-cell office:value-type="float" office:value="760">
            <text:p>760</text:p>
          </table:table-cell>
          <table:table-cell office:value-type="float" office:value="775">
            <text:p>775</text:p>
          </table:table-cell>
          <table:table-cell table:number-columns-repeated="1019"/>
        </table:table-row>
        <table:table-row table:style-name="ro1">
          <table:table-cell office:value-type="float" office:value="51">
            <text:p>51</text:p>
          </table:table-cell>
          <table:table-cell office:value-type="float" office:value="775.2">
            <text:p>775,2</text:p>
          </table:table-cell>
          <table:table-cell office:value-type="float" office:value="790.5">
            <text:p>790,5</text:p>
          </table:table-cell>
          <table:table-cell office:value-type="float" office:value="775.2">
            <text:p>775,2</text:p>
          </table:table-cell>
          <table:table-cell office:value-type="float" office:value="790.5">
            <text:p>790,5</text:p>
          </table:table-cell>
          <table:table-cell table:number-columns-repeated="1019"/>
        </table:table-row>
        <table:table-row table:style-name="ro1">
          <table:table-cell office:value-type="float" office:value="52">
            <text:p>52</text:p>
          </table:table-cell>
          <table:table-cell office:value-type="float" office:value="790.4">
            <text:p>790,4</text:p>
          </table:table-cell>
          <table:table-cell office:value-type="float" office:value="806">
            <text:p>806</text:p>
          </table:table-cell>
          <table:table-cell office:value-type="float" office:value="790.4">
            <text:p>790,4</text:p>
          </table:table-cell>
          <table:table-cell office:value-type="float" office:value="806">
            <text:p>806</text:p>
          </table:table-cell>
          <table:table-cell table:number-columns-repeated="1019"/>
        </table:table-row>
        <table:table-row table:style-name="ro1">
          <table:table-cell office:value-type="float" office:value="53">
            <text:p>53</text:p>
          </table:table-cell>
          <table:table-cell office:value-type="float" office:value="805.6">
            <text:p>805,6</text:p>
          </table:table-cell>
          <table:table-cell office:value-type="float" office:value="821.5">
            <text:p>821,5</text:p>
          </table:table-cell>
          <table:table-cell office:value-type="float" office:value="805.6">
            <text:p>805,6</text:p>
          </table:table-cell>
          <table:table-cell office:value-type="float" office:value="821.5">
            <text:p>821,5</text:p>
          </table:table-cell>
          <table:table-cell table:number-columns-repeated="1019"/>
        </table:table-row>
        <table:table-row table:style-name="ro1">
          <table:table-cell office:value-type="float" office:value="54">
            <text:p>54</text:p>
          </table:table-cell>
          <table:table-cell office:value-type="float" office:value="820.8">
            <text:p>820,8</text:p>
          </table:table-cell>
          <table:table-cell office:value-type="float" office:value="837">
            <text:p>837</text:p>
          </table:table-cell>
          <table:table-cell office:value-type="float" office:value="820.8">
            <text:p>820,8</text:p>
          </table:table-cell>
          <table:table-cell office:value-type="float" office:value="837">
            <text:p>837</text:p>
          </table:table-cell>
          <table:table-cell table:number-columns-repeated="1019"/>
        </table:table-row>
        <table:table-row table:style-name="ro1">
          <table:table-cell office:value-type="float" office:value="55">
            <text:p>55</text:p>
          </table:table-cell>
          <table:table-cell office:value-type="float" office:value="11">
            <text:p>11</text:p>
          </table:table-cell>
          <table:table-cell office:value-type="float" office:value="27.5">
            <text:p>27,5</text:p>
          </table:table-cell>
          <table:table-cell office:value-type="float" office:value="11">
            <text:p>11</text:p>
          </table:table-cell>
          <table:table-cell office:value-type="float" office:value="27.5">
            <text:p>27,5</text:p>
          </table:table-cell>
          <table:table-cell table:number-columns-repeated="1019"/>
        </table:table-row>
        <table:table-row table:style-name="ro1">
          <table:table-cell office:value-type="float" office:value="56">
            <text:p>56</text:p>
          </table:table-cell>
          <table:table-cell office:value-type="float" office:value="11.2">
            <text:p>11,2</text:p>
          </table:table-cell>
          <table:table-cell office:value-type="float" office:value="28">
            <text:p>28</text:p>
          </table:table-cell>
          <table:table-cell office:value-type="float" office:value="11.2">
            <text:p>11,2</text:p>
          </table:table-cell>
          <table:table-cell office:value-type="float" office:value="28">
            <text:p>28</text:p>
          </table:table-cell>
          <table:table-cell table:number-columns-repeated="1019"/>
        </table:table-row>
        <table:table-row table:style-name="ro1">
          <table:table-cell office:value-type="float" office:value="57">
            <text:p>57</text:p>
          </table:table-cell>
          <table:table-cell office:value-type="float" office:value="11.4">
            <text:p>11,4</text:p>
          </table:table-cell>
          <table:table-cell office:value-type="float" office:value="28.5">
            <text:p>28,5</text:p>
          </table:table-cell>
          <table:table-cell office:value-type="float" office:value="11.4">
            <text:p>11,4</text:p>
          </table:table-cell>
          <table:table-cell office:value-type="float" office:value="28.5">
            <text:p>28,5</text:p>
          </table:table-cell>
          <table:table-cell table:number-columns-repeated="1019"/>
        </table:table-row>
        <table:table-row table:style-name="ro1">
          <table:table-cell office:value-type="float" office:value="58">
            <text:p>58</text:p>
          </table:table-cell>
          <table:table-cell office:value-type="float" office:value="11.6">
            <text:p>11,6</text:p>
          </table:table-cell>
          <table:table-cell office:value-type="float" office:value="29">
            <text:p>29</text:p>
          </table:table-cell>
          <table:table-cell office:value-type="float" office:value="11.6">
            <text:p>11,6</text:p>
          </table:table-cell>
          <table:table-cell office:value-type="float" office:value="29">
            <text:p>29</text:p>
          </table:table-cell>
          <table:table-cell table:number-columns-repeated="1019"/>
        </table:table-row>
        <table:table-row table:style-name="ro1">
          <table:table-cell office:value-type="float" office:value="59">
            <text:p>59</text:p>
          </table:table-cell>
          <table:table-cell office:value-type="float" office:value="11.8">
            <text:p>11,8</text:p>
          </table:table-cell>
          <table:table-cell office:value-type="float" office:value="29.5">
            <text:p>29,5</text:p>
          </table:table-cell>
          <table:table-cell office:value-type="float" office:value="11.8">
            <text:p>11,8</text:p>
          </table:table-cell>
          <table:table-cell office:value-type="float" office:value="29.5">
            <text:p>29,5</text:p>
          </table:table-cell>
          <table:table-cell table:number-columns-repeated="1019"/>
        </table:table-row>
        <table:table-row table:style-name="ro1">
          <table:table-cell office:value-type="float" office:value="60">
            <text:p>60</text:p>
          </table:table-cell>
          <table:table-cell office:value-type="float" office:value="12">
            <text:p>12</text:p>
          </table:table-cell>
          <table:table-cell office:value-type="float" office:value="30">
            <text:p>30</text:p>
          </table:table-cell>
          <table:table-cell office:value-type="float" office:value="12">
            <text:p>12</text:p>
          </table:table-cell>
          <table:table-cell office:value-type="float" office:value="30">
            <text:p>30</text:p>
          </table:table-cell>
          <table:table-cell table:number-columns-repeated="1019"/>
        </table:table-row>
        <table:table-row table:style-name="ro1">
          <table:table-cell office:value-type="float" office:value="61">
            <text:p>61</text:p>
          </table:table-cell>
          <table:table-cell office:value-type="float" office:value="12.2">
            <text:p>12,2</text:p>
          </table:table-cell>
          <table:table-cell office:value-type="float" office:value="30.5">
            <text:p>30,5</text:p>
          </table:table-cell>
          <table:table-cell office:value-type="float" office:value="12.2">
            <text:p>12,2</text:p>
          </table:table-cell>
          <table:table-cell office:value-type="float" office:value="30.5">
            <text:p>30,5</text:p>
          </table:table-cell>
          <table:table-cell table:number-columns-repeated="1019"/>
        </table:table-row>
        <table:table-row table:style-name="ro1">
          <table:table-cell office:value-type="float" office:value="62">
            <text:p>62</text:p>
          </table:table-cell>
          <table:table-cell office:value-type="float" office:value="12.4">
            <text:p>12,4</text:p>
          </table:table-cell>
          <table:table-cell office:value-type="float" office:value="31">
            <text:p>31</text:p>
          </table:table-cell>
          <table:table-cell office:value-type="float" office:value="12.4">
            <text:p>12,4</text:p>
          </table:table-cell>
          <table:table-cell office:value-type="float" office:value="31">
            <text:p>31</text:p>
          </table:table-cell>
          <table:table-cell table:number-columns-repeated="1019"/>
        </table:table-row>
        <table:table-row table:style-name="ro1">
          <table:table-cell office:value-type="float" office:value="63">
            <text:p>63</text:p>
          </table:table-cell>
          <table:table-cell office:value-type="float" office:value="12.6">
            <text:p>12,6</text:p>
          </table:table-cell>
          <table:table-cell office:value-type="float" office:value="31.5">
            <text:p>31,5</text:p>
          </table:table-cell>
          <table:table-cell office:value-type="float" office:value="12.6">
            <text:p>12,6</text:p>
          </table:table-cell>
          <table:table-cell office:value-type="float" office:value="31.5">
            <text:p>31,5</text:p>
          </table:table-cell>
          <table:table-cell table:number-columns-repeated="1019"/>
        </table:table-row>
        <table:table-row table:style-name="ro1">
          <table:table-cell office:value-type="float" office:value="64">
            <text:p>64</text:p>
          </table:table-cell>
          <table:table-cell office:value-type="float" office:value="12.8">
            <text:p>12,8</text:p>
          </table:table-cell>
          <table:table-cell office:value-type="float" office:value="32">
            <text:p>32</text:p>
          </table:table-cell>
          <table:table-cell office:value-type="float" office:value="12.8">
            <text:p>12,8</text:p>
          </table:table-cell>
          <table:table-cell office:value-type="float" office:value="32">
            <text:p>32</text:p>
          </table:table-cell>
          <table:table-cell table:number-columns-repeated="1019"/>
        </table:table-row>
        <table:table-row table:style-name="ro1">
          <table:table-cell office:value-type="float" office:value="65">
            <text:p>65</text:p>
          </table:table-cell>
          <table:table-cell office:value-type="float" office:value="13">
            <text:p>13</text:p>
          </table:table-cell>
          <table:table-cell office:value-type="float" office:value="32.5">
            <text:p>32,5</text:p>
          </table:table-cell>
          <table:table-cell office:value-type="float" office:value="13">
            <text:p>13</text:p>
          </table:table-cell>
          <table:table-cell office:value-type="float" office:value="32.5">
            <text:p>32,5</text:p>
          </table:table-cell>
          <table:table-cell table:number-columns-repeated="1019"/>
        </table:table-row>
        <table:table-row table:style-name="ro1">
          <table:table-cell office:value-type="float" office:value="66">
            <text:p>66</text:p>
          </table:table-cell>
          <table:table-cell office:value-type="float" office:value="13.2">
            <text:p>13,2</text:p>
          </table:table-cell>
          <table:table-cell office:value-type="float" office:value="33">
            <text:p>33</text:p>
          </table:table-cell>
          <table:table-cell office:value-type="float" office:value="13.2">
            <text:p>13,2</text:p>
          </table:table-cell>
          <table:table-cell office:value-type="float" office:value="33">
            <text:p>33</text:p>
          </table:table-cell>
          <table:table-cell table:number-columns-repeated="1019"/>
        </table:table-row>
        <table:table-row table:style-name="ro1">
          <table:table-cell office:value-type="float" office:value="67">
            <text:p>67</text:p>
          </table:table-cell>
          <table:table-cell office:value-type="float" office:value="13.4">
            <text:p>13,4</text:p>
          </table:table-cell>
          <table:table-cell office:value-type="float" office:value="33.5">
            <text:p>33,5</text:p>
          </table:table-cell>
          <table:table-cell office:value-type="float" office:value="13.4">
            <text:p>13,4</text:p>
          </table:table-cell>
          <table:table-cell office:value-type="float" office:value="33.5">
            <text:p>33,5</text:p>
          </table:table-cell>
          <table:table-cell table:number-columns-repeated="1019"/>
        </table:table-row>
        <table:table-row table:style-name="ro1">
          <table:table-cell office:value-type="float" office:value="68">
            <text:p>68</text:p>
          </table:table-cell>
          <table:table-cell office:value-type="float" office:value="13.6">
            <text:p>13,6</text:p>
          </table:table-cell>
          <table:table-cell office:value-type="float" office:value="34">
            <text:p>34</text:p>
          </table:table-cell>
          <table:table-cell office:value-type="float" office:value="13.6">
            <text:p>13,6</text:p>
          </table:table-cell>
          <table:table-cell office:value-type="float" office:value="34">
            <text:p>34</text:p>
          </table:table-cell>
          <table:table-cell table:number-columns-repeated="1019"/>
        </table:table-row>
        <table:table-row table:style-name="ro1">
          <table:table-cell office:value-type="float" office:value="69">
            <text:p>69</text:p>
          </table:table-cell>
          <table:table-cell office:value-type="float" office:value="13.8">
            <text:p>13,8</text:p>
          </table:table-cell>
          <table:table-cell office:value-type="float" office:value="34.5">
            <text:p>34,5</text:p>
          </table:table-cell>
          <table:table-cell office:value-type="float" office:value="13.8">
            <text:p>13,8</text:p>
          </table:table-cell>
          <table:table-cell office:value-type="float" office:value="34.5">
            <text:p>34,5</text:p>
          </table:table-cell>
          <table:table-cell table:number-columns-repeated="1019"/>
        </table:table-row>
        <table:table-row table:style-name="ro1">
          <table:table-cell office:value-type="float" office:value="70">
            <text:p>70</text:p>
          </table:table-cell>
          <table:table-cell office:value-type="float" office:value="14">
            <text:p>14</text:p>
          </table:table-cell>
          <table:table-cell office:value-type="float" office:value="35">
            <text:p>35</text:p>
          </table:table-cell>
          <table:table-cell office:value-type="float" office:value="14">
            <text:p>14</text:p>
          </table:table-cell>
          <table:table-cell office:value-type="float" office:value="35">
            <text:p>35</text:p>
          </table:table-cell>
          <table:table-cell table:number-columns-repeated="1019"/>
        </table:table-row>
        <table:table-row table:style-name="ro1">
          <table:table-cell office:value-type="float" office:value="71">
            <text:p>71</text:p>
          </table:table-cell>
          <table:table-cell office:value-type="float" office:value="14.2">
            <text:p>14,2</text:p>
          </table:table-cell>
          <table:table-cell office:value-type="float" office:value="35.5">
            <text:p>35,5</text:p>
          </table:table-cell>
          <table:table-cell office:value-type="float" office:value="14.2">
            <text:p>14,2</text:p>
          </table:table-cell>
          <table:table-cell office:value-type="float" office:value="35.5">
            <text:p>35,5</text:p>
          </table:table-cell>
          <table:table-cell table:number-columns-repeated="1019"/>
        </table:table-row>
        <table:table-row table:style-name="ro1">
          <table:table-cell office:value-type="float" office:value="72">
            <text:p>72</text:p>
          </table:table-cell>
          <table:table-cell office:value-type="float" office:value="14.4">
            <text:p>14,4</text:p>
          </table:table-cell>
          <table:table-cell office:value-type="float" office:value="36">
            <text:p>36</text:p>
          </table:table-cell>
          <table:table-cell office:value-type="float" office:value="14.4">
            <text:p>14,4</text:p>
          </table:table-cell>
          <table:table-cell office:value-type="float" office:value="36">
            <text:p>36</text:p>
          </table:table-cell>
          <table:table-cell table:number-columns-repeated="1019"/>
        </table:table-row>
        <table:table-row table:style-name="ro1">
          <table:table-cell office:value-type="float" office:value="73">
            <text:p>73</text:p>
          </table:table-cell>
          <table:table-cell office:value-type="float" office:value="14.6">
            <text:p>14,6</text:p>
          </table:table-cell>
          <table:table-cell office:value-type="float" office:value="36.5">
            <text:p>36,5</text:p>
          </table:table-cell>
          <table:table-cell office:value-type="float" office:value="14.6">
            <text:p>14,6</text:p>
          </table:table-cell>
          <table:table-cell office:value-type="float" office:value="36.5">
            <text:p>36,5</text:p>
          </table:table-cell>
          <table:table-cell table:number-columns-repeated="1019"/>
        </table:table-row>
        <table:table-row table:style-name="ro1">
          <table:table-cell office:value-type="float" office:value="74">
            <text:p>74</text:p>
          </table:table-cell>
          <table:table-cell office:value-type="float" office:value="14.8">
            <text:p>14,8</text:p>
          </table:table-cell>
          <table:table-cell office:value-type="float" office:value="37">
            <text:p>37</text:p>
          </table:table-cell>
          <table:table-cell office:value-type="float" office:value="14.8">
            <text:p>14,8</text:p>
          </table:table-cell>
          <table:table-cell office:value-type="float" office:value="37">
            <text:p>37</text:p>
          </table:table-cell>
          <table:table-cell table:number-columns-repeated="1019"/>
        </table:table-row>
        <table:table-row table:style-name="ro1">
          <table:table-cell office:value-type="float" office:value="75">
            <text:p>75</text:p>
          </table:table-cell>
          <table:table-cell office:value-type="float" office:value="15">
            <text:p>15</text:p>
          </table:table-cell>
          <table:table-cell office:value-type="float" office:value="37.5">
            <text:p>37,5</text:p>
          </table:table-cell>
          <table:table-cell office:value-type="float" office:value="15">
            <text:p>15</text:p>
          </table:table-cell>
          <table:table-cell office:value-type="float" office:value="37.5">
            <text:p>37,5</text:p>
          </table:table-cell>
          <table:table-cell table:number-columns-repeated="1019"/>
        </table:table-row>
        <table:table-row table:style-name="ro1">
          <table:table-cell office:value-type="float" office:value="76">
            <text:p>76</text:p>
          </table:table-cell>
          <table:table-cell office:value-type="float" office:value="15.2">
            <text:p>15,2</text:p>
          </table:table-cell>
          <table:table-cell office:value-type="float" office:value="38">
            <text:p>38</text:p>
          </table:table-cell>
          <table:table-cell office:value-type="float" office:value="15.2">
            <text:p>15,2</text:p>
          </table:table-cell>
          <table:table-cell office:value-type="float" office:value="38">
            <text:p>38</text:p>
          </table:table-cell>
          <table:table-cell table:number-columns-repeated="1019"/>
        </table:table-row>
        <table:table-row table:style-name="ro1">
          <table:table-cell office:value-type="float" office:value="77">
            <text:p>77</text:p>
          </table:table-cell>
          <table:table-cell office:value-type="float" office:value="15.4">
            <text:p>15,4</text:p>
          </table:table-cell>
          <table:table-cell office:value-type="float" office:value="38.5">
            <text:p>38,5</text:p>
          </table:table-cell>
          <table:table-cell office:value-type="float" office:value="15.4">
            <text:p>15,4</text:p>
          </table:table-cell>
          <table:table-cell office:value-type="float" office:value="38.5">
            <text:p>38,5</text:p>
          </table:table-cell>
          <table:table-cell table:number-columns-repeated="1019"/>
        </table:table-row>
        <table:table-row table:style-name="ro1">
          <table:table-cell office:value-type="float" office:value="78">
            <text:p>78</text:p>
          </table:table-cell>
          <table:table-cell office:value-type="float" office:value="15.6">
            <text:p>15,6</text:p>
          </table:table-cell>
          <table:table-cell office:value-type="float" office:value="39">
            <text:p>39</text:p>
          </table:table-cell>
          <table:table-cell office:value-type="float" office:value="15.6">
            <text:p>15,6</text:p>
          </table:table-cell>
          <table:table-cell office:value-type="float" office:value="39">
            <text:p>39</text:p>
          </table:table-cell>
          <table:table-cell table:number-columns-repeated="1019"/>
        </table:table-row>
        <table:table-row table:style-name="ro1">
          <table:table-cell office:value-type="float" office:value="79">
            <text:p>79</text:p>
          </table:table-cell>
          <table:table-cell office:value-type="float" office:value="15.8">
            <text:p>15,8</text:p>
          </table:table-cell>
          <table:table-cell office:value-type="float" office:value="39.5">
            <text:p>39,5</text:p>
          </table:table-cell>
          <table:table-cell office:value-type="float" office:value="15.8">
            <text:p>15,8</text:p>
          </table:table-cell>
          <table:table-cell office:value-type="float" office:value="39.5">
            <text:p>39,5</text:p>
          </table:table-cell>
          <table:table-cell table:number-columns-repeated="1019"/>
        </table:table-row>
        <table:table-row table:style-name="ro1">
          <table:table-cell office:value-type="float" office:value="80">
            <text:p>80</text:p>
          </table:table-cell>
          <table:table-cell office:value-type="float" office:value="16">
            <text:p>16</text:p>
          </table:table-cell>
          <table:table-cell office:value-type="float" office:value="40">
            <text:p>40</text:p>
          </table:table-cell>
          <table:table-cell office:value-type="float" office:value="16">
            <text:p>16</text:p>
          </table:table-cell>
          <table:table-cell office:value-type="float" office:value="40">
            <text:p>40</text:p>
          </table:table-cell>
          <table:table-cell table:number-columns-repeated="1019"/>
        </table:table-row>
        <table:table-row table:style-name="ro1">
          <table:table-cell office:value-type="float" office:value="81">
            <text:p>81</text:p>
          </table:table-cell>
          <table:table-cell office:value-type="float" office:value="16.2">
            <text:p>16,2</text:p>
          </table:table-cell>
          <table:table-cell office:value-type="float" office:value="40.5">
            <text:p>40,5</text:p>
          </table:table-cell>
          <table:table-cell office:value-type="float" office:value="16.2">
            <text:p>16,2</text:p>
          </table:table-cell>
          <table:table-cell office:value-type="float" office:value="40.5">
            <text:p>40,5</text:p>
          </table:table-cell>
          <table:table-cell table:number-columns-repeated="1019"/>
        </table:table-row>
        <table:table-row table:style-name="ro1">
          <table:table-cell office:value-type="float" office:value="82">
            <text:p>82</text:p>
          </table:table-cell>
          <table:table-cell office:value-type="float" office:value="16.4">
            <text:p>16,4</text:p>
          </table:table-cell>
          <table:table-cell office:value-type="float" office:value="41">
            <text:p>41</text:p>
          </table:table-cell>
          <table:table-cell office:value-type="float" office:value="16.4">
            <text:p>16,4</text:p>
          </table:table-cell>
          <table:table-cell office:value-type="float" office:value="41">
            <text:p>41</text:p>
          </table:table-cell>
          <table:table-cell table:number-columns-repeated="1019"/>
        </table:table-row>
        <table:table-row table:style-name="ro1">
          <table:table-cell office:value-type="float" office:value="83">
            <text:p>83</text:p>
          </table:table-cell>
          <table:table-cell office:value-type="float" office:value="16.6">
            <text:p>16,6</text:p>
          </table:table-cell>
          <table:table-cell office:value-type="float" office:value="41.5">
            <text:p>41,5</text:p>
          </table:table-cell>
          <table:table-cell office:value-type="float" office:value="16.6">
            <text:p>16,6</text:p>
          </table:table-cell>
          <table:table-cell office:value-type="float" office:value="41.5">
            <text:p>41,5</text:p>
          </table:table-cell>
          <table:table-cell table:number-columns-repeated="1019"/>
        </table:table-row>
        <table:table-row table:style-name="ro1">
          <table:table-cell office:value-type="float" office:value="84">
            <text:p>84</text:p>
          </table:table-cell>
          <table:table-cell office:value-type="float" office:value="16.8">
            <text:p>16,8</text:p>
          </table:table-cell>
          <table:table-cell office:value-type="float" office:value="42">
            <text:p>42</text:p>
          </table:table-cell>
          <table:table-cell office:value-type="float" office:value="16.8">
            <text:p>16,8</text:p>
          </table:table-cell>
          <table:table-cell office:value-type="float" office:value="42">
            <text:p>42</text:p>
          </table:table-cell>
          <table:table-cell table:number-columns-repeated="1019"/>
        </table:table-row>
        <table:table-row table:style-name="ro1">
          <table:table-cell office:value-type="float" office:value="85">
            <text:p>85</text:p>
          </table:table-cell>
          <table:table-cell office:value-type="float" office:value="17">
            <text:p>17</text:p>
          </table:table-cell>
          <table:table-cell office:value-type="float" office:value="42.5">
            <text:p>42,5</text:p>
          </table:table-cell>
          <table:table-cell office:value-type="float" office:value="17">
            <text:p>17</text:p>
          </table:table-cell>
          <table:table-cell office:value-type="float" office:value="42.5">
            <text:p>42,5</text:p>
          </table:table-cell>
          <table:table-cell table:number-columns-repeated="1019"/>
        </table:table-row>
        <table:table-row table:style-name="ro1">
          <table:table-cell office:value-type="float" office:value="86">
            <text:p>86</text:p>
          </table:table-cell>
          <table:table-cell office:value-type="float" office:value="17.2">
            <text:p>17,2</text:p>
          </table:table-cell>
          <table:table-cell office:value-type="float" office:value="43">
            <text:p>43</text:p>
          </table:table-cell>
          <table:table-cell office:value-type="float" office:value="17.2">
            <text:p>17,2</text:p>
          </table:table-cell>
          <table:table-cell office:value-type="float" office:value="43">
            <text:p>43</text:p>
          </table:table-cell>
          <table:table-cell table:number-columns-repeated="1019"/>
        </table:table-row>
        <table:table-row table:style-name="ro1">
          <table:table-cell office:value-type="float" office:value="87">
            <text:p>87</text:p>
          </table:table-cell>
          <table:table-cell office:value-type="float" office:value="17.4">
            <text:p>17,4</text:p>
          </table:table-cell>
          <table:table-cell office:value-type="float" office:value="43.5">
            <text:p>43,5</text:p>
          </table:table-cell>
          <table:table-cell office:value-type="float" office:value="17.4">
            <text:p>17,4</text:p>
          </table:table-cell>
          <table:table-cell office:value-type="float" office:value="43.5">
            <text:p>43,5</text:p>
          </table:table-cell>
          <table:table-cell table:number-columns-repeated="1019"/>
        </table:table-row>
        <table:table-row table:style-name="ro1">
          <table:table-cell office:value-type="float" office:value="88">
            <text:p>88</text:p>
          </table:table-cell>
          <table:table-cell office:value-type="float" office:value="17.6">
            <text:p>17,6</text:p>
          </table:table-cell>
          <table:table-cell office:value-type="float" office:value="44">
            <text:p>44</text:p>
          </table:table-cell>
          <table:table-cell office:value-type="float" office:value="17.6">
            <text:p>17,6</text:p>
          </table:table-cell>
          <table:table-cell office:value-type="float" office:value="44">
            <text:p>44</text:p>
          </table:table-cell>
          <table:table-cell table:number-columns-repeated="1019"/>
        </table:table-row>
        <table:table-row table:style-name="ro1">
          <table:table-cell office:value-type="float" office:value="89">
            <text:p>89</text:p>
          </table:table-cell>
          <table:table-cell office:value-type="float" office:value="17.8">
            <text:p>17,8</text:p>
          </table:table-cell>
          <table:table-cell office:value-type="float" office:value="0">
            <text:p>0</text:p>
          </table:table-cell>
          <table:table-cell office:value-type="float" office:value="17.8">
            <text:p>17,8</text:p>
          </table:table-cell>
          <table:table-cell office:value-type="float" office:value="0">
            <text:p>0</text:p>
          </table:table-cell>
          <table:table-cell table:number-columns-repeated="1019"/>
        </table:table-row>
        <table:table-row table:style-name="ro1">
          <table:table-cell office:value-type="float" office:value="90">
            <text:p>90</text:p>
          </table:table-cell>
          <table:table-cell office:value-type="float" office:value="18">
            <text:p>18</text:p>
          </table:table-cell>
          <table:table-cell office:value-type="float" office:value="0">
            <text:p>0</text:p>
          </table:table-cell>
          <table:table-cell office:value-type="float" office:value="18">
            <text:p>18</text:p>
          </table:table-cell>
          <table:table-cell office:value-type="float" office:value="0">
            <text:p>0</text:p>
          </table:table-cell>
          <table:table-cell table:number-columns-repeated="1019"/>
        </table:table-row>
        <table:table-row table:style-name="ro1" table:number-rows-repeated="65444">
          <table:table-cell table:number-columns-repeated="1024"/>
        </table:table-row>
        <table:table-row table:style-name="ro1">
          <table:table-cell table:number-columns-repeated="1024"/>
        </table:table-row>
      </table:table>
      <table:table table:name="ГРАФИК ТРАССЫ" table:style-name="ta1" table:print="false">
        <table:table-column table:style-name="co1" table:number-columns-repeated="2" table:default-cell-style-name="Default"/>
        <table:table-row table:style-name="ro1">
          <table:table-cell/>
          <table:table-cell>
            <draw:frame table:end-cell-address="'ГРАФИК ТРАССЫ'.H20" table:end-x="1.056cm" table:end-y="0.399cm" draw:z-index="0" draw:style-name="gr5" svg:width="14.511cm" svg:height="8.871cm" svg:x="0.093cm" svg:y="0.108cm">
              <draw:object draw:notify-on-update-of-ranges="ТРАССА.A2:ТРАССА.A91 ТРАССА.B2:ТРАССА.B91 ТРАССА.A2:ТРАССА.A91 ТРАССА.C2:ТРАССА.C91" xlink:href="./Object 2" xlink:type="simple" xlink:show="embed" xlink:actuate="onLoad"/>
              <draw:image xlink:href="./ObjectReplacements/Object 2" xlink:type="simple" xlink:show="embed" xlink:actuate="onLoad"/>
            </draw:frame>
          </table:table-cell>
        </table:table-row>
      </table:table>
      <table:table table:name="ТРЕНИЕ_ШИН" table:style-name="ta1" table:print="false">
        <table:table-column table:style-name="co1" table:number-columns-repeated="3" table:default-cell-style-name="ce3"/>
        <table:table-column table:style-name="co21" table:default-cell-style-name="ce3"/>
        <table:table-column table:style-name="co27" table:number-columns-repeated="2" table:default-cell-style-name="ce3"/>
        <table:table-column table:style-name="co1" table:number-columns-repeated="1018" table:default-cell-style-name="ce3"/>
        <table:table-row table:style-name="ro1">
          <table:table-cell table:style-name="ce29" office:value-type="string">
            <text:p>шина мягче</text:p>
          </table:table-cell>
          <table:table-cell table:style-name="ce31" office:value-type="string">
            <text:p>шина тверже</text:p>
          </table:table-cell>
          <table:table-cell table:style-name="ce33" office:value-type="string">
            <text:p>одинаково</text:p>
          </table:table-cell>
          <table:table-cell table:number-columns-repeated="1021"/>
        </table:table-row>
        <table:table-row table:style-name="ro1">
          <table:table-cell table:style-name="ce30" office:value-type="string" table:number-columns-spanned="3" table:number-rows-spanned="1">
            <text:p>шероховатость поверхности</text:p>
          </table:table-cell>
          <table:covered-table-cell table:style-name="ce32"/>
          <table:covered-table-cell table:style-name="ce32"/>
          <table:table-cell table:style-name="ce32" table:number-columns-repeated="3"/>
          <table:table-cell table:number-columns-repeated="1018"/>
        </table:table-row>
        <table:table-row table:style-name="ro1">
          <table:table-cell table:style-name="ce29" office:value-type="string">
            <text:p>выше+шире</text:p>
          </table:table-cell>
          <table:table-cell table:style-name="ce31" office:value-type="string">
            <text:p>выше+шире</text:p>
          </table:table-cell>
          <table:table-cell table:style-name="ce34" office:value-type="string">
            <text:p>выше+шире</text:p>
          </table:table-cell>
          <table:table-cell table:style-name="ce29" office:value-type="float" office:value="1">
            <text:p>1</text:p>
          </table:table-cell>
          <table:table-cell table:style-name="ce31" office:value-type="float" office:value="10">
            <text:p>10</text:p>
          </table:table-cell>
          <table:table-cell table:style-name="ce33" office:value-type="float" office:value="19">
            <text:p>19</text:p>
          </table:table-cell>
          <table:table-cell table:number-columns-repeated="1018"/>
        </table:table-row>
        <table:table-row table:style-name="ro1">
          <table:table-cell table:style-name="ce29" office:value-type="string">
            <text:p>выше+уже</text:p>
          </table:table-cell>
          <table:table-cell table:style-name="ce31" office:value-type="string">
            <text:p>выше+уже</text:p>
          </table:table-cell>
          <table:table-cell table:style-name="ce34" office:value-type="string">
            <text:p>выше+уже</text:p>
          </table:table-cell>
          <table:table-cell table:style-name="ce29" office:value-type="float" office:value="2">
            <text:p>2</text:p>
          </table:table-cell>
          <table:table-cell table:style-name="ce31" office:value-type="float" office:value="11">
            <text:p>11</text:p>
          </table:table-cell>
          <table:table-cell table:style-name="ce33" office:value-type="float" office:value="20">
            <text:p>20</text:p>
          </table:table-cell>
          <table:table-cell table:number-columns-repeated="1018"/>
        </table:table-row>
        <table:table-row table:style-name="ro1">
          <table:table-cell table:style-name="ce29" office:value-type="string">
            <text:p>выше+ровно</text:p>
          </table:table-cell>
          <table:table-cell table:style-name="ce31" office:value-type="string">
            <text:p>выше+ровно</text:p>
          </table:table-cell>
          <table:table-cell table:style-name="ce34" office:value-type="string">
            <text:p>выше+ровно</text:p>
          </table:table-cell>
          <table:table-cell table:style-name="ce29" office:value-type="float" office:value="3">
            <text:p>3</text:p>
          </table:table-cell>
          <table:table-cell table:style-name="ce31" office:value-type="float" office:value="12">
            <text:p>12</text:p>
          </table:table-cell>
          <table:table-cell table:style-name="ce33" office:value-type="float" office:value="21">
            <text:p>21</text:p>
          </table:table-cell>
          <table:table-cell table:number-columns-repeated="1018"/>
        </table:table-row>
        <table:table-row table:style-name="ro1">
          <table:table-cell table:style-name="ce29" office:value-type="string">
            <text:p>ниже+шире</text:p>
          </table:table-cell>
          <table:table-cell table:style-name="ce31" office:value-type="string">
            <text:p>ниже+шире</text:p>
          </table:table-cell>
          <table:table-cell table:style-name="ce34" office:value-type="string">
            <text:p>ниже+шире</text:p>
          </table:table-cell>
          <table:table-cell table:style-name="ce29" office:value-type="float" office:value="4">
            <text:p>4</text:p>
          </table:table-cell>
          <table:table-cell table:style-name="ce31" office:value-type="float" office:value="13">
            <text:p>13</text:p>
          </table:table-cell>
          <table:table-cell table:style-name="ce33" office:value-type="float" office:value="22">
            <text:p>22</text:p>
          </table:table-cell>
          <table:table-cell table:number-columns-repeated="1018"/>
        </table:table-row>
        <table:table-row table:style-name="ro1">
          <table:table-cell table:style-name="ce29" office:value-type="string">
            <text:p>ниже+уже</text:p>
          </table:table-cell>
          <table:table-cell table:style-name="ce31" office:value-type="string">
            <text:p>ниже+уже</text:p>
          </table:table-cell>
          <table:table-cell table:style-name="ce34" office:value-type="string">
            <text:p>ниже+уже</text:p>
          </table:table-cell>
          <table:table-cell table:style-name="ce29" office:value-type="float" office:value="5">
            <text:p>5</text:p>
          </table:table-cell>
          <table:table-cell table:style-name="ce31" office:value-type="float" office:value="14">
            <text:p>14</text:p>
          </table:table-cell>
          <table:table-cell table:style-name="ce33" office:value-type="float" office:value="23">
            <text:p>23</text:p>
          </table:table-cell>
          <table:table-cell table:number-columns-repeated="1018"/>
        </table:table-row>
        <table:table-row table:style-name="ro1">
          <table:table-cell table:style-name="ce29" office:value-type="string">
            <text:p>ниже+ровно</text:p>
          </table:table-cell>
          <table:table-cell table:style-name="ce31" office:value-type="string">
            <text:p>ниже+ровно</text:p>
          </table:table-cell>
          <table:table-cell table:style-name="ce34" office:value-type="string">
            <text:p>ниже+ровно</text:p>
          </table:table-cell>
          <table:table-cell table:style-name="ce29" office:value-type="float" office:value="6">
            <text:p>6</text:p>
          </table:table-cell>
          <table:table-cell table:style-name="ce31" office:value-type="float" office:value="15">
            <text:p>15</text:p>
          </table:table-cell>
          <table:table-cell table:style-name="ce33" office:value-type="float" office:value="24">
            <text:p>24</text:p>
          </table:table-cell>
          <table:table-cell table:number-columns-repeated="1018"/>
        </table:table-row>
        <table:table-row table:style-name="ro1">
          <table:table-cell table:style-name="ce29" office:value-type="string">
            <text:p>ровно+шире</text:p>
          </table:table-cell>
          <table:table-cell table:style-name="ce31" office:value-type="string">
            <text:p>ровно+шире</text:p>
          </table:table-cell>
          <table:table-cell table:style-name="ce34" office:value-type="string">
            <text:p>ровно+шире</text:p>
          </table:table-cell>
          <table:table-cell table:style-name="ce29" office:value-type="float" office:value="7">
            <text:p>7</text:p>
          </table:table-cell>
          <table:table-cell table:style-name="ce31" office:value-type="float" office:value="16">
            <text:p>16</text:p>
          </table:table-cell>
          <table:table-cell table:style-name="ce33" office:value-type="float" office:value="25">
            <text:p>25</text:p>
          </table:table-cell>
          <table:table-cell table:number-columns-repeated="1018"/>
        </table:table-row>
        <table:table-row table:style-name="ro1">
          <table:table-cell table:style-name="ce29" office:value-type="string">
            <text:p>ровно+уже</text:p>
          </table:table-cell>
          <table:table-cell table:style-name="ce31" office:value-type="string">
            <text:p>ровно+уже</text:p>
          </table:table-cell>
          <table:table-cell table:style-name="ce34" office:value-type="string">
            <text:p>ровно+уже</text:p>
          </table:table-cell>
          <table:table-cell table:style-name="ce29" office:value-type="float" office:value="8">
            <text:p>8</text:p>
          </table:table-cell>
          <table:table-cell table:style-name="ce31" office:value-type="float" office:value="17">
            <text:p>17</text:p>
          </table:table-cell>
          <table:table-cell table:style-name="ce34" office:value-type="float" office:value="26">
            <text:p>26</text:p>
          </table:table-cell>
          <table:table-cell table:number-columns-repeated="1018"/>
        </table:table-row>
        <table:table-row table:style-name="ro1">
          <table:table-cell table:style-name="ce29" office:value-type="string">
            <text:p>ровно+ровно</text:p>
          </table:table-cell>
          <table:table-cell table:style-name="ce31" office:value-type="string">
            <text:p>ровно+ровно</text:p>
          </table:table-cell>
          <table:table-cell table:style-name="ce34" office:value-type="string">
            <text:p>ровно+ровно</text:p>
          </table:table-cell>
          <table:table-cell table:style-name="ce29" office:value-type="float" office:value="9">
            <text:p>9</text:p>
          </table:table-cell>
          <table:table-cell table:style-name="ce31" office:value-type="float" office:value="18">
            <text:p>18</text:p>
          </table:table-cell>
          <table:table-cell table:style-name="ce33" office:value-type="float" office:value="27">
            <text:p>27</text:p>
          </table:table-cell>
          <table:table-cell table:number-columns-repeated="1018"/>
        </table:table-row>
        <table:table-row table:style-name="ro1" table:number-rows-repeated="65524">
          <table:table-cell table:number-columns-repeated="1024"/>
        </table:table-row>
        <table:table-row table:style-name="ro1">
          <table:table-cell table:number-columns-repeated="1024"/>
        </table:table-row>
      </table:table>
      <table:table table:name="АСИНХРОННЫЙ_ЭД" table:style-name="ta1" table:print="false">
        <table:table-column table:style-name="co1" table:default-cell-style-name="ce35"/>
        <table:table-column table:style-name="co28" table:default-cell-style-name="ce3"/>
        <table:table-column table:style-name="co1" table:default-cell-style-name="ce42"/>
        <table:table-column table:style-name="co29" table:default-cell-style-name="ce35"/>
        <table:table-column table:style-name="co30" table:default-cell-style-name="ce35"/>
        <table:table-column table:style-name="co1" table:number-columns-repeated="1019" table:default-cell-style-name="ce3"/>
        <table:table-row table:style-name="ro1">
          <table:table-cell office:value-type="string">
            <text:p>обозначение</text:p>
          </table:table-cell>
          <table:table-cell/>
          <table:table-cell office:value-type="string">
            <text:p>размерность</text:p>
          </table:table-cell>
          <table:table-cell table:style-name="ce42" office:value-type="string">
            <text:p>описание</text:p>
          </table:table-cell>
          <table:table-cell table:style-name="ce42" office:value-type="string">
            <text:p>формула</text:p>
          </table:table-cell>
          <table:table-cell table:number-columns-repeated="1019"/>
        </table:table-row>
        <table:table-row table:style-name="ro3">
          <table:table-cell table:style-name="ce36" office:value-type="string">
            <text:p>P' =</text:p>
          </table:table-cell>
          <table:table-cell table:style-name="ce40" office:value-type="float" office:value="100000">
            <text:p>100000</text:p>
          </table:table-cell>
          <table:table-cell table:style-name="ce43" office:value-type="string">
            <text:p>В<text:span text:style-name="T9">•А=Вт</text:span></text:p>
          </table:table-cell>
          <table:table-cell table:style-name="ce36" office:value-type="string">
            <text:p>-расчетная мощность</text:p>
          </table:table-cell>
          <table:table-cell table:style-name="ce36" office:value-type="string">
            <text:p>P'=D<text:span text:style-name="T4">1</text:span><text:span text:style-name="T10">2</text:span><text:span text:style-name="T8">•</text:span>l<text:span text:style-name="T4">1</text:span><text:span text:style-name="T5">'</text:span><text:span text:style-name="T8">•</text:span>n<text:span text:style-name="T4">1</text:span><text:span text:style-name="T8">•</text:span>A<text:span text:style-name="T4">1</text:span><text:span text:style-name="T8">•</text:span>B<text:span text:style-name="T7">δ</text:span><text:span text:style-name="T8">•</text:span><text:span text:style-name="T3">α'</text:span><text:span text:style-name="T11">•</text:span><text:span text:style-name="T3">k</text:span><text:span text:style-name="T7">ф</text:span><text:span text:style-name="T8">•</text:span><text:span text:style-name="T3">k</text:span><text:span text:style-name="T7">об1</text:span><text:span text:style-name="T3">/(6.1</text:span><text:span text:style-name="T11">•</text:span><text:span text:style-name="T3">10</text:span><text:span text:style-name="T12">7</text:span><text:span text:style-name="T3">)</text:span></text:p>
          </table:table-cell>
          <table:table-cell table:style-name="ce40" table:number-columns-repeated="1019"/>
        </table:table-row>
        <table:table-row table:style-name="ro3">
          <table:table-cell table:style-name="ce37" office:value-type="string">
            <text:p><text:span text:style-name="T3">k</text:span><text:span text:style-name="T7">ф</text:span><text:span text:style-name="T6">=</text:span></text:p>
          </table:table-cell>
          <table:table-cell table:style-name="ce40" office:value-type="float" office:value="1.11">
            <text:p>1,11</text:p>
          </table:table-cell>
          <table:table-cell table:style-name="ce43"/>
          <table:table-cell table:style-name="ce36" office:value-type="string">
            <text:p>-коэф. формы кривой поля</text:p>
          </table:table-cell>
          <table:table-cell table:style-name="ce36" office:value-type="string">
            <text:p>отношение действующего ЭДС к среднему</text:p>
          </table:table-cell>
          <table:table-cell table:style-name="ce40" table:number-columns-repeated="1019"/>
        </table:table-row>
        <table:table-row table:style-name="ro3">
          <table:table-cell table:style-name="ce37" office:value-type="string">
            <text:p><text:span text:style-name="T3">k</text:span><text:span text:style-name="T7">об1</text:span><text:span text:style-name="T6">=</text:span></text:p>
          </table:table-cell>
          <table:table-cell table:style-name="ce40" office:value-type="float" office:value="1">
            <text:p>1</text:p>
          </table:table-cell>
          <table:table-cell table:style-name="ce43"/>
          <table:table-cell table:style-name="ce36" office:value-type="string">
            <text:p>-коэф. обмотки статора</text:p>
          </table:table-cell>
          <table:table-cell table:style-name="ce36" office:value-type="string">
            <text:p>основной гармонической кривой ЭДС</text:p>
          </table:table-cell>
          <table:table-cell table:style-name="ce40" table:number-columns-repeated="1019"/>
        </table:table-row>
        <table:table-row table:style-name="ro3">
          <table:table-cell table:style-name="ce36" office:value-type="string">
            <text:p>w<text:span text:style-name="T4">1</text:span><text:span text:style-name="T5">=</text:span></text:p>
          </table:table-cell>
          <table:table-cell table:style-name="ce40" office:value-type="float" office:value="50">
            <text:p>50</text:p>
          </table:table-cell>
          <table:table-cell table:style-name="ce43"/>
          <table:table-cell table:style-name="ce36" office:value-type="string">
            <text:p>-число последовательно соединенных</text:p>
          </table:table-cell>
          <table:table-cell table:style-name="ce36" office:value-type="string">
            <text:p>витков обмотки фазы статора</text:p>
          </table:table-cell>
          <table:table-cell table:style-name="ce40" table:number-columns-repeated="1019"/>
        </table:table-row>
        <table:table-row table:style-name="ro3">
          <table:table-cell table:style-name="ce36" office:value-type="string">
            <text:p>p<text:span text:style-name="T4">NS</text:span><text:span text:style-name="T5">=</text:span></text:p>
          </table:table-cell>
          <table:table-cell table:style-name="ce40" office:value-type="float" office:value="2">
            <text:p>2</text:p>
          </table:table-cell>
          <table:table-cell table:style-name="ce43"/>
          <table:table-cell table:style-name="ce36" office:value-type="string">
            <text:p>-число пар полюсов машины</text:p>
          </table:table-cell>
          <table:table-cell table:style-name="ce36"/>
          <table:table-cell table:style-name="ce40" table:number-columns-repeated="1019"/>
        </table:table-row>
        <table:table-row table:style-name="ro3">
          <table:table-cell table:style-name="ce36" office:value-type="string">
            <text:p>n<text:span text:style-name="T4">1</text:span>=</text:p>
          </table:table-cell>
          <table:table-cell table:style-name="ce40" office:value-type="float" office:value="3000">
            <text:p>3000</text:p>
          </table:table-cell>
          <table:table-cell table:style-name="ce43" office:value-type="string">
            <text:p>об/мин</text:p>
          </table:table-cell>
          <table:table-cell table:style-name="ce36" office:value-type="string">
            <text:p>-синхронная частота вращения</text:p>
          </table:table-cell>
          <table:table-cell table:style-name="ce36"/>
          <table:table-cell table:style-name="ce40" table:number-columns-repeated="1019"/>
        </table:table-row>
        <table:table-row table:style-name="ro1">
          <table:table-cell table:style-name="ce37" office:value-type="string">
            <text:p>α'=</text:p>
          </table:table-cell>
          <table:table-cell table:style-name="ce40" table:formula="of:=2/3.14" office:value-type="float" office:value="0.636942675159236">
            <text:p>0,6369</text:p>
          </table:table-cell>
          <table:table-cell table:style-name="ce43"/>
          <table:table-cell table:style-name="ce36" office:value-type="string">
            <text:p>-расчетное отношение среднего</text:p>
          </table:table-cell>
          <table:table-cell table:style-name="ce36" office:value-type="string">
            <text:p>значения индукции в воздушном зазоре к ее максимальному значению</text:p>
          </table:table-cell>
          <table:table-cell table:style-name="ce40" table:number-columns-repeated="1019"/>
        </table:table-row>
        <table:table-row table:style-name="ro3">
          <table:table-cell table:style-name="ce36" office:value-type="string">
            <text:p>D<text:span text:style-name="T4">1</text:span><text:span text:style-name="T5">=</text:span></text:p>
          </table:table-cell>
          <table:table-cell table:style-name="ce40" office:value-type="float" office:value="1000">
            <text:p>1000</text:p>
          </table:table-cell>
          <table:table-cell table:style-name="ce43" office:value-type="string">
            <text:p>мм</text:p>
          </table:table-cell>
          <table:table-cell table:style-name="ce36" office:value-type="string">
            <text:p>-внутр. диаметр сердечника статора</text:p>
          </table:table-cell>
          <table:table-cell table:style-name="ce36"/>
          <table:table-cell table:style-name="ce40" table:number-columns-repeated="1019"/>
        </table:table-row>
        <table:table-row table:style-name="ro3">
          <table:table-cell table:style-name="ce36" office:value-type="string">
            <text:p>m<text:span text:style-name="T4">1</text:span>=</text:p>
          </table:table-cell>
          <table:table-cell table:style-name="ce40" office:value-type="float" office:value="9">
            <text:p>9</text:p>
          </table:table-cell>
          <table:table-cell table:style-name="ce43"/>
          <table:table-cell table:style-name="ce36" office:value-type="string">
            <text:p>-число фаз обмотки статора</text:p>
          </table:table-cell>
          <table:table-cell table:style-name="ce36"/>
          <table:table-cell table:style-name="ce40" table:number-columns-repeated="1019"/>
        </table:table-row>
        <table:table-row table:style-name="ro3">
          <table:table-cell table:style-name="ce36" office:value-type="string">
            <text:p>l<text:span text:style-name="T4">1</text:span><text:span text:style-name="T5">'=</text:span></text:p>
          </table:table-cell>
          <table:table-cell table:style-name="ce40" office:value-type="float" office:value="500">
            <text:p>500</text:p>
          </table:table-cell>
          <table:table-cell table:style-name="ce43" office:value-type="string">
            <text:p>мм</text:p>
          </table:table-cell>
          <table:table-cell table:style-name="ce36" office:value-type="string">
            <text:p>-расчетная длина сердечника статора</text:p>
          </table:table-cell>
          <table:table-cell table:style-name="ce36"/>
          <table:table-cell table:style-name="ce40" table:number-columns-repeated="1019"/>
        </table:table-row>
        <table:table-row table:style-name="ro3">
          <table:table-cell table:style-name="ce37" office:value-type="string">
            <text:p>I<text:span text:style-name="T4">1</text:span>=</text:p>
          </table:table-cell>
          <table:table-cell table:style-name="ce40" office:value-type="float" office:value="6">
            <text:p>6</text:p>
          </table:table-cell>
          <table:table-cell table:style-name="ce43" office:value-type="string">
            <text:p>А</text:p>
          </table:table-cell>
          <table:table-cell table:style-name="ce36" office:value-type="string">
            <text:p>-ток фазы обмотки статора</text:p>
          </table:table-cell>
          <table:table-cell table:style-name="ce36" office:value-type="string">
            <text:p>I<text:span text:style-name="T4">1</text:span>=P'/(m<text:span text:style-name="T4">1</text:span><text:span text:style-name="T8">•</text:span>E<text:span text:style-name="T4">1</text:span>)</text:p>
          </table:table-cell>
          <table:table-cell table:style-name="ce40" table:number-columns-repeated="1019"/>
        </table:table-row>
        <table:table-row table:style-name="ro3">
          <table:table-cell table:style-name="ce38" office:value-type="string">
            <text:p>f<text:span text:style-name="T4">1</text:span><text:span text:style-name="T5">=</text:span></text:p>
          </table:table-cell>
          <table:table-cell table:style-name="ce41" table:formula="of:=[.B6]*[.B7]/60" office:value-type="float" office:value="100">
            <text:p>100</text:p>
          </table:table-cell>
          <table:table-cell table:style-name="ce44" office:value-type="string">
            <text:p>Гц</text:p>
          </table:table-cell>
          <table:table-cell table:style-name="ce38" office:value-type="string">
            <text:p>-частота тока в сети</text:p>
          </table:table-cell>
          <table:table-cell table:style-name="ce38" office:value-type="string">
            <text:p>f<text:span text:style-name="T4">1</text:span>=p<text:span text:style-name="T4">NS</text:span><text:span text:style-name="T11">•n</text:span><text:span text:style-name="T13">1</text:span><text:span text:style-name="T11">/60</text:span></text:p>
          </table:table-cell>
          <table:table-cell table:style-name="ce41" table:number-columns-repeated="1019"/>
        </table:table-row>
        <table:table-row table:style-name="ro3">
          <table:table-cell office:value-type="string">
            <text:p>Ф=</text:p>
          </table:table-cell>
          <table:table-cell table:formula="of:=[.B18]/(4*[.B3]*[.B13]*[.B4]*[.B5])" office:value-type="float" office:value="0.0834167500834167">
            <text:p>0,0834</text:p>
          </table:table-cell>
          <table:table-cell office:value-type="string">
            <text:p>Вб</text:p>
          </table:table-cell>
          <table:table-cell office:value-type="string">
            <text:p>-магнитный поток</text:p>
          </table:table-cell>
          <table:table-cell office:value-type="string">
            <text:p>Ф=E<text:span text:style-name="T4">1</text:span><text:span text:style-name="T5">/(</text:span>4<text:span text:style-name="T8">•</text:span>k<text:span text:style-name="T4">ф</text:span><text:span text:style-name="T8">•</text:span>f<text:span text:style-name="T4">1</text:span><text:span text:style-name="T8">•</text:span>k<text:span text:style-name="T4">об1</text:span><text:span text:style-name="T8">•</text:span>w<text:span text:style-name="T4">1</text:span><text:span text:style-name="T5">)</text:span></text:p>
          </table:table-cell>
          <table:table-cell table:number-columns-repeated="1019"/>
        </table:table-row>
        <table:table-row table:style-name="ro3">
          <table:table-cell table:style-name="ce39" office:value-type="string">
            <text:p>τ=</text:p>
          </table:table-cell>
          <table:table-cell table:formula="of:=3.14*[.B9]/(2*[.B6])" office:value-type="float" office:value="785">
            <text:p>785</text:p>
          </table:table-cell>
          <table:table-cell/>
          <table:table-cell office:value-type="string">
            <text:p>-полюсное деление</text:p>
          </table:table-cell>
          <table:table-cell table:style-name="ce39" office:value-type="string">
            <text:p>τ=π<text:span text:style-name="T11">•D</text:span><text:span text:style-name="T13">1</text:span><text:span text:style-name="T11">/(2•p</text:span><text:span text:style-name="T13">NS</text:span><text:span text:style-name="T11">)</text:span></text:p>
          </table:table-cell>
          <table:table-cell table:number-columns-repeated="1019"/>
        </table:table-row>
        <table:table-row table:style-name="ro3">
          <table:table-cell office:value-type="string">
            <text:p>B<text:span text:style-name="T7">δ</text:span><text:span text:style-name="T6">=</text:span></text:p>
          </table:table-cell>
          <table:table-cell table:formula="of:=[.B14]*1000000/([.B8]*[.B15]*[.B11])" office:value-type="float" office:value="0.333667000333667">
            <text:p>0,3337</text:p>
          </table:table-cell>
          <table:table-cell office:value-type="string">
            <text:p>Тл</text:p>
          </table:table-cell>
          <table:table-cell office:value-type="string">
            <text:p>-макс. знач. магн.индукции в зазоре</text:p>
          </table:table-cell>
          <table:table-cell office:value-type="string">
            <text:p>B<text:span text:style-name="T7">δ</text:span><text:span text:style-name="T6">=Ф</text:span><text:span text:style-name="T8">•</text:span><text:span text:style-name="T6">10</text:span><text:span text:style-name="T12">6</text:span><text:span text:style-name="T6">/(α'</text:span><text:span text:style-name="T8">•</text:span><text:span text:style-name="T6">τ</text:span><text:span text:style-name="T8">•</text:span><text:span text:style-name="T6">l</text:span><text:span text:style-name="T7">1</text:span><text:span text:style-name="T6">')</text:span></text:p>
          </table:table-cell>
          <table:table-cell table:number-columns-repeated="1019"/>
        </table:table-row>
        <table:table-row table:style-name="ro3">
          <table:table-cell office:value-type="string">
            <text:p>A<text:span text:style-name="T4">1</text:span><text:span text:style-name="T5">=</text:span></text:p>
          </table:table-cell>
          <table:table-cell table:formula="of:=20*[.B10]*[.B5]*[.B12]/(3.14*[.B9])" office:value-type="float" office:value="17.1974522292994">
            <text:p>17,1975</text:p>
          </table:table-cell>
          <table:table-cell office:value-type="string">
            <text:p>А/см</text:p>
          </table:table-cell>
          <table:table-cell office:value-type="string">
            <text:p>-линейная нагрузка обмотки статора</text:p>
          </table:table-cell>
          <table:table-cell office:value-type="string">
            <text:p>A<text:span text:style-name="T4">1</text:span><text:span text:style-name="T5">=20</text:span><text:span text:style-name="T8">•</text:span><text:span text:style-name="T5">m</text:span><text:span text:style-name="T4">1</text:span><text:span text:style-name="T8">•</text:span><text:span text:style-name="T5">w</text:span><text:span text:style-name="T4">1</text:span><text:span text:style-name="T8">•I</text:span><text:span text:style-name="T4">1</text:span><text:span text:style-name="T5">/(</text:span><text:span text:style-name="T6">π</text:span><text:span text:style-name="T8">•D</text:span><text:span text:style-name="T13">1</text:span><text:span text:style-name="T8">)</text:span></text:p>
          </table:table-cell>
          <table:table-cell table:number-columns-repeated="1019"/>
        </table:table-row>
        <table:table-row table:style-name="ro3">
          <table:table-cell office:value-type="string">
            <text:p>E<text:span text:style-name="T4">1</text:span>=</text:p>
          </table:table-cell>
          <table:table-cell table:formula="of:=[.B2]/([.B10]*[.B12])" office:value-type="float" office:value="1851.85185185185">
            <text:p>1851,8519</text:p>
          </table:table-cell>
          <table:table-cell office:value-type="string">
            <text:p>В</text:p>
          </table:table-cell>
          <table:table-cell office:value-type="string">
            <text:p>-ЭДС фазы обмотки статора</text:p>
          </table:table-cell>
          <table:table-cell office:value-type="string">
            <text:p>E<text:span text:style-name="T4">1</text:span>=P'/(m<text:span text:style-name="T4">1</text:span><text:span text:style-name="T8">•I</text:span><text:span text:style-name="T13">1</text:span>)</text:p>
          </table:table-cell>
          <table:table-cell table:number-columns-repeated="1019"/>
        </table:table-row>
        <table:table-row table:style-name="ro1" table:number-rows-repeated="65517">
          <table:table-cell table:number-columns-repeated="1024"/>
        </table:table-row>
        <table:table-row table:style-name="ro1">
          <table:table-cell table:number-columns-repeated="1024"/>
        </table:table-row>
      </table:table>
      <table:table table:name="СИНХРОННЫЙ_ЭД" table:style-name="ta1" table:print="false">
        <table:table-column table:style-name="co1" table:default-cell-style-name="ce35"/>
        <table:table-column table:style-name="co1" table:default-cell-style-name="ce3"/>
        <table:table-column table:style-name="co1" table:default-cell-style-name="ce35"/>
        <table:table-column table:style-name="co31" table:default-cell-style-name="ce35"/>
        <table:table-column table:style-name="co32" table:default-cell-style-name="ce3"/>
        <table:table-column table:style-name="co1" table:number-columns-repeated="1019" table:default-cell-style-name="ce3"/>
        <table:table-row table:style-name="ro1">
          <table:table-cell office:value-type="string">
            <text:p>обозначение</text:p>
          </table:table-cell>
          <table:table-cell/>
          <table:table-cell table:style-name="ce42" office:value-type="string">
            <text:p>размерность</text:p>
          </table:table-cell>
          <table:table-cell table:style-name="ce42" office:value-type="string">
            <text:p>описание</text:p>
          </table:table-cell>
          <table:table-cell table:style-name="ce42" office:value-type="string">
            <text:p>формула</text:p>
          </table:table-cell>
          <table:table-cell table:number-columns-repeated="1019"/>
        </table:table-row>
        <table:table-row table:style-name="ro3">
          <table:table-cell table:style-name="ce36" office:value-type="string">
            <text:p>P' =</text:p>
          </table:table-cell>
          <table:table-cell table:style-name="ce40" office:value-type="float" office:value="100000">
            <text:p>100000</text:p>
          </table:table-cell>
          <table:table-cell table:style-name="ce43" office:value-type="string">
            <text:p>В<text:span text:style-name="T9">•А=Вт</text:span></text:p>
          </table:table-cell>
          <table:table-cell table:style-name="ce36" office:value-type="string">
            <text:p>-расчетная мощность</text:p>
          </table:table-cell>
          <table:table-cell table:style-name="ce36" office:value-type="string">
            <text:p>P'=D<text:span text:style-name="T4">1</text:span><text:span text:style-name="T10">2</text:span><text:span text:style-name="T8">•</text:span>l<text:span text:style-name="T4">1</text:span><text:span text:style-name="T5">'</text:span><text:span text:style-name="T8">•</text:span>n<text:span text:style-name="T4">1</text:span><text:span text:style-name="T8">•</text:span>A<text:span text:style-name="T4">1</text:span><text:span text:style-name="T8">•</text:span>B<text:span text:style-name="T7">δ</text:span><text:span text:style-name="T8">•</text:span><text:span text:style-name="T3">α'</text:span><text:span text:style-name="T11">•</text:span><text:span text:style-name="T3">k</text:span><text:span text:style-name="T7">ф</text:span><text:span text:style-name="T8">•</text:span><text:span text:style-name="T3">k</text:span><text:span text:style-name="T7">об1</text:span><text:span text:style-name="T3">/(6.1</text:span><text:span text:style-name="T11">•</text:span><text:span text:style-name="T3">10</text:span><text:span text:style-name="T12">7</text:span><text:span text:style-name="T3">)</text:span></text:p>
          </table:table-cell>
          <table:table-cell table:number-columns-repeated="1019"/>
        </table:table-row>
        <table:table-row table:style-name="ro1">
          <table:table-cell table:number-columns-repeated="1024"/>
        </table:table-row>
        <table:table-row table:style-name="ro1">
          <table:table-cell table:number-columns-repeated="4"/>
          <table:table-cell office:value-type="string">
            <text:p>в книге написано что похоже на асинхронный</text:p>
          </table:table-cell>
          <table:table-cell table:number-columns-repeated="1019"/>
        </table:table-row>
        <table:table-row table:style-name="ro1" table:number-rows-repeated="65531">
          <table:table-cell table:number-columns-repeated="1024"/>
        </table:table-row>
        <table:table-row table:style-name="ro1">
          <table:table-cell table:number-columns-repeated="1024"/>
        </table:table-row>
      </table:table>
      <table:table table:name="ПОСТОЯННОГО_ТОКА_ЭД" table:style-name="ta1" table:print="false">
        <table:table-column table:style-name="co1" table:default-cell-style-name="ce3"/>
        <table:table-column table:style-name="co33" table:default-cell-style-name="ce3"/>
        <table:table-column table:style-name="co1" table:default-cell-style-name="ce3"/>
        <table:table-column table:style-name="co34" table:default-cell-style-name="ce3"/>
        <table:table-column table:style-name="co30" table:default-cell-style-name="ce35"/>
        <table:table-column table:style-name="co1" table:number-columns-repeated="1019" table:default-cell-style-name="ce3"/>
        <table:table-row table:style-name="ro1">
          <table:table-cell table:style-name="ce35" office:value-type="string">
            <text:p>обозначение</text:p>
          </table:table-cell>
          <table:table-cell/>
          <table:table-cell table:style-name="ce42" office:value-type="string">
            <text:p>размерность</text:p>
          </table:table-cell>
          <table:table-cell table:style-name="ce42" office:value-type="string">
            <text:p>описание</text:p>
          </table:table-cell>
          <table:table-cell table:style-name="ce42" office:value-type="string">
            <text:p>формула</text:p>
          </table:table-cell>
          <table:table-cell table:number-columns-repeated="1019"/>
        </table:table-row>
        <table:table-row table:style-name="ro3">
          <table:table-cell table:style-name="ce36" office:value-type="string">
            <text:p>P' =</text:p>
          </table:table-cell>
          <table:table-cell table:style-name="ce40" office:value-type="float" office:value="100000">
            <text:p>100000</text:p>
          </table:table-cell>
          <table:table-cell table:style-name="ce43" office:value-type="string">
            <text:p>В<text:span text:style-name="T9">•А=Вт</text:span></text:p>
          </table:table-cell>
          <table:table-cell table:style-name="ce36" office:value-type="string">
            <text:p>-расчетная мощность</text:p>
          </table:table-cell>
          <table:table-cell table:style-name="ce36" office:value-type="string">
            <text:p>P'=D<text:span text:style-name="T4">Н2</text:span><text:span text:style-name="T10">2</text:span><text:span text:style-name="T8">•</text:span>l<text:span text:style-name="T4">2</text:span><text:span text:style-name="T5">'</text:span><text:span text:style-name="T8">•</text:span>n<text:span text:style-name="T8">•</text:span>A<text:span text:style-name="T4">2</text:span><text:span text:style-name="T8">•</text:span>B<text:span text:style-name="T7">δ</text:span><text:span text:style-name="T8">•</text:span><text:span text:style-name="T3">α'/(6.1</text:span><text:span text:style-name="T11">•</text:span><text:span text:style-name="T3">10</text:span><text:span text:style-name="T12">7</text:span><text:span text:style-name="T3">)</text:span></text:p>
          </table:table-cell>
          <table:table-cell table:number-columns-repeated="1019"/>
        </table:table-row>
        <table:table-row table:style-name="ro3">
          <table:table-cell table:style-name="ce36" office:value-type="string">
            <text:p>p<text:span text:style-name="T4">NS</text:span><text:span text:style-name="T5">=</text:span></text:p>
          </table:table-cell>
          <table:table-cell table:style-name="ce40" office:value-type="float" office:value="1">
            <text:p>1</text:p>
          </table:table-cell>
          <table:table-cell table:style-name="ce43"/>
          <table:table-cell table:style-name="ce36" office:value-type="string">
            <text:p>-число пар полюсов</text:p>
          </table:table-cell>
          <table:table-cell table:style-name="ce36"/>
          <table:table-cell table:number-columns-repeated="1019"/>
        </table:table-row>
        <table:table-row table:style-name="ro1">
          <table:table-cell table:style-name="ce36" office:value-type="string">
            <text:p>a=</text:p>
          </table:table-cell>
          <table:table-cell table:style-name="ce40" office:value-type="float" office:value="2">
            <text:p>2</text:p>
          </table:table-cell>
          <table:table-cell table:style-name="ce43"/>
          <table:table-cell table:style-name="ce36" office:value-type="string">
            <text:p>-число пар параллельных ветвей</text:p>
          </table:table-cell>
          <table:table-cell table:style-name="ce36" office:value-type="string">
            <text:p>обмотки якоря</text:p>
          </table:table-cell>
          <table:table-cell table:number-columns-repeated="1019"/>
        </table:table-row>
        <table:table-row table:style-name="ro1">
          <table:table-cell table:style-name="ce36" office:value-type="string">
            <text:p>n=</text:p>
          </table:table-cell>
          <table:table-cell table:style-name="ce40" office:value-type="float" office:value="3000">
            <text:p>3000</text:p>
          </table:table-cell>
          <table:table-cell table:style-name="ce43" office:value-type="string">
            <text:p>об/мин</text:p>
          </table:table-cell>
          <table:table-cell table:style-name="ce36" office:value-type="string">
            <text:p>-частота вращения при номинальной</text:p>
          </table:table-cell>
          <table:table-cell table:style-name="ce36" office:value-type="string">
            <text:p>нагрузке</text:p>
          </table:table-cell>
          <table:table-cell table:number-columns-repeated="1019"/>
        </table:table-row>
        <table:table-row table:style-name="ro3">
          <table:table-cell table:style-name="ce36" office:value-type="string">
            <text:p>w<text:span text:style-name="T4">2</text:span>=</text:p>
          </table:table-cell>
          <table:table-cell table:style-name="ce40" office:value-type="float" office:value="50">
            <text:p>50</text:p>
          </table:table-cell>
          <table:table-cell table:style-name="ce43"/>
          <table:table-cell table:style-name="ce36" office:value-type="string">
            <text:p>-общее число витков обмотки якоря</text:p>
          </table:table-cell>
          <table:table-cell table:style-name="ce36"/>
          <table:table-cell table:number-columns-repeated="1019"/>
        </table:table-row>
        <table:table-row table:style-name="ro3">
          <table:table-cell table:style-name="ce37" office:value-type="string">
            <text:p>l<text:span text:style-name="T4">2</text:span><text:span text:style-name="T5">'=</text:span></text:p>
          </table:table-cell>
          <table:table-cell table:style-name="ce40" office:value-type="float" office:value="1000">
            <text:p>1000</text:p>
          </table:table-cell>
          <table:table-cell table:style-name="ce43" office:value-type="string">
            <text:p>мм</text:p>
          </table:table-cell>
          <table:table-cell table:style-name="ce36" office:value-type="string">
            <text:p>-расчетная длина сердечника якоря</text:p>
          </table:table-cell>
          <table:table-cell table:style-name="ce36"/>
          <table:table-cell table:number-columns-repeated="1019"/>
        </table:table-row>
        <table:table-row table:style-name="ro3">
          <table:table-cell table:style-name="ce37" office:value-type="string">
            <text:p>D<text:span text:style-name="T4">Н2</text:span><text:span text:style-name="T5">=</text:span></text:p>
          </table:table-cell>
          <table:table-cell table:style-name="ce40" office:value-type="float" office:value="1000">
            <text:p>1000</text:p>
          </table:table-cell>
          <table:table-cell table:style-name="ce43" office:value-type="string">
            <text:p>мм</text:p>
          </table:table-cell>
          <table:table-cell table:style-name="ce36" office:value-type="string">
            <text:p>-наружный диаметр</text:p>
          </table:table-cell>
          <table:table-cell table:style-name="ce36"/>
          <table:table-cell table:number-columns-repeated="1019"/>
        </table:table-row>
        <table:table-row table:style-name="ro3">
          <table:table-cell table:style-name="ce37" office:value-type="string">
            <text:p>I<text:span text:style-name="T4">2</text:span>=</text:p>
          </table:table-cell>
          <table:table-cell table:style-name="ce40" office:value-type="float" office:value="10">
            <text:p>10</text:p>
          </table:table-cell>
          <table:table-cell table:style-name="ce43" office:value-type="string">
            <text:p>А</text:p>
          </table:table-cell>
          <table:table-cell table:style-name="ce36" office:value-type="string">
            <text:p>-ток якоря</text:p>
          </table:table-cell>
          <table:table-cell table:style-name="ce37" office:value-type="string">
            <text:p>I<text:span text:style-name="T4">2</text:span>=P'/E<text:span text:style-name="T4">2</text:span></text:p>
          </table:table-cell>
          <table:table-cell table:number-columns-repeated="1019"/>
        </table:table-row>
        <table:table-row table:style-name="ro1">
          <table:table-cell table:style-name="ce36"/>
          <table:table-cell table:style-name="ce40"/>
          <table:table-cell table:style-name="ce43"/>
          <table:table-cell table:style-name="ce36" table:number-columns-repeated="2"/>
          <table:table-cell table:number-columns-repeated="1019"/>
        </table:table-row>
        <table:table-row table:style-name="ro1">
          <table:table-cell table:style-name="ce45" office:value-type="string">
            <text:p>α'=</text:p>
          </table:table-cell>
          <table:table-cell table:style-name="ce41" table:formula="of:=0.0223*LN([.B8])+0.5553-(34*[.B3]-34)/500" office:value-type="float" office:value="0.709342942721302">
            <text:p>0,7093</text:p>
          </table:table-cell>
          <table:table-cell table:style-name="ce44"/>
          <table:table-cell table:style-name="ce38" office:value-type="string">
            <text:p>-расчетный коэф. полюсной дуги,</text:p>
          </table:table-cell>
          <table:table-cell table:style-name="ce38" office:value-type="string">
            <text:p>равный отношению расчетной полюсной дуги к полюсному делению</text:p>
          </table:table-cell>
          <table:table-cell table:style-name="ce41" table:number-columns-repeated="1019"/>
        </table:table-row>
        <table:table-row table:style-name="ro3">
          <table:table-cell table:style-name="ce46" office:value-type="string">
            <text:p>E<text:span text:style-name="T4">2</text:span>=</text:p>
          </table:table-cell>
          <table:table-cell table:formula="of:=[.B2]/[.B9]" office:value-type="float" office:value="10000">
            <text:p>10000</text:p>
          </table:table-cell>
          <table:table-cell office:value-type="string">
            <text:p>В</text:p>
          </table:table-cell>
          <table:table-cell office:value-type="string">
            <text:p>-ЭДС якоря</text:p>
          </table:table-cell>
          <table:table-cell table:style-name="ce46" office:value-type="string">
            <text:p>E<text:span text:style-name="T4">2</text:span>=P'/I<text:span text:style-name="T4">2</text:span></text:p>
          </table:table-cell>
          <table:table-cell table:number-columns-repeated="1019"/>
        </table:table-row>
        <table:table-row table:style-name="ro3">
          <table:table-cell table:style-name="ce46" office:value-type="string">
            <text:p>Ф=</text:p>
          </table:table-cell>
          <table:table-cell table:formula="of:=[.B12]*2*[.B4]*30/(2*[.B3]*[.B5]*[.B6])" office:value-type="float" office:value="4">
            <text:p>4</text:p>
          </table:table-cell>
          <table:table-cell office:value-type="string">
            <text:p>Вб</text:p>
          </table:table-cell>
          <table:table-cell office:value-type="string">
            <text:p>-магнитный поток в якоре</text:p>
          </table:table-cell>
          <table:table-cell table:style-name="ce46" office:value-type="string">
            <text:p>Ф=E<text:span text:style-name="T4">2</text:span><text:span text:style-name="T8">•2•a•30/(2•p</text:span><text:span text:style-name="T13">NS</text:span><text:span text:style-name="T8">•n•w</text:span><text:span text:style-name="T13">2</text:span><text:span text:style-name="T8">)</text:span></text:p>
          </table:table-cell>
          <table:table-cell table:number-columns-repeated="1019"/>
        </table:table-row>
        <table:table-row table:style-name="ro3">
          <table:table-cell table:style-name="ce46" office:value-type="string">
            <text:p>τ=</text:p>
          </table:table-cell>
          <table:table-cell table:style-name="ce46" table:formula="of:=3.14*[.B8]/(2*[.B3])" office:value-type="float" office:value="1570">
            <text:p>1570</text:p>
          </table:table-cell>
          <table:table-cell table:style-name="ce46"/>
          <table:table-cell table:style-name="ce46" office:value-type="string">
            <text:p>-полюсное деление</text:p>
          </table:table-cell>
          <table:table-cell table:style-name="ce46" office:value-type="string">
            <text:p>τ=<text:span text:style-name="T3">π</text:span><text:span text:style-name="T8">•D</text:span><text:span text:style-name="T13">Н2</text:span><text:span text:style-name="T8">/(2•p</text:span><text:span text:style-name="T13">NS</text:span><text:span text:style-name="T8">)</text:span></text:p>
          </table:table-cell>
          <table:table-cell table:style-name="ce46" table:number-columns-repeated="1019"/>
        </table:table-row>
        <table:table-row table:style-name="ro3">
          <table:table-cell table:style-name="ce35" office:value-type="string">
            <text:p>B<text:span text:style-name="T7">δ</text:span><text:span text:style-name="T6">=</text:span></text:p>
          </table:table-cell>
          <table:table-cell table:formula="of:=[.B13]*10^6/([.B11]*[.B14]*[.B7])" office:value-type="float" office:value="3.59173334531637">
            <text:p>3,5917</text:p>
          </table:table-cell>
          <table:table-cell office:value-type="string">
            <text:p>Тл</text:p>
          </table:table-cell>
          <table:table-cell table:style-name="ce35" office:value-type="string">
            <text:p>-макс. знач. магн.индукции в зазоре</text:p>
          </table:table-cell>
          <table:table-cell office:value-type="string">
            <text:p>B<text:span text:style-name="T7">δ</text:span><text:span text:style-name="T6">=Ф</text:span><text:span text:style-name="T8">•10</text:span><text:span text:style-name="T14">6</text:span><text:span text:style-name="T8">/(α'•τ•l'</text:span><text:span text:style-name="T13">2</text:span><text:span text:style-name="T8">)</text:span></text:p>
          </table:table-cell>
          <table:table-cell table:number-columns-repeated="1019"/>
        </table:table-row>
        <table:table-row table:style-name="ro3">
          <table:table-cell table:style-name="ce45" office:value-type="string">
            <text:p>A<text:span text:style-name="T4">2</text:span><text:span text:style-name="T5">=</text:span></text:p>
          </table:table-cell>
          <table:table-cell table:style-name="ce41" table:formula="of:=20*[.B6]*[.B7]/(3.14*[.B8]*2*[.B4])" office:value-type="float" office:value="79.6178343949045">
            <text:p>79,6178</text:p>
          </table:table-cell>
          <table:table-cell table:style-name="ce44" office:value-type="string">
            <text:p>А/см</text:p>
          </table:table-cell>
          <table:table-cell table:style-name="ce38" office:value-type="string">
            <text:p>-линейная нагрузка обмотки якоря</text:p>
          </table:table-cell>
          <table:table-cell table:style-name="ce45" office:value-type="string">
            <text:p>A<text:span text:style-name="T4">2</text:span><text:span text:style-name="T5">=20</text:span><text:span text:style-name="T8">•</text:span><text:span text:style-name="T5">w</text:span><text:span text:style-name="T4">2</text:span><text:span text:style-name="T8">•</text:span><text:span text:style-name="T5">I</text:span><text:span text:style-name="T4">2</text:span><text:span text:style-name="T5">/(</text:span><text:span text:style-name="T6">π</text:span><text:span text:style-name="T8">•</text:span><text:span text:style-name="T6">D</text:span><text:span text:style-name="T7">Н2</text:span><text:span text:style-name="T8">•</text:span><text:span text:style-name="T6">2</text:span><text:span text:style-name="T8">•</text:span><text:span text:style-name="T6">a</text:span><text:span text:style-name="T5">)</text:span></text:p>
          </table:table-cell>
          <table:table-cell table:style-name="ce41" table:number-columns-repeated="1019"/>
        </table:table-row>
        <table:table-row table:style-name="ro1" table:number-rows-repeated="65519">
          <table:table-cell table:number-columns-repeated="1024"/>
        </table:table-row>
        <table:table-row table:style-name="ro1">
          <table:table-cell table:number-columns-repeated="1024"/>
        </table:table-row>
      </table:table>
      <table:table table:name="формулы" table:style-name="ta1" table:print="false">
        <table:table-column table:style-name="co1" table:default-cell-style-name="Default"/>
        <table:table-row table:style-name="ro1">
          <table:table-cell/>
        </table:table-row>
      </table:table>
      <table:table table:name="otladka" table:style-name="ta1" table:print="false">
        <table:table-column table:style-name="co1" table:number-columns-repeated="5" table:default-cell-style-name="Default"/>
        <table:table-column table:style-name="co1" table:default-cell-style-name="ce3"/>
        <table:table-column table:style-name="co35" table:default-cell-style-name="ce31"/>
        <table:table-column table:style-name="co36" table:default-cell-style-name="ce3"/>
        <table:table-row table:style-name="ro1">
          <table:table-cell office:value-type="float" office:value="6">
            <text:p>6</text:p>
          </table:table-cell>
          <table:table-cell office:value-type="float" office:value="10">
            <text:p>10</text:p>
          </table:table-cell>
          <table:table-cell table:number-columns-repeated="2" office:value-type="float" office:value="5">
            <text:p>5</text:p>
          </table:table-cell>
          <table:table-cell/>
          <table:table-cell office:value-type="string">
            <text:p>эллипсоид</text:p>
          </table:table-cell>
          <table:table-cell table:style-name="ce3"/>
          <table:table-cell/>
        </table:table-row>
        <table:table-row table:style-name="ro1">
          <table:table-cell office:value-type="float" office:value="6">
            <text:p>6</text:p>
          </table:table-cell>
          <table:table-cell office:value-type="float" office:value="9">
            <text:p>9</text:p>
          </table:table-cell>
          <table:table-cell table:number-columns-repeated="2" office:value-type="float" office:value="5">
            <text:p>5</text:p>
          </table:table-cell>
          <table:table-cell/>
          <table:table-cell office:value-type="string">
            <text:p>a м</text:p>
          </table:table-cell>
          <table:table-cell table:style-name="ce3" office:value-type="float" office:value="123">
            <text:p>123</text:p>
          </table:table-cell>
          <table:table-cell/>
        </table:table-row>
        <table:table-row table:style-name="ro1">
          <table:table-cell office:value-type="float" office:value="6">
            <text:p>6</text:p>
          </table:table-cell>
          <table:table-cell office:value-type="float" office:value="8">
            <text:p>8</text:p>
          </table:table-cell>
          <table:table-cell table:number-columns-repeated="2" office:value-type="float" office:value="5">
            <text:p>5</text:p>
          </table:table-cell>
          <table:table-cell/>
          <table:table-cell office:value-type="string">
            <text:p>b м</text:p>
          </table:table-cell>
          <table:table-cell table:style-name="ce3" office:value-type="float" office:value="123">
            <text:p>123</text:p>
          </table:table-cell>
          <table:table-cell/>
        </table:table-row>
        <table:table-row table:style-name="ro1">
          <table:table-cell office:value-type="float" office:value="6">
            <text:p>6</text:p>
          </table:table-cell>
          <table:table-cell office:value-type="float" office:value="7">
            <text:p>7</text:p>
          </table:table-cell>
          <table:table-cell table:number-columns-repeated="2" office:value-type="float" office:value="5">
            <text:p>5</text:p>
          </table:table-cell>
          <table:table-cell/>
          <table:table-cell office:value-type="string">
            <text:p>c м</text:p>
          </table:table-cell>
          <table:table-cell table:style-name="ce3" office:value-type="float" office:value="123">
            <text:p>123</text:p>
          </table:table-cell>
          <table:table-cell/>
        </table:table-row>
        <table:table-row table:style-name="ro1">
          <table:table-cell table:number-columns-repeated="2" office:value-type="float" office:value="6">
            <text:p>6</text:p>
          </table:table-cell>
          <table:table-cell table:number-columns-repeated="2" office:value-type="float" office:value="5">
            <text:p>5</text:p>
          </table:table-cell>
          <table:table-cell/>
          <table:table-cell office:value-type="string">
            <text:p>Ix кг*м2/кг</text:p>
          </table:table-cell>
          <table:table-cell table:formula="of:=[.G8]*([.G2]^2+[.G3]^2)/5/[.G8]" office:value-type="float" office:value="6051.6">
            <text:p>6051,6</text:p>
          </table:table-cell>
          <table:table-cell/>
        </table:table-row>
        <table:table-row table:style-name="ro1">
          <table:table-cell office:value-type="float" office:value="6">
            <text:p>6</text:p>
          </table:table-cell>
          <table:table-cell table:number-columns-repeated="3" office:value-type="float" office:value="5">
            <text:p>5</text:p>
          </table:table-cell>
          <table:table-cell/>
          <table:table-cell office:value-type="string">
            <text:p>Iy кг*м2/кг</text:p>
          </table:table-cell>
          <table:table-cell table:formula="of:=[.G8]*([.G3]^2+[.G4]^2)/5/[.G8]" office:value-type="float" office:value="6051.6">
            <text:p>6051,6</text:p>
          </table:table-cell>
          <table:table-cell/>
        </table:table-row>
        <table:table-row table:style-name="ro1">
          <table:table-cell office:value-type="float" office:value="6">
            <text:p>6</text:p>
          </table:table-cell>
          <table:table-cell office:value-type="float" office:value="4">
            <text:p>4</text:p>
          </table:table-cell>
          <table:table-cell table:number-columns-repeated="2" office:value-type="float" office:value="5">
            <text:p>5</text:p>
          </table:table-cell>
          <table:table-cell/>
          <table:table-cell office:value-type="string">
            <text:p>Iz кг*м2/кг</text:p>
          </table:table-cell>
          <table:table-cell table:formula="of:=[.G8]*([.G2]^2+[.G4]^2)/5/[.G8]" office:value-type="float" office:value="6051.6">
            <text:p>6051,6</text:p>
          </table:table-cell>
          <table:table-cell/>
        </table:table-row>
        <table:table-row table:style-name="ro1">
          <table:table-cell office:value-type="float" office:value="6">
            <text:p>6</text:p>
          </table:table-cell>
          <table:table-cell office:value-type="float" office:value="3">
            <text:p>3</text:p>
          </table:table-cell>
          <table:table-cell table:number-columns-repeated="2" office:value-type="float" office:value="5">
            <text:p>5</text:p>
          </table:table-cell>
          <table:table-cell/>
          <table:table-cell office:value-type="string">
            <text:p>масса кг</text:p>
          </table:table-cell>
          <table:table-cell table:formula="of:=2500*[.G9]" office:value-type="float" office:value="19477074600">
            <text:p>19477074600</text:p>
          </table:table-cell>
          <table:table-cell/>
        </table:table-row>
        <table:table-row table:style-name="ro1">
          <table:table-cell office:value-type="float" office:value="6">
            <text:p>6</text:p>
          </table:table-cell>
          <table:table-cell office:value-type="float" office:value="2">
            <text:p>2</text:p>
          </table:table-cell>
          <table:table-cell table:number-columns-repeated="2" office:value-type="float" office:value="5">
            <text:p>5</text:p>
          </table:table-cell>
          <table:table-cell/>
          <table:table-cell office:value-type="string">
            <text:p>объем м3</text:p>
          </table:table-cell>
          <table:table-cell table:formula="of:=3.14*4/3*[.G2]*[.G3]*[.G4]" office:value-type="float" office:value="7790829.84">
            <text:p>7790829,84</text:p>
          </table:table-cell>
          <table:table-cell office:value-type="string">
            <text:p>v</text:p>
          </table:table-cell>
        </table:table-row>
        <table:table-row table:style-name="ro1">
          <table:table-cell office:value-type="float" office:value="6">
            <text:p>6</text:p>
          </table:table-cell>
          <table:table-cell office:value-type="float" office:value="1">
            <text:p>1</text:p>
          </table:table-cell>
          <table:table-cell table:number-columns-repeated="2" office:value-type="float" office:value="5">
            <text:p>5</text:p>
          </table:table-cell>
          <table:table-cell/>
          <table:table-cell table:style-name="Default" office:value-type="string">
            <text:p>объем rs</text:p>
          </table:table-cell>
          <table:table-cell table:style-name="Default" table:formula="of:=4/3*3.14*[.G11]^3" office:value-type="float" office:value="7790829.84">
            <text:p>7790829,84</text:p>
          </table:table-cell>
          <table:table-cell table:formula="of:=[.G9]/[.G10]" office:value-type="float" office:value="1">
            <text:p>1</text:p>
          </table:table-cell>
        </table:table-row>
        <table:table-row table:style-name="ro1">
          <table:table-cell office:value-type="float" office:value="6">
            <text:p>6</text:p>
          </table:table-cell>
          <table:table-cell office:value-type="float" office:value="0">
            <text:p>0</text:p>
          </table:table-cell>
          <table:table-cell table:number-columns-repeated="2" office:value-type="float" office:value="5">
            <text:p>5</text:p>
          </table:table-cell>
          <table:table-cell/>
          <table:table-cell office:value-type="string">
            <text:p>rs м</text:p>
          </table:table-cell>
          <table:table-cell table:formula="of:=([.G2]+[.G3]+[.G4])/3" office:value-type="float" office:value="123">
            <text:p>123</text:p>
          </table:table-cell>
          <table:table-cell/>
        </table:table-row>
        <table:table-row table:style-name="ro1">
          <table:table-cell office:value-type="float" office:value="6">
            <text:p>6</text:p>
          </table:table-cell>
          <table:table-cell office:value-type="float" office:value="-1">
            <text:p>-1</text:p>
          </table:table-cell>
          <table:table-cell table:number-columns-repeated="2" office:value-type="float" office:value="5">
            <text:p>5</text:p>
          </table:table-cell>
          <table:table-cell/>
          <table:table-cell table:style-name="ce29" office:value-type="string">
            <text:p>степень S</text:p>
          </table:table-cell>
          <table:table-cell table:style-name="ce3" table:formula="of:=8/5" office:value-type="float" office:value="1.6">
            <text:p>1,6</text:p>
          </table:table-cell>
          <table:table-cell/>
        </table:table-row>
        <table:table-row table:style-name="ro1">
          <table:table-cell office:value-type="float" office:value="6">
            <text:p>6</text:p>
          </table:table-cell>
          <table:table-cell office:value-type="float" office:value="-2">
            <text:p>-2</text:p>
          </table:table-cell>
          <table:table-cell table:number-columns-repeated="2" office:value-type="float" office:value="5">
            <text:p>5</text:p>
          </table:table-cell>
          <table:table-cell/>
          <table:table-cell table:style-name="Default" office:value-type="string">
            <text:p>Ix*Iy*Iz</text:p>
          </table:table-cell>
          <table:table-cell table:style-name="Default" table:formula="of:=[.G5]*[.G6]*[.G7]" office:value-type="float" office:value="221620863468.096">
            <text:p>221620863468,096</text:p>
          </table:table-cell>
          <table:table-cell table:style-name="Default"/>
        </table:table-row>
        <table:table-row table:style-name="ro1">
          <table:table-cell table:number-columns-repeated="5"/>
          <table:table-cell table:style-name="Default" office:value-type="string">
            <text:p>(rs^2+rs^2)^3</text:p>
          </table:table-cell>
          <table:table-cell table:style-name="Default" table:formula="of:=(([.G11]^2+[.G11]^2)/5)^3" office:value-type="float" office:value="221620863468.096">
            <text:p>221620863468,096</text:p>
          </table:table-cell>
          <table:table-cell table:style-name="Default"/>
        </table:table-row>
        <table:table-row table:style-name="ro1">
          <table:table-cell table:number-columns-repeated="5"/>
          <table:table-cell table:style-name="Default" office:value-type="string">
            <text:p>делим</text:p>
          </table:table-cell>
          <table:table-cell table:style-name="Default" table:formula="of:=[.G13]/[.G14]" office:value-type="float" office:value="1">
            <text:p>1</text:p>
          </table:table-cell>
          <table:table-cell table:style-name="Default"/>
        </table:table-row>
        <table:table-row table:style-name="ro1">
          <table:table-cell table:number-columns-repeated="5"/>
          <table:table-cell table:style-name="Default" office:value-type="string">
            <text:p>geo</text:p>
          </table:table-cell>
          <table:table-cell table:style-name="Default" table:formula="of:=[.G15]/[.H10]" office:value-type="float" office:value="1">
            <text:p>1</text:p>
          </table:table-cell>
          <table:table-cell table:style-name="Default"/>
        </table:table-row>
        <table:table-row table:style-name="ro1">
          <table:table-cell table:number-columns-repeated="5"/>
          <table:table-cell table:style-name="Default" office:value-type="string">
            <text:p>делим/v</text:p>
          </table:table-cell>
          <table:table-cell table:style-name="Default" table:number-columns-repeated="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Arial1" svg:font-family="Arial" style:font-adornments="Обычный"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4"/>
      <style:paragraph-properties style:tab-stop-distance="1.25cm"/>
      <style:text-properties style:font-name="Arial" fo:language="ru" fo:country="RU" style:font-name-asian="Lucida Sans Unicode"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ru" fo:country="RU" style:font-size-asian="24pt" style:language-asian="zxx" style:country-asian="none" style:font-size-complex="24pt" style:language-complex="zxx" style:country-complex="none"/>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ru" number:country="RU">руб.</number:currency-symbol>
    </number:currency-style>
    <number:currency-style style:name="N107">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7P0"/>
    </number:currency-style>
    <number:number-style style:name="N109P0" style:volatile="true">
      <number:number number:decimal-places="4" number:min-integer-digits="1" number:grouping="true"/>
    </number:number-style>
    <number:number-style style:name="N109">
      <style:text-properties fo:color="#ff0000"/>
      <number:text>-</number:text>
      <number:number number:decimal-places="4" number:min-integer-digits="1" number:grouping="true"/>
      <style:map style:condition="value()&gt;=0" style:apply-style-name="N109P0"/>
    </number:number-style>
    <number:number-style style:name="N111P0" style:volatile="true">
      <number:number number:decimal-places="5" number:min-integer-digits="1" number:grouping="true"/>
    </number:number-style>
    <number:number-style style:name="N111">
      <style:text-properties fo:color="#ff0000"/>
      <number:text>-</number:text>
      <number:number number:decimal-places="5" number:min-integer-digits="1" number:grouping="true"/>
      <style:map style:condition="value()&gt;=0" style:apply-style-name="N111P0"/>
    </number:number-style>
    <number:number-style style:name="N113P0" style:volatile="true">
      <number:number number:decimal-places="11" number:min-integer-digits="1" number:grouping="true"/>
    </number:number-style>
    <number:number-style style:name="N113">
      <style:text-properties fo:color="#ff0000"/>
      <number:text>-</number:text>
      <number:number number:decimal-places="11" number:min-integer-digits="1" number:grouping="true"/>
      <style:map style:condition="value()&gt;=0" style:apply-style-name="N113P0"/>
    </number:number-style>
    <number:currency-style style:name="N114P0" style:volatile="true">
      <number:number number:decimal-places="2" number:min-integer-digits="1" number:grouping="true"/>
      <number:text> </number:text>
      <number:currency-symbol number:language="ru" number:country="RU">руб.</number:currency-symbol>
    </number:currency-style>
    <number:currency-style style:name="N114">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1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Стили_20_стрелок_20_1" draw:display-name="Стили стрелок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00-03-26">26.03.2000</text:date>, <text:time>10:40:00</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00-03-26T10:39:59.95</dc:date>
    <meta:editing-duration>PT103H20M22S</meta:editing-duration>
    <meta:editing-cycles>877</meta:editing-cycles>
    <meta:generator>OpenOffice.org/3.2$Win32 OpenOffice.org_project/320m18$Build-9502</meta:generator>
    <meta:printed-by>1 2</meta:printed-by>
    <meta:print-date>2010-01-25T02:38:29.96</meta:print-date>
    <meta:document-statistic meta:table-count="14" meta:cell-count="1434" meta:object-count="8"/>
    <meta:user-defined meta:name="Поле 1"/>
    <meta:user-defined meta:name="Поле 2"/>
    <meta:user-defined meta:name="Поле 3"/>
    <meta:user-defined meta:name="Поле 4"/>
  </office:meta>
</office:document-meta>
</file>

<file path=Basic/Standard/RUNGE_KUTTA_MODULE.xml><?xml version="1.0" encoding="utf-8"?>
<!DOCTYPE module  PUBLIC '-//OpenOffice.org//DTD OfficeDocument 1.0//EN'  'module.dtd'>
<script:module xmlns:script="http://openoffice.org/2000/script" script:name="RUNGE_KUTTA_MODULE" script:language="StarBasic">REM  *****  BASIC  *****
'Fxy - выражение для нахождения правой части диффур.
REM  *****  BASIC  *****
OPTION EXPLICIT
public NUy() As double 'МАССИВ НАЧАЛЬНЫХ УСЛОВИЙ Y(i)'(X(j))
global n_du As integer 'колличество диффур. Y(i)'(X,Y(i))
public i As double 'счетчик для перечисления диффур. - Y(i)=(i)
public j As double 'счетчик для перечисления времени - X(j)=(j)
public jtek As double  'счетчик для присваивания времени - xtek
public xminsec as double 'нижняя граница интегрирования, секунды
public xmaxsec as double 'верхняя граница интегрирования, секунды
global nsec as double 'число разбиений отрезка интегрирования
public hsec as double 'шаг интегрирования, секунды
global xtek() As double 'текущее время интегрирования X(j)
public ysec() As double 'текущее значение Y(i)'(X(j))
public x As double
public y() As double 'X(j) и Y(i,jtek) для вычисления правых частей диффур.
public K1() As double
public K2() As double
public K3() As double
public K4() As double
global ynext() As double 'Y(i)- искомые значения интегралов от диффур.
public Yresultat() as double 'переменная для вывода результатов вычислений
' автовыбор шага интегрирования
PUBLIC yAUTO AS DOUBLE 'уточненное вычисленное значение интеграла Y(i)'(X(j+1)) , в автовыборе шага
PUBLIC jAUTO AS DOUBLE 'время в автовыборе шага 
PUBLIC HSECAUTO AS DOUBLE 'шаг в автовыборе шага
PUBLIC NSECAUTO AS DOUBLE 'число разбиений в автовыборе шага
PUBLIC NSECSTART AS DOUBLE 'начальное число разбиений в автовыборе шага
PUBLIC ERRORY AS DOUBLE 'погрешность  Рунге в предыдущий момент
PUBLIC ERRORYNEXT AS DOUBLE 'погрешность по правилу Рунге оценки погрешности в автовыборе шага
PUBLIC YBIGH AS DOUBLE 'начальное значение интеграла Y(i)'(X(j+1)) в автовыборе шага
PUBLIC TO4NO AS DOUBLE 'погрешность интегрирования для автовыбора шага
PUBLIC jSTEP AS DOUBLE 'нижняя граница интегрирования для автовыбора
PUBLIC jAUTOtek AS DOUBLE 'текущее значение времени для автовыбора
PUBLIC yAUTOsec AS DOUBLE 'текущее значение Y(i)'(X(j)) для автовыбора
PUBLIC ONOFFTO4NO AS INTEGER 'переменная вкл/выкл автовыбора шага интегрирования
PUBLIC YBADAUTO AS DOUBLE 'отказ от автовыбора в случае расхождения
'массивы для работы с электронной таблицей
public Doc As Object
public Sheet As Object
public Cell As Object
global XYresultat as double

Sub RUNGE_KUTTA_SYSTEM()
'наполнение массива входными данными
DIM CHISLA(1 TO 16) AS double
Doc = StarDesktop.CurrentComponent
Sheet = Doc.Sheets(0)
FOR I= 1 TO 16 step 3
Cell = Sheet.getCellByPosition(0, I)
CHISLA(I) = cell.value
NEXT I
'присваивание входных данных переменным
n_du =CHISLA(1)
xminsec=CHISLA(4)
xmaxsec=CHISLA(7)
nsec=CHISLA(10)
TO4NO=CHISLA(13)
ONOFFTO4NO=CHISLA(16)

redim y(n_du)
redim xtek(nsec+1)
redim ysec(n_du)
redim K1(n_du)
redim K2(n_du)
redim K3(n_du)
redim K4(n_du)
redim ynext(n_du,nsec+1)
redim XYresultat(n_du, nsec+1)
REDIM yAUTOsec (n_du)

'наполнение массива начальными условиями интегрирования+ присваивание

redim CHISLA(1 TO n_du)
FOR I= 1 to n_du step 1
Cell = Sheet.getCellByPosition(1, I)
ysec(i)= cell.value
y(i)= cell.value
ynext(i,1)= cell.value
NEXT I

hsec=(xmaxsec-xminsec)/nsec
Yresultat = RUNGE_KUTTA4' для обращения к решателю
msgbox (xtek(nsec+1)&amp;"|"&amp;Yresultat(1,nsec+1)&amp;"|"&amp;Yresultat(2,nsec+1)&amp;"|"&amp;Yresultat(3,nsec+1))

End Sub

Public Function RUNGE_KUTTA4
for j= xminsec to xmaxsec step hsec
jtek=jtek+1: xtek(jtek)=j
for i = 1 to (n_du) Step 1
	

x=j: y(i)=ysec(i)
	K1(i)= Fxy 
x=j + hsec / 2: y(i)=ysec(i) + hsec*K1(i) / 2
	K2(i)= Fxy
x=j + hsec / 2: y(i)=ysec(i) + hsec*K2(i) / 2
	K3(i)= Fxy 
x=j + hsec: y(i)=ysec(i) + hsec*K3(i)
	K4(i)= Fxy 
if jtek&lt;nsec+1 then
ynext(i,jtek+1)=ysec(i)+hsec*(K1(i)+2*K2(i)+2*K3(i)+K4(i))/6 
if ONOFFTO4NO=1 and jtek&gt;1 then call RUNGE_KUTTA4_AUTO
ysec(I)=ynext(i,jtek+1)
endif
next i
next j
xtek(nsec+1)=xmaxsec
RUNGE_KUTTA4=ynext
End Function

Public Function RUNGE_KUTTA4_AUTO
	NSECAUTO=2: ERRORYNEXT=1: YBIGH=ynext(i,jtek+1): YBADAUTO=ynext(i,jtek+1)
	jSTEP=j: yAUTOsec(i)=ysec(i): 'ERRORY=10000000001
while Abs(ERRORYNEXT)&gt;TO4NO
	NSECAUTO=NSECAUTO*2: HSECAUTO=(hsec)/NSECAUTO

	for jAUTO = jSTEP to jSTEP+hsec step HSECAUTO
	jAUTOtek=jAUTOtek+1
x=jAUTO
y(i)=yAUTOsec(i)
	K1(i)= Fxy
x=jAUTO + HSECAUTO / 2
y(i)=yAUTOsec(i) + HSECAUTO*K1(i) / 2
	K2(i)= Fxy
y(i)=yAUTOsec(i) + HSECAUTO*K2(i) / 2
	K3(i)= Fxy
x=jAUTO + HSECAUTO
y(i)=yAUTOsec(i) + HSECAUTO*K3(i)
	K4(i)= Fxy
yAUTO(I,jAUTOtek+1)=yAUTOsec(i)+HSECAUTO*(K1(i)+2*K2(i)+2*K3(i)+K4(i))/6 
yAUTOsec(I)=yAUTO(I,jAUTOtek+1)
	next jAUTO
ERRORYNEXT=(yAUTO(I,jAUTOtek+1)-YBIGH)/15
YBIGH=yAUTO(I,jAUTOtek+1)
jAUTOtek=0
if ERRORYNEXT&gt;ERRORY then ERRORYNEXT=0: yAUTO(I,jAUTOtek+1)=YBADAUTO
ERRORY=ERRORYNEXT
wend
ynext(i,jtek+1)=yAUTO(I,jAUTOtek+1)
End Function

sub vblvod_dannblx_cell
'сведение данных в один массив
for j = 1 to nsec+1 step 1
XYresultat(0,j) = xtek(j)
next j
for j = 1 to nsec+1 step 1
for i = 1 to n_du step 1
XYresultat(i,j) = ynext(i,j)
next i
next j
'очистка листа от содержимого
Dim Doc As Object
Dim Sheet As Object
Dim CellRange As Object
Dim Flags As Long
Doc = StarDesktop.CurrentComponent
Sheet = Doc.Sheets(1)
CellRange = Sheet
Flags = com.sun.star.sheet.CellFlags.STRING + _
		com.sun.star.sheet.CellFlags.VALUE
CellRange.clearContents(Flags)
'присваивание значений массива ячейкам листа
for i = 0 to n_du
Cell = Sheet.getCellByPosition(i, 0)
if i = 0 then Cell.String = "xtek"
if i &gt;0 then Cell.String ="y"&amp; i
next i
for j=1 to nsec+1 step 1
for i =0 to n_du step 1
Cell = Sheet.getCellByPosition(i, j)
Cell.Value = XYresultat(i,j)
next i
next j
end sub



Public Function Fxy As Double
Select Case i
Case 1
Fxy=2*x*y(1)/(y(2))
Case 2
Fxy=8*y(3)/(3*y(2))
Case 3
Fxy=3*y(3)/(y(1))
End Select
End Function
</script:module>
</file>

<file path=Basic/Standard/TRASSA_MODULE.xml><?xml version="1.0" encoding="utf-8"?>
<!DOCTYPE module  PUBLIC '-//OpenOffice.org//DTD OfficeDocument 1.0//EN'  'module.dtd'>
<script:module xmlns:script="http://openoffice.org/2000/script" script:name="TRASSA_MODULE" script:language="StarBasic">OPTION EXPLICIT

REM  *****  BASIC  *****

Sub TRASSA
'массивы для работы с электронной таблицей
DIM Doc As Object
DIM Sheet As Object
DIM Cell As Object
'ПЕРЕМЕННЫЕ
DIM DOROGA 'ДЛЯ НОМЕРА ДОРОГИ
DIM NEROVNO(0) 'ДЛЯ НОМЕРА НЕРОВНОСТЕЙ КАЖДОГО КОЛЕСА
DIM TNEROMAX 'ДЛЯ ОБРАЗМЕРИВАНИЯ МАССИВА ПОД КОЛИЧЕСТВО ТОЧЕК НЕРОВНОСТЕЙ
DIM KOLESA 'ДЛЯ КОЛИЧЕСТВА КОЛЕС
DIM TDOROGA 'ДЛЯ КОЛИЧЕСТВА ТОЧЕК ДОРОГИ
DIM TNEROVNO 'ДЛЯ КОЛИЧЕСТВА ТОЧЕК НЕРОВНОСТЕЙ КАЖДОГО КОЛЕСА
DIM i,j,k 'для счетчика

DIM DOTDOR(1,0) 'ДЛЯ ДОРОГИ ПОДГОТОВЛЕННОЙ К СЛИЯНИЮ С НЕРОВНОСТЬЮ
DIM DOTNER(1,0,0) 'ДЛЯ НЕРОВНОСТЕЙ ПОДГОТОВЛЕННЫХ К СЛИЯНИЮ С ДОРОГОЙ
DIM XTNEROMAX 'ДЛЯ МАКСИМАЛЬНОЙ КООРДИНАТЫ X ТОЧЕК НЕРОВНОСТЕЙ
DIM XTRASSA 'ДЛЯ  МАКСИМАЛЬНОЙ КООРДИНАТЫ X ТОЧЕК ТРАССЫ
DIM DOR(1,0)'ДОРОГА
'1 ИНДЕКС-КООРДИНАТА X-(0) или Z-(1) ДОРОГИ
'2 ИНДЕКС-НОМЕР ТОЧКИ ДОРОГИ
DIM NER(1,0,0)'НЕРОВНОСТИ
'1 ИНДЕКС-КООРДИНАТА X-(0) или Z-(1) НЕРОВНОСТЕЙ ЭТОГО КОЛЕСА
'2 ИНДЕКС-НОМЕР ТОЧКИ НЕРОВНОСТЕЙ ЭТОГО КОЛЕСА
'3 ИНДЕКС-НОМЕР КОЛЕСА
DIM TRASSA(1,0,0) 'ДЛЯ КООРДИНАТ СУММАРНОЙ ТРАССЫ
'1 ИНДЕКС-КООРДИНАТА X-(0) или Z-(1) ТРАССЫ ЭТОГО КОЛЕСА
'2 ИНДЕКС-НОМЕР ТОЧКИ ТРАССЫ ЭТОГО КОЛЕСА
'3 ИНДЕКС-НОМЕР КОЛЕСА

'СЧИТЫВАЕМ КОЛИЧЕСТВО КОЛЕС
Doc = StarDesktop.CurrentComponent
Sheet = Doc.Sheets(3)
Cell = Sheet.getCellByPosition(1, 1)
KOLESA = Cell.value
'СЧИТЫВАЕМ НОМЕР ДОРОГИ
Cell = Sheet.getCellByPosition(1, 2)
DOROGA = Cell.value
'СЧИТЫВАЕМ КООРДИНАТЫ ТОЧЕК ДОРОГИ
Sheet = Doc.Sheets(4):i=1
Cell = Sheet.getCellByPosition(DOROGA, i)
do until (cell.string="stop")
TDOROGA=TDOROGA+1:i=i+1
Cell = Sheet.getCellByPosition(DOROGA, i)
loop
redim DOR(1,TDOROGA)
for i = 1 to TDOROGA
Cell = Sheet.getCellByPosition(DOROGA, i)
DOR(0,i)=cell.value
Cell = Sheet.getCellByPosition(DOROGA+1, i)
DOR(1,i)=cell.value
next
'СЧИТЫВАЕМ КООРДИНАТЫ ТОЧЕК НЕРОВНОСТЕЙ ДЛЯ КАЖДОГО КОЛЕСА
redim NEROVNO(KOLESA)
Sheet = Doc.Sheets(3)
for i = 1 to KOLESA
Cell = Sheet.getCellByPosition(22, i)
NEROVNO(i)=cell.value
next
for j = 1 to KOLESA
Sheet = Doc.Sheets(5):i=1
Cell = Sheet.getCellByPosition(NEROVNO(j), i)
do until (cell.string="stop")
TNEROVNO=TNEROVNO+1: i=i+1
Cell = Sheet.getCellByPosition(NEROVNO(j), i)
loop
if TNEROVNO&gt;TNEROMAX then TNEROMAX=TNEROVNO
next

redim NER(1,TNEROMAX,KOLESA)
for j = 1 to KOLESA
for i = 1 to TNEROMAX
Cell = Sheet.getCellByPosition(NEROVNO(j), i)
NER(0,i,j)=cell.value
Cell = Sheet.getCellByPosition(NEROVNO(j)+1, i)
NER(1,i,j)=cell.value
next i
next j

'ПОДГОТАВЛИВАЕМ ДОРОГУ К СЛИЯНИЮ
for j = 1 to KOLESA
for i = 1 to TNEROMAX
if NER(0,i,j)&gt;XTNEROMAX then XTNEROMAX=NER(0,i,j)
next i
next j
if DOR(0,TDOROGA)&gt;XTNEROMAX then
redim DOTDOR(1,DOR(0,TDOROGA))
end if
if DOR(0,TDOROGA)&lt;=XTNEROMAX then
redim DOTDOR(1,XTNEROMAX)
end if
for i = 1 to TDOROGA-1
for j = DOR(0,i) to DOR(0,i+1)

if (DOR(0,i+1)-DOR(0,i))&lt;&gt;0 then
DOTDOR(0,j)=j: DOTDOR(1,j)=j*(DOR(1,i+1)-DOR(1,i))/(DOR(0,i+1)-DOR(0,i))
else
DOTDOR(0,j)=j: DOTDOR(1,j)=0
end if
next j
next i
'ПОДГОТАВЛИВАЕМ НЕРОВНОСТИ К СЛИЯНИЮ

if DOR(0,TDOROGA)&gt;XTNEROMAX then
redim DOTNER(1,DOR(0,TDOROGA),KOLESA)
end if
if DOR(0,TDOROGA)&lt;=XTNEROMAX then
redim DOTNER(1,XTNEROMAX,KOLESA)
end if
for k = 1 to KOLESA
for i = 1 to TNEROMAX-1
for j = NER(0,i,k) to NER(0,i+1,k)
if (NER(0,i+1,k)-NER(0,i,k))&lt;&gt;0 then
DOTNER(0,j,k)=j: DOTNER(1,j,k)=j*(NER(1,i+1,k)-NER(1,i,k))/(NER(0,i+1,k)-NER(0,i,k))
else
DOTNER(0,j,k)=j: DOTNER(1,j,k)=0
end if
next j
next i
next k
'СЛИЯНИЕ ДОРОГИ И НЕРОВНОСТЕЙ В ТРАССУ
if DOR(0,TDOROGA)&gt;XTNEROMAX then
XTRASSA=DOR(0,TDOROGA)
end if
if DOR(0,TDOROGA)&lt;=XTNEROMAX then
XTRASSA=XTNEROMAX
end if
redim TRASSA(1,XTRASSA,KOLESA)
for k = 1 to KOLESA
for j = 1 to XTRASSA
if (DOTNER(0,j,k)=0 and DOTDOR(0,j)&lt;&gt;0) then
TRASSA(0,j,k)=DOTDOR(0,j)
elseif (DOTDOR(0,j)=0 and DOTNER(0,j,k)&lt;&gt;0) then
TRASSA(0,j,k)=DOTNER(0,j,k)
elseif (DOTNER(0,j,k)&lt;&gt;0 and DOTDOR(0,j)&lt;&gt;0) then
TRASSA(0,j,k)=DOTDOR(0,j)
else
TRASSA(0,j,k)=DOTNER(0,j,k)
end if
TRASSA(1,j,k)=DOTDOR(1,j)+DOTNER(1,j,k)
next j
next k
'ПРОБНАЯ ПЕЧАТЬ

Sheet = Doc.Sheets(6)

for j = 1 to XTRASSA
Cell = Sheet.getCellByPosition(0, j)
cell.value = TRASSA(0,j,1)
next j

for k = 1 to KOLESA
for j = 1 to XTRASSA
Cell = Sheet.getCellByPosition(k, j)
cell.value = TRASSA(1,j,k)
next j
next k

MSGBOX("ok")


'MsgBox Cell.DBG_Properties
'MsgBox Cell.DBG_methods
'MsgBox Cell.DBG_SupportedInterface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RUNGE_KUTTA_MODULE"/>
  <library:element library:name="TRASSA_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_KOLESA.xml><?xml version="1.0" encoding="utf-8"?>
<!DOCTYPE window  PUBLIC '-//OpenOffice.org//DTD OfficeDocument 1.0//EN'  'dialog.dtd'>
<dlg:window xmlns:dlg="http://openoffice.org/2000/dialog" xmlns:script="http://openoffice.org/2000/script" dlg:id="Dialog_KOLESA" dlg:left="106" dlg:top="16" dlg:width="340" dlg:height="194" dlg:help-text="&amp;0.Dialog_KOLESA.HelpText" dlg:closeable="true" dlg:moveable="true" dlg:title="&amp;1.Dialog_KOLESA.Title">
  <dlg:styles>
    <dlg:style dlg:style-id="0" dlg:border="none" dlg:font-name="Arial" dlg:font-height="14" dlg:font-stylename="Обычный" dlg:font-family="swiss"/>
    <dlg:style dlg:style-id="1" dlg:font-name="Arial" dlg:font-height="14" dlg:font-stylename="Обычный" dlg:font-family="swiss"/>
    <dlg:style dlg:style-id="2" dlg:font-name="Arial" dlg:font-height="14" dlg:font-stylename="Обычный" dlg:font-family="swiss"/>
    <dlg:style dlg:style-id="3" dlg:border="simple" dlg:font-name="Arial" dlg:font-height="12" dlg:font-stylename="Обычный" dlg:font-family="swiss"/>
    <dlg:style dlg:style-id="4" dlg:font-name="Arial" dlg:font-height="10" dlg:font-stylename="Обычный" dlg:font-family="swiss"/>
  </dlg:styles>
  <dlg:bulletinboard>
    <dlg:img dlg:style-id="0" dlg:id="ImageKOLESO" dlg:tab-index="14" dlg:left="237" dlg:top="3" dlg:width="102" dlg:height="161" dlg:help-text="&amp;8.Dialog_KOLESA.ImageKOLESO.HelpText" dlg:src="file:///D:/STOL/@%D0%A1%D0%A5%D0%95%D0%9C%D0%90%20%D0%9F%D0%9E%D0%94%D0%92%D0%95%D0%A1%D0%9A%D0%98/KOLESO.png"/>
    <dlg:numericfield dlg:style-id="1" dlg:id="Field_dik1" dlg:tab-index="4" dlg:left="203" dlg:top="41" dlg:width="32" dlg:height="18" dlg:help-text="&amp;10.Dialog_KOLESA.Field_dik1.HelpText" dlg:hide-inactive-selection="false" dlg:strict-format="true" dlg:decimal-accuracy="3" dlg:value-min="0" dlg:value-max="11" dlg:value-step="0"/>
    <dlg:numericfield dlg:style-id="1" dlg:id="Field_dik2" dlg:tab-index="5" dlg:left="203" dlg:top="59" dlg:width="32" dlg:height="18" dlg:help-text="&amp;12.Dialog_KOLESA.Field_dik2.HelpText" dlg:hide-inactive-selection="false" dlg:strict-format="true" dlg:decimal-accuracy="3" dlg:value-min="0" dlg:value-max="11" dlg:value-step="0"/>
    <dlg:numericfield dlg:style-id="1" dlg:id="Field_dik3" dlg:tab-index="6" dlg:left="203" dlg:top="77" dlg:width="32" dlg:height="18" dlg:help-text="&amp;14.Dialog_KOLESA.Field_dik3.HelpText" dlg:hide-inactive-selection="false" dlg:strict-format="true" dlg:decimal-accuracy="3" dlg:value-min="0" dlg:value-max="11" dlg:value-step="0"/>
    <dlg:numericfield dlg:style-id="1" dlg:id="Field_dik4" dlg:tab-index="7" dlg:left="203" dlg:top="95" dlg:width="32" dlg:height="18" dlg:help-text="&amp;16.Dialog_KOLESA.Field_dik4.HelpText" dlg:hide-inactive-selection="false" dlg:strict-format="true" dlg:decimal-accuracy="3" dlg:value-min="0" dlg:value-max="11" dlg:value-step="0"/>
    <dlg:numericfield dlg:style-id="1" dlg:id="Field_dik5" dlg:tab-index="8" dlg:left="203" dlg:top="113" dlg:width="32" dlg:height="18" dlg:help-text="&amp;18.Dialog_KOLESA.Field_dik5.HelpText" dlg:hide-inactive-selection="false" dlg:strict-format="true" dlg:decimal-accuracy="3" dlg:value-min="0" dlg:value-max="11" dlg:value-step="0"/>
    <dlg:numericfield dlg:style-id="1" dlg:id="Field_dik6" dlg:tab-index="9" dlg:left="203" dlg:top="130" dlg:width="32" dlg:height="18" dlg:help-text="&amp;20.Dialog_KOLESA.Field_dik6.HelpText" dlg:hide-inactive-selection="false" dlg:strict-format="true" dlg:decimal-accuracy="3" dlg:value-min="0" dlg:value-max="11" dlg:value-step="0"/>
    <dlg:numericfield dlg:style-id="1" dlg:id="Field_dik8" dlg:tab-index="11" dlg:left="203" dlg:top="166" dlg:width="32" dlg:height="18" dlg:help-text="&amp;25.Dialog_KOLESA.Field_dik8.HelpText" dlg:hide-inactive-selection="false" dlg:strict-format="true" dlg:decimal-accuracy="3" dlg:value-min="0" dlg:value-max="11" dlg:value-step="0"/>
    <dlg:numericfield dlg:style-id="1" dlg:id="Field_dik7" dlg:tab-index="10" dlg:left="203" dlg:top="148" dlg:width="32" dlg:height="18" dlg:help-text="&amp;27.Dialog_KOLESA.Field_dik7.HelpText" dlg:hide-inactive-selection="false" dlg:strict-format="true" dlg:decimal-accuracy="3" dlg:value-min="0" dlg:value-max="11" dlg:value-step="0"/>
    <dlg:numericfield dlg:style-id="1" dlg:id="Field_dik0" dlg:tab-index="3" dlg:left="203" dlg:top="23" dlg:width="32" dlg:height="18" dlg:help-text="&amp;29.Dialog_KOLESA.Field_dik0.HelpText" dlg:hide-inactive-selection="false" dlg:strict-format="true" dlg:decimal-accuracy="3" dlg:value-min="0" dlg:value-max="11" dlg:value-step="0"/>
    <dlg:numericfield dlg:style-id="1" dlg:id="Field_Rwin" dlg:tab-index="2" dlg:left="203" dlg:top="6" dlg:width="32" dlg:height="18" dlg:help-text="&amp;31.Dialog_KOLESA.Field_Rwin.HelpText" dlg:hide-inactive-selection="false" dlg:strict-format="true" dlg:decimal-accuracy="3" dlg:value-min="0" dlg:value-max="11" dlg:value-step="0"/>
    <dlg:numericfield dlg:style-id="1" dlg:id="Field_kol0" dlg:tab-index="15" dlg:left="148" dlg:top="24" dlg:width="32" dlg:height="18" dlg:help-text="&amp;33.Dialog_KOLESA.Field_kol0.HelpText" dlg:tabstop="false" dlg:readonly="true" dlg:decimal-accuracy="0" dlg:value-min="0" dlg:value-max="1" dlg:value-step="0"/>
    <dlg:text dlg:style-id="2" dlg:id="Label_kol0" dlg:tab-index="16" dlg:left="128" dlg:top="24" dlg:width="20" dlg:height="18" dlg:help-text="&amp;47.Dialog_KOLESA.Label_kol0.HelpText" dlg:value="&amp;48.Dialog_KOLESA.Label_kol0.Label" dlg:align="right"/>
    <dlg:text dlg:style-id="1" dlg:id="Label_Rwin" dlg:tab-index="17" dlg:left="182" dlg:top="6" dlg:width="20" dlg:height="18" dlg:help-text="&amp;51.Dialog_KOLESA.Label_Rwin.HelpText" dlg:value="&amp;52.Dialog_KOLESA.Label_Rwin.Label" dlg:align="right"/>
    <dlg:text dlg:style-id="1" dlg:id="Label_dik0" dlg:tab-index="18" dlg:left="182" dlg:top="23" dlg:width="20" dlg:height="18" dlg:help-text="&amp;55.Dialog_KOLESA.Label_dik0.HelpText" dlg:value="&amp;56.Dialog_KOLESA.Label_dik0.Label" dlg:align="right"/>
    <dlg:text dlg:style-id="1" dlg:id="Label_dik1" dlg:tab-index="19" dlg:left="182" dlg:top="41" dlg:width="20" dlg:height="18" dlg:help-text="&amp;59.Dialog_KOLESA.Label_dik1.HelpText" dlg:value="&amp;60.Dialog_KOLESA.Label_dik1.Label" dlg:align="right"/>
    <dlg:text dlg:style-id="1" dlg:id="Label_dik2" dlg:tab-index="20" dlg:left="182" dlg:top="59" dlg:width="20" dlg:height="18" dlg:help-text="&amp;63.Dialog_KOLESA.Label_dik2.HelpText" dlg:value="&amp;64.Dialog_KOLESA.Label_dik2.Label" dlg:align="right"/>
    <dlg:text dlg:style-id="1" dlg:id="Label_dik3" dlg:tab-index="21" dlg:left="182" dlg:top="77" dlg:width="20" dlg:height="18" dlg:help-text="&amp;67.Dialog_KOLESA.Label_dik3.HelpText" dlg:value="&amp;68.Dialog_KOLESA.Label_dik3.Label" dlg:align="right"/>
    <dlg:text dlg:style-id="1" dlg:id="Label_dik4" dlg:tab-index="22" dlg:left="182" dlg:top="95" dlg:width="20" dlg:height="18" dlg:help-text="&amp;71.Dialog_KOLESA.Label_dik4.HelpText" dlg:value="&amp;72.Dialog_KOLESA.Label_dik4.Label" dlg:align="right"/>
    <dlg:text dlg:style-id="1" dlg:id="Label_dik5" dlg:tab-index="23" dlg:left="182" dlg:top="113" dlg:width="20" dlg:height="18" dlg:help-text="&amp;75.Dialog_KOLESA.Label_dik5.HelpText" dlg:value="&amp;76.Dialog_KOLESA.Label_dik5.Label" dlg:align="right"/>
    <dlg:text dlg:style-id="1" dlg:id="Label_dik6" dlg:tab-index="24" dlg:left="182" dlg:top="130" dlg:width="20" dlg:height="18" dlg:help-text="&amp;79.Dialog_KOLESA.Label_dik6.HelpText" dlg:value="&amp;80.Dialog_KOLESA.Label_dik6.Label" dlg:align="right"/>
    <dlg:text dlg:style-id="1" dlg:id="Label_dik7" dlg:tab-index="25" dlg:left="182" dlg:top="148" dlg:width="20" dlg:height="18" dlg:help-text="&amp;83.Dialog_KOLESA.Label_dik7.HelpText" dlg:value="&amp;84.Dialog_KOLESA.Label_dik7.Label" dlg:align="right"/>
    <dlg:text dlg:style-id="1" dlg:id="Label_dik8" dlg:tab-index="26" dlg:left="182" dlg:top="166" dlg:width="20" dlg:height="18" dlg:help-text="&amp;87.Dialog_KOLESA.Label_dik8.HelpText" dlg:value="&amp;88.Dialog_KOLESA.Label_dik8.Label" dlg:align="right"/>
    <dlg:numericfield dlg:style-id="1" dlg:id="Field_kol1" dlg:tab-index="27" dlg:left="149" dlg:top="42" dlg:width="32" dlg:height="18" dlg:help-text="&amp;92.Dialog_KOLESA.Field_kol1.HelpText" dlg:tabstop="false" dlg:readonly="true" dlg:decimal-accuracy="0" dlg:value-min="0" dlg:value-max="1" dlg:value-step="0"/>
    <dlg:text dlg:style-id="1" dlg:id="Label_kol1" dlg:tab-index="28" dlg:left="128" dlg:top="42" dlg:width="20" dlg:height="18" dlg:help-text="&amp;93.Dialog_KOLESA.Label_kol1.HelpText" dlg:value="&amp;94.Dialog_KOLESA.Label_kol1.Label" dlg:align="right"/>
    <dlg:numericfield dlg:style-id="1" dlg:id="Field_kol2" dlg:tab-index="29" dlg:left="149" dlg:top="60" dlg:width="32" dlg:height="18" dlg:help-text="&amp;98.Dialog_KOLESA.Field_kol2.HelpText" dlg:tabstop="false" dlg:readonly="true" dlg:decimal-accuracy="0" dlg:value-min="0" dlg:value-max="1" dlg:value-step="0"/>
    <dlg:text dlg:style-id="1" dlg:id="Label_kol2" dlg:tab-index="30" dlg:left="128" dlg:top="60" dlg:width="20" dlg:height="18" dlg:help-text="&amp;99.Dialog_KOLESA.Label_kol2.HelpText" dlg:value="&amp;100.Dialog_KOLESA.Label_kol2.Label" dlg:align="right"/>
    <dlg:numericfield dlg:style-id="1" dlg:id="Field_kol3" dlg:tab-index="31" dlg:left="149" dlg:top="78" dlg:width="32" dlg:height="18" dlg:help-text="&amp;104.Dialog_KOLESA.Field_kol3.HelpText" dlg:tabstop="false" dlg:readonly="true" dlg:decimal-accuracy="0" dlg:value-min="0" dlg:value-max="1" dlg:value-step="0"/>
    <dlg:text dlg:style-id="1" dlg:id="Label_kol3" dlg:tab-index="32" dlg:left="128" dlg:top="78" dlg:width="20" dlg:height="18" dlg:help-text="&amp;105.Dialog_KOLESA.Label_kol3.HelpText" dlg:value="&amp;106.Dialog_KOLESA.Label_kol3.Label" dlg:align="right"/>
    <dlg:numericfield dlg:style-id="1" dlg:id="Field_kol4" dlg:tab-index="33" dlg:left="149" dlg:top="95" dlg:width="32" dlg:height="18" dlg:help-text="&amp;110.Dialog_KOLESA.Field_kol4.HelpText" dlg:tabstop="false" dlg:readonly="true" dlg:decimal-accuracy="0" dlg:value-min="0" dlg:value-max="1" dlg:value-step="0"/>
    <dlg:text dlg:style-id="1" dlg:id="Label_kol4" dlg:tab-index="34" dlg:left="128" dlg:top="95" dlg:width="20" dlg:height="18" dlg:help-text="&amp;111.Dialog_KOLESA.Label_kol4.HelpText" dlg:value="&amp;112.Dialog_KOLESA.Label_kol4.Label" dlg:align="right"/>
    <dlg:numericfield dlg:style-id="1" dlg:id="Field_kol5" dlg:tab-index="35" dlg:left="149" dlg:top="113" dlg:width="32" dlg:height="18" dlg:help-text="&amp;116.Dialog_KOLESA.Field_kol5.HelpText" dlg:tabstop="false" dlg:readonly="true" dlg:decimal-accuracy="0" dlg:value-min="0" dlg:value-max="1" dlg:value-step="0"/>
    <dlg:text dlg:style-id="1" dlg:id="Label_kol5" dlg:tab-index="36" dlg:left="128" dlg:top="113" dlg:width="20" dlg:height="18" dlg:help-text="&amp;117.Dialog_KOLESA.Label_kol5.HelpText" dlg:value="&amp;118.Dialog_KOLESA.Label_kol5.Label" dlg:align="right"/>
    <dlg:numericfield dlg:style-id="1" dlg:id="Field_kol6" dlg:tab-index="37" dlg:left="149" dlg:top="131" dlg:width="32" dlg:height="18" dlg:help-text="&amp;122.Dialog_KOLESA.Field_kol6.HelpText" dlg:tabstop="false" dlg:readonly="true" dlg:decimal-accuracy="0" dlg:value-min="0" dlg:value-max="1" dlg:value-step="0"/>
    <dlg:text dlg:style-id="1" dlg:id="Label_kol6" dlg:tab-index="38" dlg:left="128" dlg:top="131" dlg:width="20" dlg:height="18" dlg:help-text="&amp;123.Dialog_KOLESA.Label_kol6.HelpText" dlg:value="&amp;124.Dialog_KOLESA.Label_kol6.Label" dlg:align="right"/>
    <dlg:numericfield dlg:style-id="1" dlg:id="Field_kol7" dlg:tab-index="39" dlg:left="149" dlg:top="149" dlg:width="32" dlg:height="18" dlg:help-text="&amp;128.Dialog_KOLESA.Field_kol7.HelpText" dlg:tabstop="false" dlg:readonly="true" dlg:decimal-accuracy="0" dlg:value-min="0" dlg:value-max="1" dlg:value-step="0"/>
    <dlg:text dlg:style-id="1" dlg:id="Label_kol7" dlg:tab-index="40" dlg:left="128" dlg:top="149" dlg:width="20" dlg:height="18" dlg:help-text="&amp;129.Dialog_KOLESA.Label_kol7.HelpText" dlg:value="&amp;130.Dialog_KOLESA.Label_kol7.Label" dlg:align="right"/>
    <dlg:numericfield dlg:style-id="1" dlg:id="Field_kol8" dlg:tab-index="41" dlg:left="149" dlg:top="167" dlg:width="32" dlg:height="18" dlg:help-text="&amp;134.Dialog_KOLESA.Field_kol8.HelpText" dlg:tabstop="false" dlg:readonly="true" dlg:decimal-accuracy="0" dlg:value-min="0" dlg:value-max="1" dlg:value-step="0"/>
    <dlg:text dlg:style-id="1" dlg:id="Label_kol8" dlg:tab-index="42" dlg:left="128" dlg:top="167" dlg:width="20" dlg:height="18" dlg:help-text="&amp;135.Dialog_KOLESA.Label_kol8.HelpText" dlg:value="&amp;136.Dialog_KOLESA.Label_kol8.Label" dlg:align="right"/>
    <dlg:numericfield dlg:style-id="1" dlg:id="Field_nkol" dlg:tab-index="0" dlg:left="149" dlg:top="6" dlg:width="32" dlg:height="18" dlg:help-text="&amp;140.Dialog_KOLESA.Field_nkol.HelpText" dlg:tabstop="true" dlg:decimal-accuracy="0" dlg:value-min="1" dlg:value-max="11" dlg:value-step="0"/>
    <dlg:text dlg:style-id="1" dlg:id="Label_nkol" dlg:tab-index="43" dlg:left="128" dlg:top="8" dlg:width="20" dlg:height="18" dlg:help-text="&amp;141.Dialog_KOLESA.Label_nkol.HelpText" dlg:value="&amp;142.Dialog_KOLESA.Label_nkol.Label" dlg:align="right"/>
    <dlg:button dlg:style-id="0" dlg:id="Button_kol_read" dlg:tab-index="1" dlg:left="9" dlg:top="6" dlg:width="119" dlg:height="18" dlg:help-text="&amp;145.Dialog_KOLESA.Button_kol_read.HelpText" dlg:value="&amp;146.Dialog_KOLESA.Button_kol_read.Label"/>
    <dlg:button dlg:style-id="1" dlg:id="Button_kol_edit" dlg:tab-index="12" dlg:left="9" dlg:top="41" dlg:width="119" dlg:height="18" dlg:help-text="&amp;155.Dialog_KOLESA.Button_kol_edit.HelpText" dlg:value="&amp;156.Dialog_KOLESA.Button_kol_edit.Label"/>
    <dlg:button dlg:style-id="1" dlg:id="Button_kol_new" dlg:tab-index="13" dlg:left="9" dlg:top="76" dlg:width="119" dlg:height="18" dlg:help-text="&amp;157.Dialog_KOLESA.Button_kol_new.HelpText" dlg:value="&amp;158.Dialog_KOLESA.Button_kol_new.Label"/>
    <dlg:text dlg:style-id="3" dlg:id="Label_kol_help" dlg:tab-index="44" dlg:left="9" dlg:top="108" dlg:width="117" dlg:height="74" dlg:help-text="&amp;161.Dialog_KOLESA.Label_kol_help.HelpText" dlg:value="&amp;162.Dialog_KOLESA.Label_kol_help.Label" dlg:multiline="true"/>
    <dlg:text dlg:style-id="4" dlg:id="Label_kol_0" dlg:tab-index="45" dlg:left="239" dlg:top="166" dlg:width="99" dlg:height="16" dlg:help-text="&amp;169.Dialog_KOLESA.Label_kol_0.HelpText" dlg:value="&amp;170.Dialog_KOLESA.Label_kol_0.Label"/>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_KOLES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109P0" style:volatile="true">
      <number:number number:decimal-places="4" number:min-integer-digits="1" number:grouping="true"/>
    </number:number-style>
    <number:number-style style:name="N109">
      <style:text-properties fo:color="#ff0000"/>
      <number:text>-</number:text>
      <number:number number:decimal-places="4" number:min-integer-digits="1" number:grouping="true"/>
      <style:map style:condition="value()&gt;=0" style:apply-style-name="N109P0"/>
    </number:number-style>
    <style:style style:name="ch1" style:family="chart">
      <style:graphic-properties draw:stroke="none"/>
    </style:style>
    <style:style style:name="ch2" style:family="chart">
      <style:graphic-properties draw:stroke="none" svg:stroke-color="#b3b3b3" draw:fill="none" draw:fill-color="#e6e6e6"/>
      <style:text-properties fo:font-size="8pt" style:font-size-asian="8pt" style:font-size-complex="8pt"/>
    </style:style>
    <style:style style:name="ch3" style:family="chart">
      <style:chart-properties chart:interpolation="cubic-spline" chart:treat-empty-cells="ignore" chart:spline-order="3" chart:right-angled-axes="true"/>
    </style:style>
    <style:style style:name="ch4" style:family="chart" style:data-style-name="N109">
      <style:chart-properties chart:display-label="true" chart:logarithmic="false" chart:reverse-direction="false" text:line-break="false" chart:axis-position="0" chart:axis-label-position="outside-minimum" chart:tick-mark-position="at-labels"/>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109">
      <style:chart-properties chart:symbol-type="none"/>
      <style:graphic-properties svg:stroke-width="0.088cm" svg:stroke-color="#004586" draw:fill-color="#004586"/>
      <style:text-properties fo:font-size="6pt" style:font-size-asian="6pt" style:font-size-complex="6pt"/>
    </style:style>
    <style:style style:name="ch7" style:family="chart" style:data-style-name="N109">
      <style:chart-properties chart:symbol-type="none"/>
      <style:graphic-properties svg:stroke-width="0.088cm" svg:stroke-color="#ff420e" draw:fill-color="#ff420e"/>
      <style:text-properties fo:font-size="6pt" style:font-size-asian="6pt" style:font-size-complex="6pt"/>
    </style:style>
    <style:style style:name="ch8" style:family="chart" style:data-style-name="N109">
      <style:chart-properties chart:symbol-type="none"/>
      <style:graphic-properties svg:stroke-width="0.088cm" svg:stroke-color="#ffd320" draw:fill-color="#ffd320"/>
      <style:text-properties fo:font-size="6pt" style:font-size-asian="6pt" style:font-size-complex="6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17.281cm" svg:height="8.826cm" xlink:href=".." chart:class="chart:scatter" chart:style-name="ch1">
        <chart:legend chart:legend-position="end" svg:x="15.968cm" svg:y="3.678cm" chart:style-name="ch2"/>
        <chart:plot-area chart:style-name="ch3" table:cell-range-address="РЕЗУЛЬТАТЫ_РАСЧЕТОВ.A1:РЕЗУЛЬТАТЫ_РАСЧЕТОВ.D102" chart:data-source-has-labels="row" svg:x="0.345cm" svg:y="0.176cm" svg:width="15.279cm" svg:height="8.298cm">
          <chart:axis chart:dimension="x" chart:name="primary-x" chart:style-name="ch4"/>
          <chart:axis chart:dimension="y" chart:name="primary-y" chart:style-name="ch4">
            <chart:grid chart:style-name="ch5" chart:class="major"/>
          </chart:axis>
          <chart:series chart:style-name="ch6" chart:values-cell-range-address="РЕЗУЛЬТАТЫ_РАСЧЕТОВ.B2:РЕЗУЛЬТАТЫ_РАСЧЕТОВ.B102" chart:label-cell-address="РЕЗУЛЬТАТЫ_РАСЧЕТОВ.B1:РЕЗУЛЬТАТЫ_РАСЧЕТОВ.B1" chart:class="chart:scatter">
            <chart:domain table:cell-range-address="РЕЗУЛЬТАТЫ_РАСЧЕТОВ.A2:РЕЗУЛЬТАТЫ_РАСЧЕТОВ.A102"/>
            <chart:data-point chart:repeated="101"/>
          </chart:series>
          <chart:series chart:style-name="ch7" chart:values-cell-range-address="РЕЗУЛЬТАТЫ_РАСЧЕТОВ.C2:РЕЗУЛЬТАТЫ_РАСЧЕТОВ.C102" chart:label-cell-address="РЕЗУЛЬТАТЫ_РАСЧЕТОВ.C1:РЕЗУЛЬТАТЫ_РАСЧЕТОВ.C1" chart:class="chart:scatter">
            <chart:data-point chart:repeated="101"/>
          </chart:series>
          <chart:series chart:style-name="ch8" chart:values-cell-range-address="РЕЗУЛЬТАТЫ_РАСЧЕТОВ.D2:РЕЗУЛЬТАТЫ_РАСЧЕТОВ.D102" chart:label-cell-address="РЕЗУЛЬТАТЫ_РАСЧЕТОВ.D1:РЕЗУЛЬТАТЫ_РАСЧЕТОВ.D1" chart:class="chart:scatter">
            <chart:data-point chart:repeated="101"/>
          </chart:series>
          <chart:wall chart:style-name="ch9"/>
          <chart:floor chart:style-name="ch10"/>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Столбец A</text:p>
              </table:table-cell>
              <table:table-cell office:value-type="string">
                <text:p text:id="РЕЗУЛЬТАТЫ_РАСЧЕТОВ.B1:РЕЗУЛЬТАТЫ_РАСЧЕТОВ.B1">y1</text:p>
              </table:table-cell>
              <table:table-cell office:value-type="string">
                <text:p text:id="РЕЗУЛЬТАТЫ_РАСЧЕТОВ.C1:РЕЗУЛЬТАТЫ_РАСЧЕТОВ.C1">y2</text:p>
              </table:table-cell>
              <table:table-cell office:value-type="string">
                <text:p text:id="РЕЗУЛЬТАТЫ_РАСЧЕТОВ.D1:РЕЗУЛЬТАТЫ_РАСЧЕТОВ.D1">y3</text:p>
              </table:table-cell>
            </table:table-row>
          </table:table-header-rows>
          <table:table-rows>
            <table:table-row>
              <table:table-cell office:value-type="string">
                <text:p>1</text:p>
              </table:table-cell>
              <table:table-cell office:value-type="float" office:value="1">
                <text:p text:id="РЕЗУЛЬТАТЫ_РАСЧЕТОВ.A2:РЕЗУЛЬТАТЫ_РАСЧЕТОВ.A102">1</text:p>
              </table:table-cell>
              <table:table-cell office:value-type="float" office:value="1">
                <text:p text:id="РЕЗУЛЬТАТЫ_РАСЧЕТОВ.B2:РЕЗУЛЬТАТЫ_РАСЧЕТОВ.B102">1</text:p>
              </table:table-cell>
              <table:table-cell office:value-type="float" office:value="2">
                <text:p text:id="РЕЗУЛЬТАТЫ_РАСЧЕТОВ.C2:РЕЗУЛЬТАТЫ_РАСЧЕТОВ.C102">2</text:p>
              </table:table-cell>
              <table:table-cell office:value-type="float" office:value="3">
                <text:p text:id="РЕЗУЛЬТАТЫ_РАСЧЕТОВ.D2:РЕЗУЛЬТАТЫ_РАСЧЕТОВ.D102">3</text:p>
              </table:table-cell>
            </table:table-row>
            <table:table-row>
              <table:table-cell office:value-type="string">
                <text:p>2</text:p>
              </table:table-cell>
              <table:table-cell office:value-type="float" office:value="1.01">
                <text:p>1.01</text:p>
              </table:table-cell>
              <table:table-cell office:value-type="float" office:value="1.01010067085424">
                <text:p>1.01010067085424</text:p>
              </table:table-cell>
              <table:table-cell office:value-type="float" office:value="2.03960780556154">
                <text:p>2.03960780556154</text:p>
              </table:table-cell>
              <table:table-cell office:value-type="float" office:value="3.09043635459041">
                <text:p>3.09043635459041</text:p>
              </table:table-cell>
            </table:table-row>
            <table:table-row>
              <table:table-cell office:value-type="string">
                <text:p>3</text:p>
              </table:table-cell>
              <table:table-cell office:value-type="float" office:value="1.02">
                <text:p>1.02</text:p>
              </table:table-cell>
              <table:table-cell office:value-type="float" office:value="1.02020429215971">
                <text:p>1.02020429215971</text:p>
              </table:table-cell>
              <table:table-cell office:value-type="float" office:value="2.07962102734527">
                <text:p>2.07962102734527</text:p>
              </table:table-cell>
              <table:table-cell office:value-type="float" office:value="3.18266268449608">
                <text:p>3.18266268449608</text:p>
              </table:table-cell>
            </table:table-row>
            <table:table-row>
              <table:table-cell office:value-type="string">
                <text:p>4</text:p>
              </table:table-cell>
              <table:table-cell office:value-type="float" office:value="1.03">
                <text:p>1.03</text:p>
              </table:table-cell>
              <table:table-cell office:value-type="float" office:value="1.0303107530822">
                <text:p>1.0303107530822</text:p>
              </table:table-cell>
              <table:table-cell office:value-type="float" office:value="2.12003914393895">
                <text:p>2.12003914393895</text:p>
              </table:table-cell>
              <table:table-cell office:value-type="float" office:value="3.27669599129182">
                <text:p>3.27669599129182</text:p>
              </table:table-cell>
            </table:table-row>
            <table:table-row>
              <table:table-cell office:value-type="string">
                <text:p>5</text:p>
              </table:table-cell>
              <table:table-cell office:value-type="float" office:value="1.04">
                <text:p>1.04</text:p>
              </table:table-cell>
              <table:table-cell office:value-type="float" office:value="1.04041994950789">
                <text:p>1.04041994950789</text:p>
              </table:table-cell>
              <table:table-cell office:value-type="float" office:value="2.16086173458067">
                <text:p>2.16086173458067</text:p>
              </table:table-cell>
              <table:table-cell office:value-type="float" office:value="3.37255326597687">
                <text:p>3.37255326597687</text:p>
              </table:table-cell>
            </table:table-row>
            <table:table-row>
              <table:table-cell office:value-type="string">
                <text:p>6</text:p>
              </table:table-cell>
              <table:table-cell office:value-type="float" office:value="1.05">
                <text:p>1.05</text:p>
              </table:table-cell>
              <table:table-cell office:value-type="float" office:value="1.05053178339273">
                <text:p>1.05053178339273</text:p>
              </table:table-cell>
              <table:table-cell office:value-type="float" office:value="2.20208839243233">
                <text:p>2.20208839243233</text:p>
              </table:table-cell>
              <table:table-cell office:value-type="float" office:value="3.47025148896966">
                <text:p>3.47025148896966</text:p>
              </table:table-cell>
            </table:table-row>
            <table:table-row>
              <table:table-cell office:value-type="string">
                <text:p>7</text:p>
              </table:table-cell>
              <table:table-cell office:value-type="float" office:value="1.06">
                <text:p>1.06</text:p>
              </table:table-cell>
              <table:table-cell office:value-type="float" office:value="1.06064616238036">
                <text:p>1.06064616238036</text:p>
              </table:table-cell>
              <table:table-cell office:value-type="float" office:value="2.24371872392027">
                <text:p>2.24371872392027</text:p>
              </table:table-cell>
              <table:table-cell office:value-type="float" office:value="3.56980763010225">
                <text:p>3.56980763010225</text:p>
              </table:table-cell>
            </table:table-row>
            <table:table-row>
              <table:table-cell office:value-type="string">
                <text:p>8</text:p>
              </table:table-cell>
              <table:table-cell office:value-type="float" office:value="1.07">
                <text:p>1.07</text:p>
              </table:table-cell>
              <table:table-cell office:value-type="float" office:value="1.07076299944632">
                <text:p>1.07076299944632</text:p>
              </table:table-cell>
              <table:table-cell office:value-type="float" office:value="2.28575234811097">
                <text:p>2.28575234811097</text:p>
              </table:table-cell>
              <table:table-cell office:value-type="float" office:value="3.67123864861461">
                <text:p>3.67123864861461</text:p>
              </table:table-cell>
            </table:table-row>
            <table:table-row>
              <table:table-cell office:value-type="string">
                <text:p>9</text:p>
              </table:table-cell>
              <table:table-cell office:value-type="float" office:value="1.08">
                <text:p>1.08</text:p>
              </table:table-cell>
              <table:table-cell office:value-type="float" office:value="1.08088221256671">
                <text:p>1.08088221256671</text:p>
              </table:table-cell>
              <table:table-cell office:value-type="float" office:value="2.32818889611981">
                <text:p>2.32818889611981</text:p>
              </table:table-cell>
              <table:table-cell office:value-type="float" office:value="3.77456149314884">
                <text:p>3.77456149314884</text:p>
              </table:table-cell>
            </table:table-row>
            <table:table-row>
              <table:table-cell office:value-type="string">
                <text:p>10</text:p>
              </table:table-cell>
              <table:table-cell office:value-type="float" office:value="1.09">
                <text:p>1.09</text:p>
              </table:table-cell>
              <table:table-cell office:value-type="float" office:value="1.0910037244094">
                <text:p>1.0910037244094</text:p>
              </table:table-cell>
              <table:table-cell office:value-type="float" office:value="2.37102801055106">
                <text:p>2.37102801055106</text:p>
              </table:table-cell>
              <table:table-cell office:value-type="float" office:value="3.87979310174312">
                <text:p>3.87979310174312</text:p>
              </table:table-cell>
            </table:table-row>
            <table:table-row>
              <table:table-cell office:value-type="string">
                <text:p>11</text:p>
              </table:table-cell>
              <table:table-cell office:value-type="float" office:value="1.1">
                <text:p>1.1</text:p>
              </table:table-cell>
              <table:table-cell office:value-type="float" office:value="1.10112746204606">
                <text:p>1.10112746204606</text:p>
              </table:table-cell>
              <table:table-cell office:value-type="float" office:value="2.41426934496718">
                <text:p>2.41426934496718</text:p>
              </table:table-cell>
              <table:table-cell office:value-type="float" office:value="3.9869504018258">
                <text:p>3.9869504018258</text:p>
              </table:table-cell>
            </table:table-row>
            <table:table-row>
              <table:table-cell office:value-type="string">
                <text:p>12</text:p>
              </table:table-cell>
              <table:table-cell office:value-type="float" office:value="1.11">
                <text:p>1.11</text:p>
              </table:table-cell>
              <table:table-cell office:value-type="float" office:value="1.11125335668365">
                <text:p>1.11125335668365</text:p>
              </table:table-cell>
              <table:table-cell office:value-type="float" office:value="2.45791256338599">
                <text:p>2.45791256338599</text:p>
              </table:table-cell>
              <table:table-cell office:value-type="float" office:value="4.0960503102093">
                <text:p>4.0960503102093</text:p>
              </table:table-cell>
            </table:table-row>
            <table:table-row>
              <table:table-cell office:value-type="string">
                <text:p>13</text:p>
              </table:table-cell>
              <table:table-cell office:value-type="float" office:value="1.12">
                <text:p>1.12</text:p>
              </table:table-cell>
              <table:table-cell office:value-type="float" office:value="1.12138134341375">
                <text:p>1.12138134341375</text:p>
              </table:table-cell>
              <table:table-cell office:value-type="float" office:value="2.50195733980389">
                <text:p>2.50195733980389</text:p>
              </table:table-cell>
              <table:table-cell office:value-type="float" office:value="4.20710973308417">
                <text:p>4.20710973308417</text:p>
              </table:table-cell>
            </table:table-row>
            <table:table-row>
              <table:table-cell office:value-type="string">
                <text:p>14</text:p>
              </table:table-cell>
              <table:table-cell office:value-type="float" office:value="1.13">
                <text:p>1.13</text:p>
              </table:table-cell>
              <table:table-cell office:value-type="float" office:value="1.13151136097858">
                <text:p>1.13151136097858</text:p>
              </table:table-cell>
              <table:table-cell office:value-type="float" office:value="2.54640335774381">
                <text:p>2.54640335774381</text:p>
              </table:table-cell>
              <table:table-cell office:value-type="float" office:value="4.32014556601311">
                <text:p>4.32014556601311</text:p>
              </table:table-cell>
            </table:table-row>
            <table:table-row>
              <table:table-cell office:value-type="string">
                <text:p>15</text:p>
              </table:table-cell>
              <table:table-cell office:value-type="float" office:value="1.14">
                <text:p>1.14</text:p>
              </table:table-cell>
              <table:table-cell office:value-type="float" office:value="1.14164335155245">
                <text:p>1.14164335155245</text:p>
              </table:table-cell>
              <table:table-cell office:value-type="float" office:value="2.5912503098265">
                <text:p>2.5912503098265</text:p>
              </table:table-cell>
              <table:table-cell office:value-type="float" office:value="4.43517469392504">
                <text:p>4.43517469392504</text:p>
              </table:table-cell>
            </table:table-row>
            <table:table-row>
              <table:table-cell office:value-type="string">
                <text:p>16</text:p>
              </table:table-cell>
              <table:table-cell office:value-type="float" office:value="1.15">
                <text:p>1.15</text:p>
              </table:table-cell>
              <table:table-cell office:value-type="float" office:value="1.1517772605375">
                <text:p>1.1517772605375</text:p>
              </table:table-cell>
              <table:table-cell office:value-type="float" office:value="2.63649789736367">
                <text:p>2.63649789736367</text:p>
              </table:table-cell>
              <table:table-cell office:value-type="float" office:value="4.55221399110927">
                <text:p>4.55221399110927</text:p>
              </table:table-cell>
            </table:table-row>
            <table:table-row>
              <table:table-cell office:value-type="string">
                <text:p>17</text:p>
              </table:table-cell>
              <table:table-cell office:value-type="float" office:value="1.16">
                <text:p>1.16</text:p>
              </table:table-cell>
              <table:table-cell office:value-type="float" office:value="1.16191303637279">
                <text:p>1.16191303637279</text:p>
              </table:table-cell>
              <table:table-cell office:value-type="float" office:value="2.68214582997198">
                <text:p>2.68214582997198</text:p>
              </table:table-cell>
              <table:table-cell office:value-type="float" office:value="4.67128032120979">
                <text:p>4.67128032120979</text:p>
              </table:table-cell>
            </table:table-row>
            <table:table-row>
              <table:table-cell office:value-type="string">
                <text:p>18</text:p>
              </table:table-cell>
              <table:table-cell office:value-type="float" office:value="1.17">
                <text:p>1.17</text:p>
              </table:table-cell>
              <table:table-cell office:value-type="float" office:value="1.1720506303557">
                <text:p>1.1720506303557</text:p>
              </table:table-cell>
              <table:table-cell office:value-type="float" office:value="2.72819382520658">
                <text:p>2.72819382520658</text:p>
              </table:table-cell>
              <table:table-cell office:value-type="float" office:value="4.79239053721964">
                <text:p>4.79239053721964</text:p>
              </table:table-cell>
            </table:table-row>
            <table:table-row>
              <table:table-cell office:value-type="string">
                <text:p>19</text:p>
              </table:table-cell>
              <table:table-cell office:value-type="float" office:value="1.18">
                <text:p>1.18</text:p>
              </table:table-cell>
              <table:table-cell office:value-type="float" office:value="1.18218999647483">
                <text:p>1.18218999647483</text:p>
              </table:table-cell>
              <table:table-cell office:value-type="float" office:value="2.7746416082131">
                <text:p>2.7746416082131</text:p>
              </table:table-cell>
              <table:table-cell office:value-type="float" office:value="4.91556148147534">
                <text:p>4.91556148147534</text:p>
              </table:table-cell>
            </table:table-row>
            <table:table-row>
              <table:table-cell office:value-type="string">
                <text:p>20</text:p>
              </table:table-cell>
              <table:table-cell office:value-type="float" office:value="1.19">
                <text:p>1.19</text:p>
              </table:table-cell>
              <table:table-cell office:value-type="float" office:value="1.1923310912536">
                <text:p>1.1923310912536</text:p>
              </table:table-cell>
              <table:table-cell office:value-type="float" office:value="2.82148891139713">
                <text:p>2.82148891139713</text:p>
              </table:table-cell>
              <table:table-cell office:value-type="float" office:value="5.04080998565156">
                <text:p>5.04080998565156</text:p>
              </table:table-cell>
            </table:table-row>
            <table:table-row>
              <table:table-cell office:value-type="string">
                <text:p>21</text:p>
              </table:table-cell>
              <table:table-cell office:value-type="float" office:value="1.2">
                <text:p>1.2</text:p>
              </table:table-cell>
              <table:table-cell office:value-type="float" office:value="1.20247387360375">
                <text:p>1.20247387360375</text:p>
              </table:table-cell>
              <table:table-cell office:value-type="float" office:value="2.86873547411016">
                <text:p>2.86873547411016</text:p>
              </table:table-cell>
              <table:table-cell office:value-type="float" office:value="5.1681528707558">
                <text:p>5.1681528707558</text:p>
              </table:table-cell>
            </table:table-row>
            <table:table-row>
              <table:table-cell office:value-type="string">
                <text:p>22</text:p>
              </table:table-cell>
              <table:table-cell office:value-type="float" office:value="1.21">
                <text:p>1.21</text:p>
              </table:table-cell>
              <table:table-cell office:value-type="float" office:value="1.21261830468811">
                <text:p>1.21261830468811</text:p>
              </table:table-cell>
              <table:table-cell office:value-type="float" office:value="2.91638104235116">
                <text:p>2.91638104235116</text:p>
              </table:table-cell>
              <table:table-cell office:value-type="float" office:value="5.29760694712329">
                <text:p>5.29760694712329</text:p>
              </table:table-cell>
            </table:table-row>
            <table:table-row>
              <table:table-cell office:value-type="string">
                <text:p>23</text:p>
              </table:table-cell>
              <table:table-cell office:value-type="float" office:value="1.22">
                <text:p>1.22</text:p>
              </table:table-cell>
              <table:table-cell office:value-type="float" office:value="1.22276434779198">
                <text:p>1.22276434779198</text:p>
              </table:table-cell>
              <table:table-cell office:value-type="float" office:value="2.9644253684828">
                <text:p>2.9644253684828</text:p>
              </table:table-cell>
              <table:table-cell office:value-type="float" office:value="5.42918901441198">
                <text:p>5.42918901441198</text:p>
              </table:table-cell>
            </table:table-row>
            <table:table-row>
              <table:table-cell office:value-type="string">
                <text:p>24</text:p>
              </table:table-cell>
              <table:table-cell office:value-type="float" office:value="1.23">
                <text:p>1.23</text:p>
              </table:table-cell>
              <table:table-cell office:value-type="float" office:value="1.23291196820252">
                <text:p>1.23291196820252</text:p>
              </table:table-cell>
              <table:table-cell office:value-type="float" office:value="3.01286821096161">
                <text:p>3.01286821096161</text:p>
              </table:table-cell>
              <table:table-cell office:value-type="float" office:value="5.5629158615977">
                <text:p>5.5629158615977</text:p>
              </table:table-cell>
            </table:table-row>
            <table:table-row>
              <table:table-cell office:value-type="string">
                <text:p>25</text:p>
              </table:table-cell>
              <table:table-cell office:value-type="float" office:value="1.24">
                <text:p>1.24</text:p>
              </table:table-cell>
              <table:table-cell office:value-type="float" office:value="1.24306113309562">
                <text:p>1.24306113309562</text:p>
              </table:table-cell>
              <table:table-cell office:value-type="float" office:value="3.06170933408137">
                <text:p>3.06170933408137</text:p>
              </table:table-cell>
              <table:table-cell office:value-type="float" office:value="5.69880426696941">
                <text:p>5.69880426696941</text:p>
              </table:table-cell>
            </table:table-row>
            <table:table-row>
              <table:table-cell office:value-type="string">
                <text:p>26</text:p>
              </table:table-cell>
              <table:table-cell office:value-type="float" office:value="1.25">
                <text:p>1.25</text:p>
              </table:table-cell>
              <table:table-cell office:value-type="float" office:value="1.25321181142974">
                <text:p>1.25321181142974</text:p>
              </table:table-cell>
              <table:table-cell office:value-type="float" office:value="3.11094850772882">
                <text:p>3.11094850772882</text:p>
              </table:table-cell>
              <table:table-cell office:value-type="float" office:value="5.83687099812465">
                <text:p>5.83687099812465</text:p>
              </table:table-cell>
            </table:table-row>
            <table:table-row>
              <table:table-cell office:value-type="string">
                <text:p>27</text:p>
              </table:table-cell>
              <table:table-cell office:value-type="float" office:value="1.26">
                <text:p>1.26</text:p>
              </table:table-cell>
              <table:table-cell office:value-type="float" office:value="1.26336397384622">
                <text:p>1.26336397384622</text:p>
              </table:table-cell>
              <table:table-cell office:value-type="float" office:value="3.16058550715123">
                <text:p>3.16058550715123</text:p>
              </table:table-cell>
              <table:table-cell office:value-type="float" office:value="5.97713281196513">
                <text:p>5.97713281196513</text:p>
              </table:table-cell>
            </table:table-row>
            <table:table-row>
              <table:table-cell office:value-type="string">
                <text:p>28</text:p>
              </table:table-cell>
              <table:table-cell office:value-type="float" office:value="1.27">
                <text:p>1.27</text:p>
              </table:table-cell>
              <table:table-cell office:value-type="float" office:value="1.27351759257576">
                <text:p>1.27351759257576</text:p>
              </table:table-cell>
              <table:table-cell office:value-type="float" office:value="3.21062011273507">
                <text:p>3.21062011273507</text:p>
              </table:table-cell>
              <table:table-cell office:value-type="float" office:value="6.11960645469239">
                <text:p>6.11960645469239</text:p>
              </table:table-cell>
            </table:table-row>
            <table:table-row>
              <table:table-cell office:value-type="string">
                <text:p>29</text:p>
              </table:table-cell>
              <table:table-cell office:value-type="float" office:value="1.28">
                <text:p>1.28</text:p>
              </table:table-cell>
              <table:table-cell office:value-type="float" office:value="1.28367264135038">
                <text:p>1.28367264135038</text:p>
              </table:table-cell>
              <table:table-cell office:value-type="float" office:value="3.26105210979522">
                <text:p>3.26105210979522</text:p>
              </table:table-cell>
              <table:table-cell office:value-type="float" office:value="6.26430866180368">
                <text:p>6.26430866180368</text:p>
              </table:table-cell>
            </table:table-row>
            <table:table-row>
              <table:table-cell office:value-type="string">
                <text:p>30</text:p>
              </table:table-cell>
              <table:table-cell office:value-type="float" office:value="1.29">
                <text:p>1.29</text:p>
              </table:table-cell>
              <table:table-cell office:value-type="float" office:value="1.2938290953209">
                <text:p>1.2938290953209</text:p>
              </table:table-cell>
              <table:table-cell office:value-type="float" office:value="3.31188128837422">
                <text:p>3.31188128837422</text:p>
              </table:table-cell>
              <table:table-cell office:value-type="float" office:value="6.41125615808796">
                <text:p>6.41125615808796</text:p>
              </table:table-cell>
            </table:table-row>
            <table:table-row>
              <table:table-cell office:value-type="string">
                <text:p>31</text:p>
              </table:table-cell>
              <table:table-cell office:value-type="float" office:value="1.3">
                <text:p>1.3</text:p>
              </table:table-cell>
              <table:table-cell office:value-type="float" office:value="1.30398693097913">
                <text:p>1.30398693097913</text:p>
              </table:table-cell>
              <table:table-cell office:value-type="float" office:value="3.36310744305083">
                <text:p>3.36310744305083</text:p>
              </table:table-cell>
              <table:table-cell office:value-type="float" office:value="6.56046565762199">
                <text:p>6.56046565762199</text:p>
              </table:table-cell>
            </table:table-row>
            <table:table-row>
              <table:table-cell office:value-type="string">
                <text:p>32</text:p>
              </table:table-cell>
              <table:table-cell office:value-type="float" office:value="1.31">
                <text:p>1.31</text:p>
              </table:table-cell>
              <table:table-cell office:value-type="float" office:value="1.31414612608486">
                <text:p>1.31414612608486</text:p>
              </table:table-cell>
              <table:table-cell office:value-type="float" office:value="3.41473037275771">
                <text:p>3.41473037275771</text:p>
              </table:table-cell>
              <table:table-cell office:value-type="float" office:value="6.71195386376663">
                <text:p>6.71195386376663</text:p>
              </table:table-cell>
            </table:table-row>
            <table:table-row>
              <table:table-cell office:value-type="string">
                <text:p>33</text:p>
              </table:table-cell>
              <table:table-cell office:value-type="float" office:value="1.32">
                <text:p>1.32</text:p>
              </table:table-cell>
              <table:table-cell office:value-type="float" office:value="1.32430665959708">
                <text:p>1.32430665959708</text:p>
              </table:table-cell>
              <table:table-cell office:value-type="float" office:value="3.46674988060746">
                <text:p>3.46674988060746</text:p>
              </table:table-cell>
              <table:table-cell office:value-type="float" office:value="6.86573746916321">
                <text:p>6.86573746916321</text:p>
              </table:table-cell>
            </table:table-row>
            <table:table-row>
              <table:table-cell office:value-type="string">
                <text:p>34</text:p>
              </table:table-cell>
              <table:table-cell office:value-type="float" office:value="1.33">
                <text:p>1.33</text:p>
              </table:table-cell>
              <table:table-cell office:value-type="float" office:value="1.33446851160926">
                <text:p>1.33446851160926</text:p>
              </table:table-cell>
              <table:table-cell office:value-type="float" office:value="3.51916577372676">
                <text:p>3.51916577372676</text:p>
              </table:table-cell>
              <table:table-cell office:value-type="float" office:value="7.02183315573003">
                <text:p>7.02183315573003</text:p>
              </table:table-cell>
            </table:table-row>
            <table:table-row>
              <table:table-cell office:value-type="string">
                <text:p>35</text:p>
              </table:table-cell>
              <table:table-cell office:value-type="float" office:value="1.34">
                <text:p>1.34</text:p>
              </table:table-cell>
              <table:table-cell office:value-type="float" office:value="1.3446316632884">
                <text:p>1.3446316632884</text:p>
              </table:table-cell>
              <table:table-cell office:value-type="float" office:value="3.5719778630981">
                <text:p>3.5719778630981</text:p>
              </table:table-cell>
              <table:table-cell office:value-type="float" office:value="7.18025759465908">
                <text:p>7.18025759465908</text:p>
              </table:table-cell>
            </table:table-row>
            <table:table-row>
              <table:table-cell office:value-type="string">
                <text:p>36</text:p>
              </table:table-cell>
              <table:table-cell office:value-type="float" office:value="1.35">
                <text:p>1.35</text:p>
              </table:table-cell>
              <table:table-cell office:value-type="float" office:value="1.35479609681767">
                <text:p>1.35479609681767</text:p>
              </table:table-cell>
              <table:table-cell office:value-type="float" office:value="3.62518596340877">
                <text:p>3.62518596340877</text:p>
              </table:table-cell>
              <table:table-cell office:value-type="float" office:value="7.34102744641275">
                <text:p>7.34102744641275</text:p>
              </table:table-cell>
            </table:table-row>
            <table:table-row>
              <table:table-cell office:value-type="string">
                <text:p>37</text:p>
              </table:table-cell>
              <table:table-cell office:value-type="float" office:value="1.36">
                <text:p>1.36</text:p>
              </table:table-cell>
              <table:table-cell office:value-type="float" office:value="1.36496179534231">
                <text:p>1.36496179534231</text:p>
              </table:table-cell>
              <table:table-cell office:value-type="float" office:value="3.67878989290667">
                <text:p>3.67878989290667</text:p>
              </table:table-cell>
              <table:table-cell office:value-type="float" office:value="7.50415936072075">
                <text:p>7.50415936072075</text:p>
              </table:table-cell>
            </table:table-row>
            <table:table-row>
              <table:table-cell office:value-type="string">
                <text:p>38</text:p>
              </table:table-cell>
              <table:table-cell office:value-type="float" office:value="1.37">
                <text:p>1.37</text:p>
              </table:table-cell>
              <table:table-cell office:value-type="float" office:value="1.37512874291866">
                <text:p>1.37512874291866</text:p>
              </table:table-cell>
              <table:table-cell office:value-type="float" office:value="3.73278947326265">
                <text:p>3.73278947326265</text:p>
              </table:table-cell>
              <table:table-cell office:value-type="float" office:value="7.66966997657712">
                <text:p>7.66966997657712</text:p>
              </table:table-cell>
            </table:table-row>
            <table:table-row>
              <table:table-cell office:value-type="string">
                <text:p>39</text:p>
              </table:table-cell>
              <table:table-cell office:value-type="float" office:value="1.38">
                <text:p>1.38</text:p>
              </table:table-cell>
              <table:table-cell office:value-type="float" office:value="1.38529692446612">
                <text:p>1.38529692446612</text:p>
              </table:table-cell>
              <table:table-cell office:value-type="float" office:value="3.78718452943904">
                <text:p>3.78718452943904</text:p>
              </table:table-cell>
              <table:table-cell office:value-type="float" office:value="7.83757592223739">
                <text:p>7.83757592223739</text:p>
              </table:table-cell>
            </table:table-row>
            <table:table-row>
              <table:table-cell office:value-type="string">
                <text:p>40</text:p>
              </table:table-cell>
              <table:table-cell office:value-type="float" office:value="1.39">
                <text:p>1.39</text:p>
              </table:table-cell>
              <table:table-cell office:value-type="float" office:value="1.39546632572179">
                <text:p>1.39546632572179</text:p>
              </table:table-cell>
              <table:table-cell office:value-type="float" office:value="3.84197488956399">
                <text:p>3.84197488956399</text:p>
              </table:table-cell>
              <table:table-cell office:value-type="float" office:value="8.00789381521579">
                <text:p>8.00789381521579</text:p>
              </table:table-cell>
            </table:table-row>
            <table:table-row>
              <table:table-cell office:value-type="string">
                <text:p>41</text:p>
              </table:table-cell>
              <table:table-cell office:value-type="float" office:value="1.4">
                <text:p>1.4</text:p>
              </table:table-cell>
              <table:table-cell office:value-type="float" office:value="1.40563693319777">
                <text:p>1.40563693319777</text:p>
              </table:table-cell>
              <table:table-cell office:value-type="float" office:value="3.8971603848114">
                <text:p>3.8971603848114</text:p>
              </table:table-cell>
              <table:table-cell office:value-type="float" office:value="8.1806402622826">
                <text:p>8.1806402622826</text:p>
              </table:table-cell>
            </table:table-row>
            <table:table-row>
              <table:table-cell office:value-type="string">
                <text:p>42</text:p>
              </table:table-cell>
              <table:table-cell office:value-type="float" office:value="1.41">
                <text:p>1.41</text:p>
              </table:table-cell>
              <table:table-cell office:value-type="float" office:value="1.41580873414073">
                <text:p>1.41580873414073</text:p>
              </table:table-cell>
              <table:table-cell office:value-type="float" office:value="3.95274084928622">
                <text:p>3.95274084928622</text:p>
              </table:table-cell>
              <table:table-cell office:value-type="float" office:value="8.35583185946165">
                <text:p>8.35583185946165</text:p>
              </table:table-cell>
            </table:table-row>
            <table:table-row>
              <table:table-cell office:value-type="string">
                <text:p>43</text:p>
              </table:table-cell>
              <table:table-cell office:value-type="float" office:value="1.42">
                <text:p>1.42</text:p>
              </table:table-cell>
              <table:table-cell office:value-type="float" office:value="1.42598171649389">
                <text:p>1.42598171649389</text:p>
              </table:table-cell>
              <table:table-cell office:value-type="float" office:value="4.0087161199146">
                <text:p>4.0087161199146</text:p>
              </table:table-cell>
              <table:table-cell office:value-type="float" office:value="8.53348519202785">
                <text:p>8.53348519202785</text:p>
              </table:table-cell>
            </table:table-row>
            <table:table-row>
              <table:table-cell office:value-type="string">
                <text:p>44</text:p>
              </table:table-cell>
              <table:table-cell office:value-type="float" office:value="1.43">
                <text:p>1.43</text:p>
              </table:table-cell>
              <table:table-cell office:value-type="float" office:value="1.43615586886096">
                <text:p>1.43615586886096</text:p>
              </table:table-cell>
              <table:table-cell office:value-type="float" office:value="4.06508603633901">
                <text:p>4.06508603633901</text:p>
              </table:table-cell>
              <table:table-cell office:value-type="float" office:value="8.71361683450489">
                <text:p>8.71361683450489</text:p>
              </table:table-cell>
            </table:table-row>
            <table:table-row>
              <table:table-cell office:value-type="string">
                <text:p>45</text:p>
              </table:table-cell>
              <table:table-cell office:value-type="float" office:value="1.44">
                <text:p>1.44</text:p>
              </table:table-cell>
              <table:table-cell office:value-type="float" office:value="1.44633118047221">
                <text:p>1.44633118047221</text:p>
              </table:table-cell>
              <table:table-cell office:value-type="float" office:value="4.12185044081777">
                <text:p>4.12185044081777</text:p>
              </table:table-cell>
              <table:table-cell office:value-type="float" office:value="8.89624335066295">
                <text:p>8.89624335066295</text:p>
              </table:table-cell>
            </table:table-row>
            <table:table-row>
              <table:table-cell office:value-type="string">
                <text:p>46</text:p>
              </table:table-cell>
              <table:table-cell office:value-type="float" office:value="1.45">
                <text:p>1.45</text:p>
              </table:table-cell>
              <table:table-cell office:value-type="float" office:value="1.45650764115236">
                <text:p>1.45650764115236</text:p>
              </table:table-cell>
              <table:table-cell office:value-type="float" office:value="4.17900917812893">
                <text:p>4.17900917812893</text:p>
              </table:table-cell>
              <table:table-cell office:value-type="float" office:value="9.08138129351665">
                <text:p>9.08138129351665</text:p>
              </table:table-cell>
            </table:table-row>
            <table:table-row>
              <table:table-cell office:value-type="string">
                <text:p>47</text:p>
              </table:table-cell>
              <table:table-cell office:value-type="float" office:value="1.46">
                <text:p>1.46</text:p>
              </table:table-cell>
              <table:table-cell office:value-type="float" office:value="1.46668524129018">
                <text:p>1.46668524129018</text:p>
              </table:table-cell>
              <table:table-cell office:value-type="float" office:value="4.2365620954783">
                <text:p>4.2365620954783</text:p>
              </table:table-cell>
              <table:table-cell office:value-type="float" office:value="9.2690472053229">
                <text:p>9.2690472053229</text:p>
              </table:table-cell>
            </table:table-row>
            <table:table-row>
              <table:table-cell office:value-type="string">
                <text:p>48</text:p>
              </table:table-cell>
              <table:table-cell office:value-type="float" office:value="1.47">
                <text:p>1.47</text:p>
              </table:table-cell>
              <table:table-cell office:value-type="float" office:value="1.47686397180981">
                <text:p>1.47686397180981</text:p>
              </table:table-cell>
              <table:table-cell office:value-type="float" office:value="4.29450904241136">
                <text:p>4.29450904241136</text:p>
              </table:table-cell>
              <table:table-cell office:value-type="float" office:value="9.45925761757902">
                <text:p>9.45925761757902</text:p>
              </table:table-cell>
            </table:table-row>
            <table:table-row>
              <table:table-cell office:value-type="string">
                <text:p>49</text:p>
              </table:table-cell>
              <table:table-cell office:value-type="float" office:value="1.48">
                <text:p>1.48</text:p>
              </table:table-cell>
              <table:table-cell office:value-type="float" office:value="1.48704382414364">
                <text:p>1.48704382414364</text:p>
              </table:table-cell>
              <table:table-cell office:value-type="float" office:value="4.35284987072885">
                <text:p>4.35284987072885</text:p>
              </table:table-cell>
              <table:table-cell office:value-type="float" office:value="9.65202905102085">
                <text:p>9.65202905102085</text:p>
              </table:table-cell>
            </table:table-row>
            <table:table-row>
              <table:table-cell office:value-type="string">
                <text:p>50</text:p>
              </table:table-cell>
              <table:table-cell office:value-type="float" office:value="1.49">
                <text:p>1.49</text:p>
              </table:table-cell>
              <table:table-cell office:value-type="float" office:value="1.49722479020661">
                <text:p>1.49722479020661</text:p>
              </table:table-cell>
              <table:table-cell office:value-type="float" office:value="4.411584434406">
                <text:p>4.411584434406</text:p>
              </table:table-cell>
              <table:table-cell office:value-type="float" office:value="9.84737801562095">
                <text:p>9.84737801562095</text:p>
              </table:table-cell>
            </table:table-row>
            <table:table-row>
              <table:table-cell office:value-type="string">
                <text:p>51</text:p>
              </table:table-cell>
              <table:table-cell office:value-type="float" office:value="1.5">
                <text:p>1.5</text:p>
              </table:table-cell>
              <table:table-cell office:value-type="float" office:value="1.5074068623719">
                <text:p>1.5074068623719</text:p>
              </table:table-cell>
              <table:table-cell office:value-type="float" office:value="4.47071258951503">
                <text:p>4.47071258951503</text:p>
              </table:table-cell>
              <table:table-cell office:value-type="float" office:value="10.0453210105869">
                <text:p>10.0453210105869</text:p>
              </table:table-cell>
            </table:table-row>
            <table:table-row>
              <table:table-cell office:value-type="string">
                <text:p>52</text:p>
              </table:table-cell>
              <table:table-cell office:value-type="float" office:value="1.51">
                <text:p>1.51</text:p>
              </table:table-cell>
              <table:table-cell office:value-type="float" office:value="1.51759003344796">
                <text:p>1.51759003344796</text:p>
              </table:table-cell>
              <table:table-cell office:value-type="float" office:value="4.53023419415095">
                <text:p>4.53023419415095</text:p>
              </table:table-cell>
              <table:table-cell office:value-type="float" office:value="10.2458745243598">
                <text:p>10.2458745243598</text:p>
              </table:table-cell>
            </table:table-row>
            <table:table-row>
              <table:table-cell office:value-type="string">
                <text:p>53</text:p>
              </table:table-cell>
              <table:table-cell office:value-type="float" office:value="1.52">
                <text:p>1.52</text:p>
              </table:table-cell>
              <table:table-cell office:value-type="float" office:value="1.52777429665671">
                <text:p>1.52777429665671</text:p>
              </table:table-cell>
              <table:table-cell office:value-type="float" office:value="4.59014910836038">
                <text:p>4.59014910836038</text:p>
              </table:table-cell>
              <table:table-cell office:value-type="float" office:value="10.4490550346124">
                <text:p>10.4490550346124</text:p>
              </table:table-cell>
            </table:table-row>
            <table:table-row>
              <table:table-cell office:value-type="string">
                <text:p>54</text:p>
              </table:table-cell>
              <table:table-cell office:value-type="float" office:value="1.53">
                <text:p>1.53</text:p>
              </table:table-cell>
              <table:table-cell office:value-type="float" office:value="1.53795964561293">
                <text:p>1.53795964561293</text:p>
              </table:table-cell>
              <table:table-cell office:value-type="float" office:value="4.65045719407327">
                <text:p>4.65045719407327</text:p>
              </table:table-cell>
              <table:table-cell office:value-type="float" office:value="10.6548790082482">
                <text:p>10.6548790082482</text:p>
              </table:table-cell>
            </table:table-row>
            <table:table-row>
              <table:table-cell office:value-type="string">
                <text:p>55</text:p>
              </table:table-cell>
              <table:table-cell office:value-type="float" office:value="1.54">
                <text:p>1.54</text:p>
              </table:table-cell>
              <table:table-cell office:value-type="float" office:value="1.54814607430471">
                <text:p>1.54814607430471</text:p>
              </table:table-cell>
              <table:table-cell office:value-type="float" office:value="4.71115831503744">
                <text:p>4.71115831503744</text:p>
              </table:table-cell>
              <table:table-cell office:value-type="float" office:value="10.8633629013992">
                <text:p>10.8633629013992</text:p>
              </table:table-cell>
            </table:table-row>
            <table:table-row>
              <table:table-cell office:value-type="string">
                <text:p>56</text:p>
              </table:table-cell>
              <table:table-cell office:value-type="float" office:value="1.55">
                <text:p>1.55</text:p>
              </table:table-cell>
              <table:table-cell office:value-type="float" office:value="1.55833357707497">
                <text:p>1.55833357707497</text:p>
              </table:table-cell>
              <table:table-cell office:value-type="float" office:value="4.7722523367558">
                <text:p>4.7722523367558</text:p>
              </table:table-cell>
              <table:table-cell office:value-type="float" office:value="11.0745231594256">
                <text:p>11.0745231594256</text:p>
              </table:table-cell>
            </table:table-row>
            <table:table-row>
              <table:table-cell office:value-type="string">
                <text:p>57</text:p>
              </table:table-cell>
              <table:table-cell office:value-type="float" office:value="1.56">
                <text:p>1.56</text:p>
              </table:table-cell>
              <table:table-cell office:value-type="float" office:value="1.56852214860386">
                <text:p>1.56852214860386</text:p>
              </table:table-cell>
              <table:table-cell office:value-type="float" office:value="4.83373912642602">
                <text:p>4.83373912642602</text:p>
              </table:table-cell>
              <table:table-cell office:value-type="float" office:value="11.2883762169138">
                <text:p>11.2883762169138</text:p>
              </table:table-cell>
            </table:table-row>
            <table:table-row>
              <table:table-cell office:value-type="string">
                <text:p>58</text:p>
              </table:table-cell>
              <table:table-cell office:value-type="float" office:value="1.57">
                <text:p>1.57</text:p>
              </table:table-cell>
              <table:table-cell office:value-type="float" office:value="1.57871178389218">
                <text:p>1.57871178389218</text:p>
              </table:table-cell>
              <table:table-cell office:value-type="float" office:value="4.89561855288267">
                <text:p>4.89561855288267</text:p>
              </table:table-cell>
              <table:table-cell office:value-type="float" office:value="11.5049384976754">
                <text:p>11.5049384976754</text:p>
              </table:table-cell>
            </table:table-row>
            <table:table-row>
              <table:table-cell office:value-type="string">
                <text:p>59</text:p>
              </table:table-cell>
              <table:table-cell office:value-type="float" office:value="1.58">
                <text:p>1.58</text:p>
              </table:table-cell>
              <table:table-cell office:value-type="float" office:value="1.58890247824558">
                <text:p>1.58890247824558</text:p>
              </table:table-cell>
              <table:table-cell office:value-type="float" office:value="4.95789048654166">
                <text:p>4.95789048654166</text:p>
              </table:table-cell>
              <table:table-cell office:value-type="float" office:value="11.7242264147463">
                <text:p>11.7242264147463</text:p>
              </table:table-cell>
            </table:table-row>
            <table:table-row>
              <table:table-cell office:value-type="string">
                <text:p>60</text:p>
              </table:table-cell>
              <table:table-cell office:value-type="float" office:value="1.59">
                <text:p>1.59</text:p>
              </table:table-cell>
              <table:table-cell office:value-type="float" office:value="1.59909422725962">
                <text:p>1.59909422725962</text:p>
              </table:table-cell>
              <table:table-cell office:value-type="float" office:value="5.02055479934691">
                <text:p>5.02055479934691</text:p>
              </table:table-cell>
              <table:table-cell office:value-type="float" office:value="11.9462563703852">
                <text:p>11.9462563703852</text:p>
              </table:table-cell>
            </table:table-row>
            <table:table-row>
              <table:table-cell office:value-type="string">
                <text:p>61</text:p>
              </table:table-cell>
              <table:table-cell office:value-type="float" office:value="1.6">
                <text:p>1.6</text:p>
              </table:table-cell>
              <table:table-cell office:value-type="float" office:value="1.60928702680555">
                <text:p>1.60928702680555</text:p>
              </table:table-cell>
              <table:table-cell office:value-type="float" office:value="5.08361136471902">
                <text:p>5.08361136471902</text:p>
              </table:table-cell>
              <table:table-cell office:value-type="float" office:value="12.1710447560731">
                <text:p>12.1710447560731</text:p>
              </table:table-cell>
            </table:table-row>
            <table:table-row>
              <table:table-cell office:value-type="string">
                <text:p>62</text:p>
              </table:table-cell>
              <table:table-cell office:value-type="float" office:value="1.61">
                <text:p>1.61</text:p>
              </table:table-cell>
              <table:table-cell office:value-type="float" office:value="1.61948087301686">
                <text:p>1.61948087301686</text:p>
              </table:table-cell>
              <table:table-cell office:value-type="float" office:value="5.1470600575061">
                <text:p>5.1470600575061</text:p>
              </table:table-cell>
              <table:table-cell office:value-type="float" office:value="12.3986079525121">
                <text:p>12.3986079525121</text:p>
              </table:table-cell>
            </table:table-row>
            <table:table-row>
              <table:table-cell office:value-type="string">
                <text:p>63</text:p>
              </table:table-cell>
              <table:table-cell office:value-type="float" office:value="1.62">
                <text:p>1.62</text:p>
              </table:table-cell>
              <table:table-cell office:value-type="float" office:value="1.62967576227649">
                <text:p>1.62967576227649</text:p>
              </table:table-cell>
              <table:table-cell office:value-type="float" office:value="5.21090075393634">
                <text:p>5.21090075393634</text:p>
              </table:table-cell>
              <table:table-cell office:value-type="float" office:value="12.6289623296246">
                <text:p>12.6289623296246</text:p>
              </table:table-cell>
            </table:table-row>
            <table:table-row>
              <table:table-cell office:value-type="string">
                <text:p>64</text:p>
              </table:table-cell>
              <table:table-cell office:value-type="float" office:value="1.63">
                <text:p>1.63</text:p>
              </table:table-cell>
              <table:table-cell office:value-type="float" office:value="1.63987169120472">
                <text:p>1.63987169120472</text:p>
              </table:table-cell>
              <table:table-cell office:value-type="float" office:value="5.27513333157262">
                <text:p>5.27513333157262</text:p>
              </table:table-cell>
              <table:table-cell office:value-type="float" office:value="12.8621242465522">
                <text:p>12.8621242465522</text:p>
              </table:table-cell>
            </table:table-row>
            <table:table-row>
              <table:table-cell office:value-type="string">
                <text:p>65</text:p>
              </table:table-cell>
              <table:table-cell office:value-type="float" office:value="1.64">
                <text:p>1.64</text:p>
              </table:table-cell>
              <table:table-cell office:value-type="float" office:value="1.6500686566476">
                <text:p>1.6500686566476</text:p>
              </table:table-cell>
              <table:table-cell office:value-type="float" office:value="5.33975766926865">
                <text:p>5.33975766926865</text:p>
              </table:table-cell>
              <table:table-cell office:value-type="float" office:value="13.0981100516554">
                <text:p>13.0981100516554</text:p>
              </table:table-cell>
            </table:table-row>
            <table:table-row>
              <table:table-cell office:value-type="string">
                <text:p>66</text:p>
              </table:table-cell>
              <table:table-cell office:value-type="float" office:value="1.65">
                <text:p>1.65</text:p>
              </table:table-cell>
              <table:table-cell office:value-type="float" office:value="1.66026665566605">
                <text:p>1.66026665566605</text:p>
              </table:table-cell>
              <table:table-cell office:value-type="float" office:value="5.40477364712698">
                <text:p>5.40477364712698</text:p>
              </table:table-cell>
              <table:table-cell office:value-type="float" office:value="13.3369360825127">
                <text:p>13.3369360825127</text:p>
              </table:table-cell>
            </table:table-row>
            <table:table-row>
              <table:table-cell office:value-type="string">
                <text:p>67</text:p>
              </table:table-cell>
              <table:table-cell office:value-type="float" office:value="1.66">
                <text:p>1.66</text:p>
              </table:table-cell>
              <table:table-cell office:value-type="float" office:value="1.67046568552543">
                <text:p>1.67046568552543</text:p>
              </table:table-cell>
              <table:table-cell office:value-type="float" office:value="5.47018114645845">
                <text:p>5.47018114645845</text:p>
              </table:table-cell>
              <table:table-cell office:value-type="float" office:value="13.5786186659196">
                <text:p>13.5786186659196</text:p>
              </table:table-cell>
            </table:table-row>
            <table:table-row>
              <table:table-cell office:value-type="string">
                <text:p>68</text:p>
              </table:table-cell>
              <table:table-cell office:value-type="float" office:value="1.67">
                <text:p>1.67</text:p>
              </table:table-cell>
              <table:table-cell office:value-type="float" office:value="1.68066574368569">
                <text:p>1.68066574368569</text:p>
              </table:table-cell>
              <table:table-cell office:value-type="float" office:value="5.53598004974334">
                <text:p>5.53598004974334</text:p>
              </table:table-cell>
              <table:table-cell office:value-type="float" office:value="13.8231741178886">
                <text:p>13.8231741178886</text:p>
              </table:table-cell>
            </table:table-row>
            <table:table-row>
              <table:table-cell office:value-type="string">
                <text:p>69</text:p>
              </table:table-cell>
              <table:table-cell office:value-type="float" office:value="1.68">
                <text:p>1.68</text:p>
              </table:table-cell>
              <table:table-cell office:value-type="float" office:value="1.69086682779195">
                <text:p>1.69086682779195</text:p>
              </table:table-cell>
              <table:table-cell office:value-type="float" office:value="5.60217024059381">
                <text:p>5.60217024059381</text:p>
              </table:table-cell>
              <table:table-cell office:value-type="float" office:value="14.0706187436481">
                <text:p>14.0706187436481</text:p>
              </table:table-cell>
            </table:table-row>
            <table:table-row>
              <table:table-cell office:value-type="string">
                <text:p>70</text:p>
              </table:table-cell>
              <table:table-cell office:value-type="float" office:value="1.69">
                <text:p>1.69</text:p>
              </table:table-cell>
              <table:table-cell office:value-type="float" office:value="1.7010689356656">
                <text:p>1.7010689356656</text:p>
              </table:table-cell>
              <table:table-cell office:value-type="float" office:value="5.66875160371786">
                <text:p>5.66875160371786</text:p>
              </table:table-cell>
              <table:table-cell office:value-type="float" office:value="14.3209688376423">
                <text:p>14.3209688376423</text:p>
              </table:table-cell>
            </table:table-row>
            <table:table-row>
              <table:table-cell office:value-type="string">
                <text:p>71</text:p>
              </table:table-cell>
              <table:table-cell office:value-type="float" office:value="1.7">
                <text:p>1.7</text:p>
              </table:table-cell>
              <table:table-cell office:value-type="float" office:value="1.71127206529582">
                <text:p>1.71127206529582</text:p>
              </table:table-cell>
              <table:table-cell office:value-type="float" office:value="5.73572402488463">
                <text:p>5.73572402488463</text:p>
              </table:table-cell>
              <table:table-cell office:value-type="float" office:value="14.5742406835304">
                <text:p>14.5742406835304</text:p>
              </table:table-cell>
            </table:table-row>
            <table:table-row>
              <table:table-cell office:value-type="string">
                <text:p>72</text:p>
              </table:table-cell>
              <table:table-cell office:value-type="float" office:value="1.71">
                <text:p>1.71</text:p>
              </table:table-cell>
              <table:table-cell office:value-type="float" office:value="1.72147621483147">
                <text:p>1.72147621483147</text:p>
              </table:table-cell>
              <table:table-cell office:value-type="float" office:value="5.8030873908909">
                <text:p>5.8030873908909</text:p>
              </table:table-cell>
              <table:table-cell office:value-type="float" office:value="14.8304505541863">
                <text:p>14.8304505541863</text:p>
              </table:table-cell>
            </table:table-row>
            <table:table-row>
              <table:table-cell office:value-type="string">
                <text:p>73</text:p>
              </table:table-cell>
              <table:table-cell office:value-type="float" office:value="1.72">
                <text:p>1.72</text:p>
              </table:table-cell>
              <table:table-cell office:value-type="float" office:value="1.73168138257346">
                <text:p>1.73168138257346</text:p>
              </table:table-cell>
              <table:table-cell office:value-type="float" office:value="5.87084158952893">
                <text:p>5.87084158952893</text:p>
              </table:table-cell>
              <table:table-cell office:value-type="float" office:value="15.0896147116984">
                <text:p>15.0896147116984</text:p>
              </table:table-cell>
            </table:table-row>
            <table:table-row>
              <table:table-cell office:value-type="string">
                <text:p>74</text:p>
              </table:table-cell>
              <table:table-cell office:value-type="float" office:value="1.73">
                <text:p>1.73</text:p>
              </table:table-cell>
              <table:table-cell office:value-type="float" office:value="1.74188756696743">
                <text:p>1.74188756696743</text:p>
              </table:table-cell>
              <table:table-cell office:value-type="float" office:value="5.93898650955539">
                <text:p>5.93898650955539</text:p>
              </table:table-cell>
              <table:table-cell office:value-type="float" office:value="15.3517494073689">
                <text:p>15.3517494073689</text:p>
              </table:table-cell>
            </table:table-row>
            <table:table-row>
              <table:table-cell office:value-type="string">
                <text:p>75</text:p>
              </table:table-cell>
              <table:table-cell office:value-type="float" office:value="1.74">
                <text:p>1.74</text:p>
              </table:table-cell>
              <table:table-cell office:value-type="float" office:value="1.75209476659681">
                <text:p>1.75209476659681</text:p>
              </table:table-cell>
              <table:table-cell office:value-type="float" office:value="6.00752204066148">
                <text:p>6.00752204066148</text:p>
              </table:table-cell>
              <table:table-cell office:value-type="float" office:value="15.6168708817139">
                <text:p>15.6168708817139</text:p>
              </table:table-cell>
            </table:table-row>
            <table:table-row>
              <table:table-cell office:value-type="string">
                <text:p>76</text:p>
              </table:table-cell>
              <table:table-cell office:value-type="float" office:value="1.75">
                <text:p>1.75</text:p>
              </table:table-cell>
              <table:table-cell office:value-type="float" office:value="1.7623029801762">
                <text:p>1.7623029801762</text:p>
              </table:table-cell>
              <table:table-cell office:value-type="float" office:value="6.07644807344412">
                <text:p>6.07644807344412</text:p>
              </table:table-cell>
              <table:table-cell office:value-type="float" office:value="15.8849953644629">
                <text:p>15.8849953644629</text:p>
              </table:table-cell>
            </table:table-row>
            <table:table-row>
              <table:table-cell office:value-type="string">
                <text:p>77</text:p>
              </table:table-cell>
              <table:table-cell office:value-type="float" office:value="1.76">
                <text:p>1.76</text:p>
              </table:table-cell>
              <table:table-cell office:value-type="float" office:value="1.77251220654509">
                <text:p>1.77251220654509</text:p>
              </table:table-cell>
              <table:table-cell office:value-type="float" office:value="6.14576449937815">
                <text:p>6.14576449937815</text:p>
              </table:table-cell>
              <table:table-cell office:value-type="float" office:value="16.1561390745587">
                <text:p>16.1561390745587</text:p>
              </table:table-cell>
            </table:table-row>
            <table:table-row>
              <table:table-cell office:value-type="string">
                <text:p>78</text:p>
              </table:table-cell>
              <table:table-cell office:value-type="float" office:value="1.77">
                <text:p>1.77</text:p>
              </table:table-cell>
              <table:table-cell office:value-type="float" office:value="1.78272244466185">
                <text:p>1.78272244466185</text:p>
              </table:table-cell>
              <table:table-cell office:value-type="float" office:value="6.21547121078954">
                <text:p>6.21547121078954</text:p>
              </table:table-cell>
              <table:table-cell office:value-type="float" office:value="16.4303182201569">
                <text:p>16.4303182201569</text:p>
              </table:table-cell>
            </table:table-row>
            <table:table-row>
              <table:table-cell office:value-type="string">
                <text:p>79</text:p>
              </table:table-cell>
              <table:table-cell office:value-type="float" office:value="1.78">
                <text:p>1.78</text:p>
              </table:table-cell>
              <table:table-cell office:value-type="float" office:value="1.79293369359808">
                <text:p>1.79293369359808</text:p>
              </table:table-cell>
              <table:table-cell office:value-type="float" office:value="6.2855681008296">
                <text:p>6.2855681008296</text:p>
              </table:table-cell>
              <table:table-cell office:value-type="float" office:value="16.7075489986265">
                <text:p>16.7075489986265</text:p>
              </table:table-cell>
            </table:table-row>
            <table:table-row>
              <table:table-cell office:value-type="string">
                <text:p>80</text:p>
              </table:table-cell>
              <table:table-cell office:value-type="float" office:value="1.79">
                <text:p>1.79</text:p>
              </table:table-cell>
              <table:table-cell office:value-type="float" office:value="1.8031459525331">
                <text:p>1.8031459525331</text:p>
              </table:table-cell>
              <table:table-cell office:value-type="float" office:value="6.35605506345003">
                <text:p>6.35605506345003</text:p>
              </table:table-cell>
              <table:table-cell office:value-type="float" office:value="16.9878475965491">
                <text:p>16.9878475965491</text:p>
              </table:table-cell>
            </table:table-row>
            <table:table-row>
              <table:table-cell office:value-type="string">
                <text:p>81</text:p>
              </table:table-cell>
              <table:table-cell office:value-type="float" office:value="1.8">
                <text:p>1.8</text:p>
              </table:table-cell>
              <table:table-cell office:value-type="float" office:value="1.81335922074883">
                <text:p>1.81335922074883</text:p>
              </table:table-cell>
              <table:table-cell office:value-type="float" office:value="6.42693199337889">
                <text:p>6.42693199337889</text:p>
              </table:table-cell>
              <table:table-cell office:value-type="float" office:value="17.271230189719">
                <text:p>17.271230189719</text:p>
              </table:table-cell>
            </table:table-row>
            <table:table-row>
              <table:table-cell office:value-type="string">
                <text:p>82</text:p>
              </table:table-cell>
              <table:table-cell office:value-type="float" office:value="1.81">
                <text:p>1.81</text:p>
              </table:table-cell>
              <table:table-cell office:value-type="float" office:value="1.82357349762486">
                <text:p>1.82357349762486</text:p>
              </table:table-cell>
              <table:table-cell office:value-type="float" office:value="6.49819878609744">
                <text:p>6.49819878609744</text:p>
              </table:table-cell>
              <table:table-cell office:value-type="float" office:value="17.5577129431434">
                <text:p>17.5577129431434</text:p>
              </table:table-cell>
            </table:table-row>
            <table:table-row>
              <table:table-cell office:value-type="string">
                <text:p>83</text:p>
              </table:table-cell>
              <table:table-cell office:value-type="float" office:value="1.82">
                <text:p>1.82</text:p>
              </table:table-cell>
              <table:table-cell office:value-type="float" office:value="1.83378878263375">
                <text:p>1.83378878263375</text:p>
              </table:table-cell>
              <table:table-cell office:value-type="float" office:value="6.56985533781773">
                <text:p>6.56985533781773</text:p>
              </table:table-cell>
              <table:table-cell office:value-type="float" office:value="17.8473120110424">
                <text:p>17.8473120110424</text:p>
              </table:table-cell>
            </table:table-row>
            <table:table-row>
              <table:table-cell office:value-type="string">
                <text:p>84</text:p>
              </table:table-cell>
              <table:table-cell office:value-type="float" office:value="1.83">
                <text:p>1.83</text:p>
              </table:table-cell>
              <table:table-cell office:value-type="float" office:value="1.84400507533654">
                <text:p>1.84400507533654</text:p>
              </table:table-cell>
              <table:table-cell office:value-type="float" office:value="6.64190154546099">
                <text:p>6.64190154546099</text:p>
              </table:table-cell>
              <table:table-cell office:value-type="float" office:value="18.1400435368486">
                <text:p>18.1400435368486</text:p>
              </table:table-cell>
            </table:table-row>
            <table:table-row>
              <table:table-cell office:value-type="string">
                <text:p>85</text:p>
              </table:table-cell>
              <table:table-cell office:value-type="float" office:value="1.84">
                <text:p>1.84</text:p>
              </table:table-cell>
              <table:table-cell office:value-type="float" office:value="1.85422237537852">
                <text:p>1.85422237537852</text:p>
              </table:table-cell>
              <table:table-cell office:value-type="float" office:value="6.7143373066368">
                <text:p>6.7143373066368</text:p>
              </table:table-cell>
              <table:table-cell office:value-type="float" office:value="18.4359236532077">
                <text:p>18.4359236532077</text:p>
              </table:table-cell>
            </table:table-row>
            <table:table-row>
              <table:table-cell office:value-type="string">
                <text:p>86</text:p>
              </table:table-cell>
              <table:table-cell office:value-type="float" office:value="1.85">
                <text:p>1.85</text:p>
              </table:table-cell>
              <table:table-cell office:value-type="float" office:value="1.86444068248513">
                <text:p>1.86444068248513</text:p>
              </table:table-cell>
              <table:table-cell office:value-type="float" office:value="6.78716251962293">
                <text:p>6.78716251962293</text:p>
              </table:table-cell>
              <table:table-cell office:value-type="float" office:value="18.7349684819785">
                <text:p>18.7349684819785</text:p>
              </table:table-cell>
            </table:table-row>
            <table:table-row>
              <table:table-cell office:value-type="string">
                <text:p>87</text:p>
              </table:table-cell>
              <table:table-cell office:value-type="float" office:value="1.86">
                <text:p>1.86</text:p>
              </table:table-cell>
              <table:table-cell office:value-type="float" office:value="1.87465999645811">
                <text:p>1.87465999645811</text:p>
              </table:table-cell>
              <table:table-cell office:value-type="float" office:value="6.8603770833459">
                <text:p>6.8603770833459</text:p>
              </table:table-cell>
              <table:table-cell office:value-type="float" office:value="19.0371941342327">
                <text:p>19.0371941342327</text:p>
              </table:table-cell>
            </table:table-row>
            <table:table-row>
              <table:table-cell office:value-type="string">
                <text:p>88</text:p>
              </table:table-cell>
              <table:table-cell office:value-type="float" office:value="1.87">
                <text:p>1.87</text:p>
              </table:table-cell>
              <table:table-cell office:value-type="float" office:value="1.88488031717181">
                <text:p>1.88488031717181</text:p>
              </table:table-cell>
              <table:table-cell office:value-type="float" office:value="6.93398089736218">
                <text:p>6.93398089736218</text:p>
              </table:table-cell>
              <table:table-cell office:value-type="float" office:value="19.3426167102555">
                <text:p>19.3426167102555</text:p>
              </table:table-cell>
            </table:table-row>
            <table:table-row>
              <table:table-cell office:value-type="string">
                <text:p>89</text:p>
              </table:table-cell>
              <table:table-cell office:value-type="float" office:value="1.88">
                <text:p>1.88</text:p>
              </table:table-cell>
              <table:table-cell office:value-type="float" office:value="1.89510164456966">
                <text:p>1.89510164456966</text:p>
              </table:table-cell>
              <table:table-cell office:value-type="float" office:value="7.00797386184003">
                <text:p>7.00797386184003</text:p>
              </table:table-cell>
              <table:table-cell office:value-type="float" office:value="19.6512522995455">
                <text:p>19.6512522995455</text:p>
              </table:table-cell>
            </table:table-row>
            <table:table-row>
              <table:table-cell office:value-type="string">
                <text:p>90</text:p>
              </table:table-cell>
              <table:table-cell office:value-type="float" office:value="1.89">
                <text:p>1.89</text:p>
              </table:table-cell>
              <table:table-cell office:value-type="float" office:value="1.9053239786608">
                <text:p>1.9053239786608</text:p>
              </table:table-cell>
              <table:table-cell office:value-type="float" office:value="7.08235587754198">
                <text:p>7.08235587754198</text:p>
              </table:table-cell>
              <table:table-cell office:value-type="float" office:value="19.9631169808152">
                <text:p>19.9631169808152</text:p>
              </table:table-cell>
            </table:table-row>
            <table:table-row>
              <table:table-cell office:value-type="string">
                <text:p>91</text:p>
              </table:table-cell>
              <table:table-cell office:value-type="float" office:value="1.9">
                <text:p>1.9</text:p>
              </table:table-cell>
              <table:table-cell office:value-type="float" office:value="1.9155473195169">
                <text:p>1.9155473195169</text:p>
              </table:table-cell>
              <table:table-cell office:value-type="float" office:value="7.15712684580785">
                <text:p>7.15712684580785</text:p>
              </table:table-cell>
              <table:table-cell office:value-type="float" office:value="20.2782268219911">
                <text:p>20.2782268219911</text:p>
              </table:table-cell>
            </table:table-row>
            <table:table-row>
              <table:table-cell office:value-type="string">
                <text:p>92</text:p>
              </table:table-cell>
              <table:table-cell office:value-type="float" office:value="1.91">
                <text:p>1.91</text:p>
              </table:table-cell>
              <table:table-cell office:value-type="float" office:value="1.92577166726909">
                <text:p>1.92577166726909</text:p>
              </table:table-cell>
              <table:table-cell office:value-type="float" office:value="7.23228666853837">
                <text:p>7.23228666853837</text:p>
              </table:table-cell>
              <table:table-cell office:value-type="float" office:value="20.5965978802137">
                <text:p>20.5965978802137</text:p>
              </table:table-cell>
            </table:table-row>
            <table:table-row>
              <table:table-cell office:value-type="string">
                <text:p>93</text:p>
              </table:table-cell>
              <table:table-cell office:value-type="float" office:value="1.92">
                <text:p>1.92</text:p>
              </table:table-cell>
              <table:table-cell office:value-type="float" office:value="1.93599702210506">
                <text:p>1.93599702210506</text:p>
              </table:table-cell>
              <table:table-cell office:value-type="float" office:value="7.30783524817934">
                <text:p>7.30783524817934</text:p>
              </table:table-cell>
              <table:table-cell office:value-type="float" office:value="20.9182462018386">
                <text:p>20.9182462018386</text:p>
              </table:table-cell>
            </table:table-row>
            <table:table-row>
              <table:table-cell office:value-type="string">
                <text:p>94</text:p>
              </table:table-cell>
              <table:table-cell office:value-type="float" office:value="1.93">
                <text:p>1.93</text:p>
              </table:table-cell>
              <table:table-cell office:value-type="float" office:value="1.94622338426625">
                <text:p>1.94622338426625</text:p>
              </table:table-cell>
              <table:table-cell office:value-type="float" office:value="7.3837724877063">
                <text:p>7.3837724877063</text:p>
              </table:table-cell>
              <table:table-cell office:value-type="float" office:value="21.2431878224361">
                <text:p>21.2431878224361</text:p>
              </table:table-cell>
            </table:table-row>
            <table:table-row>
              <table:table-cell office:value-type="string">
                <text:p>95</text:p>
              </table:table-cell>
              <table:table-cell office:value-type="float" office:value="1.94">
                <text:p>1.94</text:p>
              </table:table-cell>
              <table:table-cell office:value-type="float" office:value="1.95645075404523">
                <text:p>1.95645075404523</text:p>
              </table:table-cell>
              <table:table-cell office:value-type="float" office:value="7.46009829060969">
                <text:p>7.46009829060969</text:p>
              </table:table-cell>
              <table:table-cell office:value-type="float" office:value="21.5714387667918">
                <text:p>21.5714387667918</text:p>
              </table:table-cell>
            </table:table-row>
            <table:table-row>
              <table:table-cell office:value-type="string">
                <text:p>96</text:p>
              </table:table-cell>
              <table:table-cell office:value-type="float" office:value="1.95">
                <text:p>1.95</text:p>
              </table:table-cell>
              <table:table-cell office:value-type="float" office:value="1.96667913178315">
                <text:p>1.96667913178315</text:p>
              </table:table-cell>
              <table:table-cell office:value-type="float" office:value="7.53681256088056">
                <text:p>7.53681256088056</text:p>
              </table:table-cell>
              <table:table-cell office:value-type="float" office:value="21.9030150489072">
                <text:p>21.9030150489072</text:p>
              </table:table-cell>
            </table:table-row>
            <table:table-row>
              <table:table-cell office:value-type="string">
                <text:p>97</text:p>
              </table:table-cell>
              <table:table-cell office:value-type="float" office:value="1.96">
                <text:p>1.96</text:p>
              </table:table-cell>
              <table:table-cell office:value-type="float" office:value="1.97690851786733">
                <text:p>1.97690851786733</text:p>
              </table:table-cell>
              <table:table-cell office:value-type="float" office:value="7.61391520299664">
                <text:p>7.61391520299664</text:p>
              </table:table-cell>
              <table:table-cell office:value-type="float" office:value="22.2379326719999">
                <text:p>22.2379326719999</text:p>
              </table:table-cell>
            </table:table-row>
            <table:table-row>
              <table:table-cell office:value-type="string">
                <text:p>98</text:p>
              </table:table-cell>
              <table:table-cell office:value-type="float" office:value="1.97">
                <text:p>1.97</text:p>
              </table:table-cell>
              <table:table-cell office:value-type="float" office:value="1.98713891272893">
                <text:p>1.98713891272893</text:p>
              </table:table-cell>
              <table:table-cell office:value-type="float" office:value="7.69140612190898">
                <text:p>7.69140612190898</text:p>
              </table:table-cell>
              <table:table-cell office:value-type="float" office:value="22.5762076285042">
                <text:p>22.5762076285042</text:p>
              </table:table-cell>
            </table:table-row>
            <table:table-row>
              <table:table-cell office:value-type="string">
                <text:p>99</text:p>
              </table:table-cell>
              <table:table-cell office:value-type="float" office:value="1.98">
                <text:p>1.98</text:p>
              </table:table-cell>
              <table:table-cell office:value-type="float" office:value="1.99737031684079">
                <text:p>1.99737031684079</text:p>
              </table:table-cell>
              <table:table-cell office:value-type="float" office:value="7.76928522302891">
                <text:p>7.76928522302891</text:p>
              </table:table-cell>
              <table:table-cell office:value-type="float" office:value="22.9178559000714">
                <text:p>22.9178559000714</text:p>
              </table:table-cell>
            </table:table-row>
            <table:table-row>
              <table:table-cell office:value-type="string">
                <text:p>100</text:p>
              </table:table-cell>
              <table:table-cell office:value-type="float" office:value="1.99">
                <text:p>1.99</text:p>
              </table:table-cell>
              <table:table-cell office:value-type="float" office:value="2.00760273071528">
                <text:p>2.00760273071528</text:p>
              </table:table-cell>
              <table:table-cell office:value-type="float" office:value="7.8475524122155">
                <text:p>7.8475524122155</text:p>
              </table:table-cell>
              <table:table-cell office:value-type="float" office:value="23.2628934575703">
                <text:p>23.2628934575703</text:p>
              </table:table-cell>
            </table:table-row>
            <table:table-row>
              <table:table-cell office:value-type="string">
                <text:p>101</text:p>
              </table:table-cell>
              <table:table-cell office:value-type="float" office:value="2">
                <text:p>2</text:p>
              </table:table-cell>
              <table:table-cell office:value-type="float" office:value="2.01783615490236">
                <text:p>2.01783615490236</text:p>
              </table:table-cell>
              <table:table-cell office:value-type="float" office:value="7.92620759576336">
                <text:p>7.92620759576336</text:p>
              </table:table-cell>
              <table:table-cell office:value-type="float" office:value="23.6113362610882">
                <text:p>23.611336261088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8pt" style:font-size-asian="8pt" style:font-size-complex="8pt"/>
    </style:style>
    <style:style style:name="ch3" style:family="chart">
      <style:chart-properties chart:auto-position="true" chart:auto-size="true" chart:treat-empty-cells="ignore" chart:spline-order="3" chart:right-angled-axes="true"/>
    </style:style>
    <style:style style:name="ch4" style:family="chart" style:data-style-name="N0">
      <style:chart-properties chart:display-label="true" chart:logarithmic="false" chart:reverse-direction="false" text:line-break="false" chart:axis-position="0"/>
      <style:graphic-properties svg:stroke-color="#b3b3b3"/>
      <style:text-properties fo:font-size="8pt" style:font-size-asian="8pt" style:font-size-complex="8pt"/>
    </style:style>
    <style:style style:name="ch5" style:family="chart">
      <style:graphic-properties svg:stroke-color="#b3b3b3"/>
    </style:style>
    <style:style style:name="ch6" style:family="chart" style:data-style-name="N0">
      <style:chart-properties chart:symbol-type="none"/>
      <style:graphic-properties svg:stroke-width="0.088cm" svg:stroke-color="#004586" draw:fill-color="#004586"/>
      <style:text-properties fo:font-size="6pt" style:font-size-asian="6pt" style:font-size-complex="6pt"/>
    </style:style>
    <style:style style:name="ch7" style:family="chart" style:data-style-name="N0">
      <style:chart-properties chart:symbol-type="none"/>
      <style:graphic-properties svg:stroke-width="0.088cm" svg:stroke-color="#ff420e" draw:fill-color="#ff420e"/>
      <style:text-properties fo:font-size="6pt" style:font-size-asian="6pt" style:font-size-complex="6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4.512cm" svg:height="8.872cm" xlink:href=".." chart:class="chart:scatter" chart:style-name="ch1">
        <chart:legend chart:legend-position="end" svg:x="12.17cm" svg:y="3.915cm" chart:style-name="ch2"/>
        <chart:plot-area chart:style-name="ch3" table:cell-range-address="ТРАССА.A2:ТРАССА.C91" svg:x="0.29cm" svg:y="0.177cm" svg:width="11.591cm" svg:height="8.341cm">
          <chart:axis chart:dimension="x" chart:name="primary-x" chart:style-name="ch4">
            <chart:grid chart:style-name="ch5" chart:class="major"/>
          </chart:axis>
          <chart:axis chart:dimension="y" chart:name="primary-y" chart:style-name="ch4">
            <chart:grid chart:style-name="ch5" chart:class="major"/>
          </chart:axis>
          <chart:series chart:style-name="ch6" chart:values-cell-range-address="ТРАССА.B2:ТРАССА.B91" chart:class="chart:scatter">
            <chart:domain table:cell-range-address="ТРАССА.A2:ТРАССА.A91"/>
            <chart:data-point chart:repeated="90"/>
          </chart:series>
          <chart:series chart:style-name="ch7" chart:values-cell-range-address="ТРАССА.C2:ТРАССА.C91" chart:class="chart:scatter">
            <chart:data-point chart:repeated="90"/>
          </chart:series>
          <chart:wall chart:style-name="ch8"/>
          <chart:floor chart:style-name="ch9"/>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Столбец A</text:p>
              </table:table-cell>
              <table:table-cell office:value-type="string">
                <text:p>Столбец B</text:p>
              </table:table-cell>
              <table:table-cell office:value-type="string">
                <text:p>Столбец C</text:p>
              </table:table-cell>
            </table:table-row>
          </table:table-header-rows>
          <table:table-rows>
            <table:table-row>
              <table:table-cell office:value-type="string">
                <text:p>1</text:p>
              </table:table-cell>
              <table:table-cell office:value-type="float" office:value="1">
                <text:p text:id="ТРАССА.A2:ТРАССА.A91">1</text:p>
              </table:table-cell>
              <table:table-cell office:value-type="float" office:value="15.2">
                <text:p text:id="ТРАССА.B2:ТРАССА.B91">15.2</text:p>
              </table:table-cell>
              <table:table-cell office:value-type="float" office:value="15.5">
                <text:p text:id="ТРАССА.C2:ТРАССА.C91">15.5</text:p>
              </table:table-cell>
            </table:table-row>
            <table:table-row>
              <table:table-cell office:value-type="string">
                <text:p>2</text:p>
              </table:table-cell>
              <table:table-cell office:value-type="float" office:value="2">
                <text:p>2</text:p>
              </table:table-cell>
              <table:table-cell office:value-type="float" office:value="30.4">
                <text:p>30.4</text:p>
              </table:table-cell>
              <table:table-cell office:value-type="float" office:value="31">
                <text:p>31</text:p>
              </table:table-cell>
            </table:table-row>
            <table:table-row>
              <table:table-cell office:value-type="string">
                <text:p>3</text:p>
              </table:table-cell>
              <table:table-cell office:value-type="float" office:value="3">
                <text:p>3</text:p>
              </table:table-cell>
              <table:table-cell office:value-type="float" office:value="45.6">
                <text:p>45.6</text:p>
              </table:table-cell>
              <table:table-cell office:value-type="float" office:value="46.5">
                <text:p>46.5</text:p>
              </table:table-cell>
            </table:table-row>
            <table:table-row>
              <table:table-cell office:value-type="string">
                <text:p>4</text:p>
              </table:table-cell>
              <table:table-cell office:value-type="float" office:value="4">
                <text:p>4</text:p>
              </table:table-cell>
              <table:table-cell office:value-type="float" office:value="60.8">
                <text:p>60.8</text:p>
              </table:table-cell>
              <table:table-cell office:value-type="float" office:value="62">
                <text:p>62</text:p>
              </table:table-cell>
            </table:table-row>
            <table:table-row>
              <table:table-cell office:value-type="string">
                <text:p>5</text:p>
              </table:table-cell>
              <table:table-cell office:value-type="float" office:value="5">
                <text:p>5</text:p>
              </table:table-cell>
              <table:table-cell office:value-type="float" office:value="76">
                <text:p>76</text:p>
              </table:table-cell>
              <table:table-cell office:value-type="float" office:value="77.5">
                <text:p>77.5</text:p>
              </table:table-cell>
            </table:table-row>
            <table:table-row>
              <table:table-cell office:value-type="string">
                <text:p>6</text:p>
              </table:table-cell>
              <table:table-cell office:value-type="float" office:value="6">
                <text:p>6</text:p>
              </table:table-cell>
              <table:table-cell office:value-type="float" office:value="91.2">
                <text:p>91.2</text:p>
              </table:table-cell>
              <table:table-cell office:value-type="float" office:value="93">
                <text:p>93</text:p>
              </table:table-cell>
            </table:table-row>
            <table:table-row>
              <table:table-cell office:value-type="string">
                <text:p>7</text:p>
              </table:table-cell>
              <table:table-cell office:value-type="float" office:value="7">
                <text:p>7</text:p>
              </table:table-cell>
              <table:table-cell office:value-type="float" office:value="106.4">
                <text:p>106.4</text:p>
              </table:table-cell>
              <table:table-cell office:value-type="float" office:value="108.5">
                <text:p>108.5</text:p>
              </table:table-cell>
            </table:table-row>
            <table:table-row>
              <table:table-cell office:value-type="string">
                <text:p>8</text:p>
              </table:table-cell>
              <table:table-cell office:value-type="float" office:value="8">
                <text:p>8</text:p>
              </table:table-cell>
              <table:table-cell office:value-type="float" office:value="121.6">
                <text:p>121.6</text:p>
              </table:table-cell>
              <table:table-cell office:value-type="float" office:value="124">
                <text:p>124</text:p>
              </table:table-cell>
            </table:table-row>
            <table:table-row>
              <table:table-cell office:value-type="string">
                <text:p>9</text:p>
              </table:table-cell>
              <table:table-cell office:value-type="float" office:value="9">
                <text:p>9</text:p>
              </table:table-cell>
              <table:table-cell office:value-type="float" office:value="136.8">
                <text:p>136.8</text:p>
              </table:table-cell>
              <table:table-cell office:value-type="float" office:value="139.5">
                <text:p>139.5</text:p>
              </table:table-cell>
            </table:table-row>
            <table:table-row>
              <table:table-cell office:value-type="string">
                <text:p>10</text:p>
              </table:table-cell>
              <table:table-cell office:value-type="float" office:value="10">
                <text:p>10</text:p>
              </table:table-cell>
              <table:table-cell office:value-type="float" office:value="152">
                <text:p>152</text:p>
              </table:table-cell>
              <table:table-cell office:value-type="float" office:value="155">
                <text:p>155</text:p>
              </table:table-cell>
            </table:table-row>
            <table:table-row>
              <table:table-cell office:value-type="string">
                <text:p>11</text:p>
              </table:table-cell>
              <table:table-cell office:value-type="float" office:value="11">
                <text:p>11</text:p>
              </table:table-cell>
              <table:table-cell office:value-type="float" office:value="167.2">
                <text:p>167.2</text:p>
              </table:table-cell>
              <table:table-cell office:value-type="float" office:value="170.5">
                <text:p>170.5</text:p>
              </table:table-cell>
            </table:table-row>
            <table:table-row>
              <table:table-cell office:value-type="string">
                <text:p>12</text:p>
              </table:table-cell>
              <table:table-cell office:value-type="float" office:value="12">
                <text:p>12</text:p>
              </table:table-cell>
              <table:table-cell office:value-type="float" office:value="182.4">
                <text:p>182.4</text:p>
              </table:table-cell>
              <table:table-cell office:value-type="float" office:value="186">
                <text:p>186</text:p>
              </table:table-cell>
            </table:table-row>
            <table:table-row>
              <table:table-cell office:value-type="string">
                <text:p>13</text:p>
              </table:table-cell>
              <table:table-cell office:value-type="float" office:value="13">
                <text:p>13</text:p>
              </table:table-cell>
              <table:table-cell office:value-type="float" office:value="197.6">
                <text:p>197.6</text:p>
              </table:table-cell>
              <table:table-cell office:value-type="float" office:value="201.5">
                <text:p>201.5</text:p>
              </table:table-cell>
            </table:table-row>
            <table:table-row>
              <table:table-cell office:value-type="string">
                <text:p>14</text:p>
              </table:table-cell>
              <table:table-cell office:value-type="float" office:value="14">
                <text:p>14</text:p>
              </table:table-cell>
              <table:table-cell office:value-type="float" office:value="212.8">
                <text:p>212.8</text:p>
              </table:table-cell>
              <table:table-cell office:value-type="float" office:value="217">
                <text:p>217</text:p>
              </table:table-cell>
            </table:table-row>
            <table:table-row>
              <table:table-cell office:value-type="string">
                <text:p>15</text:p>
              </table:table-cell>
              <table:table-cell office:value-type="float" office:value="15">
                <text:p>15</text:p>
              </table:table-cell>
              <table:table-cell office:value-type="float" office:value="228">
                <text:p>228</text:p>
              </table:table-cell>
              <table:table-cell office:value-type="float" office:value="232.5">
                <text:p>232.5</text:p>
              </table:table-cell>
            </table:table-row>
            <table:table-row>
              <table:table-cell office:value-type="string">
                <text:p>16</text:p>
              </table:table-cell>
              <table:table-cell office:value-type="float" office:value="16">
                <text:p>16</text:p>
              </table:table-cell>
              <table:table-cell office:value-type="float" office:value="243.2">
                <text:p>243.2</text:p>
              </table:table-cell>
              <table:table-cell office:value-type="float" office:value="248">
                <text:p>248</text:p>
              </table:table-cell>
            </table:table-row>
            <table:table-row>
              <table:table-cell office:value-type="string">
                <text:p>17</text:p>
              </table:table-cell>
              <table:table-cell office:value-type="float" office:value="17">
                <text:p>17</text:p>
              </table:table-cell>
              <table:table-cell office:value-type="float" office:value="258.4">
                <text:p>258.4</text:p>
              </table:table-cell>
              <table:table-cell office:value-type="float" office:value="263.5">
                <text:p>263.5</text:p>
              </table:table-cell>
            </table:table-row>
            <table:table-row>
              <table:table-cell office:value-type="string">
                <text:p>18</text:p>
              </table:table-cell>
              <table:table-cell office:value-type="float" office:value="18">
                <text:p>18</text:p>
              </table:table-cell>
              <table:table-cell office:value-type="float" office:value="273.6">
                <text:p>273.6</text:p>
              </table:table-cell>
              <table:table-cell office:value-type="float" office:value="279">
                <text:p>279</text:p>
              </table:table-cell>
            </table:table-row>
            <table:table-row>
              <table:table-cell office:value-type="string">
                <text:p>19</text:p>
              </table:table-cell>
              <table:table-cell office:value-type="float" office:value="19">
                <text:p>19</text:p>
              </table:table-cell>
              <table:table-cell office:value-type="float" office:value="288.8">
                <text:p>288.8</text:p>
              </table:table-cell>
              <table:table-cell office:value-type="float" office:value="294.5">
                <text:p>294.5</text:p>
              </table:table-cell>
            </table:table-row>
            <table:table-row>
              <table:table-cell office:value-type="string">
                <text:p>20</text:p>
              </table:table-cell>
              <table:table-cell office:value-type="float" office:value="20">
                <text:p>20</text:p>
              </table:table-cell>
              <table:table-cell office:value-type="float" office:value="304">
                <text:p>304</text:p>
              </table:table-cell>
              <table:table-cell office:value-type="float" office:value="310">
                <text:p>310</text:p>
              </table:table-cell>
            </table:table-row>
            <table:table-row>
              <table:table-cell office:value-type="string">
                <text:p>21</text:p>
              </table:table-cell>
              <table:table-cell office:value-type="float" office:value="21">
                <text:p>21</text:p>
              </table:table-cell>
              <table:table-cell office:value-type="float" office:value="319.2">
                <text:p>319.2</text:p>
              </table:table-cell>
              <table:table-cell office:value-type="float" office:value="325.5">
                <text:p>325.5</text:p>
              </table:table-cell>
            </table:table-row>
            <table:table-row>
              <table:table-cell office:value-type="string">
                <text:p>22</text:p>
              </table:table-cell>
              <table:table-cell office:value-type="float" office:value="22">
                <text:p>22</text:p>
              </table:table-cell>
              <table:table-cell office:value-type="float" office:value="334.4">
                <text:p>334.4</text:p>
              </table:table-cell>
              <table:table-cell office:value-type="float" office:value="341">
                <text:p>341</text:p>
              </table:table-cell>
            </table:table-row>
            <table:table-row>
              <table:table-cell office:value-type="string">
                <text:p>23</text:p>
              </table:table-cell>
              <table:table-cell office:value-type="float" office:value="23">
                <text:p>23</text:p>
              </table:table-cell>
              <table:table-cell office:value-type="float" office:value="349.6">
                <text:p>349.6</text:p>
              </table:table-cell>
              <table:table-cell office:value-type="float" office:value="356.5">
                <text:p>356.5</text:p>
              </table:table-cell>
            </table:table-row>
            <table:table-row>
              <table:table-cell office:value-type="string">
                <text:p>24</text:p>
              </table:table-cell>
              <table:table-cell office:value-type="float" office:value="24">
                <text:p>24</text:p>
              </table:table-cell>
              <table:table-cell office:value-type="float" office:value="364.8">
                <text:p>364.8</text:p>
              </table:table-cell>
              <table:table-cell office:value-type="float" office:value="372">
                <text:p>372</text:p>
              </table:table-cell>
            </table:table-row>
            <table:table-row>
              <table:table-cell office:value-type="string">
                <text:p>25</text:p>
              </table:table-cell>
              <table:table-cell office:value-type="float" office:value="25">
                <text:p>25</text:p>
              </table:table-cell>
              <table:table-cell office:value-type="float" office:value="380">
                <text:p>380</text:p>
              </table:table-cell>
              <table:table-cell office:value-type="float" office:value="387.5">
                <text:p>387.5</text:p>
              </table:table-cell>
            </table:table-row>
            <table:table-row>
              <table:table-cell office:value-type="string">
                <text:p>26</text:p>
              </table:table-cell>
              <table:table-cell office:value-type="float" office:value="26">
                <text:p>26</text:p>
              </table:table-cell>
              <table:table-cell office:value-type="float" office:value="395.2">
                <text:p>395.2</text:p>
              </table:table-cell>
              <table:table-cell office:value-type="float" office:value="403">
                <text:p>403</text:p>
              </table:table-cell>
            </table:table-row>
            <table:table-row>
              <table:table-cell office:value-type="string">
                <text:p>27</text:p>
              </table:table-cell>
              <table:table-cell office:value-type="float" office:value="27">
                <text:p>27</text:p>
              </table:table-cell>
              <table:table-cell office:value-type="float" office:value="410.4">
                <text:p>410.4</text:p>
              </table:table-cell>
              <table:table-cell office:value-type="float" office:value="418.5">
                <text:p>418.5</text:p>
              </table:table-cell>
            </table:table-row>
            <table:table-row>
              <table:table-cell office:value-type="string">
                <text:p>28</text:p>
              </table:table-cell>
              <table:table-cell office:value-type="float" office:value="28">
                <text:p>28</text:p>
              </table:table-cell>
              <table:table-cell office:value-type="float" office:value="425.6">
                <text:p>425.6</text:p>
              </table:table-cell>
              <table:table-cell office:value-type="float" office:value="434">
                <text:p>434</text:p>
              </table:table-cell>
            </table:table-row>
            <table:table-row>
              <table:table-cell office:value-type="string">
                <text:p>29</text:p>
              </table:table-cell>
              <table:table-cell office:value-type="float" office:value="29">
                <text:p>29</text:p>
              </table:table-cell>
              <table:table-cell office:value-type="float" office:value="440.8">
                <text:p>440.8</text:p>
              </table:table-cell>
              <table:table-cell office:value-type="float" office:value="449.5">
                <text:p>449.5</text:p>
              </table:table-cell>
            </table:table-row>
            <table:table-row>
              <table:table-cell office:value-type="string">
                <text:p>30</text:p>
              </table:table-cell>
              <table:table-cell office:value-type="float" office:value="30">
                <text:p>30</text:p>
              </table:table-cell>
              <table:table-cell office:value-type="float" office:value="456">
                <text:p>456</text:p>
              </table:table-cell>
              <table:table-cell office:value-type="float" office:value="465">
                <text:p>465</text:p>
              </table:table-cell>
            </table:table-row>
            <table:table-row>
              <table:table-cell office:value-type="string">
                <text:p>31</text:p>
              </table:table-cell>
              <table:table-cell office:value-type="float" office:value="31">
                <text:p>31</text:p>
              </table:table-cell>
              <table:table-cell office:value-type="float" office:value="471.2">
                <text:p>471.2</text:p>
              </table:table-cell>
              <table:table-cell office:value-type="float" office:value="480.5">
                <text:p>480.5</text:p>
              </table:table-cell>
            </table:table-row>
            <table:table-row>
              <table:table-cell office:value-type="string">
                <text:p>32</text:p>
              </table:table-cell>
              <table:table-cell office:value-type="float" office:value="32">
                <text:p>32</text:p>
              </table:table-cell>
              <table:table-cell office:value-type="float" office:value="486.4">
                <text:p>486.4</text:p>
              </table:table-cell>
              <table:table-cell office:value-type="float" office:value="496">
                <text:p>496</text:p>
              </table:table-cell>
            </table:table-row>
            <table:table-row>
              <table:table-cell office:value-type="string">
                <text:p>33</text:p>
              </table:table-cell>
              <table:table-cell office:value-type="float" office:value="33">
                <text:p>33</text:p>
              </table:table-cell>
              <table:table-cell office:value-type="float" office:value="501.6">
                <text:p>501.6</text:p>
              </table:table-cell>
              <table:table-cell office:value-type="float" office:value="511.5">
                <text:p>511.5</text:p>
              </table:table-cell>
            </table:table-row>
            <table:table-row>
              <table:table-cell office:value-type="string">
                <text:p>34</text:p>
              </table:table-cell>
              <table:table-cell office:value-type="float" office:value="34">
                <text:p>34</text:p>
              </table:table-cell>
              <table:table-cell office:value-type="float" office:value="516.8">
                <text:p>516.8</text:p>
              </table:table-cell>
              <table:table-cell office:value-type="float" office:value="527">
                <text:p>527</text:p>
              </table:table-cell>
            </table:table-row>
            <table:table-row>
              <table:table-cell office:value-type="string">
                <text:p>35</text:p>
              </table:table-cell>
              <table:table-cell office:value-type="float" office:value="35">
                <text:p>35</text:p>
              </table:table-cell>
              <table:table-cell office:value-type="float" office:value="532">
                <text:p>532</text:p>
              </table:table-cell>
              <table:table-cell office:value-type="float" office:value="542.5">
                <text:p>542.5</text:p>
              </table:table-cell>
            </table:table-row>
            <table:table-row>
              <table:table-cell office:value-type="string">
                <text:p>36</text:p>
              </table:table-cell>
              <table:table-cell office:value-type="float" office:value="36">
                <text:p>36</text:p>
              </table:table-cell>
              <table:table-cell office:value-type="float" office:value="547.2">
                <text:p>547.2</text:p>
              </table:table-cell>
              <table:table-cell office:value-type="float" office:value="558">
                <text:p>558</text:p>
              </table:table-cell>
            </table:table-row>
            <table:table-row>
              <table:table-cell office:value-type="string">
                <text:p>37</text:p>
              </table:table-cell>
              <table:table-cell office:value-type="float" office:value="37">
                <text:p>37</text:p>
              </table:table-cell>
              <table:table-cell office:value-type="float" office:value="562.4">
                <text:p>562.4</text:p>
              </table:table-cell>
              <table:table-cell office:value-type="float" office:value="573.5">
                <text:p>573.5</text:p>
              </table:table-cell>
            </table:table-row>
            <table:table-row>
              <table:table-cell office:value-type="string">
                <text:p>38</text:p>
              </table:table-cell>
              <table:table-cell office:value-type="float" office:value="38">
                <text:p>38</text:p>
              </table:table-cell>
              <table:table-cell office:value-type="float" office:value="577.6">
                <text:p>577.6</text:p>
              </table:table-cell>
              <table:table-cell office:value-type="float" office:value="589">
                <text:p>589</text:p>
              </table:table-cell>
            </table:table-row>
            <table:table-row>
              <table:table-cell office:value-type="string">
                <text:p>39</text:p>
              </table:table-cell>
              <table:table-cell office:value-type="float" office:value="39">
                <text:p>39</text:p>
              </table:table-cell>
              <table:table-cell office:value-type="float" office:value="592.8">
                <text:p>592.8</text:p>
              </table:table-cell>
              <table:table-cell office:value-type="float" office:value="604.5">
                <text:p>604.5</text:p>
              </table:table-cell>
            </table:table-row>
            <table:table-row>
              <table:table-cell office:value-type="string">
                <text:p>40</text:p>
              </table:table-cell>
              <table:table-cell office:value-type="float" office:value="40">
                <text:p>40</text:p>
              </table:table-cell>
              <table:table-cell office:value-type="float" office:value="608">
                <text:p>608</text:p>
              </table:table-cell>
              <table:table-cell office:value-type="float" office:value="620">
                <text:p>620</text:p>
              </table:table-cell>
            </table:table-row>
            <table:table-row>
              <table:table-cell office:value-type="string">
                <text:p>41</text:p>
              </table:table-cell>
              <table:table-cell office:value-type="float" office:value="41">
                <text:p>41</text:p>
              </table:table-cell>
              <table:table-cell office:value-type="float" office:value="623.2">
                <text:p>623.2</text:p>
              </table:table-cell>
              <table:table-cell office:value-type="float" office:value="635.5">
                <text:p>635.5</text:p>
              </table:table-cell>
            </table:table-row>
            <table:table-row>
              <table:table-cell office:value-type="string">
                <text:p>42</text:p>
              </table:table-cell>
              <table:table-cell office:value-type="float" office:value="42">
                <text:p>42</text:p>
              </table:table-cell>
              <table:table-cell office:value-type="float" office:value="638.4">
                <text:p>638.4</text:p>
              </table:table-cell>
              <table:table-cell office:value-type="float" office:value="651">
                <text:p>651</text:p>
              </table:table-cell>
            </table:table-row>
            <table:table-row>
              <table:table-cell office:value-type="string">
                <text:p>43</text:p>
              </table:table-cell>
              <table:table-cell office:value-type="float" office:value="43">
                <text:p>43</text:p>
              </table:table-cell>
              <table:table-cell office:value-type="float" office:value="653.6">
                <text:p>653.6</text:p>
              </table:table-cell>
              <table:table-cell office:value-type="float" office:value="666.5">
                <text:p>666.5</text:p>
              </table:table-cell>
            </table:table-row>
            <table:table-row>
              <table:table-cell office:value-type="string">
                <text:p>44</text:p>
              </table:table-cell>
              <table:table-cell office:value-type="float" office:value="44">
                <text:p>44</text:p>
              </table:table-cell>
              <table:table-cell office:value-type="float" office:value="668.8">
                <text:p>668.8</text:p>
              </table:table-cell>
              <table:table-cell office:value-type="float" office:value="682">
                <text:p>682</text:p>
              </table:table-cell>
            </table:table-row>
            <table:table-row>
              <table:table-cell office:value-type="string">
                <text:p>45</text:p>
              </table:table-cell>
              <table:table-cell office:value-type="float" office:value="45">
                <text:p>45</text:p>
              </table:table-cell>
              <table:table-cell office:value-type="float" office:value="684">
                <text:p>684</text:p>
              </table:table-cell>
              <table:table-cell office:value-type="float" office:value="697.5">
                <text:p>697.5</text:p>
              </table:table-cell>
            </table:table-row>
            <table:table-row>
              <table:table-cell office:value-type="string">
                <text:p>46</text:p>
              </table:table-cell>
              <table:table-cell office:value-type="float" office:value="46">
                <text:p>46</text:p>
              </table:table-cell>
              <table:table-cell office:value-type="float" office:value="699.2">
                <text:p>699.2</text:p>
              </table:table-cell>
              <table:table-cell office:value-type="float" office:value="713">
                <text:p>713</text:p>
              </table:table-cell>
            </table:table-row>
            <table:table-row>
              <table:table-cell office:value-type="string">
                <text:p>47</text:p>
              </table:table-cell>
              <table:table-cell office:value-type="float" office:value="47">
                <text:p>47</text:p>
              </table:table-cell>
              <table:table-cell office:value-type="float" office:value="714.4">
                <text:p>714.4</text:p>
              </table:table-cell>
              <table:table-cell office:value-type="float" office:value="728.5">
                <text:p>728.5</text:p>
              </table:table-cell>
            </table:table-row>
            <table:table-row>
              <table:table-cell office:value-type="string">
                <text:p>48</text:p>
              </table:table-cell>
              <table:table-cell office:value-type="float" office:value="48">
                <text:p>48</text:p>
              </table:table-cell>
              <table:table-cell office:value-type="float" office:value="729.6">
                <text:p>729.6</text:p>
              </table:table-cell>
              <table:table-cell office:value-type="float" office:value="744">
                <text:p>744</text:p>
              </table:table-cell>
            </table:table-row>
            <table:table-row>
              <table:table-cell office:value-type="string">
                <text:p>49</text:p>
              </table:table-cell>
              <table:table-cell office:value-type="float" office:value="49">
                <text:p>49</text:p>
              </table:table-cell>
              <table:table-cell office:value-type="float" office:value="744.8">
                <text:p>744.8</text:p>
              </table:table-cell>
              <table:table-cell office:value-type="float" office:value="759.5">
                <text:p>759.5</text:p>
              </table:table-cell>
            </table:table-row>
            <table:table-row>
              <table:table-cell office:value-type="string">
                <text:p>50</text:p>
              </table:table-cell>
              <table:table-cell office:value-type="float" office:value="50">
                <text:p>50</text:p>
              </table:table-cell>
              <table:table-cell office:value-type="float" office:value="760">
                <text:p>760</text:p>
              </table:table-cell>
              <table:table-cell office:value-type="float" office:value="775">
                <text:p>775</text:p>
              </table:table-cell>
            </table:table-row>
            <table:table-row>
              <table:table-cell office:value-type="string">
                <text:p>51</text:p>
              </table:table-cell>
              <table:table-cell office:value-type="float" office:value="51">
                <text:p>51</text:p>
              </table:table-cell>
              <table:table-cell office:value-type="float" office:value="775.2">
                <text:p>775.2</text:p>
              </table:table-cell>
              <table:table-cell office:value-type="float" office:value="790.5">
                <text:p>790.5</text:p>
              </table:table-cell>
            </table:table-row>
            <table:table-row>
              <table:table-cell office:value-type="string">
                <text:p>52</text:p>
              </table:table-cell>
              <table:table-cell office:value-type="float" office:value="52">
                <text:p>52</text:p>
              </table:table-cell>
              <table:table-cell office:value-type="float" office:value="790.4">
                <text:p>790.4</text:p>
              </table:table-cell>
              <table:table-cell office:value-type="float" office:value="806">
                <text:p>806</text:p>
              </table:table-cell>
            </table:table-row>
            <table:table-row>
              <table:table-cell office:value-type="string">
                <text:p>53</text:p>
              </table:table-cell>
              <table:table-cell office:value-type="float" office:value="53">
                <text:p>53</text:p>
              </table:table-cell>
              <table:table-cell office:value-type="float" office:value="805.6">
                <text:p>805.6</text:p>
              </table:table-cell>
              <table:table-cell office:value-type="float" office:value="821.5">
                <text:p>821.5</text:p>
              </table:table-cell>
            </table:table-row>
            <table:table-row>
              <table:table-cell office:value-type="string">
                <text:p>54</text:p>
              </table:table-cell>
              <table:table-cell office:value-type="float" office:value="54">
                <text:p>54</text:p>
              </table:table-cell>
              <table:table-cell office:value-type="float" office:value="820.8">
                <text:p>820.8</text:p>
              </table:table-cell>
              <table:table-cell office:value-type="float" office:value="837">
                <text:p>837</text:p>
              </table:table-cell>
            </table:table-row>
            <table:table-row>
              <table:table-cell office:value-type="string">
                <text:p>55</text:p>
              </table:table-cell>
              <table:table-cell office:value-type="float" office:value="55">
                <text:p>55</text:p>
              </table:table-cell>
              <table:table-cell office:value-type="float" office:value="11">
                <text:p>11</text:p>
              </table:table-cell>
              <table:table-cell office:value-type="float" office:value="27.5">
                <text:p>27.5</text:p>
              </table:table-cell>
            </table:table-row>
            <table:table-row>
              <table:table-cell office:value-type="string">
                <text:p>56</text:p>
              </table:table-cell>
              <table:table-cell office:value-type="float" office:value="56">
                <text:p>56</text:p>
              </table:table-cell>
              <table:table-cell office:value-type="float" office:value="11.2">
                <text:p>11.2</text:p>
              </table:table-cell>
              <table:table-cell office:value-type="float" office:value="28">
                <text:p>28</text:p>
              </table:table-cell>
            </table:table-row>
            <table:table-row>
              <table:table-cell office:value-type="string">
                <text:p>57</text:p>
              </table:table-cell>
              <table:table-cell office:value-type="float" office:value="57">
                <text:p>57</text:p>
              </table:table-cell>
              <table:table-cell office:value-type="float" office:value="11.4">
                <text:p>11.4</text:p>
              </table:table-cell>
              <table:table-cell office:value-type="float" office:value="28.5">
                <text:p>28.5</text:p>
              </table:table-cell>
            </table:table-row>
            <table:table-row>
              <table:table-cell office:value-type="string">
                <text:p>58</text:p>
              </table:table-cell>
              <table:table-cell office:value-type="float" office:value="58">
                <text:p>58</text:p>
              </table:table-cell>
              <table:table-cell office:value-type="float" office:value="11.6">
                <text:p>11.6</text:p>
              </table:table-cell>
              <table:table-cell office:value-type="float" office:value="29">
                <text:p>29</text:p>
              </table:table-cell>
            </table:table-row>
            <table:table-row>
              <table:table-cell office:value-type="string">
                <text:p>59</text:p>
              </table:table-cell>
              <table:table-cell office:value-type="float" office:value="59">
                <text:p>59</text:p>
              </table:table-cell>
              <table:table-cell office:value-type="float" office:value="11.8">
                <text:p>11.8</text:p>
              </table:table-cell>
              <table:table-cell office:value-type="float" office:value="29.5">
                <text:p>29.5</text:p>
              </table:table-cell>
            </table:table-row>
            <table:table-row>
              <table:table-cell office:value-type="string">
                <text:p>60</text:p>
              </table:table-cell>
              <table:table-cell office:value-type="float" office:value="60">
                <text:p>60</text:p>
              </table:table-cell>
              <table:table-cell office:value-type="float" office:value="12">
                <text:p>12</text:p>
              </table:table-cell>
              <table:table-cell office:value-type="float" office:value="30">
                <text:p>30</text:p>
              </table:table-cell>
            </table:table-row>
            <table:table-row>
              <table:table-cell office:value-type="string">
                <text:p>61</text:p>
              </table:table-cell>
              <table:table-cell office:value-type="float" office:value="61">
                <text:p>61</text:p>
              </table:table-cell>
              <table:table-cell office:value-type="float" office:value="12.2">
                <text:p>12.2</text:p>
              </table:table-cell>
              <table:table-cell office:value-type="float" office:value="30.5">
                <text:p>30.5</text:p>
              </table:table-cell>
            </table:table-row>
            <table:table-row>
              <table:table-cell office:value-type="string">
                <text:p>62</text:p>
              </table:table-cell>
              <table:table-cell office:value-type="float" office:value="62">
                <text:p>62</text:p>
              </table:table-cell>
              <table:table-cell office:value-type="float" office:value="12.4">
                <text:p>12.4</text:p>
              </table:table-cell>
              <table:table-cell office:value-type="float" office:value="31">
                <text:p>31</text:p>
              </table:table-cell>
            </table:table-row>
            <table:table-row>
              <table:table-cell office:value-type="string">
                <text:p>63</text:p>
              </table:table-cell>
              <table:table-cell office:value-type="float" office:value="63">
                <text:p>63</text:p>
              </table:table-cell>
              <table:table-cell office:value-type="float" office:value="12.6">
                <text:p>12.6</text:p>
              </table:table-cell>
              <table:table-cell office:value-type="float" office:value="31.5">
                <text:p>31.5</text:p>
              </table:table-cell>
            </table:table-row>
            <table:table-row>
              <table:table-cell office:value-type="string">
                <text:p>64</text:p>
              </table:table-cell>
              <table:table-cell office:value-type="float" office:value="64">
                <text:p>64</text:p>
              </table:table-cell>
              <table:table-cell office:value-type="float" office:value="12.8">
                <text:p>12.8</text:p>
              </table:table-cell>
              <table:table-cell office:value-type="float" office:value="32">
                <text:p>32</text:p>
              </table:table-cell>
            </table:table-row>
            <table:table-row>
              <table:table-cell office:value-type="string">
                <text:p>65</text:p>
              </table:table-cell>
              <table:table-cell office:value-type="float" office:value="65">
                <text:p>65</text:p>
              </table:table-cell>
              <table:table-cell office:value-type="float" office:value="13">
                <text:p>13</text:p>
              </table:table-cell>
              <table:table-cell office:value-type="float" office:value="32.5">
                <text:p>32.5</text:p>
              </table:table-cell>
            </table:table-row>
            <table:table-row>
              <table:table-cell office:value-type="string">
                <text:p>66</text:p>
              </table:table-cell>
              <table:table-cell office:value-type="float" office:value="66">
                <text:p>66</text:p>
              </table:table-cell>
              <table:table-cell office:value-type="float" office:value="13.2">
                <text:p>13.2</text:p>
              </table:table-cell>
              <table:table-cell office:value-type="float" office:value="33">
                <text:p>33</text:p>
              </table:table-cell>
            </table:table-row>
            <table:table-row>
              <table:table-cell office:value-type="string">
                <text:p>67</text:p>
              </table:table-cell>
              <table:table-cell office:value-type="float" office:value="67">
                <text:p>67</text:p>
              </table:table-cell>
              <table:table-cell office:value-type="float" office:value="13.4">
                <text:p>13.4</text:p>
              </table:table-cell>
              <table:table-cell office:value-type="float" office:value="33.5">
                <text:p>33.5</text:p>
              </table:table-cell>
            </table:table-row>
            <table:table-row>
              <table:table-cell office:value-type="string">
                <text:p>68</text:p>
              </table:table-cell>
              <table:table-cell office:value-type="float" office:value="68">
                <text:p>68</text:p>
              </table:table-cell>
              <table:table-cell office:value-type="float" office:value="13.6">
                <text:p>13.6</text:p>
              </table:table-cell>
              <table:table-cell office:value-type="float" office:value="34">
                <text:p>34</text:p>
              </table:table-cell>
            </table:table-row>
            <table:table-row>
              <table:table-cell office:value-type="string">
                <text:p>69</text:p>
              </table:table-cell>
              <table:table-cell office:value-type="float" office:value="69">
                <text:p>69</text:p>
              </table:table-cell>
              <table:table-cell office:value-type="float" office:value="13.8">
                <text:p>13.8</text:p>
              </table:table-cell>
              <table:table-cell office:value-type="float" office:value="34.5">
                <text:p>34.5</text:p>
              </table:table-cell>
            </table:table-row>
            <table:table-row>
              <table:table-cell office:value-type="string">
                <text:p>70</text:p>
              </table:table-cell>
              <table:table-cell office:value-type="float" office:value="70">
                <text:p>70</text:p>
              </table:table-cell>
              <table:table-cell office:value-type="float" office:value="14">
                <text:p>14</text:p>
              </table:table-cell>
              <table:table-cell office:value-type="float" office:value="35">
                <text:p>35</text:p>
              </table:table-cell>
            </table:table-row>
            <table:table-row>
              <table:table-cell office:value-type="string">
                <text:p>71</text:p>
              </table:table-cell>
              <table:table-cell office:value-type="float" office:value="71">
                <text:p>71</text:p>
              </table:table-cell>
              <table:table-cell office:value-type="float" office:value="14.2">
                <text:p>14.2</text:p>
              </table:table-cell>
              <table:table-cell office:value-type="float" office:value="35.5">
                <text:p>35.5</text:p>
              </table:table-cell>
            </table:table-row>
            <table:table-row>
              <table:table-cell office:value-type="string">
                <text:p>72</text:p>
              </table:table-cell>
              <table:table-cell office:value-type="float" office:value="72">
                <text:p>72</text:p>
              </table:table-cell>
              <table:table-cell office:value-type="float" office:value="14.4">
                <text:p>14.4</text:p>
              </table:table-cell>
              <table:table-cell office:value-type="float" office:value="36">
                <text:p>36</text:p>
              </table:table-cell>
            </table:table-row>
            <table:table-row>
              <table:table-cell office:value-type="string">
                <text:p>73</text:p>
              </table:table-cell>
              <table:table-cell office:value-type="float" office:value="73">
                <text:p>73</text:p>
              </table:table-cell>
              <table:table-cell office:value-type="float" office:value="14.6">
                <text:p>14.6</text:p>
              </table:table-cell>
              <table:table-cell office:value-type="float" office:value="36.5">
                <text:p>36.5</text:p>
              </table:table-cell>
            </table:table-row>
            <table:table-row>
              <table:table-cell office:value-type="string">
                <text:p>74</text:p>
              </table:table-cell>
              <table:table-cell office:value-type="float" office:value="74">
                <text:p>74</text:p>
              </table:table-cell>
              <table:table-cell office:value-type="float" office:value="14.8">
                <text:p>14.8</text:p>
              </table:table-cell>
              <table:table-cell office:value-type="float" office:value="37">
                <text:p>37</text:p>
              </table:table-cell>
            </table:table-row>
            <table:table-row>
              <table:table-cell office:value-type="string">
                <text:p>75</text:p>
              </table:table-cell>
              <table:table-cell office:value-type="float" office:value="75">
                <text:p>75</text:p>
              </table:table-cell>
              <table:table-cell office:value-type="float" office:value="15">
                <text:p>15</text:p>
              </table:table-cell>
              <table:table-cell office:value-type="float" office:value="37.5">
                <text:p>37.5</text:p>
              </table:table-cell>
            </table:table-row>
            <table:table-row>
              <table:table-cell office:value-type="string">
                <text:p>76</text:p>
              </table:table-cell>
              <table:table-cell office:value-type="float" office:value="76">
                <text:p>76</text:p>
              </table:table-cell>
              <table:table-cell office:value-type="float" office:value="15.2">
                <text:p>15.2</text:p>
              </table:table-cell>
              <table:table-cell office:value-type="float" office:value="38">
                <text:p>38</text:p>
              </table:table-cell>
            </table:table-row>
            <table:table-row>
              <table:table-cell office:value-type="string">
                <text:p>77</text:p>
              </table:table-cell>
              <table:table-cell office:value-type="float" office:value="77">
                <text:p>77</text:p>
              </table:table-cell>
              <table:table-cell office:value-type="float" office:value="15.4">
                <text:p>15.4</text:p>
              </table:table-cell>
              <table:table-cell office:value-type="float" office:value="38.5">
                <text:p>38.5</text:p>
              </table:table-cell>
            </table:table-row>
            <table:table-row>
              <table:table-cell office:value-type="string">
                <text:p>78</text:p>
              </table:table-cell>
              <table:table-cell office:value-type="float" office:value="78">
                <text:p>78</text:p>
              </table:table-cell>
              <table:table-cell office:value-type="float" office:value="15.6">
                <text:p>15.6</text:p>
              </table:table-cell>
              <table:table-cell office:value-type="float" office:value="39">
                <text:p>39</text:p>
              </table:table-cell>
            </table:table-row>
            <table:table-row>
              <table:table-cell office:value-type="string">
                <text:p>79</text:p>
              </table:table-cell>
              <table:table-cell office:value-type="float" office:value="79">
                <text:p>79</text:p>
              </table:table-cell>
              <table:table-cell office:value-type="float" office:value="15.8">
                <text:p>15.8</text:p>
              </table:table-cell>
              <table:table-cell office:value-type="float" office:value="39.5">
                <text:p>39.5</text:p>
              </table:table-cell>
            </table:table-row>
            <table:table-row>
              <table:table-cell office:value-type="string">
                <text:p>80</text:p>
              </table:table-cell>
              <table:table-cell office:value-type="float" office:value="80">
                <text:p>80</text:p>
              </table:table-cell>
              <table:table-cell office:value-type="float" office:value="16">
                <text:p>16</text:p>
              </table:table-cell>
              <table:table-cell office:value-type="float" office:value="40">
                <text:p>40</text:p>
              </table:table-cell>
            </table:table-row>
            <table:table-row>
              <table:table-cell office:value-type="string">
                <text:p>81</text:p>
              </table:table-cell>
              <table:table-cell office:value-type="float" office:value="81">
                <text:p>81</text:p>
              </table:table-cell>
              <table:table-cell office:value-type="float" office:value="16.2">
                <text:p>16.2</text:p>
              </table:table-cell>
              <table:table-cell office:value-type="float" office:value="40.5">
                <text:p>40.5</text:p>
              </table:table-cell>
            </table:table-row>
            <table:table-row>
              <table:table-cell office:value-type="string">
                <text:p>82</text:p>
              </table:table-cell>
              <table:table-cell office:value-type="float" office:value="82">
                <text:p>82</text:p>
              </table:table-cell>
              <table:table-cell office:value-type="float" office:value="16.4">
                <text:p>16.4</text:p>
              </table:table-cell>
              <table:table-cell office:value-type="float" office:value="41">
                <text:p>41</text:p>
              </table:table-cell>
            </table:table-row>
            <table:table-row>
              <table:table-cell office:value-type="string">
                <text:p>83</text:p>
              </table:table-cell>
              <table:table-cell office:value-type="float" office:value="83">
                <text:p>83</text:p>
              </table:table-cell>
              <table:table-cell office:value-type="float" office:value="16.6">
                <text:p>16.6</text:p>
              </table:table-cell>
              <table:table-cell office:value-type="float" office:value="41.5">
                <text:p>41.5</text:p>
              </table:table-cell>
            </table:table-row>
            <table:table-row>
              <table:table-cell office:value-type="string">
                <text:p>84</text:p>
              </table:table-cell>
              <table:table-cell office:value-type="float" office:value="84">
                <text:p>84</text:p>
              </table:table-cell>
              <table:table-cell office:value-type="float" office:value="16.8">
                <text:p>16.8</text:p>
              </table:table-cell>
              <table:table-cell office:value-type="float" office:value="42">
                <text:p>42</text:p>
              </table:table-cell>
            </table:table-row>
            <table:table-row>
              <table:table-cell office:value-type="string">
                <text:p>85</text:p>
              </table:table-cell>
              <table:table-cell office:value-type="float" office:value="85">
                <text:p>85</text:p>
              </table:table-cell>
              <table:table-cell office:value-type="float" office:value="17">
                <text:p>17</text:p>
              </table:table-cell>
              <table:table-cell office:value-type="float" office:value="42.5">
                <text:p>42.5</text:p>
              </table:table-cell>
            </table:table-row>
            <table:table-row>
              <table:table-cell office:value-type="string">
                <text:p>86</text:p>
              </table:table-cell>
              <table:table-cell office:value-type="float" office:value="86">
                <text:p>86</text:p>
              </table:table-cell>
              <table:table-cell office:value-type="float" office:value="17.2">
                <text:p>17.2</text:p>
              </table:table-cell>
              <table:table-cell office:value-type="float" office:value="43">
                <text:p>43</text:p>
              </table:table-cell>
            </table:table-row>
            <table:table-row>
              <table:table-cell office:value-type="string">
                <text:p>87</text:p>
              </table:table-cell>
              <table:table-cell office:value-type="float" office:value="87">
                <text:p>87</text:p>
              </table:table-cell>
              <table:table-cell office:value-type="float" office:value="17.4">
                <text:p>17.4</text:p>
              </table:table-cell>
              <table:table-cell office:value-type="float" office:value="43.5">
                <text:p>43.5</text:p>
              </table:table-cell>
            </table:table-row>
            <table:table-row>
              <table:table-cell office:value-type="string">
                <text:p>88</text:p>
              </table:table-cell>
              <table:table-cell office:value-type="float" office:value="88">
                <text:p>88</text:p>
              </table:table-cell>
              <table:table-cell office:value-type="float" office:value="17.6">
                <text:p>17.6</text:p>
              </table:table-cell>
              <table:table-cell office:value-type="float" office:value="44">
                <text:p>44</text:p>
              </table:table-cell>
            </table:table-row>
            <table:table-row>
              <table:table-cell office:value-type="string">
                <text:p>89</text:p>
              </table:table-cell>
              <table:table-cell office:value-type="float" office:value="89">
                <text:p>89</text:p>
              </table:table-cell>
              <table:table-cell office:value-type="float" office:value="17.8">
                <text:p>17.8</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18">
                <text:p>18</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styles/>
</office:document-styles>
</file>